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3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0" table:style-name="ta1">
        <table:shapes>
          <draw:frame draw:z-index="0" draw:style-name="gr1" draw:text-style-name="P1" svg:width="6.2984in" svg:height="3.5453in" svg:x="4.674in" svg:y="0.8933in">
            <draw:object draw:notify-on-update-of-ranges="'70'.A2:'70'.A596 '70'.D2:'70'.D2 '70'.C2:'70'.C5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ln(V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324" calcext:value-type="float">
            <text:p>13.5324</text:p>
          </table:table-cell>
          <table:table-cell table:formula="of:=LN([.B2]*1000)" office:value-type="float" office:value="9.51284208902624" calcext:value-type="float">
            <text:p>9.51284208902624</text:p>
          </table:table-cell>
          <table:table-cell office:value-type="string" calcext:value-type="string">
            <text:p>70 торр</text:p>
          </table:table-cell>
          <table:table-cell/>
          <table:table-cell office:value-type="string" calcext:value-type="string">
            <text:p>f(x) = -0.001173 x + 9.5018</text:p>
          </table:table-cell>
          <table:table-cell table:number-columns-repeated="2"/>
          <table:table-cell office:value-type="float" office:value="0.0001173" calcext:value-type="float">
            <text:p>0.000117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3.5158" calcext:value-type="float">
            <text:p>13.5158</text:p>
          </table:table-cell>
          <table:table-cell table:formula="of:=LN([.B3]*1000)" office:value-type="float" office:value="9.5116146504474" calcext:value-type="float">
            <text:p>9.5116146504474</text:p>
          </table:table-cell>
          <table:table-cell table:number-columns-repeated="6"/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13.5002" calcext:value-type="float">
            <text:p>13.5002</text:p>
          </table:table-cell>
          <table:table-cell table:formula="of:=LN([.B4]*1000)" office:value-type="float" office:value="9.5104597791316" calcext:value-type="float">
            <text:p>9.5104597791316</text:p>
          </table:table-cell>
          <table:table-cell table:number-columns-repeated="6"/>
        </table:table-row>
        <table:table-row table:style-name="ro1">
          <table:table-cell office:value-type="float" office:value="2.962" calcext:value-type="float">
            <text:p>2.962</text:p>
          </table:table-cell>
          <table:table-cell office:value-type="float" office:value="13.483" calcext:value-type="float">
            <text:p>13.483</text:p>
          </table:table-cell>
          <table:table-cell table:formula="of:=LN([.B5]*1000)" office:value-type="float" office:value="9.50918491163407" calcext:value-type="float">
            <text:p>9.50918491163407</text:p>
          </table:table-cell>
          <table:table-cell table:number-columns-repeated="6"/>
        </table:table-row>
        <table:table-row table:style-name="ro1">
          <table:table-cell office:value-type="float" office:value="3.961" calcext:value-type="float">
            <text:p>3.961</text:p>
          </table:table-cell>
          <table:table-cell office:value-type="float" office:value="13.4655" calcext:value-type="float">
            <text:p>13.4655</text:p>
          </table:table-cell>
          <table:table-cell table:formula="of:=LN([.B6]*1000)" office:value-type="float" office:value="9.50788613786485" calcext:value-type="float">
            <text:p>9.50788613786485</text:p>
          </table:table-cell>
          <table:table-cell table:number-columns-repeated="6"/>
        </table:table-row>
        <table:table-row table:style-name="ro1">
          <table:table-cell office:value-type="float" office:value="4.962" calcext:value-type="float">
            <text:p>4.962</text:p>
          </table:table-cell>
          <table:table-cell office:value-type="float" office:value="13.4487" calcext:value-type="float">
            <text:p>13.4487</text:p>
          </table:table-cell>
          <table:table-cell table:formula="of:=LN([.B7]*1000)" office:value-type="float" office:value="9.50663772608357" calcext:value-type="float">
            <text:p>9.50663772608357</text:p>
          </table:table-cell>
          <table:table-cell table:number-columns-repeated="6"/>
        </table:table-row>
        <table:table-row table:style-name="ro1">
          <table:table-cell office:value-type="float" office:value="5.962" calcext:value-type="float">
            <text:p>5.962</text:p>
          </table:table-cell>
          <table:table-cell office:value-type="float" office:value="13.4322" calcext:value-type="float">
            <text:p>13.4322</text:p>
          </table:table-cell>
          <table:table-cell table:formula="of:=LN([.B8]*1000)" office:value-type="float" office:value="9.50541008846189" calcext:value-type="float">
            <text:p>9.50541008846189</text:p>
          </table:table-cell>
          <table:table-cell table:number-columns-repeated="6"/>
        </table:table-row>
        <table:table-row table:style-name="ro1">
          <table:table-cell office:value-type="float" office:value="6.961" calcext:value-type="float">
            <text:p>6.961</text:p>
          </table:table-cell>
          <table:table-cell office:value-type="float" office:value="13.415" calcext:value-type="float">
            <text:p>13.415</text:p>
          </table:table-cell>
          <table:table-cell table:formula="of:=LN([.B9]*1000)" office:value-type="float" office:value="9.50412876285973" calcext:value-type="float">
            <text:p>9.50412876285973</text:p>
          </table:table-cell>
          <table:table-cell table:number-columns-repeated="6"/>
        </table:table-row>
        <table:table-row table:style-name="ro1">
          <table:table-cell office:value-type="float" office:value="7.962" calcext:value-type="float">
            <text:p>7.962</text:p>
          </table:table-cell>
          <table:table-cell office:value-type="float" office:value="13.3969" calcext:value-type="float">
            <text:p>13.3969</text:p>
          </table:table-cell>
          <table:table-cell table:formula="of:=LN([.B10]*1000)" office:value-type="float" office:value="9.50277861589144" calcext:value-type="float">
            <text:p>9.50277861589144</text:p>
          </table:table-cell>
          <table:table-cell table:number-columns-repeated="6"/>
        </table:table-row>
        <table:table-row table:style-name="ro1">
          <table:table-cell office:value-type="float" office:value="8.962" calcext:value-type="float">
            <text:p>8.962</text:p>
          </table:table-cell>
          <table:table-cell office:value-type="float" office:value="13.3793" calcext:value-type="float">
            <text:p>13.3793</text:p>
          </table:table-cell>
          <table:table-cell table:formula="of:=LN([.B11]*1000)" office:value-type="float" office:value="9.50146401542276" calcext:value-type="float">
            <text:p>9.50146401542276</text:p>
          </table:table-cell>
          <table:table-cell table:number-columns-repeated="6"/>
        </table:table-row>
        <table:table-row table:style-name="ro1">
          <table:table-cell office:value-type="float" office:value="9.961" calcext:value-type="float">
            <text:p>9.961</text:p>
          </table:table-cell>
          <table:table-cell office:value-type="float" office:value="13.3624" calcext:value-type="float">
            <text:p>13.3624</text:p>
          </table:table-cell>
          <table:table-cell table:formula="of:=LN([.B12]*1000)" office:value-type="float" office:value="9.50020007167574" calcext:value-type="float">
            <text:p>9.50020007167574</text:p>
          </table:table-cell>
          <table:table-cell table:number-columns-repeated="6"/>
        </table:table-row>
        <table:table-row table:style-name="ro1">
          <table:table-cell office:value-type="float" office:value="10.962" calcext:value-type="float">
            <text:p>10.962</text:p>
          </table:table-cell>
          <table:table-cell office:value-type="float" office:value="13.3459" calcext:value-type="float">
            <text:p>13.3459</text:p>
          </table:table-cell>
          <table:table-cell table:formula="of:=LN([.B13]*1000)" office:value-type="float" office:value="9.49896450055372" calcext:value-type="float">
            <text:p>9.49896450055372</text:p>
          </table:table-cell>
          <table:table-cell table:number-columns-repeated="6"/>
        </table:table-row>
        <table:table-row table:style-name="ro1">
          <table:table-cell office:value-type="float" office:value="11.962" calcext:value-type="float">
            <text:p>11.962</text:p>
          </table:table-cell>
          <table:table-cell office:value-type="float" office:value="13.3278" calcext:value-type="float">
            <text:p>13.3278</text:p>
          </table:table-cell>
          <table:table-cell table:formula="of:=LN([.B14]*1000)" office:value-type="float" office:value="9.49760735829163" calcext:value-type="float">
            <text:p>9.49760735829163</text:p>
          </table:table-cell>
          <table:table-cell table:number-columns-repeated="6"/>
        </table:table-row>
        <table:table-row table:style-name="ro1">
          <table:table-cell office:value-type="float" office:value="12.961" calcext:value-type="float">
            <text:p>12.961</text:p>
          </table:table-cell>
          <table:table-cell office:value-type="float" office:value="13.3105" calcext:value-type="float">
            <text:p>13.3105</text:p>
          </table:table-cell>
          <table:table-cell table:formula="of:=LN([.B15]*1000)" office:value-type="float" office:value="9.49630847642363" calcext:value-type="float">
            <text:p>9.49630847642363</text:p>
          </table:table-cell>
          <table:table-cell table:number-columns-repeated="6"/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13.2937" calcext:value-type="float">
            <text:p>13.2937</text:p>
          </table:table-cell>
          <table:table-cell table:formula="of:=LN([.B16]*1000)" office:value-type="float" office:value="9.49504551777551" calcext:value-type="float">
            <text:p>9.49504551777551</text:p>
          </table:table-cell>
          <table:table-cell table:number-columns-repeated="6"/>
        </table:table-row>
        <table:table-row table:style-name="ro1">
          <table:table-cell office:value-type="float" office:value="14.962" calcext:value-type="float">
            <text:p>14.962</text:p>
          </table:table-cell>
          <table:table-cell office:value-type="float" office:value="13.2775" calcext:value-type="float">
            <text:p>13.2775</text:p>
          </table:table-cell>
          <table:table-cell table:formula="of:=LN([.B17]*1000)" office:value-type="float" office:value="9.49382615229655" calcext:value-type="float">
            <text:p>9.49382615229655</text:p>
          </table:table-cell>
          <table:table-cell table:number-columns-repeated="6"/>
        </table:table-row>
        <table:table-row table:style-name="ro1">
          <table:table-cell office:value-type="float" office:value="15.961" calcext:value-type="float">
            <text:p>15.961</text:p>
          </table:table-cell>
          <table:table-cell office:value-type="float" office:value="13.2593" calcext:value-type="float">
            <text:p>13.2593</text:p>
          </table:table-cell>
          <table:table-cell table:formula="of:=LN([.B18]*1000)" office:value-type="float" office:value="9.49245447199949" calcext:value-type="float">
            <text:p>9.49245447199949</text:p>
          </table:table-cell>
          <table:table-cell table:number-columns-repeated="6"/>
        </table:table-row>
        <table:table-row table:style-name="ro1">
          <table:table-cell office:value-type="float" office:value="16.962" calcext:value-type="float">
            <text:p>16.962</text:p>
          </table:table-cell>
          <table:table-cell office:value-type="float" office:value="13.2427" calcext:value-type="float">
            <text:p>13.2427</text:p>
          </table:table-cell>
          <table:table-cell table:formula="of:=LN([.B19]*1000)" office:value-type="float" office:value="9.49120173619306" calcext:value-type="float">
            <text:p>9.49120173619306</text:p>
          </table:table-cell>
          <table:table-cell table:number-columns-repeated="6"/>
        </table:table-row>
        <table:table-row table:style-name="ro1">
          <table:table-cell office:value-type="float" office:value="17.962" calcext:value-type="float">
            <text:p>17.962</text:p>
          </table:table-cell>
          <table:table-cell office:value-type="float" office:value="13.225" calcext:value-type="float">
            <text:p>13.225</text:p>
          </table:table-cell>
          <table:table-cell table:formula="of:=LN([.B20]*1000)" office:value-type="float" office:value="9.4898642567265" calcext:value-type="float">
            <text:p>9.4898642567265</text:p>
          </table:table-cell>
          <table:table-cell table:number-columns-repeated="6"/>
        </table:table-row>
        <table:table-row table:style-name="ro1">
          <table:table-cell office:value-type="float" office:value="18.962" calcext:value-type="float">
            <text:p>18.962</text:p>
          </table:table-cell>
          <table:table-cell office:value-type="float" office:value="13.208" calcext:value-type="float">
            <text:p>13.208</text:p>
          </table:table-cell>
          <table:table-cell table:formula="of:=LN([.B21]*1000)" office:value-type="float" office:value="9.48857798559996" calcext:value-type="float">
            <text:p>9.48857798559996</text:p>
          </table:table-cell>
          <table:table-cell table:number-columns-repeated="6"/>
        </table:table-row>
        <table:table-row table:style-name="ro1">
          <table:table-cell office:value-type="float" office:value="19.962" calcext:value-type="float">
            <text:p>19.962</text:p>
          </table:table-cell>
          <table:table-cell office:value-type="float" office:value="13.1901" calcext:value-type="float">
            <text:p>13.1901</text:p>
          </table:table-cell>
          <table:table-cell table:formula="of:=LN([.B22]*1000)" office:value-type="float" office:value="9.48722182718376" calcext:value-type="float">
            <text:p>9.48722182718376</text:p>
          </table:table-cell>
          <table:table-cell table:number-columns-repeated="6"/>
        </table:table-row>
        <table:table-row table:style-name="ro1">
          <table:table-cell office:value-type="float" office:value="20.961" calcext:value-type="float">
            <text:p>20.961</text:p>
          </table:table-cell>
          <table:table-cell office:value-type="float" office:value="13.1741" calcext:value-type="float">
            <text:p>13.1741</text:p>
          </table:table-cell>
          <table:table-cell table:formula="of:=LN([.B23]*1000)" office:value-type="float" office:value="9.4860080598808" calcext:value-type="float">
            <text:p>9.4860080598808</text:p>
          </table:table-cell>
          <table:table-cell table:number-columns-repeated="6"/>
        </table:table-row>
        <table:table-row table:style-name="ro1">
          <table:table-cell office:value-type="float" office:value="21.961" calcext:value-type="float">
            <text:p>21.961</text:p>
          </table:table-cell>
          <table:table-cell office:value-type="float" office:value="13.1564" calcext:value-type="float">
            <text:p>13.1564</text:p>
          </table:table-cell>
          <table:table-cell table:formula="of:=LN([.B24]*1000)" office:value-type="float" office:value="9.48466361122497" calcext:value-type="float">
            <text:p>9.48466361122497</text:p>
          </table:table-cell>
          <table:table-cell table:number-columns-repeated="6"/>
        </table:table-row>
        <table:table-row table:style-name="ro1">
          <table:table-cell office:value-type="float" office:value="22.962" calcext:value-type="float">
            <text:p>22.962</text:p>
          </table:table-cell>
          <table:table-cell office:value-type="float" office:value="13.1389" calcext:value-type="float">
            <text:p>13.1389</text:p>
          </table:table-cell>
          <table:table-cell table:formula="of:=LN([.B25]*1000)" office:value-type="float" office:value="9.48333257468356" calcext:value-type="float">
            <text:p>9.48333257468356</text:p>
          </table:table-cell>
          <table:table-cell table:number-columns-repeated="6"/>
        </table:table-row>
        <table:table-row table:style-name="ro1">
          <table:table-cell office:value-type="float" office:value="23.962" calcext:value-type="float">
            <text:p>23.962</text:p>
          </table:table-cell>
          <table:table-cell office:value-type="float" office:value="13.1233" calcext:value-type="float">
            <text:p>13.1233</text:p>
          </table:table-cell>
          <table:table-cell table:formula="of:=LN([.B26]*1000)" office:value-type="float" office:value="9.48214455526137" calcext:value-type="float">
            <text:p>9.48214455526137</text:p>
          </table:table-cell>
          <table:table-cell table:number-columns-repeated="6"/>
        </table:table-row>
        <table:table-row table:style-name="ro1">
          <table:table-cell office:value-type="float" office:value="24.962" calcext:value-type="float">
            <text:p>24.962</text:p>
          </table:table-cell>
          <table:table-cell office:value-type="float" office:value="13.1064" calcext:value-type="float">
            <text:p>13.1064</text:p>
          </table:table-cell>
          <table:table-cell table:formula="of:=LN([.B27]*1000)" office:value-type="float" office:value="9.48085593950605" calcext:value-type="float">
            <text:p>9.48085593950605</text:p>
          </table:table-cell>
          <table:table-cell table:number-columns-repeated="6"/>
        </table:table-row>
        <table:table-row table:style-name="ro1">
          <table:table-cell office:value-type="float" office:value="25.961" calcext:value-type="float">
            <text:p>25.961</text:p>
          </table:table-cell>
          <table:table-cell office:value-type="float" office:value="13.0909" calcext:value-type="float">
            <text:p>13.0909</text:p>
          </table:table-cell>
          <table:table-cell table:formula="of:=LN([.B28]*1000)" office:value-type="float" office:value="9.47967261131508" calcext:value-type="float">
            <text:p>9.47967261131508</text:p>
          </table:table-cell>
          <table:table-cell table:number-columns-repeated="6"/>
        </table:table-row>
        <table:table-row table:style-name="ro1">
          <table:table-cell office:value-type="float" office:value="26.961" calcext:value-type="float">
            <text:p>26.961</text:p>
          </table:table-cell>
          <table:table-cell office:value-type="float" office:value="13.0738" calcext:value-type="float">
            <text:p>13.0738</text:p>
          </table:table-cell>
          <table:table-cell table:formula="of:=LN([.B29]*1000)" office:value-type="float" office:value="9.47836550651857" calcext:value-type="float">
            <text:p>9.47836550651857</text:p>
          </table:table-cell>
          <table:table-cell table:number-columns-repeated="6"/>
        </table:table-row>
        <table:table-row table:style-name="ro1">
          <table:table-cell office:value-type="float" office:value="27.962" calcext:value-type="float">
            <text:p>27.962</text:p>
          </table:table-cell>
          <table:table-cell office:value-type="float" office:value="13.0562" calcext:value-type="float">
            <text:p>13.0562</text:p>
          </table:table-cell>
          <table:table-cell table:formula="of:=LN([.B30]*1000)" office:value-type="float" office:value="9.47701839571401" calcext:value-type="float">
            <text:p>9.47701839571401</text:p>
          </table:table-cell>
          <table:table-cell table:number-columns-repeated="6"/>
        </table:table-row>
        <table:table-row table:style-name="ro1">
          <table:table-cell office:value-type="float" office:value="28.962" calcext:value-type="float">
            <text:p>28.962</text:p>
          </table:table-cell>
          <table:table-cell office:value-type="float" office:value="13.0395" calcext:value-type="float">
            <text:p>13.0395</text:p>
          </table:table-cell>
          <table:table-cell table:formula="of:=LN([.B31]*1000)" office:value-type="float" office:value="9.47573849118723" calcext:value-type="float">
            <text:p>9.47573849118723</text:p>
          </table:table-cell>
          <table:table-cell table:number-columns-repeated="6"/>
        </table:table-row>
        <table:table-row table:style-name="ro1">
          <table:table-cell office:value-type="float" office:value="29.961" calcext:value-type="float">
            <text:p>29.961</text:p>
          </table:table-cell>
          <table:table-cell office:value-type="float" office:value="13.0232" calcext:value-type="float">
            <text:p>13.0232</text:p>
          </table:table-cell>
          <table:table-cell table:formula="of:=LN([.B32]*1000)" office:value-type="float" office:value="9.4744876612943" calcext:value-type="float">
            <text:p>9.4744876612943</text:p>
          </table:table-cell>
          <table:table-cell table:number-columns-repeated="6"/>
        </table:table-row>
        <table:table-row table:style-name="ro1">
          <table:table-cell office:value-type="float" office:value="30.961" calcext:value-type="float">
            <text:p>30.961</text:p>
          </table:table-cell>
          <table:table-cell office:value-type="float" office:value="13.0064" calcext:value-type="float">
            <text:p>13.0064</text:p>
          </table:table-cell>
          <table:table-cell table:formula="of:=LN([.B33]*1000)" office:value-type="float" office:value="9.47319682299231" calcext:value-type="float">
            <text:p>9.47319682299231</text:p>
          </table:table-cell>
          <table:table-cell table:number-columns-repeated="6"/>
        </table:table-row>
        <table:table-row table:style-name="ro1">
          <table:table-cell office:value-type="float" office:value="31.962" calcext:value-type="float">
            <text:p>31.962</text:p>
          </table:table-cell>
          <table:table-cell office:value-type="float" office:value="12.9888" calcext:value-type="float">
            <text:p>12.9888</text:p>
          </table:table-cell>
          <table:table-cell table:formula="of:=LN([.B34]*1000)" office:value-type="float" office:value="9.47184272664458" calcext:value-type="float">
            <text:p>9.47184272664458</text:p>
          </table:table-cell>
          <table:table-cell table:number-columns-repeated="6"/>
        </table:table-row>
        <table:table-row table:style-name="ro1">
          <table:table-cell office:value-type="float" office:value="32.962" calcext:value-type="float">
            <text:p>32.962</text:p>
          </table:table-cell>
          <table:table-cell office:value-type="float" office:value="12.9717" calcext:value-type="float">
            <text:p>12.9717</text:p>
          </table:table-cell>
          <table:table-cell table:formula="of:=LN([.B35]*1000)" office:value-type="float" office:value="9.47052534042528" calcext:value-type="float">
            <text:p>9.47052534042528</text:p>
          </table:table-cell>
          <table:table-cell table:number-columns-repeated="6"/>
        </table:table-row>
        <table:table-row table:style-name="ro1">
          <table:table-cell office:value-type="float" office:value="33.962" calcext:value-type="float">
            <text:p>33.962</text:p>
          </table:table-cell>
          <table:table-cell office:value-type="float" office:value="12.9552" calcext:value-type="float">
            <text:p>12.9552</text:p>
          </table:table-cell>
          <table:table-cell table:formula="of:=LN([.B36]*1000)" office:value-type="float" office:value="9.46925253093185" calcext:value-type="float">
            <text:p>9.46925253093185</text:p>
          </table:table-cell>
          <table:table-cell table:number-columns-repeated="6"/>
        </table:table-row>
        <table:table-row table:style-name="ro1">
          <table:table-cell office:value-type="float" office:value="34.961" calcext:value-type="float">
            <text:p>34.961</text:p>
          </table:table-cell>
          <table:table-cell office:value-type="float" office:value="12.9398" calcext:value-type="float">
            <text:p>12.9398</text:p>
          </table:table-cell>
          <table:table-cell table:formula="of:=LN([.B37]*1000)" office:value-type="float" office:value="9.46806311198491" calcext:value-type="float">
            <text:p>9.46806311198491</text:p>
          </table:table-cell>
          <table:table-cell table:number-columns-repeated="6"/>
        </table:table-row>
        <table:table-row table:style-name="ro1">
          <table:table-cell office:value-type="float" office:value="35.962" calcext:value-type="float">
            <text:p>35.962</text:p>
          </table:table-cell>
          <table:table-cell office:value-type="float" office:value="12.9234" calcext:value-type="float">
            <text:p>12.9234</text:p>
          </table:table-cell>
          <table:table-cell table:formula="of:=LN([.B38]*1000)" office:value-type="float" office:value="9.46679490061137" calcext:value-type="float">
            <text:p>9.46679490061137</text:p>
          </table:table-cell>
          <table:table-cell table:number-columns-repeated="6"/>
        </table:table-row>
        <table:table-row table:style-name="ro1">
          <table:table-cell office:value-type="float" office:value="36.962" calcext:value-type="float">
            <text:p>36.962</text:p>
          </table:table-cell>
          <table:table-cell office:value-type="float" office:value="12.9067" calcext:value-type="float">
            <text:p>12.9067</text:p>
          </table:table-cell>
          <table:table-cell table:formula="of:=LN([.B39]*1000)" office:value-type="float" office:value="9.4655018353637" calcext:value-type="float">
            <text:p>9.4655018353637</text:p>
          </table:table-cell>
          <table:table-cell table:number-columns-repeated="6"/>
        </table:table-row>
        <table:table-row table:style-name="ro1">
          <table:table-cell office:value-type="float" office:value="37.962" calcext:value-type="float">
            <text:p>37.962</text:p>
          </table:table-cell>
          <table:table-cell office:value-type="float" office:value="12.8906" calcext:value-type="float">
            <text:p>12.8906</text:p>
          </table:table-cell>
          <table:table-cell table:formula="of:=LN([.B40]*1000)" office:value-type="float" office:value="9.46425364256133" calcext:value-type="float">
            <text:p>9.46425364256133</text:p>
          </table:table-cell>
          <table:table-cell table:number-columns-repeated="6"/>
        </table:table-row>
        <table:table-row table:style-name="ro1">
          <table:table-cell office:value-type="float" office:value="38.962" calcext:value-type="float">
            <text:p>38.962</text:p>
          </table:table-cell>
          <table:table-cell office:value-type="float" office:value="12.8731" calcext:value-type="float">
            <text:p>12.8731</text:p>
          </table:table-cell>
          <table:table-cell table:formula="of:=LN([.B41]*1000)" office:value-type="float" office:value="9.46289514182646" calcext:value-type="float">
            <text:p>9.46289514182646</text:p>
          </table:table-cell>
          <table:table-cell table:number-columns-repeated="6"/>
        </table:table-row>
        <table:table-row table:style-name="ro1">
          <table:table-cell office:value-type="float" office:value="39.961" calcext:value-type="float">
            <text:p>39.961</text:p>
          </table:table-cell>
          <table:table-cell office:value-type="float" office:value="12.8574" calcext:value-type="float">
            <text:p>12.8574</text:p>
          </table:table-cell>
          <table:table-cell table:formula="of:=LN([.B42]*1000)" office:value-type="float" office:value="9.46167480005709" calcext:value-type="float">
            <text:p>9.46167480005709</text:p>
          </table:table-cell>
          <table:table-cell table:number-columns-repeated="6"/>
        </table:table-row>
        <table:table-row table:style-name="ro1">
          <table:table-cell office:value-type="float" office:value="40.961" calcext:value-type="float">
            <text:p>40.961</text:p>
          </table:table-cell>
          <table:table-cell office:value-type="float" office:value="12.8426" calcext:value-type="float">
            <text:p>12.8426</text:p>
          </table:table-cell>
          <table:table-cell table:formula="of:=LN([.B43]*1000)" office:value-type="float" office:value="9.46052304895701" calcext:value-type="float">
            <text:p>9.46052304895701</text:p>
          </table:table-cell>
          <table:table-cell table:number-columns-repeated="6"/>
        </table:table-row>
        <table:table-row table:style-name="ro1">
          <table:table-cell office:value-type="float" office:value="41.962" calcext:value-type="float">
            <text:p>41.962</text:p>
          </table:table-cell>
          <table:table-cell office:value-type="float" office:value="12.8258" calcext:value-type="float">
            <text:p>12.8258</text:p>
          </table:table-cell>
          <table:table-cell table:formula="of:=LN([.B44]*1000)" office:value-type="float" office:value="9.45921404626117" calcext:value-type="float">
            <text:p>9.45921404626117</text:p>
          </table:table-cell>
          <table:table-cell table:number-columns-repeated="6"/>
        </table:table-row>
        <table:table-row table:style-name="ro1">
          <table:table-cell office:value-type="float" office:value="42.962" calcext:value-type="float">
            <text:p>42.962</text:p>
          </table:table-cell>
          <table:table-cell office:value-type="float" office:value="12.8091" calcext:value-type="float">
            <text:p>12.8091</text:p>
          </table:table-cell>
          <table:table-cell table:formula="of:=LN([.B45]*1000)" office:value-type="float" office:value="9.45791113481136" calcext:value-type="float">
            <text:p>9.45791113481136</text:p>
          </table:table-cell>
          <table:table-cell table:number-columns-repeated="6"/>
        </table:table-row>
        <table:table-row table:style-name="ro1">
          <table:table-cell office:value-type="float" office:value="43.962" calcext:value-type="float">
            <text:p>43.962</text:p>
          </table:table-cell>
          <table:table-cell office:value-type="float" office:value="12.7932" calcext:value-type="float">
            <text:p>12.7932</text:p>
          </table:table-cell>
          <table:table-cell table:formula="of:=LN([.B46]*1000)" office:value-type="float" office:value="9.45666905874443" calcext:value-type="float">
            <text:p>9.45666905874443</text:p>
          </table:table-cell>
          <table:table-cell table:number-columns-repeated="6"/>
        </table:table-row>
        <table:table-row table:style-name="ro1">
          <table:table-cell office:value-type="float" office:value="44.962" calcext:value-type="float">
            <text:p>44.962</text:p>
          </table:table-cell>
          <table:table-cell office:value-type="float" office:value="12.7766" calcext:value-type="float">
            <text:p>12.7766</text:p>
          </table:table-cell>
          <table:table-cell table:formula="of:=LN([.B47]*1000)" office:value-type="float" office:value="9.45537065184785" calcext:value-type="float">
            <text:p>9.45537065184785</text:p>
          </table:table-cell>
          <table:table-cell table:number-columns-repeated="6"/>
        </table:table-row>
        <table:table-row table:style-name="ro1">
          <table:table-cell office:value-type="float" office:value="45.961" calcext:value-type="float">
            <text:p>45.961</text:p>
          </table:table-cell>
          <table:table-cell office:value-type="float" office:value="12.7603" calcext:value-type="float">
            <text:p>12.7603</text:p>
          </table:table-cell>
          <table:table-cell table:formula="of:=LN([.B48]*1000)" office:value-type="float" office:value="9.45409406759419" calcext:value-type="float">
            <text:p>9.45409406759419</text:p>
          </table:table-cell>
          <table:table-cell table:number-columns-repeated="6"/>
        </table:table-row>
        <table:table-row table:style-name="ro1">
          <table:table-cell office:value-type="float" office:value="46.962" calcext:value-type="float">
            <text:p>46.962</text:p>
          </table:table-cell>
          <table:table-cell office:value-type="float" office:value="12.7448" calcext:value-type="float">
            <text:p>12.7448</text:p>
          </table:table-cell>
          <table:table-cell table:formula="of:=LN([.B49]*1000)" office:value-type="float" office:value="9.45287862425869" calcext:value-type="float">
            <text:p>9.45287862425869</text:p>
          </table:table-cell>
          <table:table-cell table:number-columns-repeated="6"/>
        </table:table-row>
        <table:table-row table:style-name="ro1">
          <table:table-cell office:value-type="float" office:value="47.962" calcext:value-type="float">
            <text:p>47.962</text:p>
          </table:table-cell>
          <table:table-cell office:value-type="float" office:value="12.7282" calcext:value-type="float">
            <text:p>12.7282</text:p>
          </table:table-cell>
          <table:table-cell table:formula="of:=LN([.B50]*1000)" office:value-type="float" office:value="9.45157528328198" calcext:value-type="float">
            <text:p>9.45157528328198</text:p>
          </table:table-cell>
          <table:table-cell table:number-columns-repeated="6"/>
        </table:table-row>
        <table:table-row table:style-name="ro1">
          <table:table-cell office:value-type="float" office:value="48.962" calcext:value-type="float">
            <text:p>48.962</text:p>
          </table:table-cell>
          <table:table-cell office:value-type="float" office:value="12.7118" calcext:value-type="float">
            <text:p>12.7118</text:p>
          </table:table-cell>
          <table:table-cell table:formula="of:=LN([.B51]*1000)" office:value-type="float" office:value="9.45028597492727" calcext:value-type="float">
            <text:p>9.45028597492727</text:p>
          </table:table-cell>
          <table:table-cell table:number-columns-repeated="6"/>
        </table:table-row>
        <table:table-row table:style-name="ro1">
          <table:table-cell office:value-type="float" office:value="49.962" calcext:value-type="float">
            <text:p>49.962</text:p>
          </table:table-cell>
          <table:table-cell office:value-type="float" office:value="12.6962" calcext:value-type="float">
            <text:p>12.6962</text:p>
          </table:table-cell>
          <table:table-cell table:formula="of:=LN([.B52]*1000)" office:value-type="float" office:value="9.44905801507524" calcext:value-type="float">
            <text:p>9.44905801507524</text:p>
          </table:table-cell>
          <table:table-cell table:number-columns-repeated="6"/>
        </table:table-row>
        <table:table-row table:style-name="ro1">
          <table:table-cell office:value-type="float" office:value="50.962" calcext:value-type="float">
            <text:p>50.962</text:p>
          </table:table-cell>
          <table:table-cell office:value-type="float" office:value="12.6793" calcext:value-type="float">
            <text:p>12.6793</text:p>
          </table:table-cell>
          <table:table-cell table:formula="of:=LN([.B53]*1000)" office:value-type="float" office:value="9.44772602142004" calcext:value-type="float">
            <text:p>9.44772602142004</text:p>
          </table:table-cell>
          <table:table-cell table:number-columns-repeated="6"/>
        </table:table-row>
        <table:table-row table:style-name="ro1">
          <table:table-cell office:value-type="float" office:value="51.961" calcext:value-type="float">
            <text:p>51.961</text:p>
          </table:table-cell>
          <table:table-cell office:value-type="float" office:value="12.6624" calcext:value-type="float">
            <text:p>12.6624</text:p>
          </table:table-cell>
          <table:table-cell table:formula="of:=LN([.B54]*1000)" office:value-type="float" office:value="9.44639225119111" calcext:value-type="float">
            <text:p>9.44639225119111</text:p>
          </table:table-cell>
          <table:table-cell table:number-columns-repeated="6"/>
        </table:table-row>
        <table:table-row table:style-name="ro1">
          <table:table-cell office:value-type="float" office:value="52.961" calcext:value-type="float">
            <text:p>52.961</text:p>
          </table:table-cell>
          <table:table-cell office:value-type="float" office:value="12.6466" calcext:value-type="float">
            <text:p>12.6466</text:p>
          </table:table-cell>
          <table:table-cell table:formula="of:=LN([.B55]*1000)" office:value-type="float" office:value="9.44514368332571" calcext:value-type="float">
            <text:p>9.44514368332571</text:p>
          </table:table-cell>
          <table:table-cell table:number-columns-repeated="6"/>
        </table:table-row>
        <table:table-row table:style-name="ro1">
          <table:table-cell office:value-type="float" office:value="53.962" calcext:value-type="float">
            <text:p>53.962</text:p>
          </table:table-cell>
          <table:table-cell office:value-type="float" office:value="12.6302" calcext:value-type="float">
            <text:p>12.6302</text:p>
          </table:table-cell>
          <table:table-cell table:formula="of:=LN([.B56]*1000)" office:value-type="float" office:value="9.44384605053191" calcext:value-type="float">
            <text:p>9.44384605053191</text:p>
          </table:table-cell>
          <table:table-cell table:number-columns-repeated="6"/>
        </table:table-row>
        <table:table-row table:style-name="ro1">
          <table:table-cell office:value-type="float" office:value="54.962" calcext:value-type="float">
            <text:p>54.962</text:p>
          </table:table-cell>
          <table:table-cell office:value-type="float" office:value="12.6146" calcext:value-type="float">
            <text:p>12.6146</text:p>
          </table:table-cell>
          <table:table-cell table:formula="of:=LN([.B57]*1000)" office:value-type="float" office:value="9.44261015228865" calcext:value-type="float">
            <text:p>9.44261015228865</text:p>
          </table:table-cell>
          <table:table-cell table:number-columns-repeated="6"/>
        </table:table-row>
        <table:table-row table:style-name="ro1">
          <table:table-cell office:value-type="float" office:value="55.962" calcext:value-type="float">
            <text:p>55.962</text:p>
          </table:table-cell>
          <table:table-cell office:value-type="float" office:value="12.5974" calcext:value-type="float">
            <text:p>12.5974</text:p>
          </table:table-cell>
          <table:table-cell table:formula="of:=LN([.B58]*1000)" office:value-type="float" office:value="9.44124572244029" calcext:value-type="float">
            <text:p>9.44124572244029</text:p>
          </table:table-cell>
          <table:table-cell table:number-columns-repeated="6"/>
        </table:table-row>
        <table:table-row table:style-name="ro1">
          <table:table-cell office:value-type="float" office:value="56.962" calcext:value-type="float">
            <text:p>56.962</text:p>
          </table:table-cell>
          <table:table-cell office:value-type="float" office:value="12.5816" calcext:value-type="float">
            <text:p>12.5816</text:p>
          </table:table-cell>
          <table:table-cell table:formula="of:=LN([.B59]*1000)" office:value-type="float" office:value="9.43999070817652" calcext:value-type="float">
            <text:p>9.43999070817652</text:p>
          </table:table-cell>
          <table:table-cell table:number-columns-repeated="6"/>
        </table:table-row>
        <table:table-row table:style-name="ro1">
          <table:table-cell office:value-type="float" office:value="57.961" calcext:value-type="float">
            <text:p>57.961</text:p>
          </table:table-cell>
          <table:table-cell office:value-type="float" office:value="12.5654" calcext:value-type="float">
            <text:p>12.5654</text:p>
          </table:table-cell>
          <table:table-cell table:formula="of:=LN([.B60]*1000)" office:value-type="float" office:value="9.43870228393179" calcext:value-type="float">
            <text:p>9.43870228393179</text:p>
          </table:table-cell>
          <table:table-cell table:number-columns-repeated="6"/>
        </table:table-row>
        <table:table-row table:style-name="ro1">
          <table:table-cell office:value-type="float" office:value="58.961" calcext:value-type="float">
            <text:p>58.961</text:p>
          </table:table-cell>
          <table:table-cell office:value-type="float" office:value="12.5493" calcext:value-type="float">
            <text:p>12.5493</text:p>
          </table:table-cell>
          <table:table-cell table:formula="of:=LN([.B61]*1000)" office:value-type="float" office:value="9.43742016611191" calcext:value-type="float">
            <text:p>9.43742016611191</text:p>
          </table:table-cell>
          <table:table-cell table:number-columns-repeated="6"/>
        </table:table-row>
        <table:table-row table:style-name="ro1">
          <table:table-cell office:value-type="float" office:value="59.962" calcext:value-type="float">
            <text:p>59.962</text:p>
          </table:table-cell>
          <table:table-cell office:value-type="float" office:value="12.5361" calcext:value-type="float">
            <text:p>12.5361</text:p>
          </table:table-cell>
          <table:table-cell table:formula="of:=LN([.B62]*1000)" office:value-type="float" office:value="9.43636776103021" calcext:value-type="float">
            <text:p>9.43636776103021</text:p>
          </table:table-cell>
          <table:table-cell table:number-columns-repeated="6"/>
        </table:table-row>
        <table:table-row table:style-name="ro1">
          <table:table-cell office:value-type="float" office:value="60.962" calcext:value-type="float">
            <text:p>60.962</text:p>
          </table:table-cell>
          <table:table-cell office:value-type="float" office:value="12.5179" calcext:value-type="float">
            <text:p>12.5179</text:p>
          </table:table-cell>
          <table:table-cell table:formula="of:=LN([.B63]*1000)" office:value-type="float" office:value="9.43491489895617" calcext:value-type="float">
            <text:p>9.43491489895617</text:p>
          </table:table-cell>
          <table:table-cell table:number-columns-repeated="6"/>
        </table:table-row>
        <table:table-row table:style-name="ro1">
          <table:table-cell office:value-type="float" office:value="61.962" calcext:value-type="float">
            <text:p>61.962</text:p>
          </table:table-cell>
          <table:table-cell office:value-type="float" office:value="12.5014" calcext:value-type="float">
            <text:p>12.5014</text:p>
          </table:table-cell>
          <table:table-cell table:formula="of:=LN([.B64]*1000)" office:value-type="float" office:value="9.43359591701886" calcext:value-type="float">
            <text:p>9.43359591701886</text:p>
          </table:table-cell>
          <table:table-cell table:number-columns-repeated="6"/>
        </table:table-row>
        <table:table-row table:style-name="ro1">
          <table:table-cell office:value-type="float" office:value="62.962" calcext:value-type="float">
            <text:p>62.962</text:p>
          </table:table-cell>
          <table:table-cell office:value-type="float" office:value="12.4858" calcext:value-type="float">
            <text:p>12.4858</text:p>
          </table:table-cell>
          <table:table-cell table:formula="of:=LN([.B65]*1000)" office:value-type="float" office:value="9.43234727755331" calcext:value-type="float">
            <text:p>9.43234727755331</text:p>
          </table:table-cell>
          <table:table-cell table:number-columns-repeated="6"/>
        </table:table-row>
        <table:table-row table:style-name="ro1">
          <table:table-cell office:value-type="float" office:value="63.961" calcext:value-type="float">
            <text:p>63.961</text:p>
          </table:table-cell>
          <table:table-cell office:value-type="float" office:value="12.4699" calcext:value-type="float">
            <text:p>12.4699</text:p>
          </table:table-cell>
          <table:table-cell table:formula="of:=LN([.B66]*1000)" office:value-type="float" office:value="9.43107301939574" calcext:value-type="float">
            <text:p>9.43107301939574</text:p>
          </table:table-cell>
          <table:table-cell table:number-columns-repeated="6"/>
        </table:table-row>
        <table:table-row table:style-name="ro1">
          <table:table-cell office:value-type="float" office:value="64.961" calcext:value-type="float">
            <text:p>64.961</text:p>
          </table:table-cell>
          <table:table-cell office:value-type="float" office:value="12.4536" calcext:value-type="float">
            <text:p>12.4536</text:p>
          </table:table-cell>
          <table:table-cell table:formula="of:=LN([.B67]*1000)" office:value-type="float" office:value="9.42976501672164" calcext:value-type="float">
            <text:p>9.42976501672164</text:p>
          </table:table-cell>
          <table:table-cell table:number-columns-repeated="6"/>
        </table:table-row>
        <table:table-row table:style-name="ro1">
          <table:table-cell office:value-type="float" office:value="65.962" calcext:value-type="float">
            <text:p>65.962</text:p>
          </table:table-cell>
          <table:table-cell office:value-type="float" office:value="12.4386" calcext:value-type="float">
            <text:p>12.4386</text:p>
          </table:table-cell>
          <table:table-cell table:formula="of:=LN([.B68]*1000)" office:value-type="float" office:value="9.42855981976712" calcext:value-type="float">
            <text:p>9.42855981976712</text:p>
          </table:table-cell>
          <table:table-cell table:number-columns-repeated="6"/>
        </table:table-row>
        <table:table-row table:style-name="ro1">
          <table:table-cell office:value-type="float" office:value="66.962" calcext:value-type="float">
            <text:p>66.962</text:p>
          </table:table-cell>
          <table:table-cell office:value-type="float" office:value="12.4226" calcext:value-type="float">
            <text:p>12.4226</text:p>
          </table:table-cell>
          <table:table-cell table:formula="of:=LN([.B69]*1000)" office:value-type="float" office:value="9.42727267335351" calcext:value-type="float">
            <text:p>9.42727267335351</text:p>
          </table:table-cell>
          <table:table-cell table:number-columns-repeated="6"/>
        </table:table-row>
        <table:table-row table:style-name="ro1">
          <table:table-cell office:value-type="float" office:value="67.962" calcext:value-type="float">
            <text:p>67.962</text:p>
          </table:table-cell>
          <table:table-cell office:value-type="float" office:value="12.4067" calcext:value-type="float">
            <text:p>12.4067</text:p>
          </table:table-cell>
          <table:table-cell table:formula="of:=LN([.B70]*1000)" office:value-type="float" office:value="9.42599192825209" calcext:value-type="float">
            <text:p>9.42599192825209</text:p>
          </table:table-cell>
          <table:table-cell table:number-columns-repeated="6"/>
        </table:table-row>
        <table:table-row table:style-name="ro1">
          <table:table-cell office:value-type="float" office:value="68.961" calcext:value-type="float">
            <text:p>68.961</text:p>
          </table:table-cell>
          <table:table-cell office:value-type="float" office:value="12.3902" calcext:value-type="float">
            <text:p>12.3902</text:p>
          </table:table-cell>
          <table:table-cell table:formula="of:=LN([.B71]*1000)" office:value-type="float" office:value="9.42466111654295" calcext:value-type="float">
            <text:p>9.42466111654295</text:p>
          </table:table-cell>
          <table:table-cell table:number-columns-repeated="6"/>
        </table:table-row>
        <table:table-row table:style-name="ro1">
          <table:table-cell office:value-type="float" office:value="69.961" calcext:value-type="float">
            <text:p>69.961</text:p>
          </table:table-cell>
          <table:table-cell office:value-type="float" office:value="12.3744" calcext:value-type="float">
            <text:p>12.3744</text:p>
          </table:table-cell>
          <table:table-cell table:formula="of:=LN([.B72]*1000)" office:value-type="float" office:value="9.42338510141298" calcext:value-type="float">
            <text:p>9.42338510141298</text:p>
          </table:table-cell>
          <table:table-cell table:number-columns-repeated="6"/>
        </table:table-row>
        <table:table-row table:style-name="ro1">
          <table:table-cell office:value-type="float" office:value="70.961" calcext:value-type="float">
            <text:p>70.961</text:p>
          </table:table-cell>
          <table:table-cell office:value-type="float" office:value="12.359" calcext:value-type="float">
            <text:p>12.359</text:p>
          </table:table-cell>
          <table:table-cell table:formula="of:=LN([.B73]*1000)" office:value-type="float" office:value="9.42213982158974" calcext:value-type="float">
            <text:p>9.42213982158974</text:p>
          </table:table-cell>
          <table:table-cell table:number-columns-repeated="6"/>
        </table:table-row>
        <table:table-row table:style-name="ro1">
          <table:table-cell office:value-type="float" office:value="71.962" calcext:value-type="float">
            <text:p>71.962</text:p>
          </table:table-cell>
          <table:table-cell office:value-type="float" office:value="12.3439" calcext:value-type="float">
            <text:p>12.3439</text:p>
          </table:table-cell>
          <table:table-cell table:formula="of:=LN([.B74]*1000)" office:value-type="float" office:value="9.42091729290843" calcext:value-type="float">
            <text:p>9.42091729290843</text:p>
          </table:table-cell>
          <table:table-cell table:number-columns-repeated="6"/>
        </table:table-row>
        <table:table-row table:style-name="ro1">
          <table:table-cell office:value-type="float" office:value="72.962" calcext:value-type="float">
            <text:p>72.962</text:p>
          </table:table-cell>
          <table:table-cell office:value-type="float" office:value="12.3285" calcext:value-type="float">
            <text:p>12.3285</text:p>
          </table:table-cell>
          <table:table-cell table:formula="of:=LN([.B75]*1000)" office:value-type="float" office:value="9.41966893425667" calcext:value-type="float">
            <text:p>9.41966893425667</text:p>
          </table:table-cell>
          <table:table-cell table:number-columns-repeated="6"/>
        </table:table-row>
        <table:table-row table:style-name="ro1">
          <table:table-cell office:value-type="float" office:value="73.962" calcext:value-type="float">
            <text:p>73.962</text:p>
          </table:table-cell>
          <table:table-cell office:value-type="float" office:value="12.3124" calcext:value-type="float">
            <text:p>12.3124</text:p>
          </table:table-cell>
          <table:table-cell table:formula="of:=LN([.B76]*1000)" office:value-type="float" office:value="9.41836216361995" calcext:value-type="float">
            <text:p>9.41836216361995</text:p>
          </table:table-cell>
          <table:table-cell table:number-columns-repeated="6"/>
        </table:table-row>
        <table:table-row table:style-name="ro1">
          <table:table-cell office:value-type="float" office:value="74.962" calcext:value-type="float">
            <text:p>74.962</text:p>
          </table:table-cell>
          <table:table-cell office:value-type="float" office:value="12.2974" calcext:value-type="float">
            <text:p>12.2974</text:p>
          </table:table-cell>
          <table:table-cell table:formula="of:=LN([.B77]*1000)" office:value-type="float" office:value="9.41714313690234" calcext:value-type="float">
            <text:p>9.41714313690234</text:p>
          </table:table-cell>
          <table:table-cell table:number-columns-repeated="6"/>
        </table:table-row>
        <table:table-row table:style-name="ro1">
          <table:table-cell office:value-type="float" office:value="75.962" calcext:value-type="float">
            <text:p>75.962</text:p>
          </table:table-cell>
          <table:table-cell office:value-type="float" office:value="12.2819" calcext:value-type="float">
            <text:p>12.2819</text:p>
          </table:table-cell>
          <table:table-cell table:formula="of:=LN([.B78]*1000)" office:value-type="float" office:value="9.41588191285978" calcext:value-type="float">
            <text:p>9.41588191285978</text:p>
          </table:table-cell>
          <table:table-cell table:number-columns-repeated="6"/>
        </table:table-row>
        <table:table-row table:style-name="ro1">
          <table:table-cell office:value-type="float" office:value="76.961" calcext:value-type="float">
            <text:p>76.961</text:p>
          </table:table-cell>
          <table:table-cell office:value-type="float" office:value="12.2659" calcext:value-type="float">
            <text:p>12.2659</text:p>
          </table:table-cell>
          <table:table-cell table:formula="of:=LN([.B79]*1000)" office:value-type="float" office:value="9.41457833353571" calcext:value-type="float">
            <text:p>9.41457833353571</text:p>
          </table:table-cell>
          <table:table-cell table:number-columns-repeated="6"/>
        </table:table-row>
        <table:table-row table:style-name="ro1">
          <table:table-cell office:value-type="float" office:value="77.961" calcext:value-type="float">
            <text:p>77.961</text:p>
          </table:table-cell>
          <table:table-cell office:value-type="float" office:value="12.2516" calcext:value-type="float">
            <text:p>12.2516</text:p>
          </table:table-cell>
          <table:table-cell table:formula="of:=LN([.B80]*1000)" office:value-type="float" office:value="9.41341181968874" calcext:value-type="float">
            <text:p>9.41341181968874</text:p>
          </table:table-cell>
          <table:table-cell table:number-columns-repeated="6"/>
        </table:table-row>
        <table:table-row table:style-name="ro1">
          <table:table-cell office:value-type="float" office:value="78.961" calcext:value-type="float">
            <text:p>78.961</text:p>
          </table:table-cell>
          <table:table-cell office:value-type="float" office:value="12.2364" calcext:value-type="float">
            <text:p>12.2364</text:p>
          </table:table-cell>
          <table:table-cell table:formula="of:=LN([.B81]*1000)" office:value-type="float" office:value="9.41217039515818" calcext:value-type="float">
            <text:p>9.41217039515818</text:p>
          </table:table-cell>
          <table:table-cell table:number-columns-repeated="6"/>
        </table:table-row>
        <table:table-row table:style-name="ro1">
          <table:table-cell office:value-type="float" office:value="79.962" calcext:value-type="float">
            <text:p>79.962</text:p>
          </table:table-cell>
          <table:table-cell office:value-type="float" office:value="12.2209" calcext:value-type="float">
            <text:p>12.2209</text:p>
          </table:table-cell>
          <table:table-cell table:formula="of:=LN([.B82]*1000)" office:value-type="float" office:value="9.41090287976808" calcext:value-type="float">
            <text:p>9.41090287976808</text:p>
          </table:table-cell>
          <table:table-cell table:number-columns-repeated="6"/>
        </table:table-row>
        <table:table-row table:style-name="ro1">
          <table:table-cell office:value-type="float" office:value="80.962" calcext:value-type="float">
            <text:p>80.962</text:p>
          </table:table-cell>
          <table:table-cell office:value-type="float" office:value="12.2059" calcext:value-type="float">
            <text:p>12.2059</text:p>
          </table:table-cell>
          <table:table-cell table:formula="of:=LN([.B83]*1000)" office:value-type="float" office:value="9.40967472037876" calcext:value-type="float">
            <text:p>9.40967472037876</text:p>
          </table:table-cell>
          <table:table-cell table:number-columns-repeated="6"/>
        </table:table-row>
        <table:table-row table:style-name="ro1">
          <table:table-cell office:value-type="float" office:value="81.962" calcext:value-type="float">
            <text:p>81.962</text:p>
          </table:table-cell>
          <table:table-cell office:value-type="float" office:value="12.1907" calcext:value-type="float">
            <text:p>12.1907</text:p>
          </table:table-cell>
          <table:table-cell table:formula="of:=LN([.B84]*1000)" office:value-type="float" office:value="9.40842864494475" calcext:value-type="float">
            <text:p>9.40842864494475</text:p>
          </table:table-cell>
          <table:table-cell table:number-columns-repeated="6"/>
        </table:table-row>
        <table:table-row table:style-name="ro1">
          <table:table-cell office:value-type="float" office:value="82.962" calcext:value-type="float">
            <text:p>82.962</text:p>
          </table:table-cell>
          <table:table-cell office:value-type="float" office:value="12.1749" calcext:value-type="float">
            <text:p>12.1749</text:p>
          </table:table-cell>
          <table:table-cell table:formula="of:=LN([.B85]*1000)" office:value-type="float" office:value="9.4071317343647" calcext:value-type="float">
            <text:p>9.4071317343647</text:p>
          </table:table-cell>
          <table:table-cell table:number-columns-repeated="6"/>
        </table:table-row>
        <table:table-row table:style-name="ro1">
          <table:table-cell office:value-type="float" office:value="83.962" calcext:value-type="float">
            <text:p>83.962</text:p>
          </table:table-cell>
          <table:table-cell office:value-type="float" office:value="12.1597" calcext:value-type="float">
            <text:p>12.1597</text:p>
          </table:table-cell>
          <table:table-cell table:formula="of:=LN([.B86]*1000)" office:value-type="float" office:value="9.40588248416319" calcext:value-type="float">
            <text:p>9.40588248416319</text:p>
          </table:table-cell>
          <table:table-cell table:number-columns-repeated="6"/>
        </table:table-row>
        <table:table-row table:style-name="ro1">
          <table:table-cell office:value-type="float" office:value="84.962" calcext:value-type="float">
            <text:p>84.962</text:p>
          </table:table-cell>
          <table:table-cell office:value-type="float" office:value="12.1448" calcext:value-type="float">
            <text:p>12.1448</text:p>
          </table:table-cell>
          <table:table-cell table:formula="of:=LN([.B87]*1000)" office:value-type="float" office:value="9.40465637361851" calcext:value-type="float">
            <text:p>9.40465637361851</text:p>
          </table:table-cell>
          <table:table-cell table:number-columns-repeated="6"/>
        </table:table-row>
        <table:table-row table:style-name="ro1">
          <table:table-cell office:value-type="float" office:value="85.961" calcext:value-type="float">
            <text:p>85.961</text:p>
          </table:table-cell>
          <table:table-cell office:value-type="float" office:value="12.1291" calcext:value-type="float">
            <text:p>12.1291</text:p>
          </table:table-cell>
          <table:table-cell table:formula="of:=LN([.B88]*1000)" office:value-type="float" office:value="9.40336280297767" calcext:value-type="float">
            <text:p>9.40336280297767</text:p>
          </table:table-cell>
          <table:table-cell table:number-columns-repeated="6"/>
        </table:table-row>
        <table:table-row table:style-name="ro1">
          <table:table-cell office:value-type="float" office:value="86.961" calcext:value-type="float">
            <text:p>86.961</text:p>
          </table:table-cell>
          <table:table-cell office:value-type="float" office:value="12.1158" calcext:value-type="float">
            <text:p>12.1158</text:p>
          </table:table-cell>
          <table:table-cell table:formula="of:=LN([.B89]*1000)" office:value-type="float" office:value="9.40226566491283" calcext:value-type="float">
            <text:p>9.40226566491283</text:p>
          </table:table-cell>
          <table:table-cell table:number-columns-repeated="6"/>
        </table:table-row>
        <table:table-row table:style-name="ro1">
          <table:table-cell office:value-type="float" office:value="87.961" calcext:value-type="float">
            <text:p>87.961</text:p>
          </table:table-cell>
          <table:table-cell office:value-type="float" office:value="12.0993" calcext:value-type="float">
            <text:p>12.0993</text:p>
          </table:table-cell>
          <table:table-cell table:formula="of:=LN([.B90]*1000)" office:value-type="float" office:value="9.40090287867172" calcext:value-type="float">
            <text:p>9.40090287867172</text:p>
          </table:table-cell>
          <table:table-cell table:number-columns-repeated="6"/>
        </table:table-row>
        <table:table-row table:style-name="ro1">
          <table:table-cell office:value-type="float" office:value="88.961" calcext:value-type="float">
            <text:p>88.961</text:p>
          </table:table-cell>
          <table:table-cell office:value-type="float" office:value="12.0843" calcext:value-type="float">
            <text:p>12.0843</text:p>
          </table:table-cell>
          <table:table-cell table:formula="of:=LN([.B91]*1000)" office:value-type="float" office:value="9.39966236841488" calcext:value-type="float">
            <text:p>9.39966236841488</text:p>
          </table:table-cell>
          <table:table-cell table:number-columns-repeated="6"/>
        </table:table-row>
        <table:table-row table:style-name="ro1">
          <table:table-cell office:value-type="float" office:value="89.962" calcext:value-type="float">
            <text:p>89.962</text:p>
          </table:table-cell>
          <table:table-cell office:value-type="float" office:value="12.0687" calcext:value-type="float">
            <text:p>12.0687</text:p>
          </table:table-cell>
          <table:table-cell table:formula="of:=LN([.B92]*1000)" office:value-type="float" office:value="9.39837060323712" calcext:value-type="float">
            <text:p>9.39837060323712</text:p>
          </table:table-cell>
          <table:table-cell table:number-columns-repeated="6"/>
        </table:table-row>
        <table:table-row table:style-name="ro1">
          <table:table-cell office:value-type="float" office:value="90.962" calcext:value-type="float">
            <text:p>90.962</text:p>
          </table:table-cell>
          <table:table-cell office:value-type="float" office:value="12.0542" calcext:value-type="float">
            <text:p>12.0542</text:p>
          </table:table-cell>
          <table:table-cell table:formula="of:=LN([.B93]*1000)" office:value-type="float" office:value="9.397168425908" calcext:value-type="float">
            <text:p>9.397168425908</text:p>
          </table:table-cell>
          <table:table-cell table:number-columns-repeated="6"/>
        </table:table-row>
        <table:table-row table:style-name="ro1">
          <table:table-cell office:value-type="float" office:value="91.962" calcext:value-type="float">
            <text:p>91.962</text:p>
          </table:table-cell>
          <table:table-cell office:value-type="float" office:value="12.0393" calcext:value-type="float">
            <text:p>12.0393</text:p>
          </table:table-cell>
          <table:table-cell table:formula="of:=LN([.B94]*1000)" office:value-type="float" office:value="9.39593157763776" calcext:value-type="float">
            <text:p>9.39593157763776</text:p>
          </table:table-cell>
          <table:table-cell table:number-columns-repeated="6"/>
        </table:table-row>
        <table:table-row table:style-name="ro1">
          <table:table-cell office:value-type="float" office:value="92.962" calcext:value-type="float">
            <text:p>92.962</text:p>
          </table:table-cell>
          <table:table-cell office:value-type="float" office:value="12.0238" calcext:value-type="float">
            <text:p>12.0238</text:p>
          </table:table-cell>
          <table:table-cell table:formula="of:=LN([.B95]*1000)" office:value-type="float" office:value="9.39464329789461" calcext:value-type="float">
            <text:p>9.39464329789461</text:p>
          </table:table-cell>
          <table:table-cell table:number-columns-repeated="6"/>
        </table:table-row>
        <table:table-row table:style-name="ro1">
          <table:table-cell office:value-type="float" office:value="93.962" calcext:value-type="float">
            <text:p>93.962</text:p>
          </table:table-cell>
          <table:table-cell office:value-type="float" office:value="12.0096" calcext:value-type="float">
            <text:p>12.0096</text:p>
          </table:table-cell>
          <table:table-cell table:formula="of:=LN([.B96]*1000)" office:value-type="float" office:value="9.3934616089407" calcext:value-type="float">
            <text:p>9.3934616089407</text:p>
          </table:table-cell>
          <table:table-cell table:number-columns-repeated="6"/>
        </table:table-row>
        <table:table-row table:style-name="ro1">
          <table:table-cell office:value-type="float" office:value="94.962" calcext:value-type="float">
            <text:p>94.962</text:p>
          </table:table-cell>
          <table:table-cell office:value-type="float" office:value="11.9943" calcext:value-type="float">
            <text:p>11.9943</text:p>
          </table:table-cell>
          <table:table-cell table:formula="of:=LN([.B97]*1000)" office:value-type="float" office:value="9.3921868159219" calcext:value-type="float">
            <text:p>9.3921868159219</text:p>
          </table:table-cell>
          <table:table-cell table:number-columns-repeated="6"/>
        </table:table-row>
        <table:table-row table:style-name="ro1">
          <table:table-cell office:value-type="float" office:value="95.962" calcext:value-type="float">
            <text:p>95.962</text:p>
          </table:table-cell>
          <table:table-cell office:value-type="float" office:value="11.9796" calcext:value-type="float">
            <text:p>11.9796</text:p>
          </table:table-cell>
          <table:table-cell table:formula="of:=LN([.B98]*1000)" office:value-type="float" office:value="9.39096048213038" calcext:value-type="float">
            <text:p>9.39096048213038</text:p>
          </table:table-cell>
          <table:table-cell table:number-columns-repeated="6"/>
        </table:table-row>
        <table:table-row table:style-name="ro1">
          <table:table-cell office:value-type="float" office:value="96.962" calcext:value-type="float">
            <text:p>96.962</text:p>
          </table:table-cell>
          <table:table-cell office:value-type="float" office:value="11.9636" calcext:value-type="float">
            <text:p>11.9636</text:p>
          </table:table-cell>
          <table:table-cell table:formula="of:=LN([.B99]*1000)" office:value-type="float" office:value="9.38962398555669" calcext:value-type="float">
            <text:p>9.38962398555669</text:p>
          </table:table-cell>
          <table:table-cell table:number-columns-repeated="6"/>
        </table:table-row>
        <table:table-row table:style-name="ro1">
          <table:table-cell office:value-type="float" office:value="97.961" calcext:value-type="float">
            <text:p>97.961</text:p>
          </table:table-cell>
          <table:table-cell office:value-type="float" office:value="11.9513" calcext:value-type="float">
            <text:p>11.9513</text:p>
          </table:table-cell>
          <table:table-cell table:formula="of:=LN([.B100]*1000)" office:value-type="float" office:value="9.3885953380537" calcext:value-type="float">
            <text:p>9.3885953380537</text:p>
          </table:table-cell>
          <table:table-cell table:number-columns-repeated="6"/>
        </table:table-row>
        <table:table-row table:style-name="ro1">
          <table:table-cell office:value-type="float" office:value="98.961" calcext:value-type="float">
            <text:p>98.961</text:p>
          </table:table-cell>
          <table:table-cell office:value-type="float" office:value="11.9362" calcext:value-type="float">
            <text:p>11.9362</text:p>
          </table:table-cell>
          <table:table-cell table:formula="of:=LN([.B101]*1000)" office:value-type="float" office:value="9.38733107833533" calcext:value-type="float">
            <text:p>9.38733107833533</text:p>
          </table:table-cell>
          <table:table-cell table:number-columns-repeated="6"/>
        </table:table-row>
        <table:table-row table:style-name="ro1">
          <table:table-cell office:value-type="float" office:value="99.962" calcext:value-type="float">
            <text:p>99.962</text:p>
          </table:table-cell>
          <table:table-cell office:value-type="float" office:value="11.9204" calcext:value-type="float">
            <text:p>11.9204</text:p>
          </table:table-cell>
          <table:table-cell table:formula="of:=LN([.B102]*1000)" office:value-type="float" office:value="9.3860064971033" calcext:value-type="float">
            <text:p>9.3860064971033</text:p>
          </table:table-cell>
          <table:table-cell table:number-columns-repeated="6"/>
        </table:table-row>
        <table:table-row table:style-name="ro1">
          <table:table-cell office:value-type="float" office:value="100.961" calcext:value-type="float">
            <text:p>100.961</text:p>
          </table:table-cell>
          <table:table-cell office:value-type="float" office:value="11.9065" calcext:value-type="float">
            <text:p>11.9065</text:p>
          </table:table-cell>
          <table:table-cell table:formula="of:=LN([.B103]*1000)" office:value-type="float" office:value="9.384839748464" calcext:value-type="float">
            <text:p>9.384839748464</text:p>
          </table:table-cell>
          <table:table-cell table:number-columns-repeated="6"/>
        </table:table-row>
        <table:table-row table:style-name="ro1">
          <table:table-cell office:value-type="float" office:value="101.961" calcext:value-type="float">
            <text:p>101.961</text:p>
          </table:table-cell>
          <table:table-cell office:value-type="float" office:value="11.8914" calcext:value-type="float">
            <text:p>11.8914</text:p>
          </table:table-cell>
          <table:table-cell table:formula="of:=LN([.B104]*1000)" office:value-type="float" office:value="9.38357072875836" calcext:value-type="float">
            <text:p>9.38357072875836</text:p>
          </table:table-cell>
          <table:table-cell table:number-columns-repeated="6"/>
        </table:table-row>
        <table:table-row table:style-name="ro1">
          <table:table-cell office:value-type="float" office:value="102.961" calcext:value-type="float">
            <text:p>102.961</text:p>
          </table:table-cell>
          <table:table-cell office:value-type="float" office:value="11.8774" calcext:value-type="float">
            <text:p>11.8774</text:p>
          </table:table-cell>
          <table:table-cell table:formula="of:=LN([.B105]*1000)" office:value-type="float" office:value="9.38239271374548" calcext:value-type="float">
            <text:p>9.38239271374548</text:p>
          </table:table-cell>
          <table:table-cell table:number-columns-repeated="6"/>
        </table:table-row>
        <table:table-row table:style-name="ro1">
          <table:table-cell office:value-type="float" office:value="103.961" calcext:value-type="float">
            <text:p>103.961</text:p>
          </table:table-cell>
          <table:table-cell office:value-type="float" office:value="11.863" calcext:value-type="float">
            <text:p>11.863</text:p>
          </table:table-cell>
          <table:table-cell table:formula="of:=LN([.B106]*1000)" office:value-type="float" office:value="9.3811795916611" calcext:value-type="float">
            <text:p>9.3811795916611</text:p>
          </table:table-cell>
          <table:table-cell table:number-columns-repeated="6"/>
        </table:table-row>
        <table:table-row table:style-name="ro1">
          <table:table-cell office:value-type="float" office:value="104.961" calcext:value-type="float">
            <text:p>104.961</text:p>
          </table:table-cell>
          <table:table-cell office:value-type="float" office:value="11.8486" calcext:value-type="float">
            <text:p>11.8486</text:p>
          </table:table-cell>
          <table:table-cell table:formula="of:=LN([.B107]*1000)" office:value-type="float" office:value="9.37996499612387" calcext:value-type="float">
            <text:p>9.37996499612387</text:p>
          </table:table-cell>
          <table:table-cell table:number-columns-repeated="6"/>
        </table:table-row>
        <table:table-row table:style-name="ro1">
          <table:table-cell office:value-type="float" office:value="105.961" calcext:value-type="float">
            <text:p>105.961</text:p>
          </table:table-cell>
          <table:table-cell office:value-type="float" office:value="11.8333" calcext:value-type="float">
            <text:p>11.8333</text:p>
          </table:table-cell>
          <table:table-cell table:formula="of:=LN([.B108]*1000)" office:value-type="float" office:value="9.37867286989002" calcext:value-type="float">
            <text:p>9.37867286989002</text:p>
          </table:table-cell>
          <table:table-cell table:number-columns-repeated="6"/>
        </table:table-row>
        <table:table-row table:style-name="ro1">
          <table:table-cell office:value-type="float" office:value="106.962" calcext:value-type="float">
            <text:p>106.962</text:p>
          </table:table-cell>
          <table:table-cell office:value-type="float" office:value="11.8184" calcext:value-type="float">
            <text:p>11.8184</text:p>
          </table:table-cell>
          <table:table-cell table:formula="of:=LN([.B109]*1000)" office:value-type="float" office:value="9.3774129180074" calcext:value-type="float">
            <text:p>9.3774129180074</text:p>
          </table:table-cell>
          <table:table-cell table:number-columns-repeated="6"/>
        </table:table-row>
        <table:table-row table:style-name="ro1">
          <table:table-cell office:value-type="float" office:value="107.962" calcext:value-type="float">
            <text:p>107.962</text:p>
          </table:table-cell>
          <table:table-cell office:value-type="float" office:value="11.8039" calcext:value-type="float">
            <text:p>11.8039</text:p>
          </table:table-cell>
          <table:table-cell table:formula="of:=LN([.B110]*1000)" office:value-type="float" office:value="9.37618526432244" calcext:value-type="float">
            <text:p>9.37618526432244</text:p>
          </table:table-cell>
          <table:table-cell table:number-columns-repeated="6"/>
        </table:table-row>
        <table:table-row table:style-name="ro1">
          <table:table-cell office:value-type="float" office:value="108.962" calcext:value-type="float">
            <text:p>108.962</text:p>
          </table:table-cell>
          <table:table-cell office:value-type="float" office:value="11.7893" calcext:value-type="float">
            <text:p>11.7893</text:p>
          </table:table-cell>
          <table:table-cell table:formula="of:=LN([.B111]*1000)" office:value-type="float" office:value="9.37494761941936" calcext:value-type="float">
            <text:p>9.37494761941936</text:p>
          </table:table-cell>
          <table:table-cell table:number-columns-repeated="6"/>
        </table:table-row>
        <table:table-row table:style-name="ro1">
          <table:table-cell office:value-type="float" office:value="109.962" calcext:value-type="float">
            <text:p>109.962</text:p>
          </table:table-cell>
          <table:table-cell office:value-type="float" office:value="11.7751" calcext:value-type="float">
            <text:p>11.7751</text:p>
          </table:table-cell>
          <table:table-cell table:formula="of:=LN([.B112]*1000)" office:value-type="float" office:value="9.37374241141756" calcext:value-type="float">
            <text:p>9.37374241141756</text:p>
          </table:table-cell>
          <table:table-cell table:number-columns-repeated="6"/>
        </table:table-row>
        <table:table-row table:style-name="ro1">
          <table:table-cell office:value-type="float" office:value="110.962" calcext:value-type="float">
            <text:p>110.962</text:p>
          </table:table-cell>
          <table:table-cell office:value-type="float" office:value="11.7608" calcext:value-type="float">
            <text:p>11.7608</text:p>
          </table:table-cell>
          <table:table-cell table:formula="of:=LN([.B113]*1000)" office:value-type="float" office:value="9.37252724634976" calcext:value-type="float">
            <text:p>9.37252724634976</text:p>
          </table:table-cell>
          <table:table-cell table:number-columns-repeated="6"/>
        </table:table-row>
        <table:table-row table:style-name="ro1">
          <table:table-cell office:value-type="float" office:value="111.962" calcext:value-type="float">
            <text:p>111.962</text:p>
          </table:table-cell>
          <table:table-cell office:value-type="float" office:value="11.7464" calcext:value-type="float">
            <text:p>11.7464</text:p>
          </table:table-cell>
          <table:table-cell table:formula="of:=LN([.B114]*1000)" office:value-type="float" office:value="9.37130208964873" calcext:value-type="float">
            <text:p>9.37130208964873</text:p>
          </table:table-cell>
          <table:table-cell table:number-columns-repeated="6"/>
        </table:table-row>
        <table:table-row table:style-name="ro1">
          <table:table-cell office:value-type="float" office:value="112.962" calcext:value-type="float">
            <text:p>112.962</text:p>
          </table:table-cell>
          <table:table-cell office:value-type="float" office:value="11.7306" calcext:value-type="float">
            <text:p>11.7306</text:p>
          </table:table-cell>
          <table:table-cell table:formula="of:=LN([.B115]*1000)" office:value-type="float" office:value="9.3699560912345" calcext:value-type="float">
            <text:p>9.3699560912345</text:p>
          </table:table-cell>
          <table:table-cell table:number-columns-repeated="6"/>
        </table:table-row>
        <table:table-row table:style-name="ro1">
          <table:table-cell office:value-type="float" office:value="113.961" calcext:value-type="float">
            <text:p>113.961</text:p>
          </table:table-cell>
          <table:table-cell office:value-type="float" office:value="11.7161" calcext:value-type="float">
            <text:p>11.7161</text:p>
          </table:table-cell>
          <table:table-cell table:formula="of:=LN([.B116]*1000)" office:value-type="float" office:value="9.36871924324749" calcext:value-type="float">
            <text:p>9.36871924324749</text:p>
          </table:table-cell>
          <table:table-cell table:number-columns-repeated="6"/>
        </table:table-row>
        <table:table-row table:style-name="ro1">
          <table:table-cell office:value-type="float" office:value="114.961" calcext:value-type="float">
            <text:p>114.961</text:p>
          </table:table-cell>
          <table:table-cell office:value-type="float" office:value="11.7016" calcext:value-type="float">
            <text:p>11.7016</text:p>
          </table:table-cell>
          <table:table-cell table:formula="of:=LN([.B117]*1000)" office:value-type="float" office:value="9.36748086357288" calcext:value-type="float">
            <text:p>9.36748086357288</text:p>
          </table:table-cell>
          <table:table-cell table:number-columns-repeated="6"/>
        </table:table-row>
        <table:table-row table:style-name="ro1">
          <table:table-cell office:value-type="float" office:value="115.962" calcext:value-type="float">
            <text:p>115.962</text:p>
          </table:table-cell>
          <table:table-cell office:value-type="float" office:value="11.6866" calcext:value-type="float">
            <text:p>11.6866</text:p>
          </table:table-cell>
          <table:table-cell table:formula="of:=LN([.B118]*1000)" office:value-type="float" office:value="9.36619816528429" calcext:value-type="float">
            <text:p>9.36619816528429</text:p>
          </table:table-cell>
          <table:table-cell table:number-columns-repeated="6"/>
        </table:table-row>
        <table:table-row table:style-name="ro1">
          <table:table-cell office:value-type="float" office:value="116.962" calcext:value-type="float">
            <text:p>116.962</text:p>
          </table:table-cell>
          <table:table-cell office:value-type="float" office:value="11.6724" calcext:value-type="float">
            <text:p>11.6724</text:p>
          </table:table-cell>
          <table:table-cell table:formula="of:=LN([.B119]*1000)" office:value-type="float" office:value="9.3649823596634" calcext:value-type="float">
            <text:p>9.3649823596634</text:p>
          </table:table-cell>
          <table:table-cell table:number-columns-repeated="6"/>
        </table:table-row>
        <table:table-row table:style-name="ro1">
          <table:table-cell office:value-type="float" office:value="117.962" calcext:value-type="float">
            <text:p>117.962</text:p>
          </table:table-cell>
          <table:table-cell office:value-type="float" office:value="11.6584" calcext:value-type="float">
            <text:p>11.6584</text:p>
          </table:table-cell>
          <table:table-cell table:formula="of:=LN([.B120]*1000)" office:value-type="float" office:value="9.36378222921949" calcext:value-type="float">
            <text:p>9.36378222921949</text:p>
          </table:table-cell>
          <table:table-cell table:number-columns-repeated="6"/>
        </table:table-row>
        <table:table-row table:style-name="ro1">
          <table:table-cell office:value-type="float" office:value="118.961" calcext:value-type="float">
            <text:p>118.961</text:p>
          </table:table-cell>
          <table:table-cell office:value-type="float" office:value="11.6429" calcext:value-type="float">
            <text:p>11.6429</text:p>
          </table:table-cell>
          <table:table-cell table:formula="of:=LN([.B121]*1000)" office:value-type="float" office:value="9.36245183114846" calcext:value-type="float">
            <text:p>9.36245183114846</text:p>
          </table:table-cell>
          <table:table-cell table:number-columns-repeated="6"/>
        </table:table-row>
        <table:table-row table:style-name="ro1">
          <table:table-cell office:value-type="float" office:value="119.961" calcext:value-type="float">
            <text:p>119.961</text:p>
          </table:table-cell>
          <table:table-cell office:value-type="float" office:value="11.6284" calcext:value-type="float">
            <text:p>11.6284</text:p>
          </table:table-cell>
          <table:table-cell table:formula="of:=LN([.B122]*1000)" office:value-type="float" office:value="9.36120566081191" calcext:value-type="float">
            <text:p>9.36120566081191</text:p>
          </table:table-cell>
          <table:table-cell table:number-columns-repeated="6"/>
        </table:table-row>
        <table:table-row table:style-name="ro1">
          <table:table-cell office:value-type="float" office:value="120.961" calcext:value-type="float">
            <text:p>120.961</text:p>
          </table:table-cell>
          <table:table-cell office:value-type="float" office:value="11.6137" calcext:value-type="float">
            <text:p>11.6137</text:p>
          </table:table-cell>
          <table:table-cell table:formula="of:=LN([.B123]*1000)" office:value-type="float" office:value="9.35994071470462" calcext:value-type="float">
            <text:p>9.35994071470462</text:p>
          </table:table-cell>
          <table:table-cell table:number-columns-repeated="6"/>
        </table:table-row>
        <table:table-row table:style-name="ro1">
          <table:table-cell office:value-type="float" office:value="121.961" calcext:value-type="float">
            <text:p>121.961</text:p>
          </table:table-cell>
          <table:table-cell office:value-type="float" office:value="11.5988" calcext:value-type="float">
            <text:p>11.5988</text:p>
          </table:table-cell>
          <table:table-cell table:formula="of:=LN([.B124]*1000)" office:value-type="float" office:value="9.35865692346745" calcext:value-type="float">
            <text:p>9.35865692346745</text:p>
          </table:table-cell>
          <table:table-cell table:number-columns-repeated="6"/>
        </table:table-row>
        <table:table-row table:style-name="ro1">
          <table:table-cell office:value-type="float" office:value="122.962" calcext:value-type="float">
            <text:p>122.962</text:p>
          </table:table-cell>
          <table:table-cell office:value-type="float" office:value="11.5834" calcext:value-type="float">
            <text:p>11.5834</text:p>
          </table:table-cell>
          <table:table-cell table:formula="of:=LN([.B125]*1000)" office:value-type="float" office:value="9.35732831770395" calcext:value-type="float">
            <text:p>9.35732831770395</text:p>
          </table:table-cell>
          <table:table-cell table:number-columns-repeated="6"/>
        </table:table-row>
        <table:table-row table:style-name="ro1">
          <table:table-cell office:value-type="float" office:value="123.962" calcext:value-type="float">
            <text:p>123.962</text:p>
          </table:table-cell>
          <table:table-cell office:value-type="float" office:value="11.5698" calcext:value-type="float">
            <text:p>11.5698</text:p>
          </table:table-cell>
          <table:table-cell table:formula="of:=LN([.B126]*1000)" office:value-type="float" office:value="9.35615353395362" calcext:value-type="float">
            <text:p>9.35615353395362</text:p>
          </table:table-cell>
          <table:table-cell table:number-columns-repeated="6"/>
        </table:table-row>
        <table:table-row table:style-name="ro1">
          <table:table-cell office:value-type="float" office:value="124.962" calcext:value-type="float">
            <text:p>124.962</text:p>
          </table:table-cell>
          <table:table-cell office:value-type="float" office:value="11.5558" calcext:value-type="float">
            <text:p>11.5558</text:p>
          </table:table-cell>
          <table:table-cell table:formula="of:=LN([.B127]*1000)" office:value-type="float" office:value="9.3549427544097" calcext:value-type="float">
            <text:p>9.3549427544097</text:p>
          </table:table-cell>
          <table:table-cell table:number-columns-repeated="6"/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11.5414" calcext:value-type="float">
            <text:p>11.5414</text:p>
          </table:table-cell>
          <table:table-cell table:formula="of:=LN([.B128]*1000)" office:value-type="float" office:value="9.35369584986147" calcext:value-type="float">
            <text:p>9.35369584986147</text:p>
          </table:table-cell>
          <table:table-cell table:number-columns-repeated="6"/>
        </table:table-row>
        <table:table-row table:style-name="ro1">
          <table:table-cell office:value-type="float" office:value="126.962" calcext:value-type="float">
            <text:p>126.962</text:p>
          </table:table-cell>
          <table:table-cell office:value-type="float" office:value="11.5267" calcext:value-type="float">
            <text:p>11.5267</text:p>
          </table:table-cell>
          <table:table-cell table:formula="of:=LN([.B129]*1000)" office:value-type="float" office:value="9.35242136240999" calcext:value-type="float">
            <text:p>9.35242136240999</text:p>
          </table:table-cell>
          <table:table-cell table:number-columns-repeated="6"/>
        </table:table-row>
        <table:table-row table:style-name="ro1">
          <table:table-cell office:value-type="float" office:value="127.962" calcext:value-type="float">
            <text:p>127.962</text:p>
          </table:table-cell>
          <table:table-cell office:value-type="float" office:value="11.5117" calcext:value-type="float">
            <text:p>11.5117</text:p>
          </table:table-cell>
          <table:table-cell table:formula="of:=LN([.B130]*1000)" office:value-type="float" office:value="9.35111918846392" calcext:value-type="float">
            <text:p>9.35111918846392</text:p>
          </table:table-cell>
          <table:table-cell table:number-columns-repeated="6"/>
        </table:table-row>
        <table:table-row table:style-name="ro1">
          <table:table-cell office:value-type="float" office:value="128.962" calcext:value-type="float">
            <text:p>128.962</text:p>
          </table:table-cell>
          <table:table-cell office:value-type="float" office:value="11.4975" calcext:value-type="float">
            <text:p>11.4975</text:p>
          </table:table-cell>
          <table:table-cell table:formula="of:=LN([.B131]*1000)" office:value-type="float" office:value="9.34988489941408" calcext:value-type="float">
            <text:p>9.34988489941408</text:p>
          </table:table-cell>
          <table:table-cell table:number-columns-repeated="6"/>
        </table:table-row>
        <table:table-row table:style-name="ro1">
          <table:table-cell office:value-type="float" office:value="129.962" calcext:value-type="float">
            <text:p>129.962</text:p>
          </table:table-cell>
          <table:table-cell office:value-type="float" office:value="11.4837" calcext:value-type="float">
            <text:p>11.4837</text:p>
          </table:table-cell>
          <table:table-cell table:formula="of:=LN([.B132]*1000)" office:value-type="float" office:value="9.34868391759775" calcext:value-type="float">
            <text:p>9.34868391759775</text:p>
          </table:table-cell>
          <table:table-cell table:number-columns-repeated="6"/>
        </table:table-row>
        <table:table-row table:style-name="ro1">
          <table:table-cell office:value-type="float" office:value="130.962" calcext:value-type="float">
            <text:p>130.962</text:p>
          </table:table-cell>
          <table:table-cell office:value-type="float" office:value="11.4692" calcext:value-type="float">
            <text:p>11.4692</text:p>
          </table:table-cell>
          <table:table-cell table:formula="of:=LN([.B133]*1000)" office:value-type="float" office:value="9.34742046052445" calcext:value-type="float">
            <text:p>9.34742046052445</text:p>
          </table:table-cell>
          <table:table-cell table:number-columns-repeated="6"/>
        </table:table-row>
        <table:table-row table:style-name="ro1">
          <table:table-cell office:value-type="float" office:value="131.962" calcext:value-type="float">
            <text:p>131.962</text:p>
          </table:table-cell>
          <table:table-cell office:value-type="float" office:value="11.4559" calcext:value-type="float">
            <text:p>11.4559</text:p>
          </table:table-cell>
          <table:table-cell table:formula="of:=LN([.B134]*1000)" office:value-type="float" office:value="9.34626016011205" calcext:value-type="float">
            <text:p>9.34626016011205</text:p>
          </table:table-cell>
          <table:table-cell table:number-columns-repeated="6"/>
        </table:table-row>
        <table:table-row table:style-name="ro1">
          <table:table-cell office:value-type="float" office:value="132.962" calcext:value-type="float">
            <text:p>132.962</text:p>
          </table:table-cell>
          <table:table-cell office:value-type="float" office:value="11.4405" calcext:value-type="float">
            <text:p>11.4405</text:p>
          </table:table-cell>
          <table:table-cell table:formula="of:=LN([.B135]*1000)" office:value-type="float" office:value="9.3449149702724" calcext:value-type="float">
            <text:p>9.3449149702724</text:p>
          </table:table-cell>
          <table:table-cell table:number-columns-repeated="6"/>
        </table:table-row>
        <table:table-row table:style-name="ro1">
          <table:table-cell office:value-type="float" office:value="133.962" calcext:value-type="float">
            <text:p>133.962</text:p>
          </table:table-cell>
          <table:table-cell office:value-type="float" office:value="11.4268" calcext:value-type="float">
            <text:p>11.4268</text:p>
          </table:table-cell>
          <table:table-cell table:formula="of:=LN([.B136]*1000)" office:value-type="float" office:value="9.34371675258696" calcext:value-type="float">
            <text:p>9.34371675258696</text:p>
          </table:table-cell>
          <table:table-cell table:number-columns-repeated="6"/>
        </table:table-row>
        <table:table-row table:style-name="ro1">
          <table:table-cell office:value-type="float" office:value="134.962" calcext:value-type="float">
            <text:p>134.962</text:p>
          </table:table-cell>
          <table:table-cell office:value-type="float" office:value="11.4127" calcext:value-type="float">
            <text:p>11.4127</text:p>
          </table:table-cell>
          <table:table-cell table:formula="of:=LN([.B137]*1000)" office:value-type="float" office:value="9.3424820493937" calcext:value-type="float">
            <text:p>9.3424820493937</text:p>
          </table:table-cell>
          <table:table-cell table:number-columns-repeated="6"/>
        </table:table-row>
        <table:table-row table:style-name="ro1">
          <table:table-cell office:value-type="float" office:value="135.961" calcext:value-type="float">
            <text:p>135.961</text:p>
          </table:table-cell>
          <table:table-cell office:value-type="float" office:value="11.3983" calcext:value-type="float">
            <text:p>11.3983</text:p>
          </table:table-cell>
          <table:table-cell table:formula="of:=LN([.B138]*1000)" office:value-type="float" office:value="9.34121950045566" calcext:value-type="float">
            <text:p>9.34121950045566</text:p>
          </table:table-cell>
          <table:table-cell table:number-columns-repeated="6"/>
        </table:table-row>
        <table:table-row table:style-name="ro1">
          <table:table-cell office:value-type="float" office:value="136.962" calcext:value-type="float">
            <text:p>136.962</text:p>
          </table:table-cell>
          <table:table-cell office:value-type="float" office:value="11.3841" calcext:value-type="float">
            <text:p>11.3841</text:p>
          </table:table-cell>
          <table:table-cell table:formula="of:=LN([.B139]*1000)" office:value-type="float" office:value="9.33997292398972" calcext:value-type="float">
            <text:p>9.33997292398972</text:p>
          </table:table-cell>
          <table:table-cell table:number-columns-repeated="6"/>
        </table:table-row>
        <table:table-row table:style-name="ro1">
          <table:table-cell office:value-type="float" office:value="137.962" calcext:value-type="float">
            <text:p>137.962</text:p>
          </table:table-cell>
          <table:table-cell office:value-type="float" office:value="11.3703" calcext:value-type="float">
            <text:p>11.3703</text:p>
          </table:table-cell>
          <table:table-cell table:formula="of:=LN([.B140]*1000)" office:value-type="float" office:value="9.33875997162077" calcext:value-type="float">
            <text:p>9.33875997162077</text:p>
          </table:table-cell>
          <table:table-cell table:number-columns-repeated="6"/>
        </table:table-row>
        <table:table-row table:style-name="ro1">
          <table:table-cell office:value-type="float" office:value="138.962" calcext:value-type="float">
            <text:p>138.962</text:p>
          </table:table-cell>
          <table:table-cell office:value-type="float" office:value="11.356" calcext:value-type="float">
            <text:p>11.356</text:p>
          </table:table-cell>
          <table:table-cell table:formula="of:=LN([.B141]*1000)" office:value-type="float" office:value="9.33750151759286" calcext:value-type="float">
            <text:p>9.33750151759286</text:p>
          </table:table-cell>
          <table:table-cell table:number-columns-repeated="6"/>
        </table:table-row>
        <table:table-row table:style-name="ro1">
          <table:table-cell office:value-type="float" office:value="139.962" calcext:value-type="float">
            <text:p>139.962</text:p>
          </table:table-cell>
          <table:table-cell office:value-type="float" office:value="11.3418" calcext:value-type="float">
            <text:p>11.3418</text:p>
          </table:table-cell>
          <table:table-cell table:formula="of:=LN([.B142]*1000)" office:value-type="float" office:value="9.33625029484417" calcext:value-type="float">
            <text:p>9.33625029484417</text:p>
          </table:table-cell>
          <table:table-cell table:number-columns-repeated="6"/>
        </table:table-row>
        <table:table-row table:style-name="ro1">
          <table:table-cell office:value-type="float" office:value="140.962" calcext:value-type="float">
            <text:p>140.962</text:p>
          </table:table-cell>
          <table:table-cell office:value-type="float" office:value="11.328" calcext:value-type="float">
            <text:p>11.328</text:p>
          </table:table-cell>
          <table:table-cell table:formula="of:=LN([.B143]*1000)" office:value-type="float" office:value="9.3350328159335" calcext:value-type="float">
            <text:p>9.3350328159335</text:p>
          </table:table-cell>
          <table:table-cell table:number-columns-repeated="6"/>
        </table:table-row>
        <table:table-row table:style-name="ro1">
          <table:table-cell office:value-type="float" office:value="141.961" calcext:value-type="float">
            <text:p>141.961</text:p>
          </table:table-cell>
          <table:table-cell office:value-type="float" office:value="11.3146" calcext:value-type="float">
            <text:p>11.3146</text:p>
          </table:table-cell>
          <table:table-cell table:formula="of:=LN([.B144]*1000)" office:value-type="float" office:value="9.33384920613919" calcext:value-type="float">
            <text:p>9.33384920613919</text:p>
          </table:table-cell>
          <table:table-cell table:number-columns-repeated="6"/>
        </table:table-row>
        <table:table-row table:style-name="ro1">
          <table:table-cell office:value-type="float" office:value="142.962" calcext:value-type="float">
            <text:p>142.962</text:p>
          </table:table-cell>
          <table:table-cell office:value-type="float" office:value="11.3007" calcext:value-type="float">
            <text:p>11.3007</text:p>
          </table:table-cell>
          <table:table-cell table:formula="of:=LN([.B145]*1000)" office:value-type="float" office:value="9.33261994968446" calcext:value-type="float">
            <text:p>9.33261994968446</text:p>
          </table:table-cell>
          <table:table-cell table:number-columns-repeated="6"/>
        </table:table-row>
        <table:table-row table:style-name="ro1">
          <table:table-cell office:value-type="float" office:value="143.962" calcext:value-type="float">
            <text:p>143.962</text:p>
          </table:table-cell>
          <table:table-cell office:value-type="float" office:value="11.2865" calcext:value-type="float">
            <text:p>11.2865</text:p>
          </table:table-cell>
          <table:table-cell table:formula="of:=LN([.B146]*1000)" office:value-type="float" office:value="9.33136260022363" calcext:value-type="float">
            <text:p>9.33136260022363</text:p>
          </table:table-cell>
          <table:table-cell table:number-columns-repeated="6"/>
        </table:table-row>
        <table:table-row table:style-name="ro1">
          <table:table-cell office:value-type="float" office:value="144.961" calcext:value-type="float">
            <text:p>144.961</text:p>
          </table:table-cell>
          <table:table-cell office:value-type="float" office:value="11.273" calcext:value-type="float">
            <text:p>11.273</text:p>
          </table:table-cell>
          <table:table-cell table:formula="of:=LN([.B147]*1000)" office:value-type="float" office:value="9.33016576504453" calcext:value-type="float">
            <text:p>9.33016576504453</text:p>
          </table:table-cell>
          <table:table-cell table:number-columns-repeated="6"/>
        </table:table-row>
        <table:table-row table:style-name="ro1">
          <table:table-cell office:value-type="float" office:value="145.961" calcext:value-type="float">
            <text:p>145.961</text:p>
          </table:table-cell>
          <table:table-cell office:value-type="float" office:value="11.2604" calcext:value-type="float">
            <text:p>11.2604</text:p>
          </table:table-cell>
          <table:table-cell table:formula="of:=LN([.B148]*1000)" office:value-type="float" office:value="9.32904742504141" calcext:value-type="float">
            <text:p>9.32904742504141</text:p>
          </table:table-cell>
          <table:table-cell table:number-columns-repeated="6"/>
        </table:table-row>
        <table:table-row table:style-name="ro1">
          <table:table-cell office:value-type="float" office:value="146.962" calcext:value-type="float">
            <text:p>146.962</text:p>
          </table:table-cell>
          <table:table-cell office:value-type="float" office:value="11.2469" calcext:value-type="float">
            <text:p>11.2469</text:p>
          </table:table-cell>
          <table:table-cell table:formula="of:=LN([.B149]*1000)" office:value-type="float" office:value="9.3278478141046" calcext:value-type="float">
            <text:p>9.3278478141046</text:p>
          </table:table-cell>
          <table:table-cell table:number-columns-repeated="6"/>
        </table:table-row>
        <table:table-row table:style-name="ro1">
          <table:table-cell office:value-type="float" office:value="147.962" calcext:value-type="float">
            <text:p>147.962</text:p>
          </table:table-cell>
          <table:table-cell office:value-type="float" office:value="11.233" calcext:value-type="float">
            <text:p>11.233</text:p>
          </table:table-cell>
          <table:table-cell table:formula="of:=LN([.B150]*1000)" office:value-type="float" office:value="9.32661115364157" calcext:value-type="float">
            <text:p>9.32661115364157</text:p>
          </table:table-cell>
          <table:table-cell table:number-columns-repeated="6"/>
        </table:table-row>
        <table:table-row table:style-name="ro1">
          <table:table-cell office:value-type="float" office:value="148.962" calcext:value-type="float">
            <text:p>148.962</text:p>
          </table:table-cell>
          <table:table-cell office:value-type="float" office:value="11.219" calcext:value-type="float">
            <text:p>11.219</text:p>
          </table:table-cell>
          <table:table-cell table:formula="of:=LN([.B151]*1000)" office:value-type="float" office:value="9.32536404854496" calcext:value-type="float">
            <text:p>9.32536404854496</text:p>
          </table:table-cell>
          <table:table-cell table:number-columns-repeated="6"/>
        </table:table-row>
        <table:table-row table:style-name="ro1">
          <table:table-cell office:value-type="float" office:value="149.962" calcext:value-type="float">
            <text:p>149.962</text:p>
          </table:table-cell>
          <table:table-cell office:value-type="float" office:value="11.2053" calcext:value-type="float">
            <text:p>11.2053</text:p>
          </table:table-cell>
          <table:table-cell table:formula="of:=LN([.B152]*1000)" office:value-type="float" office:value="9.32414215963833" calcext:value-type="float">
            <text:p>9.32414215963833</text:p>
          </table:table-cell>
          <table:table-cell table:number-columns-repeated="6"/>
        </table:table-row>
        <table:table-row table:style-name="ro1">
          <table:table-cell office:value-type="float" office:value="150.962" calcext:value-type="float">
            <text:p>150.962</text:p>
          </table:table-cell>
          <table:table-cell office:value-type="float" office:value="11.1921" calcext:value-type="float">
            <text:p>11.1921</text:p>
          </table:table-cell>
          <table:table-cell table:formula="of:=LN([.B153]*1000)" office:value-type="float" office:value="9.32296345125894" calcext:value-type="float">
            <text:p>9.32296345125894</text:p>
          </table:table-cell>
          <table:table-cell table:number-columns-repeated="6"/>
        </table:table-row>
        <table:table-row table:style-name="ro1">
          <table:table-cell office:value-type="float" office:value="151.962" calcext:value-type="float">
            <text:p>151.962</text:p>
          </table:table-cell>
          <table:table-cell office:value-type="float" office:value="11.1777" calcext:value-type="float">
            <text:p>11.1777</text:p>
          </table:table-cell>
          <table:table-cell table:formula="of:=LN([.B154]*1000)" office:value-type="float" office:value="9.32167600103685" calcext:value-type="float">
            <text:p>9.32167600103685</text:p>
          </table:table-cell>
          <table:table-cell table:number-columns-repeated="6"/>
        </table:table-row>
        <table:table-row table:style-name="ro1">
          <table:table-cell office:value-type="float" office:value="152.962" calcext:value-type="float">
            <text:p>152.962</text:p>
          </table:table-cell>
          <table:table-cell office:value-type="float" office:value="11.1648" calcext:value-type="float">
            <text:p>11.1648</text:p>
          </table:table-cell>
          <table:table-cell table:formula="of:=LN([.B155]*1000)" office:value-type="float" office:value="9.32052125099246" calcext:value-type="float">
            <text:p>9.32052125099246</text:p>
          </table:table-cell>
          <table:table-cell table:number-columns-repeated="6"/>
        </table:table-row>
        <table:table-row table:style-name="ro1">
          <table:table-cell office:value-type="float" office:value="153.962" calcext:value-type="float">
            <text:p>153.962</text:p>
          </table:table-cell>
          <table:table-cell office:value-type="float" office:value="11.1507" calcext:value-type="float">
            <text:p>11.1507</text:p>
          </table:table-cell>
          <table:table-cell table:formula="of:=LN([.B156]*1000)" office:value-type="float" office:value="9.31925755518673" calcext:value-type="float">
            <text:p>9.31925755518673</text:p>
          </table:table-cell>
          <table:table-cell table:number-columns-repeated="6"/>
        </table:table-row>
        <table:table-row table:style-name="ro1">
          <table:table-cell office:value-type="float" office:value="154.962" calcext:value-type="float">
            <text:p>154.962</text:p>
          </table:table-cell>
          <table:table-cell office:value-type="float" office:value="11.138" calcext:value-type="float">
            <text:p>11.138</text:p>
          </table:table-cell>
          <table:table-cell table:formula="of:=LN([.B157]*1000)" office:value-type="float" office:value="9.31811796414961" calcext:value-type="float">
            <text:p>9.31811796414961</text:p>
          </table:table-cell>
          <table:table-cell table:number-columns-repeated="6"/>
        </table:table-row>
        <table:table-row table:style-name="ro1">
          <table:table-cell office:value-type="float" office:value="155.962" calcext:value-type="float">
            <text:p>155.962</text:p>
          </table:table-cell>
          <table:table-cell office:value-type="float" office:value="11.1234" calcext:value-type="float">
            <text:p>11.1234</text:p>
          </table:table-cell>
          <table:table-cell table:formula="of:=LN([.B158]*1000)" office:value-type="float" office:value="9.3168062764666" calcext:value-type="float">
            <text:p>9.3168062764666</text:p>
          </table:table-cell>
          <table:table-cell table:number-columns-repeated="6"/>
        </table:table-row>
        <table:table-row table:style-name="ro1">
          <table:table-cell office:value-type="float" office:value="156.962" calcext:value-type="float">
            <text:p>156.962</text:p>
          </table:table-cell>
          <table:table-cell office:value-type="float" office:value="11.1098" calcext:value-type="float">
            <text:p>11.1098</text:p>
          </table:table-cell>
          <table:table-cell table:formula="of:=LN([.B159]*1000)" office:value-type="float" office:value="9.31558288067146" calcext:value-type="float">
            <text:p>9.31558288067146</text:p>
          </table:table-cell>
          <table:table-cell table:number-columns-repeated="6"/>
        </table:table-row>
        <table:table-row table:style-name="ro1">
          <table:table-cell office:value-type="float" office:value="157.962" calcext:value-type="float">
            <text:p>157.962</text:p>
          </table:table-cell>
          <table:table-cell office:value-type="float" office:value="11.0968" calcext:value-type="float">
            <text:p>11.0968</text:p>
          </table:table-cell>
          <table:table-cell table:formula="of:=LN([.B160]*1000)" office:value-type="float" office:value="9.31441205744908" calcext:value-type="float">
            <text:p>9.31441205744908</text:p>
          </table:table-cell>
          <table:table-cell table:number-columns-repeated="6"/>
        </table:table-row>
        <table:table-row table:style-name="ro1">
          <table:table-cell office:value-type="float" office:value="158.962" calcext:value-type="float">
            <text:p>158.962</text:p>
          </table:table-cell>
          <table:table-cell office:value-type="float" office:value="11.0828" calcext:value-type="float">
            <text:p>11.0828</text:p>
          </table:table-cell>
          <table:table-cell table:formula="of:=LN([.B161]*1000)" office:value-type="float" office:value="9.31314963595732" calcext:value-type="float">
            <text:p>9.31314963595732</text:p>
          </table:table-cell>
          <table:table-cell table:number-columns-repeated="6"/>
        </table:table-row>
        <table:table-row table:style-name="ro1">
          <table:table-cell office:value-type="float" office:value="159.961" calcext:value-type="float">
            <text:p>159.961</text:p>
          </table:table-cell>
          <table:table-cell office:value-type="float" office:value="11.0699" calcext:value-type="float">
            <text:p>11.0699</text:p>
          </table:table-cell>
          <table:table-cell table:formula="of:=LN([.B162]*1000)" office:value-type="float" office:value="9.31198499223821" calcext:value-type="float">
            <text:p>9.31198499223821</text:p>
          </table:table-cell>
          <table:table-cell table:number-columns-repeated="6"/>
        </table:table-row>
        <table:table-row table:style-name="ro1">
          <table:table-cell office:value-type="float" office:value="160.961" calcext:value-type="float">
            <text:p>160.961</text:p>
          </table:table-cell>
          <table:table-cell office:value-type="float" office:value="11.0556" calcext:value-type="float">
            <text:p>11.0556</text:p>
          </table:table-cell>
          <table:table-cell table:formula="of:=LN([.B163]*1000)" office:value-type="float" office:value="9.31069236590289" calcext:value-type="float">
            <text:p>9.31069236590289</text:p>
          </table:table-cell>
          <table:table-cell table:number-columns-repeated="6"/>
        </table:table-row>
        <table:table-row table:style-name="ro1">
          <table:table-cell office:value-type="float" office:value="161.961" calcext:value-type="float">
            <text:p>161.961</text:p>
          </table:table-cell>
          <table:table-cell office:value-type="float" office:value="11.0423" calcext:value-type="float">
            <text:p>11.0423</text:p>
          </table:table-cell>
          <table:table-cell table:formula="of:=LN([.B164]*1000)" office:value-type="float" office:value="9.30948863146604" calcext:value-type="float">
            <text:p>9.30948863146604</text:p>
          </table:table-cell>
          <table:table-cell table:number-columns-repeated="6"/>
        </table:table-row>
        <table:table-row table:style-name="ro1">
          <table:table-cell office:value-type="float" office:value="162.961" calcext:value-type="float">
            <text:p>162.961</text:p>
          </table:table-cell>
          <table:table-cell office:value-type="float" office:value="11.0286" calcext:value-type="float">
            <text:p>11.0286</text:p>
          </table:table-cell>
          <table:table-cell table:formula="of:=LN([.B165]*1000)" office:value-type="float" office:value="9.30824717762777" calcext:value-type="float">
            <text:p>9.30824717762777</text:p>
          </table:table-cell>
          <table:table-cell table:number-columns-repeated="6"/>
        </table:table-row>
        <table:table-row table:style-name="ro1">
          <table:table-cell office:value-type="float" office:value="163.961" calcext:value-type="float">
            <text:p>163.961</text:p>
          </table:table-cell>
          <table:table-cell office:value-type="float" office:value="11.0147" calcext:value-type="float">
            <text:p>11.0147</text:p>
          </table:table-cell>
          <table:table-cell table:formula="of:=LN([.B166]*1000)" office:value-type="float" office:value="9.30698602327771" calcext:value-type="float">
            <text:p>9.30698602327771</text:p>
          </table:table-cell>
          <table:table-cell table:number-columns-repeated="6"/>
        </table:table-row>
        <table:table-row table:style-name="ro1">
          <table:table-cell office:value-type="float" office:value="164.961" calcext:value-type="float">
            <text:p>164.961</text:p>
          </table:table-cell>
          <table:table-cell office:value-type="float" office:value="11.0023" calcext:value-type="float">
            <text:p>11.0023</text:p>
          </table:table-cell>
          <table:table-cell table:formula="of:=LN([.B167]*1000)" office:value-type="float" office:value="9.30585962083314" calcext:value-type="float">
            <text:p>9.30585962083314</text:p>
          </table:table-cell>
          <table:table-cell table:number-columns-repeated="6"/>
        </table:table-row>
        <table:table-row table:style-name="ro1">
          <table:table-cell office:value-type="float" office:value="165.961" calcext:value-type="float">
            <text:p>165.961</text:p>
          </table:table-cell>
          <table:table-cell office:value-type="float" office:value="10.9891" calcext:value-type="float">
            <text:p>10.9891</text:p>
          </table:table-cell>
          <table:table-cell table:formula="of:=LN([.B168]*1000)" office:value-type="float" office:value="9.30465915141462" calcext:value-type="float">
            <text:p>9.30465915141462</text:p>
          </table:table-cell>
          <table:table-cell table:number-columns-repeated="6"/>
        </table:table-row>
        <table:table-row table:style-name="ro1">
          <table:table-cell office:value-type="float" office:value="166.961" calcext:value-type="float">
            <text:p>166.961</text:p>
          </table:table-cell>
          <table:table-cell office:value-type="float" office:value="10.9751" calcext:value-type="float">
            <text:p>10.9751</text:p>
          </table:table-cell>
          <table:table-cell table:formula="of:=LN([.B169]*1000)" office:value-type="float" office:value="9.30338434951917" calcext:value-type="float">
            <text:p>9.30338434951917</text:p>
          </table:table-cell>
          <table:table-cell table:number-columns-repeated="6"/>
        </table:table-row>
        <table:table-row table:style-name="ro1">
          <table:table-cell office:value-type="float" office:value="167.961" calcext:value-type="float">
            <text:p>167.961</text:p>
          </table:table-cell>
          <table:table-cell office:value-type="float" office:value="10.9618" calcext:value-type="float">
            <text:p>10.9618</text:p>
          </table:table-cell>
          <table:table-cell table:formula="of:=LN([.B170]*1000)" office:value-type="float" office:value="9.30217178059379" calcext:value-type="float">
            <text:p>9.30217178059379</text:p>
          </table:table-cell>
          <table:table-cell table:number-columns-repeated="6"/>
        </table:table-row>
        <table:table-row table:style-name="ro1">
          <table:table-cell office:value-type="float" office:value="168.961" calcext:value-type="float">
            <text:p>168.961</text:p>
          </table:table-cell>
          <table:table-cell office:value-type="float" office:value="10.9491" calcext:value-type="float">
            <text:p>10.9491</text:p>
          </table:table-cell>
          <table:table-cell table:formula="of:=LN([.B171]*1000)" office:value-type="float" office:value="9.3010125400859" calcext:value-type="float">
            <text:p>9.3010125400859</text:p>
          </table:table-cell>
          <table:table-cell table:number-columns-repeated="6"/>
        </table:table-row>
        <table:table-row table:style-name="ro1">
          <table:table-cell office:value-type="float" office:value="169.961" calcext:value-type="float">
            <text:p>169.961</text:p>
          </table:table-cell>
          <table:table-cell office:value-type="float" office:value="10.9357" calcext:value-type="float">
            <text:p>10.9357</text:p>
          </table:table-cell>
          <table:table-cell table:formula="of:=LN([.B172]*1000)" office:value-type="float" office:value="9.29978794569394" calcext:value-type="float">
            <text:p>9.29978794569394</text:p>
          </table:table-cell>
          <table:table-cell table:number-columns-repeated="6"/>
        </table:table-row>
        <table:table-row table:style-name="ro1">
          <table:table-cell office:value-type="float" office:value="170.961" calcext:value-type="float">
            <text:p>170.961</text:p>
          </table:table-cell>
          <table:table-cell office:value-type="float" office:value="10.9223" calcext:value-type="float">
            <text:p>10.9223</text:p>
          </table:table-cell>
          <table:table-cell table:formula="of:=LN([.B173]*1000)" office:value-type="float" office:value="9.29856184983167" calcext:value-type="float">
            <text:p>9.29856184983167</text:p>
          </table:table-cell>
          <table:table-cell table:number-columns-repeated="6"/>
        </table:table-row>
        <table:table-row table:style-name="ro1">
          <table:table-cell office:value-type="float" office:value="171.962" calcext:value-type="float">
            <text:p>171.962</text:p>
          </table:table-cell>
          <table:table-cell office:value-type="float" office:value="10.9087" calcext:value-type="float">
            <text:p>10.9087</text:p>
          </table:table-cell>
          <table:table-cell table:formula="of:=LN([.B174]*1000)" office:value-type="float" office:value="9.29731591499045" calcext:value-type="float">
            <text:p>9.29731591499045</text:p>
          </table:table-cell>
          <table:table-cell table:number-columns-repeated="6"/>
        </table:table-row>
        <table:table-row table:style-name="ro1">
          <table:table-cell office:value-type="float" office:value="172.962" calcext:value-type="float">
            <text:p>172.962</text:p>
          </table:table-cell>
          <table:table-cell office:value-type="float" office:value="10.8957" calcext:value-type="float">
            <text:p>10.8957</text:p>
          </table:table-cell>
          <table:table-cell table:formula="of:=LN([.B175]*1000)" office:value-type="float" office:value="9.29612349497061" calcext:value-type="float">
            <text:p>9.29612349497061</text:p>
          </table:table-cell>
          <table:table-cell table:number-columns-repeated="6"/>
        </table:table-row>
        <table:table-row table:style-name="ro1">
          <table:table-cell office:value-type="float" office:value="173.962" calcext:value-type="float">
            <text:p>173.962</text:p>
          </table:table-cell>
          <table:table-cell office:value-type="float" office:value="10.8822" calcext:value-type="float">
            <text:p>10.8822</text:p>
          </table:table-cell>
          <table:table-cell table:formula="of:=LN([.B176]*1000)" office:value-type="float" office:value="9.29488370585143" calcext:value-type="float">
            <text:p>9.29488370585143</text:p>
          </table:table-cell>
          <table:table-cell table:number-columns-repeated="6"/>
        </table:table-row>
        <table:table-row table:style-name="ro1">
          <table:table-cell office:value-type="float" office:value="174.962" calcext:value-type="float">
            <text:p>174.962</text:p>
          </table:table-cell>
          <table:table-cell office:value-type="float" office:value="10.8686" calcext:value-type="float">
            <text:p>10.8686</text:p>
          </table:table-cell>
          <table:table-cell table:formula="of:=LN([.B177]*1000)" office:value-type="float" office:value="9.29363317697228" calcext:value-type="float">
            <text:p>9.29363317697228</text:p>
          </table:table-cell>
          <table:table-cell table:number-columns-repeated="6"/>
        </table:table-row>
        <table:table-row table:style-name="ro1">
          <table:table-cell office:value-type="float" office:value="175.961" calcext:value-type="float">
            <text:p>175.961</text:p>
          </table:table-cell>
          <table:table-cell office:value-type="float" office:value="10.8553" calcext:value-type="float">
            <text:p>10.8553</text:p>
          </table:table-cell>
          <table:table-cell table:formula="of:=LN([.B178]*1000)" office:value-type="float" office:value="9.29240871896412" calcext:value-type="float">
            <text:p>9.29240871896412</text:p>
          </table:table-cell>
          <table:table-cell table:number-columns-repeated="6"/>
        </table:table-row>
        <table:table-row table:style-name="ro1">
          <table:table-cell office:value-type="float" office:value="176.962" calcext:value-type="float">
            <text:p>176.962</text:p>
          </table:table-cell>
          <table:table-cell office:value-type="float" office:value="10.842" calcext:value-type="float">
            <text:p>10.842</text:p>
          </table:table-cell>
          <table:table-cell table:formula="of:=LN([.B179]*1000)" office:value-type="float" office:value="9.29118275982028" calcext:value-type="float">
            <text:p>9.29118275982028</text:p>
          </table:table-cell>
          <table:table-cell table:number-columns-repeated="6"/>
        </table:table-row>
        <table:table-row table:style-name="ro1">
          <table:table-cell office:value-type="float" office:value="177.962" calcext:value-type="float">
            <text:p>177.962</text:p>
          </table:table-cell>
          <table:table-cell office:value-type="float" office:value="10.8293" calcext:value-type="float">
            <text:p>10.8293</text:p>
          </table:table-cell>
          <table:table-cell table:formula="of:=LN([.B180]*1000)" office:value-type="float" office:value="9.2900107026337" calcext:value-type="float">
            <text:p>9.2900107026337</text:p>
          </table:table-cell>
          <table:table-cell table:number-columns-repeated="6"/>
        </table:table-row>
        <table:table-row table:style-name="ro1">
          <table:table-cell office:value-type="float" office:value="178.962" calcext:value-type="float">
            <text:p>178.962</text:p>
          </table:table-cell>
          <table:table-cell office:value-type="float" office:value="10.8163" calcext:value-type="float">
            <text:p>10.8163</text:p>
          </table:table-cell>
          <table:table-cell table:formula="of:=LN([.B181]*1000)" office:value-type="float" office:value="9.28880953458448" calcext:value-type="float">
            <text:p>9.28880953458448</text:p>
          </table:table-cell>
          <table:table-cell table:number-columns-repeated="6"/>
        </table:table-row>
        <table:table-row table:style-name="ro1">
          <table:table-cell office:value-type="float" office:value="179.962" calcext:value-type="float">
            <text:p>179.962</text:p>
          </table:table-cell>
          <table:table-cell office:value-type="float" office:value="10.8029" calcext:value-type="float">
            <text:p>10.8029</text:p>
          </table:table-cell>
          <table:table-cell table:formula="of:=LN([.B182]*1000)" office:value-type="float" office:value="9.28756989558618" calcext:value-type="float">
            <text:p>9.28756989558618</text:p>
          </table:table-cell>
          <table:table-cell table:number-columns-repeated="6"/>
        </table:table-row>
        <table:table-row table:style-name="ro1">
          <table:table-cell office:value-type="float" office:value="180.962" calcext:value-type="float">
            <text:p>180.962</text:p>
          </table:table-cell>
          <table:table-cell office:value-type="float" office:value="10.7893" calcext:value-type="float">
            <text:p>10.7893</text:p>
          </table:table-cell>
          <table:table-cell table:formula="of:=LN([.B183]*1000)" office:value-type="float" office:value="9.28631018126356" calcext:value-type="float">
            <text:p>9.28631018126356</text:p>
          </table:table-cell>
          <table:table-cell table:number-columns-repeated="6"/>
        </table:table-row>
        <table:table-row table:style-name="ro1">
          <table:table-cell office:value-type="float" office:value="181.961" calcext:value-type="float">
            <text:p>181.961</text:p>
          </table:table-cell>
          <table:table-cell office:value-type="float" office:value="10.776" calcext:value-type="float">
            <text:p>10.776</text:p>
          </table:table-cell>
          <table:table-cell table:formula="of:=LN([.B184]*1000)" office:value-type="float" office:value="9.2850767180902" calcext:value-type="float">
            <text:p>9.2850767180902</text:p>
          </table:table-cell>
          <table:table-cell table:number-columns-repeated="6"/>
        </table:table-row>
        <table:table-row table:style-name="ro1">
          <table:table-cell office:value-type="float" office:value="182.961" calcext:value-type="float">
            <text:p>182.961</text:p>
          </table:table-cell>
          <table:table-cell office:value-type="float" office:value="10.7631" calcext:value-type="float">
            <text:p>10.7631</text:p>
          </table:table-cell>
          <table:table-cell table:formula="of:=LN([.B185]*1000)" office:value-type="float" office:value="9.28387889631098" calcext:value-type="float">
            <text:p>9.28387889631098</text:p>
          </table:table-cell>
          <table:table-cell table:number-columns-repeated="6"/>
        </table:table-row>
        <table:table-row table:style-name="ro1">
          <table:table-cell office:value-type="float" office:value="183.962" calcext:value-type="float">
            <text:p>183.962</text:p>
          </table:table-cell>
          <table:table-cell office:value-type="float" office:value="10.7501" calcext:value-type="float">
            <text:p>10.7501</text:p>
          </table:table-cell>
          <table:table-cell table:formula="of:=LN([.B186]*1000)" office:value-type="float" office:value="9.28267033583812" calcext:value-type="float">
            <text:p>9.28267033583812</text:p>
          </table:table-cell>
          <table:table-cell table:number-columns-repeated="6"/>
        </table:table-row>
        <table:table-row table:style-name="ro1">
          <table:table-cell office:value-type="float" office:value="184.962" calcext:value-type="float">
            <text:p>184.962</text:p>
          </table:table-cell>
          <table:table-cell office:value-type="float" office:value="10.7376" calcext:value-type="float">
            <text:p>10.7376</text:p>
          </table:table-cell>
          <table:table-cell table:formula="of:=LN([.B187]*1000)" office:value-type="float" office:value="9.28150687940398" calcext:value-type="float">
            <text:p>9.28150687940398</text:p>
          </table:table-cell>
          <table:table-cell table:number-columns-repeated="6"/>
        </table:table-row>
        <table:table-row table:style-name="ro1">
          <table:table-cell office:value-type="float" office:value="185.962" calcext:value-type="float">
            <text:p>185.962</text:p>
          </table:table-cell>
          <table:table-cell office:value-type="float" office:value="10.7249" calcext:value-type="float">
            <text:p>10.7249</text:p>
          </table:table-cell>
          <table:table-cell table:formula="of:=LN([.B188]*1000)" office:value-type="float" office:value="9.28032341974343" calcext:value-type="float">
            <text:p>9.28032341974343</text:p>
          </table:table-cell>
          <table:table-cell table:number-columns-repeated="6"/>
        </table:table-row>
        <table:table-row table:style-name="ro1">
          <table:table-cell office:value-type="float" office:value="186.962" calcext:value-type="float">
            <text:p>186.962</text:p>
          </table:table-cell>
          <table:table-cell office:value-type="float" office:value="10.7117" calcext:value-type="float">
            <text:p>10.7117</text:p>
          </table:table-cell>
          <table:table-cell table:formula="of:=LN([.B189]*1000)" office:value-type="float" office:value="9.27909188100423" calcext:value-type="float">
            <text:p>9.27909188100423</text:p>
          </table:table-cell>
          <table:table-cell table:number-columns-repeated="6"/>
        </table:table-row>
        <table:table-row table:style-name="ro1">
          <table:table-cell office:value-type="float" office:value="187.962" calcext:value-type="float">
            <text:p>187.962</text:p>
          </table:table-cell>
          <table:table-cell office:value-type="float" office:value="10.699" calcext:value-type="float">
            <text:p>10.699</text:p>
          </table:table-cell>
          <table:table-cell table:formula="of:=LN([.B190]*1000)" office:value-type="float" office:value="9.27790555813861" calcext:value-type="float">
            <text:p>9.27790555813861</text:p>
          </table:table-cell>
          <table:table-cell table:number-columns-repeated="6"/>
        </table:table-row>
        <table:table-row table:style-name="ro1">
          <table:table-cell office:value-type="float" office:value="188.962" calcext:value-type="float">
            <text:p>188.962</text:p>
          </table:table-cell>
          <table:table-cell office:value-type="float" office:value="10.6858" calcext:value-type="float">
            <text:p>10.6858</text:p>
          </table:table-cell>
          <table:table-cell table:formula="of:=LN([.B191]*1000)" office:value-type="float" office:value="9.27667103626546" calcext:value-type="float">
            <text:p>9.27667103626546</text:p>
          </table:table-cell>
          <table:table-cell table:number-columns-repeated="6"/>
        </table:table-row>
        <table:table-row table:style-name="ro1">
          <table:table-cell office:value-type="float" office:value="189.962" calcext:value-type="float">
            <text:p>189.962</text:p>
          </table:table-cell>
          <table:table-cell office:value-type="float" office:value="10.6733" calcext:value-type="float">
            <text:p>10.6733</text:p>
          </table:table-cell>
          <table:table-cell table:formula="of:=LN([.B192]*1000)" office:value-type="float" office:value="9.27550057482963" calcext:value-type="float">
            <text:p>9.27550057482963</text:p>
          </table:table-cell>
          <table:table-cell table:number-columns-repeated="6"/>
        </table:table-row>
        <table:table-row table:style-name="ro1">
          <table:table-cell office:value-type="float" office:value="190.962" calcext:value-type="float">
            <text:p>190.962</text:p>
          </table:table-cell>
          <table:table-cell office:value-type="float" office:value="10.6598" calcext:value-type="float">
            <text:p>10.6598</text:p>
          </table:table-cell>
          <table:table-cell table:formula="of:=LN([.B193]*1000)" office:value-type="float" office:value="9.27423493581775" calcext:value-type="float">
            <text:p>9.27423493581775</text:p>
          </table:table-cell>
          <table:table-cell table:number-columns-repeated="6"/>
        </table:table-row>
        <table:table-row table:style-name="ro1">
          <table:table-cell office:value-type="float" office:value="191.962" calcext:value-type="float">
            <text:p>191.962</text:p>
          </table:table-cell>
          <table:table-cell office:value-type="float" office:value="10.6464" calcext:value-type="float">
            <text:p>10.6464</text:p>
          </table:table-cell>
          <table:table-cell table:formula="of:=LN([.B194]*1000)" office:value-type="float" office:value="9.27297708582416" calcext:value-type="float">
            <text:p>9.27297708582416</text:p>
          </table:table-cell>
          <table:table-cell table:number-columns-repeated="6"/>
        </table:table-row>
        <table:table-row table:style-name="ro1">
          <table:table-cell office:value-type="float" office:value="192.962" calcext:value-type="float">
            <text:p>192.962</text:p>
          </table:table-cell>
          <table:table-cell office:value-type="float" office:value="10.6339" calcext:value-type="float">
            <text:p>10.6339</text:p>
          </table:table-cell>
          <table:table-cell table:formula="of:=LN([.B195]*1000)" office:value-type="float" office:value="9.27180229022093" calcext:value-type="float">
            <text:p>9.27180229022093</text:p>
          </table:table-cell>
          <table:table-cell table:number-columns-repeated="6"/>
        </table:table-row>
        <table:table-row table:style-name="ro1">
          <table:table-cell office:value-type="float" office:value="193.962" calcext:value-type="float">
            <text:p>193.962</text:p>
          </table:table-cell>
          <table:table-cell office:value-type="float" office:value="10.6209" calcext:value-type="float">
            <text:p>10.6209</text:p>
          </table:table-cell>
          <table:table-cell table:formula="of:=LN([.B196]*1000)" office:value-type="float" office:value="9.27057903696792" calcext:value-type="float">
            <text:p>9.27057903696792</text:p>
          </table:table-cell>
          <table:table-cell table:number-columns-repeated="6"/>
        </table:table-row>
        <table:table-row table:style-name="ro1">
          <table:table-cell office:value-type="float" office:value="194.961" calcext:value-type="float">
            <text:p>194.961</text:p>
          </table:table-cell>
          <table:table-cell office:value-type="float" office:value="10.6084" calcext:value-type="float">
            <text:p>10.6084</text:p>
          </table:table-cell>
          <table:table-cell table:formula="of:=LN([.B197]*1000)" office:value-type="float" office:value="9.26940141910539" calcext:value-type="float">
            <text:p>9.26940141910539</text:p>
          </table:table-cell>
          <table:table-cell table:number-columns-repeated="6"/>
        </table:table-row>
        <table:table-row table:style-name="ro1">
          <table:table-cell office:value-type="float" office:value="195.961" calcext:value-type="float">
            <text:p>195.961</text:p>
          </table:table-cell>
          <table:table-cell office:value-type="float" office:value="10.5951" calcext:value-type="float">
            <text:p>10.5951</text:p>
          </table:table-cell>
          <table:table-cell table:formula="of:=LN([.B198]*1000)" office:value-type="float" office:value="9.2681469090722" calcext:value-type="float">
            <text:p>9.2681469090722</text:p>
          </table:table-cell>
          <table:table-cell table:number-columns-repeated="6"/>
        </table:table-row>
        <table:table-row table:style-name="ro1">
          <table:table-cell office:value-type="float" office:value="196.961" calcext:value-type="float">
            <text:p>196.961</text:p>
          </table:table-cell>
          <table:table-cell office:value-type="float" office:value="10.5819" calcext:value-type="float">
            <text:p>10.5819</text:p>
          </table:table-cell>
          <table:table-cell table:formula="of:=LN([.B199]*1000)" office:value-type="float" office:value="9.26690027340998" calcext:value-type="float">
            <text:p>9.26690027340998</text:p>
          </table:table-cell>
          <table:table-cell table:number-columns-repeated="6"/>
        </table:table-row>
        <table:table-row table:style-name="ro1">
          <table:table-cell office:value-type="float" office:value="197.961" calcext:value-type="float">
            <text:p>197.961</text:p>
          </table:table-cell>
          <table:table-cell office:value-type="float" office:value="10.5694" calcext:value-type="float">
            <text:p>10.5694</text:p>
          </table:table-cell>
          <table:table-cell table:formula="of:=LN([.B200]*1000)" office:value-type="float" office:value="9.2657183128255" calcext:value-type="float">
            <text:p>9.2657183128255</text:p>
          </table:table-cell>
          <table:table-cell table:number-columns-repeated="6"/>
        </table:table-row>
        <table:table-row table:style-name="ro1">
          <table:table-cell office:value-type="float" office:value="198.961" calcext:value-type="float">
            <text:p>198.961</text:p>
          </table:table-cell>
          <table:table-cell office:value-type="float" office:value="10.5566" calcext:value-type="float">
            <text:p>10.5566</text:p>
          </table:table-cell>
          <table:table-cell table:formula="of:=LN([.B201]*1000)" office:value-type="float" office:value="9.26450653571991" calcext:value-type="float">
            <text:p>9.26450653571991</text:p>
          </table:table-cell>
          <table:table-cell table:number-columns-repeated="6"/>
        </table:table-row>
        <table:table-row table:style-name="ro1">
          <table:table-cell office:value-type="float" office:value="199.961" calcext:value-type="float">
            <text:p>199.961</text:p>
          </table:table-cell>
          <table:table-cell office:value-type="float" office:value="10.544" calcext:value-type="float">
            <text:p>10.544</text:p>
          </table:table-cell>
          <table:table-cell table:formula="of:=LN([.B202]*1000)" office:value-type="float" office:value="9.26331225674229" calcext:value-type="float">
            <text:p>9.26331225674229</text:p>
          </table:table-cell>
          <table:table-cell table:number-columns-repeated="6"/>
        </table:table-row>
        <table:table-row table:style-name="ro1">
          <table:table-cell office:value-type="float" office:value="200.96" calcext:value-type="float">
            <text:p>200.96</text:p>
          </table:table-cell>
          <table:table-cell office:value-type="float" office:value="10.5323" calcext:value-type="float">
            <text:p>10.5323</text:p>
          </table:table-cell>
          <table:table-cell table:formula="of:=LN([.B203]*1000)" office:value-type="float" office:value="9.26220200482883" calcext:value-type="float">
            <text:p>9.26220200482883</text:p>
          </table:table-cell>
          <table:table-cell table:number-columns-repeated="6"/>
        </table:table-row>
        <table:table-row table:style-name="ro1">
          <table:table-cell office:value-type="float" office:value="201.96" calcext:value-type="float">
            <text:p>201.96</text:p>
          </table:table-cell>
          <table:table-cell office:value-type="float" office:value="10.519" calcext:value-type="float">
            <text:p>10.519</text:p>
          </table:table-cell>
          <table:table-cell table:formula="of:=LN([.B204]*1000)" office:value-type="float" office:value="9.26093842473927" calcext:value-type="float">
            <text:p>9.26093842473927</text:p>
          </table:table-cell>
          <table:table-cell table:number-columns-repeated="6"/>
        </table:table-row>
        <table:table-row table:style-name="ro1">
          <table:table-cell office:value-type="float" office:value="202.961" calcext:value-type="float">
            <text:p>202.961</text:p>
          </table:table-cell>
          <table:table-cell office:value-type="float" office:value="10.5061" calcext:value-type="float">
            <text:p>10.5061</text:p>
          </table:table-cell>
          <table:table-cell table:formula="of:=LN([.B205]*1000)" office:value-type="float" office:value="9.25971131983906" calcext:value-type="float">
            <text:p>9.25971131983906</text:p>
          </table:table-cell>
          <table:table-cell table:number-columns-repeated="6"/>
        </table:table-row>
        <table:table-row table:style-name="ro1">
          <table:table-cell office:value-type="float" office:value="203.961" calcext:value-type="float">
            <text:p>203.961</text:p>
          </table:table-cell>
          <table:table-cell office:value-type="float" office:value="10.4935" calcext:value-type="float">
            <text:p>10.4935</text:p>
          </table:table-cell>
          <table:table-cell table:formula="of:=LN([.B206]*1000)" office:value-type="float" office:value="9.25851129683748" calcext:value-type="float">
            <text:p>9.25851129683748</text:p>
          </table:table-cell>
          <table:table-cell table:number-columns-repeated="6"/>
        </table:table-row>
        <table:table-row table:style-name="ro1">
          <table:table-cell office:value-type="float" office:value="204.962" calcext:value-type="float">
            <text:p>204.962</text:p>
          </table:table-cell>
          <table:table-cell office:value-type="float" office:value="10.4802" calcext:value-type="float">
            <text:p>10.4802</text:p>
          </table:table-cell>
          <table:table-cell table:formula="of:=LN([.B207]*1000)" office:value-type="float" office:value="9.2572430416624" calcext:value-type="float">
            <text:p>9.2572430416624</text:p>
          </table:table-cell>
          <table:table-cell table:number-columns-repeated="6"/>
        </table:table-row>
        <table:table-row table:style-name="ro1">
          <table:table-cell office:value-type="float" office:value="205.961" calcext:value-type="float">
            <text:p>205.961</text:p>
          </table:table-cell>
          <table:table-cell office:value-type="float" office:value="10.4691" calcext:value-type="float">
            <text:p>10.4691</text:p>
          </table:table-cell>
          <table:table-cell table:formula="of:=LN([.B208]*1000)" office:value-type="float" office:value="9.25618334028443" calcext:value-type="float">
            <text:p>9.25618334028443</text:p>
          </table:table-cell>
          <table:table-cell table:number-columns-repeated="6"/>
        </table:table-row>
        <table:table-row table:style-name="ro1">
          <table:table-cell office:value-type="float" office:value="206.961" calcext:value-type="float">
            <text:p>206.961</text:p>
          </table:table-cell>
          <table:table-cell office:value-type="float" office:value="10.4561" calcext:value-type="float">
            <text:p>10.4561</text:p>
          </table:table-cell>
          <table:table-cell table:formula="of:=LN([.B209]*1000)" office:value-type="float" office:value="9.25494081914509" calcext:value-type="float">
            <text:p>9.25494081914509</text:p>
          </table:table-cell>
          <table:table-cell table:number-columns-repeated="6"/>
        </table:table-row>
        <table:table-row table:style-name="ro1">
          <table:table-cell office:value-type="float" office:value="207.961" calcext:value-type="float">
            <text:p>207.961</text:p>
          </table:table-cell>
          <table:table-cell office:value-type="float" office:value="10.443" calcext:value-type="float">
            <text:p>10.443</text:p>
          </table:table-cell>
          <table:table-cell table:formula="of:=LN([.B210]*1000)" office:value-type="float" office:value="9.25368717647955" calcext:value-type="float">
            <text:p>9.25368717647955</text:p>
          </table:table-cell>
          <table:table-cell table:number-columns-repeated="6"/>
        </table:table-row>
        <table:table-row table:style-name="ro1">
          <table:table-cell office:value-type="float" office:value="208.961" calcext:value-type="float">
            <text:p>208.961</text:p>
          </table:table-cell>
          <table:table-cell office:value-type="float" office:value="10.4313" calcext:value-type="float">
            <text:p>10.4313</text:p>
          </table:table-cell>
          <table:table-cell table:formula="of:=LN([.B211]*1000)" office:value-type="float" office:value="9.25256618068805" calcext:value-type="float">
            <text:p>9.25256618068805</text:p>
          </table:table-cell>
          <table:table-cell table:number-columns-repeated="6"/>
        </table:table-row>
        <table:table-row table:style-name="ro1">
          <table:table-cell office:value-type="float" office:value="209.961" calcext:value-type="float">
            <text:p>209.961</text:p>
          </table:table-cell>
          <table:table-cell office:value-type="float" office:value="10.4179" calcext:value-type="float">
            <text:p>10.4179</text:p>
          </table:table-cell>
          <table:table-cell table:formula="of:=LN([.B212]*1000)" office:value-type="float" office:value="9.25128075948771" calcext:value-type="float">
            <text:p>9.25128075948771</text:p>
          </table:table-cell>
          <table:table-cell table:number-columns-repeated="6"/>
        </table:table-row>
        <table:table-row table:style-name="ro1">
          <table:table-cell office:value-type="float" office:value="210.961" calcext:value-type="float">
            <text:p>210.961</text:p>
          </table:table-cell>
          <table:table-cell office:value-type="float" office:value="10.4059" calcext:value-type="float">
            <text:p>10.4059</text:p>
          </table:table-cell>
          <table:table-cell table:formula="of:=LN([.B213]*1000)" office:value-type="float" office:value="9.2501282319636" calcext:value-type="float">
            <text:p>9.2501282319636</text:p>
          </table:table-cell>
          <table:table-cell table:number-columns-repeated="6"/>
        </table:table-row>
        <table:table-row table:style-name="ro1">
          <table:table-cell office:value-type="float" office:value="211.961" calcext:value-type="float">
            <text:p>211.961</text:p>
          </table:table-cell>
          <table:table-cell office:value-type="float" office:value="10.3938" calcext:value-type="float">
            <text:p>10.3938</text:p>
          </table:table-cell>
          <table:table-cell table:formula="of:=LN([.B214]*1000)" office:value-type="float" office:value="9.24896475351295" calcext:value-type="float">
            <text:p>9.24896475351295</text:p>
          </table:table-cell>
          <table:table-cell table:number-columns-repeated="6"/>
        </table:table-row>
        <table:table-row table:style-name="ro1">
          <table:table-cell office:value-type="float" office:value="212.961" calcext:value-type="float">
            <text:p>212.961</text:p>
          </table:table-cell>
          <table:table-cell office:value-type="float" office:value="10.3812" calcext:value-type="float">
            <text:p>10.3812</text:p>
          </table:table-cell>
          <table:table-cell table:formula="of:=LN([.B215]*1000)" office:value-type="float" office:value="9.24775175697433" calcext:value-type="float">
            <text:p>9.24775175697433</text:p>
          </table:table-cell>
          <table:table-cell table:number-columns-repeated="6"/>
        </table:table-row>
        <table:table-row table:style-name="ro1">
          <table:table-cell office:value-type="float" office:value="213.961" calcext:value-type="float">
            <text:p>213.961</text:p>
          </table:table-cell>
          <table:table-cell office:value-type="float" office:value="10.3691" calcext:value-type="float">
            <text:p>10.3691</text:p>
          </table:table-cell>
          <table:table-cell table:formula="of:=LN([.B216]*1000)" office:value-type="float" office:value="9.24658550864332" calcext:value-type="float">
            <text:p>9.24658550864332</text:p>
          </table:table-cell>
          <table:table-cell table:number-columns-repeated="6"/>
        </table:table-row>
        <table:table-row table:style-name="ro1">
          <table:table-cell office:value-type="float" office:value="214.96" calcext:value-type="float">
            <text:p>214.96</text:p>
          </table:table-cell>
          <table:table-cell office:value-type="float" office:value="10.3572" calcext:value-type="float">
            <text:p>10.3572</text:p>
          </table:table-cell>
          <table:table-cell table:formula="of:=LN([.B217]*1000)" office:value-type="float" office:value="9.24543720901361" calcext:value-type="float">
            <text:p>9.24543720901361</text:p>
          </table:table-cell>
          <table:table-cell table:number-columns-repeated="6"/>
        </table:table-row>
        <table:table-row table:style-name="ro1">
          <table:table-cell office:value-type="float" office:value="215.961" calcext:value-type="float">
            <text:p>215.961</text:p>
          </table:table-cell>
          <table:table-cell office:value-type="float" office:value="10.3416" calcext:value-type="float">
            <text:p>10.3416</text:p>
          </table:table-cell>
          <table:table-cell table:formula="of:=LN([.B218]*1000)" office:value-type="float" office:value="9.24392987496974" calcext:value-type="float">
            <text:p>9.24392987496974</text:p>
          </table:table-cell>
          <table:table-cell table:number-columns-repeated="6"/>
        </table:table-row>
        <table:table-row table:style-name="ro1">
          <table:table-cell office:value-type="float" office:value="216.96" calcext:value-type="float">
            <text:p>216.96</text:p>
          </table:table-cell>
          <table:table-cell office:value-type="float" office:value="10.3326" calcext:value-type="float">
            <text:p>10.3326</text:p>
          </table:table-cell>
          <table:table-cell table:formula="of:=LN([.B219]*1000)" office:value-type="float" office:value="9.24305922453891" calcext:value-type="float">
            <text:p>9.24305922453891</text:p>
          </table:table-cell>
          <table:table-cell table:number-columns-repeated="6"/>
        </table:table-row>
        <table:table-row table:style-name="ro1">
          <table:table-cell office:value-type="float" office:value="217.961" calcext:value-type="float">
            <text:p>217.961</text:p>
          </table:table-cell>
          <table:table-cell office:value-type="float" office:value="10.3189" calcext:value-type="float">
            <text:p>10.3189</text:p>
          </table:table-cell>
          <table:table-cell table:formula="of:=LN([.B220]*1000)" office:value-type="float" office:value="9.24173244420724" calcext:value-type="float">
            <text:p>9.24173244420724</text:p>
          </table:table-cell>
          <table:table-cell table:number-columns-repeated="6"/>
        </table:table-row>
        <table:table-row table:style-name="ro1">
          <table:table-cell office:value-type="float" office:value="218.961" calcext:value-type="float">
            <text:p>218.961</text:p>
          </table:table-cell>
          <table:table-cell office:value-type="float" office:value="10.3076" calcext:value-type="float">
            <text:p>10.3076</text:p>
          </table:table-cell>
          <table:table-cell table:formula="of:=LN([.B221]*1000)" office:value-type="float" office:value="9.24063676620753" calcext:value-type="float">
            <text:p>9.24063676620753</text:p>
          </table:table-cell>
          <table:table-cell table:number-columns-repeated="6"/>
        </table:table-row>
        <table:table-row table:style-name="ro1">
          <table:table-cell office:value-type="float" office:value="219.961" calcext:value-type="float">
            <text:p>219.961</text:p>
          </table:table-cell>
          <table:table-cell office:value-type="float" office:value="10.2948" calcext:value-type="float">
            <text:p>10.2948</text:p>
          </table:table-cell>
          <table:table-cell table:formula="of:=LN([.B222]*1000)" office:value-type="float" office:value="9.23939419236692" calcext:value-type="float">
            <text:p>9.23939419236692</text:p>
          </table:table-cell>
          <table:table-cell table:number-columns-repeated="6"/>
        </table:table-row>
        <table:table-row table:style-name="ro1">
          <table:table-cell office:value-type="float" office:value="220.96" calcext:value-type="float">
            <text:p>220.96</text:p>
          </table:table-cell>
          <table:table-cell office:value-type="float" office:value="10.2814" calcext:value-type="float">
            <text:p>10.2814</text:p>
          </table:table-cell>
          <table:table-cell table:formula="of:=LN([.B223]*1000)" office:value-type="float" office:value="9.23809171650701" calcext:value-type="float">
            <text:p>9.23809171650701</text:p>
          </table:table-cell>
          <table:table-cell table:number-columns-repeated="6"/>
        </table:table-row>
        <table:table-row table:style-name="ro1">
          <table:table-cell office:value-type="float" office:value="221.96" calcext:value-type="float">
            <text:p>221.96</text:p>
          </table:table-cell>
          <table:table-cell office:value-type="float" office:value="10.2721" calcext:value-type="float">
            <text:p>10.2721</text:p>
          </table:table-cell>
          <table:table-cell table:formula="of:=LN([.B224]*1000)" office:value-type="float" office:value="9.23718676108485" calcext:value-type="float">
            <text:p>9.23718676108485</text:p>
          </table:table-cell>
          <table:table-cell table:number-columns-repeated="6"/>
        </table:table-row>
        <table:table-row table:style-name="ro1">
          <table:table-cell office:value-type="float" office:value="222.96" calcext:value-type="float">
            <text:p>222.96</text:p>
          </table:table-cell>
          <table:table-cell office:value-type="float" office:value="10.2586" calcext:value-type="float">
            <text:p>10.2586</text:p>
          </table:table-cell>
          <table:table-cell table:formula="of:=LN([.B225]*1000)" office:value-type="float" office:value="9.23587165717259" calcext:value-type="float">
            <text:p>9.23587165717259</text:p>
          </table:table-cell>
          <table:table-cell table:number-columns-repeated="6"/>
        </table:table-row>
        <table:table-row table:style-name="ro1">
          <table:table-cell office:value-type="float" office:value="223.96" calcext:value-type="float">
            <text:p>223.96</text:p>
          </table:table-cell>
          <table:table-cell office:value-type="float" office:value="10.2454" calcext:value-type="float">
            <text:p>10.2454</text:p>
          </table:table-cell>
          <table:table-cell table:formula="of:=LN([.B226]*1000)" office:value-type="float" office:value="9.23458410334665" calcext:value-type="float">
            <text:p>9.23458410334665</text:p>
          </table:table-cell>
          <table:table-cell table:number-columns-repeated="6"/>
        </table:table-row>
        <table:table-row table:style-name="ro1">
          <table:table-cell office:value-type="float" office:value="224.96" calcext:value-type="float">
            <text:p>224.96</text:p>
          </table:table-cell>
          <table:table-cell office:value-type="float" office:value="10.2334" calcext:value-type="float">
            <text:p>10.2334</text:p>
          </table:table-cell>
          <table:table-cell table:formula="of:=LN([.B227]*1000)" office:value-type="float" office:value="9.23341215954394" calcext:value-type="float">
            <text:p>9.23341215954394</text:p>
          </table:table-cell>
          <table:table-cell table:number-columns-repeated="6"/>
        </table:table-row>
        <table:table-row table:style-name="ro1">
          <table:table-cell office:value-type="float" office:value="225.96" calcext:value-type="float">
            <text:p>225.96</text:p>
          </table:table-cell>
          <table:table-cell office:value-type="float" office:value="10.2203" calcext:value-type="float">
            <text:p>10.2203</text:p>
          </table:table-cell>
          <table:table-cell table:formula="of:=LN([.B228]*1000)" office:value-type="float" office:value="9.23213121753431" calcext:value-type="float">
            <text:p>9.23213121753431</text:p>
          </table:table-cell>
          <table:table-cell table:number-columns-repeated="6"/>
        </table:table-row>
        <table:table-row table:style-name="ro1">
          <table:table-cell office:value-type="float" office:value="226.96" calcext:value-type="float">
            <text:p>226.96</text:p>
          </table:table-cell>
          <table:table-cell office:value-type="float" office:value="10.2097" calcext:value-type="float">
            <text:p>10.2097</text:p>
          </table:table-cell>
          <table:table-cell table:formula="of:=LN([.B229]*1000)" office:value-type="float" office:value="9.23109352776914" calcext:value-type="float">
            <text:p>9.23109352776914</text:p>
          </table:table-cell>
          <table:table-cell table:number-columns-repeated="6"/>
        </table:table-row>
        <table:table-row table:style-name="ro1">
          <table:table-cell office:value-type="float" office:value="227.961" calcext:value-type="float">
            <text:p>227.961</text:p>
          </table:table-cell>
          <table:table-cell office:value-type="float" office:value="10.1969" calcext:value-type="float">
            <text:p>10.1969</text:p>
          </table:table-cell>
          <table:table-cell table:formula="of:=LN([.B230]*1000)" office:value-type="float" office:value="9.22983903151022" calcext:value-type="float">
            <text:p>9.22983903151022</text:p>
          </table:table-cell>
          <table:table-cell table:number-columns-repeated="6"/>
        </table:table-row>
        <table:table-row table:style-name="ro1">
          <table:table-cell office:value-type="float" office:value="228.961" calcext:value-type="float">
            <text:p>228.961</text:p>
          </table:table-cell>
          <table:table-cell office:value-type="float" office:value="10.1836" calcext:value-type="float">
            <text:p>10.1836</text:p>
          </table:table-cell>
          <table:table-cell table:formula="of:=LN([.B231]*1000)" office:value-type="float" office:value="9.22853386216815" calcext:value-type="float">
            <text:p>9.22853386216815</text:p>
          </table:table-cell>
          <table:table-cell table:number-columns-repeated="6"/>
        </table:table-row>
        <table:table-row table:style-name="ro1">
          <table:table-cell office:value-type="float" office:value="229.961" calcext:value-type="float">
            <text:p>229.961</text:p>
          </table:table-cell>
          <table:table-cell office:value-type="float" office:value="10.1721" calcext:value-type="float">
            <text:p>10.1721</text:p>
          </table:table-cell>
          <table:table-cell table:formula="of:=LN([.B232]*1000)" office:value-type="float" office:value="9.22740395740206" calcext:value-type="float">
            <text:p>9.22740395740206</text:p>
          </table:table-cell>
          <table:table-cell table:number-columns-repeated="6"/>
        </table:table-row>
        <table:table-row table:style-name="ro1">
          <table:table-cell office:value-type="float" office:value="230.961" calcext:value-type="float">
            <text:p>230.961</text:p>
          </table:table-cell>
          <table:table-cell office:value-type="float" office:value="10.1586" calcext:value-type="float">
            <text:p>10.1586</text:p>
          </table:table-cell>
          <table:table-cell table:formula="of:=LN([.B233]*1000)" office:value-type="float" office:value="9.22607591636224" calcext:value-type="float">
            <text:p>9.22607591636224</text:p>
          </table:table-cell>
          <table:table-cell table:number-columns-repeated="6"/>
        </table:table-row>
        <table:table-row table:style-name="ro1">
          <table:table-cell office:value-type="float" office:value="231.961" calcext:value-type="float">
            <text:p>231.961</text:p>
          </table:table-cell>
          <table:table-cell office:value-type="float" office:value="10.1478" calcext:value-type="float">
            <text:p>10.1478</text:p>
          </table:table-cell>
          <table:table-cell table:formula="of:=LN([.B234]*1000)" office:value-type="float" office:value="9.22501221220805" calcext:value-type="float">
            <text:p>9.22501221220805</text:p>
          </table:table-cell>
          <table:table-cell table:number-columns-repeated="6"/>
        </table:table-row>
        <table:table-row table:style-name="ro1">
          <table:table-cell office:value-type="float" office:value="232.961" calcext:value-type="float">
            <text:p>232.961</text:p>
          </table:table-cell>
          <table:table-cell office:value-type="float" office:value="10.1354" calcext:value-type="float">
            <text:p>10.1354</text:p>
          </table:table-cell>
          <table:table-cell table:formula="of:=LN([.B235]*1000)" office:value-type="float" office:value="9.22378952530019" calcext:value-type="float">
            <text:p>9.22378952530019</text:p>
          </table:table-cell>
          <table:table-cell table:number-columns-repeated="6"/>
        </table:table-row>
        <table:table-row table:style-name="ro1">
          <table:table-cell office:value-type="float" office:value="233.96" calcext:value-type="float">
            <text:p>233.96</text:p>
          </table:table-cell>
          <table:table-cell office:value-type="float" office:value="10.1227" calcext:value-type="float">
            <text:p>10.1227</text:p>
          </table:table-cell>
          <table:table-cell table:formula="of:=LN([.B236]*1000)" office:value-type="float" office:value="9.22253570567606" calcext:value-type="float">
            <text:p>9.22253570567606</text:p>
          </table:table-cell>
          <table:table-cell table:number-columns-repeated="6"/>
        </table:table-row>
        <table:table-row table:style-name="ro1">
          <table:table-cell office:value-type="float" office:value="234.96" calcext:value-type="float">
            <text:p>234.96</text:p>
          </table:table-cell>
          <table:table-cell office:value-type="float" office:value="10.111" calcext:value-type="float">
            <text:p>10.111</text:p>
          </table:table-cell>
          <table:table-cell table:formula="of:=LN([.B237]*1000)" office:value-type="float" office:value="9.2213792190914" calcext:value-type="float">
            <text:p>9.2213792190914</text:p>
          </table:table-cell>
          <table:table-cell table:number-columns-repeated="6"/>
        </table:table-row>
        <table:table-row table:style-name="ro1">
          <table:table-cell office:value-type="float" office:value="235.96" calcext:value-type="float">
            <text:p>235.96</text:p>
          </table:table-cell>
          <table:table-cell office:value-type="float" office:value="10.0984" calcext:value-type="float">
            <text:p>10.0984</text:p>
          </table:table-cell>
          <table:table-cell table:formula="of:=LN([.B238]*1000)" office:value-type="float" office:value="9.22013227443865" calcext:value-type="float">
            <text:p>9.22013227443865</text:p>
          </table:table-cell>
          <table:table-cell table:number-columns-repeated="6"/>
        </table:table-row>
        <table:table-row table:style-name="ro1">
          <table:table-cell office:value-type="float" office:value="236.96" calcext:value-type="float">
            <text:p>236.96</text:p>
          </table:table-cell>
          <table:table-cell office:value-type="float" office:value="10.086" calcext:value-type="float">
            <text:p>10.086</text:p>
          </table:table-cell>
          <table:table-cell table:formula="of:=LN([.B239]*1000)" office:value-type="float" office:value="9.21890360263667" calcext:value-type="float">
            <text:p>9.21890360263667</text:p>
          </table:table-cell>
          <table:table-cell table:number-columns-repeated="6"/>
        </table:table-row>
        <table:table-row table:style-name="ro1">
          <table:table-cell office:value-type="float" office:value="237.96" calcext:value-type="float">
            <text:p>237.96</text:p>
          </table:table-cell>
          <table:table-cell office:value-type="float" office:value="10.0741" calcext:value-type="float">
            <text:p>10.0741</text:p>
          </table:table-cell>
          <table:table-cell table:formula="of:=LN([.B240]*1000)" office:value-type="float" office:value="9.21772305279991" calcext:value-type="float">
            <text:p>9.21772305279991</text:p>
          </table:table-cell>
          <table:table-cell table:number-columns-repeated="6"/>
        </table:table-row>
        <table:table-row table:style-name="ro1">
          <table:table-cell office:value-type="float" office:value="238.96" calcext:value-type="float">
            <text:p>238.96</text:p>
          </table:table-cell>
          <table:table-cell office:value-type="float" office:value="10.061" calcext:value-type="float">
            <text:p>10.061</text:p>
          </table:table-cell>
          <table:table-cell table:formula="of:=LN([.B241]*1000)" office:value-type="float" office:value="9.21642184229205" calcext:value-type="float">
            <text:p>9.21642184229205</text:p>
          </table:table-cell>
          <table:table-cell table:number-columns-repeated="6"/>
        </table:table-row>
        <table:table-row table:style-name="ro1">
          <table:table-cell office:value-type="float" office:value="239.961" calcext:value-type="float">
            <text:p>239.961</text:p>
          </table:table-cell>
          <table:table-cell office:value-type="float" office:value="10.0491" calcext:value-type="float">
            <text:p>10.0491</text:p>
          </table:table-cell>
          <table:table-cell table:formula="of:=LN([.B242]*1000)" office:value-type="float" office:value="9.21523835723838" calcext:value-type="float">
            <text:p>9.21523835723838</text:p>
          </table:table-cell>
          <table:table-cell table:number-columns-repeated="6"/>
        </table:table-row>
        <table:table-row table:style-name="ro1">
          <table:table-cell office:value-type="float" office:value="240.961" calcext:value-type="float">
            <text:p>240.961</text:p>
          </table:table-cell>
          <table:table-cell office:value-type="float" office:value="10.0373" calcext:value-type="float">
            <text:p>10.0373</text:p>
          </table:table-cell>
          <table:table-cell table:formula="of:=LN([.B243]*1000)" office:value-type="float" office:value="9.21406343277631" calcext:value-type="float">
            <text:p>9.21406343277631</text:p>
          </table:table-cell>
          <table:table-cell table:number-columns-repeated="6"/>
        </table:table-row>
        <table:table-row table:style-name="ro1">
          <table:table-cell office:value-type="float" office:value="241.961" calcext:value-type="float">
            <text:p>241.961</text:p>
          </table:table-cell>
          <table:table-cell office:value-type="float" office:value="10.026" calcext:value-type="float">
            <text:p>10.026</text:p>
          </table:table-cell>
          <table:table-cell table:formula="of:=LN([.B244]*1000)" office:value-type="float" office:value="9.21293699782345" calcext:value-type="float">
            <text:p>9.21293699782345</text:p>
          </table:table-cell>
          <table:table-cell table:number-columns-repeated="6"/>
        </table:table-row>
        <table:table-row table:style-name="ro1">
          <table:table-cell office:value-type="float" office:value="242.96" calcext:value-type="float">
            <text:p>242.96</text:p>
          </table:table-cell>
          <table:table-cell office:value-type="float" office:value="10.0141" calcext:value-type="float">
            <text:p>10.0141</text:p>
          </table:table-cell>
          <table:table-cell table:formula="of:=LN([.B245]*1000)" office:value-type="float" office:value="9.2117493788596" calcext:value-type="float">
            <text:p>9.2117493788596</text:p>
          </table:table-cell>
          <table:table-cell table:number-columns-repeated="6"/>
        </table:table-row>
        <table:table-row table:style-name="ro1">
          <table:table-cell office:value-type="float" office:value="243.96" calcext:value-type="float">
            <text:p>243.96</text:p>
          </table:table-cell>
          <table:table-cell office:value-type="float" office:value="10.0021" calcext:value-type="float">
            <text:p>10.0021</text:p>
          </table:table-cell>
          <table:table-cell table:formula="of:=LN([.B246]*1000)" office:value-type="float" office:value="9.21055034992927" calcext:value-type="float">
            <text:p>9.21055034992927</text:p>
          </table:table-cell>
          <table:table-cell table:number-columns-repeated="6"/>
        </table:table-row>
        <table:table-row table:style-name="ro1">
          <table:table-cell office:value-type="float" office:value="244.961" calcext:value-type="float">
            <text:p>244.961</text:p>
          </table:table-cell>
          <table:table-cell office:value-type="float" office:value="9.9893" calcext:value-type="float">
            <text:p>9.9893</text:p>
          </table:table-cell>
          <table:table-cell table:formula="of:=LN([.B247]*1000)" office:value-type="float" office:value="9.20926979911751" calcext:value-type="float">
            <text:p>9.20926979911751</text:p>
          </table:table-cell>
          <table:table-cell table:number-columns-repeated="6"/>
        </table:table-row>
        <table:table-row table:style-name="ro1">
          <table:table-cell office:value-type="float" office:value="245.962" calcext:value-type="float">
            <text:p>245.962</text:p>
          </table:table-cell>
          <table:table-cell office:value-type="float" office:value="9.9778" calcext:value-type="float">
            <text:p>9.9778</text:p>
          </table:table-cell>
          <table:table-cell table:formula="of:=LN([.B248]*1000)" office:value-type="float" office:value="9.20811790412308" calcext:value-type="float">
            <text:p>9.20811790412308</text:p>
          </table:table-cell>
          <table:table-cell table:number-columns-repeated="6"/>
        </table:table-row>
        <table:table-row table:style-name="ro1">
          <table:table-cell office:value-type="float" office:value="246.962" calcext:value-type="float">
            <text:p>246.962</text:p>
          </table:table-cell>
          <table:table-cell office:value-type="float" office:value="9.9655" calcext:value-type="float">
            <text:p>9.9655</text:p>
          </table:table-cell>
          <table:table-cell table:formula="of:=LN([.B249]*1000)" office:value-type="float" office:value="9.20688440700279" calcext:value-type="float">
            <text:p>9.20688440700279</text:p>
          </table:table-cell>
          <table:table-cell table:number-columns-repeated="6"/>
        </table:table-row>
        <table:table-row table:style-name="ro1">
          <table:table-cell office:value-type="float" office:value="247.961" calcext:value-type="float">
            <text:p>247.961</text:p>
          </table:table-cell>
          <table:table-cell office:value-type="float" office:value="9.9533" calcext:value-type="float">
            <text:p>9.9533</text:p>
          </table:table-cell>
          <table:table-cell table:formula="of:=LN([.B250]*1000)" office:value-type="float" office:value="9.20565943345764" calcext:value-type="float">
            <text:p>9.20565943345764</text:p>
          </table:table-cell>
          <table:table-cell table:number-columns-repeated="6"/>
        </table:table-row>
        <table:table-row table:style-name="ro1">
          <table:table-cell office:value-type="float" office:value="248.962" calcext:value-type="float">
            <text:p>248.962</text:p>
          </table:table-cell>
          <table:table-cell office:value-type="float" office:value="9.9417" calcext:value-type="float">
            <text:p>9.9417</text:p>
          </table:table-cell>
          <table:table-cell table:formula="of:=LN([.B251]*1000)" office:value-type="float" office:value="9.20449331118426" calcext:value-type="float">
            <text:p>9.20449331118426</text:p>
          </table:table-cell>
          <table:table-cell table:number-columns-repeated="6"/>
        </table:table-row>
        <table:table-row table:style-name="ro1">
          <table:table-cell office:value-type="float" office:value="249.962" calcext:value-type="float">
            <text:p>249.962</text:p>
          </table:table-cell>
          <table:table-cell office:value-type="float" office:value="9.9299" calcext:value-type="float">
            <text:p>9.9299</text:p>
          </table:table-cell>
          <table:table-cell table:formula="of:=LN([.B252]*1000)" office:value-type="float" office:value="9.20330568649506" calcext:value-type="float">
            <text:p>9.20330568649506</text:p>
          </table:table-cell>
          <table:table-cell table:number-columns-repeated="6"/>
        </table:table-row>
        <table:table-row table:style-name="ro1">
          <table:table-cell office:value-type="float" office:value="250.962" calcext:value-type="float">
            <text:p>250.962</text:p>
          </table:table-cell>
          <table:table-cell office:value-type="float" office:value="9.9177" calcext:value-type="float">
            <text:p>9.9177</text:p>
          </table:table-cell>
          <table:table-cell table:formula="of:=LN([.B253]*1000)" office:value-type="float" office:value="9.20207631855772" calcext:value-type="float">
            <text:p>9.20207631855772</text:p>
          </table:table-cell>
          <table:table-cell table:number-columns-repeated="6"/>
        </table:table-row>
        <table:table-row table:style-name="ro1">
          <table:table-cell office:value-type="float" office:value="251.962" calcext:value-type="float">
            <text:p>251.962</text:p>
          </table:table-cell>
          <table:table-cell office:value-type="float" office:value="9.907" calcext:value-type="float">
            <text:p>9.907</text:p>
          </table:table-cell>
          <table:table-cell table:formula="of:=LN([.B254]*1000)" office:value-type="float" office:value="9.20099685697303" calcext:value-type="float">
            <text:p>9.20099685697303</text:p>
          </table:table-cell>
          <table:table-cell table:number-columns-repeated="6"/>
        </table:table-row>
        <table:table-row table:style-name="ro1">
          <table:table-cell office:value-type="float" office:value="252.962" calcext:value-type="float">
            <text:p>252.962</text:p>
          </table:table-cell>
          <table:table-cell office:value-type="float" office:value="9.8942" calcext:value-type="float">
            <text:p>9.8942</text:p>
          </table:table-cell>
          <table:table-cell table:formula="of:=LN([.B255]*1000)" office:value-type="float" office:value="9.19970400585462" calcext:value-type="float">
            <text:p>9.19970400585462</text:p>
          </table:table-cell>
          <table:table-cell table:number-columns-repeated="6"/>
        </table:table-row>
        <table:table-row table:style-name="ro1">
          <table:table-cell office:value-type="float" office:value="253.962" calcext:value-type="float">
            <text:p>253.962</text:p>
          </table:table-cell>
          <table:table-cell office:value-type="float" office:value="9.8819" calcext:value-type="float">
            <text:p>9.8819</text:p>
          </table:table-cell>
          <table:table-cell table:formula="of:=LN([.B256]*1000)" office:value-type="float" office:value="9.19846007994547" calcext:value-type="float">
            <text:p>9.19846007994547</text:p>
          </table:table-cell>
          <table:table-cell table:number-columns-repeated="6"/>
        </table:table-row>
        <table:table-row table:style-name="ro1">
          <table:table-cell office:value-type="float" office:value="254.961" calcext:value-type="float">
            <text:p>254.961</text:p>
          </table:table-cell>
          <table:table-cell office:value-type="float" office:value="9.8699" calcext:value-type="float">
            <text:p>9.8699</text:p>
          </table:table-cell>
          <table:table-cell table:formula="of:=LN([.B257]*1000)" office:value-type="float" office:value="9.19724500066394" calcext:value-type="float">
            <text:p>9.19724500066394</text:p>
          </table:table-cell>
          <table:table-cell table:number-columns-repeated="6"/>
        </table:table-row>
        <table:table-row table:style-name="ro1">
          <table:table-cell office:value-type="float" office:value="255.962" calcext:value-type="float">
            <text:p>255.962</text:p>
          </table:table-cell>
          <table:table-cell office:value-type="float" office:value="9.8584" calcext:value-type="float">
            <text:p>9.8584</text:p>
          </table:table-cell>
          <table:table-cell table:formula="of:=LN([.B258]*1000)" office:value-type="float" office:value="9.19607916262391" calcext:value-type="float">
            <text:p>9.19607916262391</text:p>
          </table:table-cell>
          <table:table-cell table:number-columns-repeated="6"/>
        </table:table-row>
        <table:table-row table:style-name="ro1">
          <table:table-cell office:value-type="float" office:value="256.962" calcext:value-type="float">
            <text:p>256.962</text:p>
          </table:table-cell>
          <table:table-cell office:value-type="float" office:value="9.8465" calcext:value-type="float">
            <text:p>9.8465</text:p>
          </table:table-cell>
          <table:table-cell table:formula="of:=LN([.B259]*1000)" office:value-type="float" office:value="9.19487134107225" calcext:value-type="float">
            <text:p>9.19487134107225</text:p>
          </table:table-cell>
          <table:table-cell table:number-columns-repeated="6"/>
        </table:table-row>
        <table:table-row table:style-name="ro1">
          <table:table-cell office:value-type="float" office:value="257.962" calcext:value-type="float">
            <text:p>257.962</text:p>
          </table:table-cell>
          <table:table-cell office:value-type="float" office:value="9.835" calcext:value-type="float">
            <text:p>9.835</text:p>
          </table:table-cell>
          <table:table-cell table:formula="of:=LN([.B260]*1000)" office:value-type="float" office:value="9.19370273082316" calcext:value-type="float">
            <text:p>9.19370273082316</text:p>
          </table:table-cell>
          <table:table-cell table:number-columns-repeated="6"/>
        </table:table-row>
        <table:table-row table:style-name="ro1">
          <table:table-cell office:value-type="float" office:value="258.961" calcext:value-type="float">
            <text:p>258.961</text:p>
          </table:table-cell>
          <table:table-cell office:value-type="float" office:value="9.8227" calcext:value-type="float">
            <text:p>9.8227</text:p>
          </table:table-cell>
          <table:table-cell table:formula="of:=LN([.B261]*1000)" office:value-type="float" office:value="9.19245131264044" calcext:value-type="float">
            <text:p>9.19245131264044</text:p>
          </table:table-cell>
          <table:table-cell table:number-columns-repeated="6"/>
        </table:table-row>
        <table:table-row table:style-name="ro1">
          <table:table-cell office:value-type="float" office:value="259.962" calcext:value-type="float">
            <text:p>259.962</text:p>
          </table:table-cell>
          <table:table-cell office:value-type="float" office:value="9.812" calcext:value-type="float">
            <text:p>9.812</text:p>
          </table:table-cell>
          <table:table-cell table:formula="of:=LN([.B262]*1000)" office:value-type="float" office:value="9.19136140537838" calcext:value-type="float">
            <text:p>9.19136140537838</text:p>
          </table:table-cell>
          <table:table-cell table:number-columns-repeated="6"/>
        </table:table-row>
        <table:table-row table:style-name="ro1">
          <table:table-cell office:value-type="float" office:value="260.962" calcext:value-type="float">
            <text:p>260.962</text:p>
          </table:table-cell>
          <table:table-cell office:value-type="float" office:value="9.8009" calcext:value-type="float">
            <text:p>9.8009</text:p>
          </table:table-cell>
          <table:table-cell table:formula="of:=LN([.B263]*1000)" office:value-type="float" office:value="9.19022949717662" calcext:value-type="float">
            <text:p>9.19022949717662</text:p>
          </table:table-cell>
          <table:table-cell table:number-columns-repeated="6"/>
        </table:table-row>
        <table:table-row table:style-name="ro1">
          <table:table-cell office:value-type="float" office:value="261.962" calcext:value-type="float">
            <text:p>261.962</text:p>
          </table:table-cell>
          <table:table-cell office:value-type="float" office:value="9.7892" calcext:value-type="float">
            <text:p>9.7892</text:p>
          </table:table-cell>
          <table:table-cell table:formula="of:=LN([.B264]*1000)" office:value-type="float" office:value="9.18903501614885" calcext:value-type="float">
            <text:p>9.18903501614885</text:p>
          </table:table-cell>
          <table:table-cell table:number-columns-repeated="6"/>
        </table:table-row>
        <table:table-row table:style-name="ro1">
          <table:table-cell office:value-type="float" office:value="262.961" calcext:value-type="float">
            <text:p>262.961</text:p>
          </table:table-cell>
          <table:table-cell office:value-type="float" office:value="9.7786" calcext:value-type="float">
            <text:p>9.7786</text:p>
          </table:table-cell>
          <table:table-cell table:formula="of:=LN([.B265]*1000)" office:value-type="float" office:value="9.18795160349777" calcext:value-type="float">
            <text:p>9.18795160349777</text:p>
          </table:table-cell>
          <table:table-cell table:number-columns-repeated="6"/>
        </table:table-row>
        <table:table-row table:style-name="ro1">
          <table:table-cell office:value-type="float" office:value="263.962" calcext:value-type="float">
            <text:p>263.962</text:p>
          </table:table-cell>
          <table:table-cell office:value-type="float" office:value="9.7671" calcext:value-type="float">
            <text:p>9.7671</text:p>
          </table:table-cell>
          <table:table-cell table:formula="of:=LN([.B266]*1000)" office:value-type="float" office:value="9.18677487395348" calcext:value-type="float">
            <text:p>9.18677487395348</text:p>
          </table:table-cell>
          <table:table-cell table:number-columns-repeated="6"/>
        </table:table-row>
        <table:table-row table:style-name="ro1">
          <table:table-cell office:value-type="float" office:value="264.962" calcext:value-type="float">
            <text:p>264.962</text:p>
          </table:table-cell>
          <table:table-cell office:value-type="float" office:value="9.7554" calcext:value-type="float">
            <text:p>9.7554</text:p>
          </table:table-cell>
          <table:table-cell table:formula="of:=LN([.B267]*1000)" office:value-type="float" office:value="9.18557625682957" calcext:value-type="float">
            <text:p>9.18557625682957</text:p>
          </table:table-cell>
          <table:table-cell table:number-columns-repeated="6"/>
        </table:table-row>
        <table:table-row table:style-name="ro1">
          <table:table-cell office:value-type="float" office:value="265.961" calcext:value-type="float">
            <text:p>265.961</text:p>
          </table:table-cell>
          <table:table-cell office:value-type="float" office:value="9.7447" calcext:value-type="float">
            <text:p>9.7447</text:p>
          </table:table-cell>
          <table:table-cell table:formula="of:=LN([.B268]*1000)" office:value-type="float" office:value="9.18447882644984" calcext:value-type="float">
            <text:p>9.18447882644984</text:p>
          </table:table-cell>
          <table:table-cell table:number-columns-repeated="6"/>
        </table:table-row>
        <table:table-row table:style-name="ro1">
          <table:table-cell office:value-type="float" office:value="266.962" calcext:value-type="float">
            <text:p>266.962</text:p>
          </table:table-cell>
          <table:table-cell office:value-type="float" office:value="9.7342" calcext:value-type="float">
            <text:p>9.7342</text:p>
          </table:table-cell>
          <table:table-cell table:formula="of:=LN([.B269]*1000)" office:value-type="float" office:value="9.18340073672023" calcext:value-type="float">
            <text:p>9.18340073672023</text:p>
          </table:table-cell>
          <table:table-cell table:number-columns-repeated="6"/>
        </table:table-row>
        <table:table-row table:style-name="ro1">
          <table:table-cell office:value-type="float" office:value="267.962" calcext:value-type="float">
            <text:p>267.962</text:p>
          </table:table-cell>
          <table:table-cell office:value-type="float" office:value="9.7217" calcext:value-type="float">
            <text:p>9.7217</text:p>
          </table:table-cell>
          <table:table-cell table:formula="of:=LN([.B270]*1000)" office:value-type="float" office:value="9.18211577928111" calcext:value-type="float">
            <text:p>9.18211577928111</text:p>
          </table:table-cell>
          <table:table-cell table:number-columns-repeated="6"/>
        </table:table-row>
        <table:table-row table:style-name="ro1">
          <table:table-cell office:value-type="float" office:value="268.962" calcext:value-type="float">
            <text:p>268.962</text:p>
          </table:table-cell>
          <table:table-cell office:value-type="float" office:value="9.7095" calcext:value-type="float">
            <text:p>9.7095</text:p>
          </table:table-cell>
          <table:table-cell table:formula="of:=LN([.B271]*1000)" office:value-type="float" office:value="9.18086006665367" calcext:value-type="float">
            <text:p>9.18086006665367</text:p>
          </table:table-cell>
          <table:table-cell table:number-columns-repeated="6"/>
        </table:table-row>
        <table:table-row table:style-name="ro1">
          <table:table-cell office:value-type="float" office:value="269.962" calcext:value-type="float">
            <text:p>269.962</text:p>
          </table:table-cell>
          <table:table-cell office:value-type="float" office:value="9.6988" calcext:value-type="float">
            <text:p>9.6988</text:p>
          </table:table-cell>
          <table:table-cell table:formula="of:=LN([.B272]*1000)" office:value-type="float" office:value="9.17975744549839" calcext:value-type="float">
            <text:p>9.17975744549839</text:p>
          </table:table-cell>
          <table:table-cell table:number-columns-repeated="6"/>
        </table:table-row>
        <table:table-row table:style-name="ro1">
          <table:table-cell office:value-type="float" office:value="270.961" calcext:value-type="float">
            <text:p>270.961</text:p>
          </table:table-cell>
          <table:table-cell office:value-type="float" office:value="9.6888" calcext:value-type="float">
            <text:p>9.6888</text:p>
          </table:table-cell>
          <table:table-cell table:formula="of:=LN([.B273]*1000)" office:value-type="float" office:value="9.17872585820684" calcext:value-type="float">
            <text:p>9.17872585820684</text:p>
          </table:table-cell>
          <table:table-cell table:number-columns-repeated="6"/>
        </table:table-row>
        <table:table-row table:style-name="ro1">
          <table:table-cell office:value-type="float" office:value="271.962" calcext:value-type="float">
            <text:p>271.962</text:p>
          </table:table-cell>
          <table:table-cell office:value-type="float" office:value="9.6763" calcext:value-type="float">
            <text:p>9.6763</text:p>
          </table:table-cell>
          <table:table-cell table:formula="of:=LN([.B274]*1000)" office:value-type="float" office:value="9.17743487579662" calcext:value-type="float">
            <text:p>9.17743487579662</text:p>
          </table:table-cell>
          <table:table-cell table:number-columns-repeated="6"/>
        </table:table-row>
        <table:table-row table:style-name="ro1">
          <table:table-cell office:value-type="float" office:value="272.962" calcext:value-type="float">
            <text:p>272.962</text:p>
          </table:table-cell>
          <table:table-cell office:value-type="float" office:value="9.6666" calcext:value-type="float">
            <text:p>9.6666</text:p>
          </table:table-cell>
          <table:table-cell table:formula="of:=LN([.B275]*1000)" office:value-type="float" office:value="9.176431923725" calcext:value-type="float">
            <text:p>9.176431923725</text:p>
          </table:table-cell>
          <table:table-cell table:number-columns-repeated="6"/>
        </table:table-row>
        <table:table-row table:style-name="ro1">
          <table:table-cell office:value-type="float" office:value="273.962" calcext:value-type="float">
            <text:p>273.962</text:p>
          </table:table-cell>
          <table:table-cell office:value-type="float" office:value="9.6546" calcext:value-type="float">
            <text:p>9.6546</text:p>
          </table:table-cell>
          <table:table-cell table:formula="of:=LN([.B276]*1000)" office:value-type="float" office:value="9.17518976469316" calcext:value-type="float">
            <text:p>9.17518976469316</text:p>
          </table:table-cell>
          <table:table-cell table:number-columns-repeated="6"/>
        </table:table-row>
        <table:table-row table:style-name="ro1">
          <table:table-cell office:value-type="float" office:value="274.961" calcext:value-type="float">
            <text:p>274.961</text:p>
          </table:table-cell>
          <table:table-cell office:value-type="float" office:value="9.6441" calcext:value-type="float">
            <text:p>9.6441</text:p>
          </table:table-cell>
          <table:table-cell table:formula="of:=LN([.B277]*1000)" office:value-type="float" office:value="9.17410160838874" calcext:value-type="float">
            <text:p>9.17410160838874</text:p>
          </table:table-cell>
          <table:table-cell table:number-columns-repeated="6"/>
        </table:table-row>
        <table:table-row table:style-name="ro1">
          <table:table-cell office:value-type="float" office:value="275.962" calcext:value-type="float">
            <text:p>275.962</text:p>
          </table:table-cell>
          <table:table-cell office:value-type="float" office:value="9.6326" calcext:value-type="float">
            <text:p>9.6326</text:p>
          </table:table-cell>
          <table:table-cell table:formula="of:=LN([.B278]*1000)" office:value-type="float" office:value="9.17290845796732" calcext:value-type="float">
            <text:p>9.17290845796732</text:p>
          </table:table-cell>
          <table:table-cell table:number-columns-repeated="6"/>
        </table:table-row>
        <table:table-row table:style-name="ro1">
          <table:table-cell office:value-type="float" office:value="276.962" calcext:value-type="float">
            <text:p>276.962</text:p>
          </table:table-cell>
          <table:table-cell office:value-type="float" office:value="9.6212" calcext:value-type="float">
            <text:p>9.6212</text:p>
          </table:table-cell>
          <table:table-cell table:formula="of:=LN([.B279]*1000)" office:value-type="float" office:value="9.17172427600509" calcext:value-type="float">
            <text:p>9.17172427600509</text:p>
          </table:table-cell>
          <table:table-cell table:number-columns-repeated="6"/>
        </table:table-row>
        <table:table-row table:style-name="ro1">
          <table:table-cell office:value-type="float" office:value="277.962" calcext:value-type="float">
            <text:p>277.962</text:p>
          </table:table-cell>
          <table:table-cell office:value-type="float" office:value="9.6093" calcext:value-type="float">
            <text:p>9.6093</text:p>
          </table:table-cell>
          <table:table-cell table:formula="of:=LN([.B280]*1000)" office:value-type="float" office:value="9.17048665852048" calcext:value-type="float">
            <text:p>9.17048665852048</text:p>
          </table:table-cell>
          <table:table-cell table:number-columns-repeated="6"/>
        </table:table-row>
        <table:table-row table:style-name="ro1">
          <table:table-cell office:value-type="float" office:value="278.963" calcext:value-type="float">
            <text:p>278.963</text:p>
          </table:table-cell>
          <table:table-cell office:value-type="float" office:value="9.5989" calcext:value-type="float">
            <text:p>9.5989</text:p>
          </table:table-cell>
          <table:table-cell table:formula="of:=LN([.B281]*1000)" office:value-type="float" office:value="9.16940378755742" calcext:value-type="float">
            <text:p>9.16940378755742</text:p>
          </table:table-cell>
          <table:table-cell table:number-columns-repeated="6"/>
        </table:table-row>
        <table:table-row table:style-name="ro1">
          <table:table-cell office:value-type="float" office:value="279.962" calcext:value-type="float">
            <text:p>279.962</text:p>
          </table:table-cell>
          <table:table-cell office:value-type="float" office:value="9.5868" calcext:value-type="float">
            <text:p>9.5868</text:p>
          </table:table-cell>
          <table:table-cell table:formula="of:=LN([.B282]*1000)" office:value-type="float" office:value="9.168142431276" calcext:value-type="float">
            <text:p>9.168142431276</text:p>
          </table:table-cell>
          <table:table-cell table:number-columns-repeated="6"/>
        </table:table-row>
        <table:table-row table:style-name="ro1">
          <table:table-cell office:value-type="float" office:value="280.962" calcext:value-type="float">
            <text:p>280.962</text:p>
          </table:table-cell>
          <table:table-cell office:value-type="float" office:value="9.576" calcext:value-type="float">
            <text:p>9.576</text:p>
          </table:table-cell>
          <table:table-cell table:formula="of:=LN([.B283]*1000)" office:value-type="float" office:value="9.16701524723781" calcext:value-type="float">
            <text:p>9.16701524723781</text:p>
          </table:table-cell>
          <table:table-cell table:number-columns-repeated="6"/>
        </table:table-row>
        <table:table-row table:style-name="ro1">
          <table:table-cell office:value-type="float" office:value="281.961" calcext:value-type="float">
            <text:p>281.961</text:p>
          </table:table-cell>
          <table:table-cell office:value-type="float" office:value="9.5635" calcext:value-type="float">
            <text:p>9.5635</text:p>
          </table:table-cell>
          <table:table-cell table:formula="of:=LN([.B284]*1000)" office:value-type="float" office:value="9.16570904783059" calcext:value-type="float">
            <text:p>9.16570904783059</text:p>
          </table:table-cell>
          <table:table-cell table:number-columns-repeated="6"/>
        </table:table-row>
        <table:table-row table:style-name="ro1">
          <table:table-cell office:value-type="float" office:value="282.962" calcext:value-type="float">
            <text:p>282.962</text:p>
          </table:table-cell>
          <table:table-cell office:value-type="float" office:value="9.5525" calcext:value-type="float">
            <text:p>9.5525</text:p>
          </table:table-cell>
          <table:table-cell table:formula="of:=LN([.B285]*1000)" office:value-type="float" office:value="9.16455817932106" calcext:value-type="float">
            <text:p>9.16455817932106</text:p>
          </table:table-cell>
          <table:table-cell table:number-columns-repeated="6"/>
        </table:table-row>
        <table:table-row table:style-name="ro1">
          <table:table-cell office:value-type="float" office:value="283.962" calcext:value-type="float">
            <text:p>283.962</text:p>
          </table:table-cell>
          <table:table-cell office:value-type="float" office:value="9.5408" calcext:value-type="float">
            <text:p>9.5408</text:p>
          </table:table-cell>
          <table:table-cell table:formula="of:=LN([.B286]*1000)" office:value-type="float" office:value="9.16333261836884" calcext:value-type="float">
            <text:p>9.16333261836884</text:p>
          </table:table-cell>
          <table:table-cell table:number-columns-repeated="6"/>
        </table:table-row>
        <table:table-row table:style-name="ro1">
          <table:table-cell office:value-type="float" office:value="284.961" calcext:value-type="float">
            <text:p>284.961</text:p>
          </table:table-cell>
          <table:table-cell office:value-type="float" office:value="9.5295" calcext:value-type="float">
            <text:p>9.5295</text:p>
          </table:table-cell>
          <table:table-cell table:formula="of:=LN([.B287]*1000)" office:value-type="float" office:value="9.1621475293747" calcext:value-type="float">
            <text:p>9.1621475293747</text:p>
          </table:table-cell>
          <table:table-cell table:number-columns-repeated="6"/>
        </table:table-row>
        <table:table-row table:style-name="ro1">
          <table:table-cell office:value-type="float" office:value="285.961" calcext:value-type="float">
            <text:p>285.961</text:p>
          </table:table-cell>
          <table:table-cell office:value-type="float" office:value="9.5177" calcext:value-type="float">
            <text:p>9.5177</text:p>
          </table:table-cell>
          <table:table-cell table:formula="of:=LN([.B288]*1000)" office:value-type="float" office:value="9.16090850195759" calcext:value-type="float">
            <text:p>9.16090850195759</text:p>
          </table:table-cell>
          <table:table-cell table:number-columns-repeated="6"/>
        </table:table-row>
        <table:table-row table:style-name="ro1">
          <table:table-cell office:value-type="float" office:value="286.962" calcext:value-type="float">
            <text:p>286.962</text:p>
          </table:table-cell>
          <table:table-cell office:value-type="float" office:value="9.5073" calcext:value-type="float">
            <text:p>9.5073</text:p>
          </table:table-cell>
          <table:table-cell table:formula="of:=LN([.B289]*1000)" office:value-type="float" office:value="9.15981520355696" calcext:value-type="float">
            <text:p>9.15981520355696</text:p>
          </table:table-cell>
          <table:table-cell table:number-columns-repeated="6"/>
        </table:table-row>
        <table:table-row table:style-name="ro1">
          <table:table-cell office:value-type="float" office:value="287.962" calcext:value-type="float">
            <text:p>287.962</text:p>
          </table:table-cell>
          <table:table-cell office:value-type="float" office:value="9.4955" calcext:value-type="float">
            <text:p>9.4955</text:p>
          </table:table-cell>
          <table:table-cell table:formula="of:=LN([.B290]*1000)" office:value-type="float" office:value="9.1585732811543" calcext:value-type="float">
            <text:p>9.1585732811543</text:p>
          </table:table-cell>
          <table:table-cell table:number-columns-repeated="6"/>
        </table:table-row>
        <table:table-row table:style-name="ro1">
          <table:table-cell office:value-type="float" office:value="288.961" calcext:value-type="float">
            <text:p>288.961</text:p>
          </table:table-cell>
          <table:table-cell office:value-type="float" office:value="9.4824" calcext:value-type="float">
            <text:p>9.4824</text:p>
          </table:table-cell>
          <table:table-cell table:formula="of:=LN([.B291]*1000)" office:value-type="float" office:value="9.15719272776529" calcext:value-type="float">
            <text:p>9.15719272776529</text:p>
          </table:table-cell>
          <table:table-cell table:number-columns-repeated="6"/>
        </table:table-row>
        <table:table-row table:style-name="ro1">
          <table:table-cell office:value-type="float" office:value="289.961" calcext:value-type="float">
            <text:p>289.961</text:p>
          </table:table-cell>
          <table:table-cell office:value-type="float" office:value="9.4726" calcext:value-type="float">
            <text:p>9.4726</text:p>
          </table:table-cell>
          <table:table-cell table:formula="of:=LN([.B292]*1000)" office:value-type="float" office:value="9.1561586997122" calcext:value-type="float">
            <text:p>9.1561586997122</text:p>
          </table:table-cell>
          <table:table-cell table:number-columns-repeated="6"/>
        </table:table-row>
        <table:table-row table:style-name="ro1">
          <table:table-cell office:value-type="float" office:value="290.962" calcext:value-type="float">
            <text:p>290.962</text:p>
          </table:table-cell>
          <table:table-cell office:value-type="float" office:value="9.4613" calcext:value-type="float">
            <text:p>9.4613</text:p>
          </table:table-cell>
          <table:table-cell table:formula="of:=LN([.B293]*1000)" office:value-type="float" office:value="9.15496507332338" calcext:value-type="float">
            <text:p>9.15496507332338</text:p>
          </table:table-cell>
          <table:table-cell table:number-columns-repeated="6"/>
        </table:table-row>
        <table:table-row table:style-name="ro1">
          <table:table-cell office:value-type="float" office:value="291.962" calcext:value-type="float">
            <text:p>291.962</text:p>
          </table:table-cell>
          <table:table-cell office:value-type="float" office:value="9.4499" calcext:value-type="float">
            <text:p>9.4499</text:p>
          </table:table-cell>
          <table:table-cell table:formula="of:=LN([.B294]*1000)" office:value-type="float" office:value="9.15375943842122" calcext:value-type="float">
            <text:p>9.15375943842122</text:p>
          </table:table-cell>
          <table:table-cell table:number-columns-repeated="6"/>
        </table:table-row>
        <table:table-row table:style-name="ro1">
          <table:table-cell office:value-type="float" office:value="292.961" calcext:value-type="float">
            <text:p>292.961</text:p>
          </table:table-cell>
          <table:table-cell office:value-type="float" office:value="9.4388" calcext:value-type="float">
            <text:p>9.4388</text:p>
          </table:table-cell>
          <table:table-cell table:formula="of:=LN([.B295]*1000)" office:value-type="float" office:value="9.15258413241522" calcext:value-type="float">
            <text:p>9.15258413241522</text:p>
          </table:table-cell>
          <table:table-cell table:number-columns-repeated="6"/>
        </table:table-row>
        <table:table-row table:style-name="ro1">
          <table:table-cell office:value-type="float" office:value="293.962" calcext:value-type="float">
            <text:p>293.962</text:p>
          </table:table-cell>
          <table:table-cell office:value-type="float" office:value="9.4276" calcext:value-type="float">
            <text:p>9.4276</text:p>
          </table:table-cell>
          <table:table-cell table:formula="of:=LN([.B296]*1000)" office:value-type="float" office:value="9.15139683634223" calcext:value-type="float">
            <text:p>9.15139683634223</text:p>
          </table:table-cell>
          <table:table-cell table:number-columns-repeated="6"/>
        </table:table-row>
        <table:table-row table:style-name="ro1">
          <table:table-cell office:value-type="float" office:value="294.961" calcext:value-type="float">
            <text:p>294.961</text:p>
          </table:table-cell>
          <table:table-cell office:value-type="float" office:value="9.417" calcext:value-type="float">
            <text:p>9.417</text:p>
          </table:table-cell>
          <table:table-cell table:formula="of:=LN([.B297]*1000)" office:value-type="float" office:value="9.15027184551006" calcext:value-type="float">
            <text:p>9.15027184551006</text:p>
          </table:table-cell>
          <table:table-cell table:number-columns-repeated="6"/>
        </table:table-row>
        <table:table-row table:style-name="ro1">
          <table:table-cell office:value-type="float" office:value="295.962" calcext:value-type="float">
            <text:p>295.962</text:p>
          </table:table-cell>
          <table:table-cell office:value-type="float" office:value="9.4064" calcext:value-type="float">
            <text:p>9.4064</text:p>
          </table:table-cell>
          <table:table-cell table:formula="of:=LN([.B298]*1000)" office:value-type="float" office:value="9.14914558764799" calcext:value-type="float">
            <text:p>9.14914558764799</text:p>
          </table:table-cell>
          <table:table-cell table:number-columns-repeated="6"/>
        </table:table-row>
        <table:table-row table:style-name="ro1">
          <table:table-cell office:value-type="float" office:value="296.962" calcext:value-type="float">
            <text:p>296.962</text:p>
          </table:table-cell>
          <table:table-cell office:value-type="float" office:value="9.3952" calcext:value-type="float">
            <text:p>9.3952</text:p>
          </table:table-cell>
          <table:table-cell table:formula="of:=LN([.B299]*1000)" office:value-type="float" office:value="9.14795419954009" calcext:value-type="float">
            <text:p>9.14795419954009</text:p>
          </table:table-cell>
          <table:table-cell table:number-columns-repeated="6"/>
        </table:table-row>
        <table:table-row table:style-name="ro1">
          <table:table-cell office:value-type="float" office:value="297.961" calcext:value-type="float">
            <text:p>297.961</text:p>
          </table:table-cell>
          <table:table-cell office:value-type="float" office:value="9.3853" calcext:value-type="float">
            <text:p>9.3853</text:p>
          </table:table-cell>
          <table:table-cell table:formula="of:=LN([.B300]*1000)" office:value-type="float" office:value="9.14689991441275" calcext:value-type="float">
            <text:p>9.14689991441275</text:p>
          </table:table-cell>
          <table:table-cell table:number-columns-repeated="6"/>
        </table:table-row>
        <table:table-row table:style-name="ro1">
          <table:table-cell office:value-type="float" office:value="298.962" calcext:value-type="float">
            <text:p>298.962</text:p>
          </table:table-cell>
          <table:table-cell office:value-type="float" office:value="9.3742" calcext:value-type="float">
            <text:p>9.3742</text:p>
          </table:table-cell>
          <table:table-cell table:formula="of:=LN([.B301]*1000)" office:value-type="float" office:value="9.14571651386418" calcext:value-type="float">
            <text:p>9.14571651386418</text:p>
          </table:table-cell>
          <table:table-cell table:number-columns-repeated="6"/>
        </table:table-row>
        <table:table-row table:style-name="ro1">
          <table:table-cell office:value-type="float" office:value="299.962" calcext:value-type="float">
            <text:p>299.962</text:p>
          </table:table-cell>
          <table:table-cell office:value-type="float" office:value="9.3637" calcext:value-type="float">
            <text:p>9.3637</text:p>
          </table:table-cell>
          <table:table-cell table:formula="of:=LN([.B302]*1000)" office:value-type="float" office:value="9.14459579050681" calcext:value-type="float">
            <text:p>9.14459579050681</text:p>
          </table:table-cell>
          <table:table-cell table:number-columns-repeated="6"/>
        </table:table-row>
        <table:table-row table:style-name="ro1">
          <table:table-cell office:value-type="float" office:value="300.962" calcext:value-type="float">
            <text:p>300.962</text:p>
          </table:table-cell>
          <table:table-cell office:value-type="float" office:value="9.3526" calcext:value-type="float">
            <text:p>9.3526</text:p>
          </table:table-cell>
          <table:table-cell table:formula="of:=LN([.B303]*1000)" office:value-type="float" office:value="9.14340965849339" calcext:value-type="float">
            <text:p>9.14340965849339</text:p>
          </table:table-cell>
          <table:table-cell table:number-columns-repeated="6"/>
        </table:table-row>
        <table:table-row table:style-name="ro1">
          <table:table-cell office:value-type="float" office:value="301.962" calcext:value-type="float">
            <text:p>301.962</text:p>
          </table:table-cell>
          <table:table-cell office:value-type="float" office:value="9.3416" calcext:value-type="float">
            <text:p>9.3416</text:p>
          </table:table-cell>
          <table:table-cell table:formula="of:=LN([.B304]*1000)" office:value-type="float" office:value="9.14223282276151" calcext:value-type="float">
            <text:p>9.14223282276151</text:p>
          </table:table-cell>
          <table:table-cell table:number-columns-repeated="6"/>
        </table:table-row>
        <table:table-row table:style-name="ro1">
          <table:table-cell office:value-type="float" office:value="302.962" calcext:value-type="float">
            <text:p>302.962</text:p>
          </table:table-cell>
          <table:table-cell office:value-type="float" office:value="9.332" calcext:value-type="float">
            <text:p>9.332</text:p>
          </table:table-cell>
          <table:table-cell table:formula="of:=LN([.B305]*1000)" office:value-type="float" office:value="9.14120463314132" calcext:value-type="float">
            <text:p>9.14120463314132</text:p>
          </table:table-cell>
          <table:table-cell table:number-columns-repeated="6"/>
        </table:table-row>
        <table:table-row table:style-name="ro1">
          <table:table-cell office:value-type="float" office:value="303.962" calcext:value-type="float">
            <text:p>303.962</text:p>
          </table:table-cell>
          <table:table-cell office:value-type="float" office:value="9.3207" calcext:value-type="float">
            <text:p>9.3207</text:p>
          </table:table-cell>
          <table:table-cell table:formula="of:=LN([.B306]*1000)" office:value-type="float" office:value="9.13999301215536" calcext:value-type="float">
            <text:p>9.13999301215536</text:p>
          </table:table-cell>
          <table:table-cell table:number-columns-repeated="6"/>
        </table:table-row>
        <table:table-row table:style-name="ro1">
          <table:table-cell office:value-type="float" office:value="304.962" calcext:value-type="float">
            <text:p>304.962</text:p>
          </table:table-cell>
          <table:table-cell office:value-type="float" office:value="9.3096" calcext:value-type="float">
            <text:p>9.3096</text:p>
          </table:table-cell>
          <table:table-cell table:formula="of:=LN([.B307]*1000)" office:value-type="float" office:value="9.13880140479387" calcext:value-type="float">
            <text:p>9.13880140479387</text:p>
          </table:table-cell>
          <table:table-cell table:number-columns-repeated="6"/>
        </table:table-row>
        <table:table-row table:style-name="ro1">
          <table:table-cell office:value-type="float" office:value="305.961" calcext:value-type="float">
            <text:p>305.961</text:p>
          </table:table-cell>
          <table:table-cell office:value-type="float" office:value="9.2994" calcext:value-type="float">
            <text:p>9.2994</text:p>
          </table:table-cell>
          <table:table-cell table:formula="of:=LN([.B308]*1000)" office:value-type="float" office:value="9.13770516093106" calcext:value-type="float">
            <text:p>9.13770516093106</text:p>
          </table:table-cell>
          <table:table-cell table:number-columns-repeated="6"/>
        </table:table-row>
        <table:table-row table:style-name="ro1">
          <table:table-cell office:value-type="float" office:value="306.962" calcext:value-type="float">
            <text:p>306.962</text:p>
          </table:table-cell>
          <table:table-cell office:value-type="float" office:value="9.288" calcext:value-type="float">
            <text:p>9.288</text:p>
          </table:table-cell>
          <table:table-cell table:formula="of:=LN([.B309]*1000)" office:value-type="float" office:value="9.13647852337773" calcext:value-type="float">
            <text:p>9.13647852337773</text:p>
          </table:table-cell>
          <table:table-cell table:number-columns-repeated="6"/>
        </table:table-row>
        <table:table-row table:style-name="ro1">
          <table:table-cell office:value-type="float" office:value="307.962" calcext:value-type="float">
            <text:p>307.962</text:p>
          </table:table-cell>
          <table:table-cell office:value-type="float" office:value="9.2777" calcext:value-type="float">
            <text:p>9.2777</text:p>
          </table:table-cell>
          <table:table-cell table:formula="of:=LN([.B310]*1000)" office:value-type="float" office:value="9.13536895023406" calcext:value-type="float">
            <text:p>9.13536895023406</text:p>
          </table:table-cell>
          <table:table-cell table:number-columns-repeated="6"/>
        </table:table-row>
        <table:table-row table:style-name="ro1">
          <table:table-cell office:value-type="float" office:value="308.962" calcext:value-type="float">
            <text:p>308.962</text:p>
          </table:table-cell>
          <table:table-cell office:value-type="float" office:value="9.2673" calcext:value-type="float">
            <text:p>9.2673</text:p>
          </table:table-cell>
          <table:table-cell table:formula="of:=LN([.B311]*1000)" office:value-type="float" office:value="9.13424735399893" calcext:value-type="float">
            <text:p>9.13424735399893</text:p>
          </table:table-cell>
          <table:table-cell table:number-columns-repeated="6"/>
        </table:table-row>
        <table:table-row table:style-name="ro1">
          <table:table-cell office:value-type="float" office:value="309.961" calcext:value-type="float">
            <text:p>309.961</text:p>
          </table:table-cell>
          <table:table-cell office:value-type="float" office:value="9.258" calcext:value-type="float">
            <text:p>9.258</text:p>
          </table:table-cell>
          <table:table-cell table:formula="of:=LN([.B312]*1000)" office:value-type="float" office:value="9.13324332159122" calcext:value-type="float">
            <text:p>9.13324332159122</text:p>
          </table:table-cell>
          <table:table-cell table:number-columns-repeated="6"/>
        </table:table-row>
        <table:table-row table:style-name="ro1">
          <table:table-cell office:value-type="float" office:value="310.962" calcext:value-type="float">
            <text:p>310.962</text:p>
          </table:table-cell>
          <table:table-cell office:value-type="float" office:value="9.2464" calcext:value-type="float">
            <text:p>9.2464</text:p>
          </table:table-cell>
          <table:table-cell table:formula="of:=LN([.B313]*1000)" office:value-type="float" office:value="9.13198956556351" calcext:value-type="float">
            <text:p>9.13198956556351</text:p>
          </table:table-cell>
          <table:table-cell table:number-columns-repeated="6"/>
        </table:table-row>
        <table:table-row table:style-name="ro1">
          <table:table-cell office:value-type="float" office:value="311.961" calcext:value-type="float">
            <text:p>311.961</text:p>
          </table:table-cell>
          <table:table-cell office:value-type="float" office:value="9.236" calcext:value-type="float">
            <text:p>9.236</text:p>
          </table:table-cell>
          <table:table-cell table:formula="of:=LN([.B314]*1000)" office:value-type="float" office:value="9.13086417047439" calcext:value-type="float">
            <text:p>9.13086417047439</text:p>
          </table:table-cell>
          <table:table-cell table:number-columns-repeated="6"/>
        </table:table-row>
        <table:table-row table:style-name="ro1">
          <table:table-cell office:value-type="float" office:value="312.962" calcext:value-type="float">
            <text:p>312.962</text:p>
          </table:table-cell>
          <table:table-cell office:value-type="float" office:value="9.2251" calcext:value-type="float">
            <text:p>9.2251</text:p>
          </table:table-cell>
          <table:table-cell table:formula="of:=LN([.B315]*1000)" office:value-type="float" office:value="9.12968330895838" calcext:value-type="float">
            <text:p>9.12968330895838</text:p>
          </table:table-cell>
          <table:table-cell table:number-columns-repeated="6"/>
        </table:table-row>
        <table:table-row table:style-name="ro1">
          <table:table-cell office:value-type="float" office:value="313.961" calcext:value-type="float">
            <text:p>313.961</text:p>
          </table:table-cell>
          <table:table-cell office:value-type="float" office:value="9.2145" calcext:value-type="float">
            <text:p>9.2145</text:p>
          </table:table-cell>
          <table:table-cell table:formula="of:=LN([.B316]*1000)" office:value-type="float" office:value="9.12853360927209" calcext:value-type="float">
            <text:p>9.12853360927209</text:p>
          </table:table-cell>
          <table:table-cell table:number-columns-repeated="6"/>
        </table:table-row>
        <table:table-row table:style-name="ro1">
          <table:table-cell office:value-type="float" office:value="314.962" calcext:value-type="float">
            <text:p>314.962</text:p>
          </table:table-cell>
          <table:table-cell office:value-type="float" office:value="9.2035" calcext:value-type="float">
            <text:p>9.2035</text:p>
          </table:table-cell>
          <table:table-cell table:formula="of:=LN([.B317]*1000)" office:value-type="float" office:value="9.12733912547278" calcext:value-type="float">
            <text:p>9.12733912547278</text:p>
          </table:table-cell>
          <table:table-cell table:number-columns-repeated="6"/>
        </table:table-row>
        <table:table-row table:style-name="ro1">
          <table:table-cell office:value-type="float" office:value="315.962" calcext:value-type="float">
            <text:p>315.962</text:p>
          </table:table-cell>
          <table:table-cell office:value-type="float" office:value="9.1932" calcext:value-type="float">
            <text:p>9.1932</text:p>
          </table:table-cell>
          <table:table-cell table:formula="of:=LN([.B318]*1000)" office:value-type="float" office:value="9.12621935931078" calcext:value-type="float">
            <text:p>9.12621935931078</text:p>
          </table:table-cell>
          <table:table-cell table:number-columns-repeated="6"/>
        </table:table-row>
        <table:table-row table:style-name="ro1">
          <table:table-cell office:value-type="float" office:value="316.961" calcext:value-type="float">
            <text:p>316.961</text:p>
          </table:table-cell>
          <table:table-cell office:value-type="float" office:value="9.1816" calcext:value-type="float">
            <text:p>9.1816</text:p>
          </table:table-cell>
          <table:table-cell table:formula="of:=LN([.B319]*1000)" office:value-type="float" office:value="9.12495676036646" calcext:value-type="float">
            <text:p>9.12495676036646</text:p>
          </table:table-cell>
          <table:table-cell table:number-columns-repeated="6"/>
        </table:table-row>
        <table:table-row table:style-name="ro1">
          <table:table-cell office:value-type="float" office:value="317.962" calcext:value-type="float">
            <text:p>317.962</text:p>
          </table:table-cell>
          <table:table-cell office:value-type="float" office:value="9.1718" calcext:value-type="float">
            <text:p>9.1718</text:p>
          </table:table-cell>
          <table:table-cell table:formula="of:=LN([.B320]*1000)" office:value-type="float" office:value="9.12388883824507" calcext:value-type="float">
            <text:p>9.12388883824507</text:p>
          </table:table-cell>
          <table:table-cell table:number-columns-repeated="6"/>
        </table:table-row>
        <table:table-row table:style-name="ro1">
          <table:table-cell office:value-type="float" office:value="318.961" calcext:value-type="float">
            <text:p>318.961</text:p>
          </table:table-cell>
          <table:table-cell office:value-type="float" office:value="9.1594" calcext:value-type="float">
            <text:p>9.1594</text:p>
          </table:table-cell>
          <table:table-cell table:formula="of:=LN([.B321]*1000)" office:value-type="float" office:value="9.12253595333941" calcext:value-type="float">
            <text:p>9.12253595333941</text:p>
          </table:table-cell>
          <table:table-cell table:number-columns-repeated="6"/>
        </table:table-row>
        <table:table-row table:style-name="ro1">
          <table:table-cell office:value-type="float" office:value="319.961" calcext:value-type="float">
            <text:p>319.961</text:p>
          </table:table-cell>
          <table:table-cell office:value-type="float" office:value="9.1488" calcext:value-type="float">
            <text:p>9.1488</text:p>
          </table:table-cell>
          <table:table-cell table:formula="of:=LN([.B322]*1000)" office:value-type="float" office:value="9.12137800212799" calcext:value-type="float">
            <text:p>9.12137800212799</text:p>
          </table:table-cell>
          <table:table-cell table:number-columns-repeated="6"/>
        </table:table-row>
        <table:table-row table:style-name="ro1">
          <table:table-cell office:value-type="float" office:value="320.962" calcext:value-type="float">
            <text:p>320.962</text:p>
          </table:table-cell>
          <table:table-cell office:value-type="float" office:value="9.1385" calcext:value-type="float">
            <text:p>9.1385</text:p>
          </table:table-cell>
          <table:table-cell table:formula="of:=LN([.B323]*1000)" office:value-type="float" office:value="9.1202515371945" calcext:value-type="float">
            <text:p>9.1202515371945</text:p>
          </table:table-cell>
          <table:table-cell table:number-columns-repeated="6"/>
        </table:table-row>
        <table:table-row table:style-name="ro1">
          <table:table-cell office:value-type="float" office:value="321.962" calcext:value-type="float">
            <text:p>321.962</text:p>
          </table:table-cell>
          <table:table-cell office:value-type="float" office:value="9.1272" calcext:value-type="float">
            <text:p>9.1272</text:p>
          </table:table-cell>
          <table:table-cell table:formula="of:=LN([.B324]*1000)" office:value-type="float" office:value="9.11901424528216" calcext:value-type="float">
            <text:p>9.11901424528216</text:p>
          </table:table-cell>
          <table:table-cell table:number-columns-repeated="6"/>
        </table:table-row>
        <table:table-row table:style-name="ro1">
          <table:table-cell office:value-type="float" office:value="322.962" calcext:value-type="float">
            <text:p>322.962</text:p>
          </table:table-cell>
          <table:table-cell office:value-type="float" office:value="9.1164" calcext:value-type="float">
            <text:p>9.1164</text:p>
          </table:table-cell>
          <table:table-cell table:formula="of:=LN([.B325]*1000)" office:value-type="float" office:value="9.11783026829718" calcext:value-type="float">
            <text:p>9.11783026829718</text:p>
          </table:table-cell>
          <table:table-cell table:number-columns-repeated="6"/>
        </table:table-row>
        <table:table-row table:style-name="ro1">
          <table:table-cell office:value-type="float" office:value="323.962" calcext:value-type="float">
            <text:p>323.962</text:p>
          </table:table-cell>
          <table:table-cell office:value-type="float" office:value="9.1053" calcext:value-type="float">
            <text:p>9.1053</text:p>
          </table:table-cell>
          <table:table-cell table:formula="of:=LN([.B326]*1000)" office:value-type="float" office:value="9.11661194054806" calcext:value-type="float">
            <text:p>9.11661194054806</text:p>
          </table:table-cell>
          <table:table-cell table:number-columns-repeated="6"/>
        </table:table-row>
        <table:table-row table:style-name="ro1">
          <table:table-cell office:value-type="float" office:value="324.962" calcext:value-type="float">
            <text:p>324.962</text:p>
          </table:table-cell>
          <table:table-cell office:value-type="float" office:value="9.0946" calcext:value-type="float">
            <text:p>9.0946</text:p>
          </table:table-cell>
          <table:table-cell table:formula="of:=LN([.B327]*1000)" office:value-type="float" office:value="9.11543610977616" calcext:value-type="float">
            <text:p>9.11543610977616</text:p>
          </table:table-cell>
          <table:table-cell table:number-columns-repeated="6"/>
        </table:table-row>
        <table:table-row table:style-name="ro1">
          <table:table-cell office:value-type="float" office:value="325.962" calcext:value-type="float">
            <text:p>325.962</text:p>
          </table:table-cell>
          <table:table-cell office:value-type="float" office:value="9.0831" calcext:value-type="float">
            <text:p>9.0831</text:p>
          </table:table-cell>
          <table:table-cell table:formula="of:=LN([.B328]*1000)" office:value-type="float" office:value="9.11417082301994" calcext:value-type="float">
            <text:p>9.11417082301994</text:p>
          </table:table-cell>
          <table:table-cell table:number-columns-repeated="6"/>
        </table:table-row>
        <table:table-row table:style-name="ro1">
          <table:table-cell office:value-type="float" office:value="326.961" calcext:value-type="float">
            <text:p>326.961</text:p>
          </table:table-cell>
          <table:table-cell office:value-type="float" office:value="9.0724" calcext:value-type="float">
            <text:p>9.0724</text:p>
          </table:table-cell>
          <table:table-cell table:formula="of:=LN([.B329]*1000)" office:value-type="float" office:value="9.11299211670628" calcext:value-type="float">
            <text:p>9.11299211670628</text:p>
          </table:table-cell>
          <table:table-cell table:number-columns-repeated="6"/>
        </table:table-row>
        <table:table-row table:style-name="ro1">
          <table:table-cell office:value-type="float" office:value="327.962" calcext:value-type="float">
            <text:p>327.962</text:p>
          </table:table-cell>
          <table:table-cell office:value-type="float" office:value="9.0617" calcext:value-type="float">
            <text:p>9.0617</text:p>
          </table:table-cell>
          <table:table-cell table:formula="of:=LN([.B330]*1000)" office:value-type="float" office:value="9.11181201940432" calcext:value-type="float">
            <text:p>9.11181201940432</text:p>
          </table:table-cell>
          <table:table-cell table:number-columns-repeated="6"/>
        </table:table-row>
        <table:table-row table:style-name="ro1">
          <table:table-cell office:value-type="float" office:value="328.961" calcext:value-type="float">
            <text:p>328.961</text:p>
          </table:table-cell>
          <table:table-cell office:value-type="float" office:value="9.0504" calcext:value-type="float">
            <text:p>9.0504</text:p>
          </table:table-cell>
          <table:table-cell table:formula="of:=LN([.B331]*1000)" office:value-type="float" office:value="9.11056423461226" calcext:value-type="float">
            <text:p>9.11056423461226</text:p>
          </table:table-cell>
          <table:table-cell table:number-columns-repeated="6"/>
        </table:table-row>
        <table:table-row table:style-name="ro1">
          <table:table-cell office:value-type="float" office:value="329.962" calcext:value-type="float">
            <text:p>329.962</text:p>
          </table:table-cell>
          <table:table-cell office:value-type="float" office:value="9.04" calcext:value-type="float">
            <text:p>9.04</text:p>
          </table:table-cell>
          <table:table-cell table:formula="of:=LN([.B332]*1000)" office:value-type="float" office:value="9.10941445338622" calcext:value-type="float">
            <text:p>9.10941445338622</text:p>
          </table:table-cell>
          <table:table-cell table:number-columns-repeated="6"/>
        </table:table-row>
        <table:table-row table:style-name="ro1">
          <table:table-cell office:value-type="float" office:value="330.962" calcext:value-type="float">
            <text:p>330.962</text:p>
          </table:table-cell>
          <table:table-cell office:value-type="float" office:value="9.0297" calcext:value-type="float">
            <text:p>9.0297</text:p>
          </table:table-cell>
          <table:table-cell table:formula="of:=LN([.B333]*1000)" office:value-type="float" office:value="9.10827442326779" calcext:value-type="float">
            <text:p>9.10827442326779</text:p>
          </table:table-cell>
          <table:table-cell table:number-columns-repeated="6"/>
        </table:table-row>
        <table:table-row table:style-name="ro1">
          <table:table-cell office:value-type="float" office:value="331.961" calcext:value-type="float">
            <text:p>331.961</text:p>
          </table:table-cell>
          <table:table-cell office:value-type="float" office:value="9.019" calcext:value-type="float">
            <text:p>9.019</text:p>
          </table:table-cell>
          <table:table-cell table:formula="of:=LN([.B334]*1000)" office:value-type="float" office:value="9.10708874216571" calcext:value-type="float">
            <text:p>9.10708874216571</text:p>
          </table:table-cell>
          <table:table-cell table:number-columns-repeated="6"/>
        </table:table-row>
        <table:table-row table:style-name="ro1">
          <table:table-cell office:value-type="float" office:value="332.962" calcext:value-type="float">
            <text:p>332.962</text:p>
          </table:table-cell>
          <table:table-cell office:value-type="float" office:value="9.0083" calcext:value-type="float">
            <text:p>9.0083</text:p>
          </table:table-cell>
          <table:table-cell table:formula="of:=LN([.B335]*1000)" office:value-type="float" office:value="9.10590165355493" calcext:value-type="float">
            <text:p>9.10590165355493</text:p>
          </table:table-cell>
          <table:table-cell table:number-columns-repeated="6"/>
        </table:table-row>
        <table:table-row table:style-name="ro1">
          <table:table-cell office:value-type="float" office:value="333.962" calcext:value-type="float">
            <text:p>333.962</text:p>
          </table:table-cell>
          <table:table-cell office:value-type="float" office:value="8.9979" calcext:value-type="float">
            <text:p>8.9979</text:p>
          </table:table-cell>
          <table:table-cell table:formula="of:=LN([.B336]*1000)" office:value-type="float" office:value="9.10474649575857" calcext:value-type="float">
            <text:p>9.10474649575857</text:p>
          </table:table-cell>
          <table:table-cell table:number-columns-repeated="6"/>
        </table:table-row>
        <table:table-row table:style-name="ro1">
          <table:table-cell office:value-type="float" office:value="334.962" calcext:value-type="float">
            <text:p>334.962</text:p>
          </table:table-cell>
          <table:table-cell office:value-type="float" office:value="8.9879" calcext:value-type="float">
            <text:p>8.9879</text:p>
          </table:table-cell>
          <table:table-cell table:formula="of:=LN([.B337]*1000)" office:value-type="float" office:value="9.10363450729762" calcext:value-type="float">
            <text:p>9.10363450729762</text:p>
          </table:table-cell>
          <table:table-cell table:number-columns-repeated="6"/>
        </table:table-row>
        <table:table-row table:style-name="ro1">
          <table:table-cell office:value-type="float" office:value="335.962" calcext:value-type="float">
            <text:p>335.962</text:p>
          </table:table-cell>
          <table:table-cell office:value-type="float" office:value="8.9776" calcext:value-type="float">
            <text:p>8.9776</text:p>
          </table:table-cell>
          <table:table-cell table:formula="of:=LN([.B338]*1000)" office:value-type="float" office:value="9.10248786499671" calcext:value-type="float">
            <text:p>9.10248786499671</text:p>
          </table:table-cell>
          <table:table-cell table:number-columns-repeated="6"/>
        </table:table-row>
        <table:table-row table:style-name="ro1">
          <table:table-cell office:value-type="float" office:value="336.961" calcext:value-type="float">
            <text:p>336.961</text:p>
          </table:table-cell>
          <table:table-cell office:value-type="float" office:value="8.9685" calcext:value-type="float">
            <text:p>8.9685</text:p>
          </table:table-cell>
          <table:table-cell table:formula="of:=LN([.B339]*1000)" office:value-type="float" office:value="9.10147371698907" calcext:value-type="float">
            <text:p>9.10147371698907</text:p>
          </table:table-cell>
          <table:table-cell table:number-columns-repeated="6"/>
        </table:table-row>
        <table:table-row table:style-name="ro1">
          <table:table-cell office:value-type="float" office:value="337.962" calcext:value-type="float">
            <text:p>337.962</text:p>
          </table:table-cell>
          <table:table-cell office:value-type="float" office:value="8.9581" calcext:value-type="float">
            <text:p>8.9581</text:p>
          </table:table-cell>
          <table:table-cell table:formula="of:=LN([.B340]*1000)" office:value-type="float" office:value="9.10031342991101" calcext:value-type="float">
            <text:p>9.10031342991101</text:p>
          </table:table-cell>
          <table:table-cell table:number-columns-repeated="6"/>
        </table:table-row>
        <table:table-row table:style-name="ro1">
          <table:table-cell office:value-type="float" office:value="338.961" calcext:value-type="float">
            <text:p>338.961</text:p>
          </table:table-cell>
          <table:table-cell office:value-type="float" office:value="8.9479" calcext:value-type="float">
            <text:p>8.9479</text:p>
          </table:table-cell>
          <table:table-cell table:formula="of:=LN([.B341]*1000)" office:value-type="float" office:value="9.09917414686586" calcext:value-type="float">
            <text:p>9.09917414686586</text:p>
          </table:table-cell>
          <table:table-cell table:number-columns-repeated="6"/>
        </table:table-row>
        <table:table-row table:style-name="ro1">
          <table:table-cell office:value-type="float" office:value="339.962" calcext:value-type="float">
            <text:p>339.962</text:p>
          </table:table-cell>
          <table:table-cell office:value-type="float" office:value="8.9376" calcext:value-type="float">
            <text:p>8.9376</text:p>
          </table:table-cell>
          <table:table-cell table:formula="of:=LN([.B342]*1000)" office:value-type="float" office:value="9.09802237575086" calcext:value-type="float">
            <text:p>9.09802237575086</text:p>
          </table:table-cell>
          <table:table-cell table:number-columns-repeated="6"/>
        </table:table-row>
        <table:table-row table:style-name="ro1">
          <table:table-cell office:value-type="float" office:value="340.962" calcext:value-type="float">
            <text:p>340.962</text:p>
          </table:table-cell>
          <table:table-cell office:value-type="float" office:value="8.9265" calcext:value-type="float">
            <text:p>8.9265</text:p>
          </table:table-cell>
          <table:table-cell table:formula="of:=LN([.B343]*1000)" office:value-type="float" office:value="9.09677965975302" calcext:value-type="float">
            <text:p>9.09677965975302</text:p>
          </table:table-cell>
          <table:table-cell table:number-columns-repeated="6"/>
        </table:table-row>
        <table:table-row table:style-name="ro1">
          <table:table-cell office:value-type="float" office:value="341.962" calcext:value-type="float">
            <text:p>341.962</text:p>
          </table:table-cell>
          <table:table-cell office:value-type="float" office:value="8.9173" calcext:value-type="float">
            <text:p>8.9173</text:p>
          </table:table-cell>
          <table:table-cell table:formula="of:=LN([.B344]*1000)" office:value-type="float" office:value="9.09574848917105" calcext:value-type="float">
            <text:p>9.09574848917105</text:p>
          </table:table-cell>
          <table:table-cell table:number-columns-repeated="6"/>
        </table:table-row>
        <table:table-row table:style-name="ro1">
          <table:table-cell office:value-type="float" office:value="342.961" calcext:value-type="float">
            <text:p>342.961</text:p>
          </table:table-cell>
          <table:table-cell office:value-type="float" office:value="8.9071" calcext:value-type="float">
            <text:p>8.9071</text:p>
          </table:table-cell>
          <table:table-cell table:formula="of:=LN([.B345]*1000)" office:value-type="float" office:value="9.09460399049358" calcext:value-type="float">
            <text:p>9.09460399049358</text:p>
          </table:table-cell>
          <table:table-cell table:number-columns-repeated="6"/>
        </table:table-row>
        <table:table-row table:style-name="ro1">
          <table:table-cell office:value-type="float" office:value="343.962" calcext:value-type="float">
            <text:p>343.962</text:p>
          </table:table-cell>
          <table:table-cell office:value-type="float" office:value="8.8972" calcext:value-type="float">
            <text:p>8.8972</text:p>
          </table:table-cell>
          <table:table-cell table:formula="of:=LN([.B346]*1000)" office:value-type="float" office:value="9.09349189947958" calcext:value-type="float">
            <text:p>9.09349189947958</text:p>
          </table:table-cell>
          <table:table-cell table:number-columns-repeated="6"/>
        </table:table-row>
        <table:table-row table:style-name="ro1">
          <table:table-cell office:value-type="float" office:value="344.961" calcext:value-type="float">
            <text:p>344.961</text:p>
          </table:table-cell>
          <table:table-cell office:value-type="float" office:value="8.8865" calcext:value-type="float">
            <text:p>8.8865</text:p>
          </table:table-cell>
          <table:table-cell table:formula="of:=LN([.B347]*1000)" office:value-type="float" office:value="9.09228855020005" calcext:value-type="float">
            <text:p>9.09228855020005</text:p>
          </table:table-cell>
          <table:table-cell table:number-columns-repeated="6"/>
        </table:table-row>
        <table:table-row table:style-name="ro1">
          <table:table-cell office:value-type="float" office:value="345.962" calcext:value-type="float">
            <text:p>345.962</text:p>
          </table:table-cell>
          <table:table-cell office:value-type="float" office:value="8.8773" calcext:value-type="float">
            <text:p>8.8773</text:p>
          </table:table-cell>
          <table:table-cell table:formula="of:=LN([.B348]*1000)" office:value-type="float" office:value="9.09125273569836" calcext:value-type="float">
            <text:p>9.09125273569836</text:p>
          </table:table-cell>
          <table:table-cell table:number-columns-repeated="6"/>
        </table:table-row>
        <table:table-row table:style-name="ro1">
          <table:table-cell office:value-type="float" office:value="346.962" calcext:value-type="float">
            <text:p>346.962</text:p>
          </table:table-cell>
          <table:table-cell office:value-type="float" office:value="8.8664" calcext:value-type="float">
            <text:p>8.8664</text:p>
          </table:table-cell>
          <table:table-cell table:formula="of:=LN([.B349]*1000)" office:value-type="float" office:value="9.09002413046144" calcext:value-type="float">
            <text:p>9.09002413046144</text:p>
          </table:table-cell>
          <table:table-cell table:number-columns-repeated="6"/>
        </table:table-row>
        <table:table-row table:style-name="ro1">
          <table:table-cell office:value-type="float" office:value="347.961" calcext:value-type="float">
            <text:p>347.961</text:p>
          </table:table-cell>
          <table:table-cell office:value-type="float" office:value="8.8569" calcext:value-type="float">
            <text:p>8.8569</text:p>
          </table:table-cell>
          <table:table-cell table:formula="of:=LN([.B350]*1000)" office:value-type="float" office:value="9.08895209524116" calcext:value-type="float">
            <text:p>9.08895209524116</text:p>
          </table:table-cell>
          <table:table-cell table:number-columns-repeated="6"/>
        </table:table-row>
        <table:table-row table:style-name="ro1">
          <table:table-cell office:value-type="float" office:value="348.962" calcext:value-type="float">
            <text:p>348.962</text:p>
          </table:table-cell>
          <table:table-cell office:value-type="float" office:value="8.8465" calcext:value-type="float">
            <text:p>8.8465</text:p>
          </table:table-cell>
          <table:table-cell table:formula="of:=LN([.B351]*1000)" office:value-type="float" office:value="9.08777717955306" calcext:value-type="float">
            <text:p>9.08777717955306</text:p>
          </table:table-cell>
          <table:table-cell table:number-columns-repeated="6"/>
        </table:table-row>
        <table:table-row table:style-name="ro1">
          <table:table-cell office:value-type="float" office:value="349.961" calcext:value-type="float">
            <text:p>349.961</text:p>
          </table:table-cell>
          <table:table-cell office:value-type="float" office:value="8.8371" calcext:value-type="float">
            <text:p>8.8371</text:p>
          </table:table-cell>
          <table:table-cell table:formula="of:=LN([.B352]*1000)" office:value-type="float" office:value="9.08671404751146" calcext:value-type="float">
            <text:p>9.08671404751146</text:p>
          </table:table-cell>
          <table:table-cell table:number-columns-repeated="6"/>
        </table:table-row>
        <table:table-row table:style-name="ro1">
          <table:table-cell office:value-type="float" office:value="350.962" calcext:value-type="float">
            <text:p>350.962</text:p>
          </table:table-cell>
          <table:table-cell office:value-type="float" office:value="8.8267" calcext:value-type="float">
            <text:p>8.8267</text:p>
          </table:table-cell>
          <table:table-cell table:formula="of:=LN([.B353]*1000)" office:value-type="float" office:value="9.08553649781075" calcext:value-type="float">
            <text:p>9.08553649781075</text:p>
          </table:table-cell>
          <table:table-cell table:number-columns-repeated="6"/>
        </table:table-row>
        <table:table-row table:style-name="ro1">
          <table:table-cell office:value-type="float" office:value="351.962" calcext:value-type="float">
            <text:p>351.962</text:p>
          </table:table-cell>
          <table:table-cell office:value-type="float" office:value="8.8167" calcext:value-type="float">
            <text:p>8.8167</text:p>
          </table:table-cell>
          <table:table-cell table:formula="of:=LN([.B354]*1000)" office:value-type="float" office:value="9.08440292932953" calcext:value-type="float">
            <text:p>9.08440292932953</text:p>
          </table:table-cell>
          <table:table-cell table:number-columns-repeated="6"/>
        </table:table-row>
        <table:table-row table:style-name="ro1">
          <table:table-cell office:value-type="float" office:value="352.962" calcext:value-type="float">
            <text:p>352.962</text:p>
          </table:table-cell>
          <table:table-cell office:value-type="float" office:value="8.8072" calcext:value-type="float">
            <text:p>8.8072</text:p>
          </table:table-cell>
          <table:table-cell table:formula="of:=LN([.B355]*1000)" office:value-type="float" office:value="9.08332484775619" calcext:value-type="float">
            <text:p>9.08332484775619</text:p>
          </table:table-cell>
          <table:table-cell table:number-columns-repeated="6"/>
        </table:table-row>
        <table:table-row table:style-name="ro1">
          <table:table-cell office:value-type="float" office:value="353.962" calcext:value-type="float">
            <text:p>353.962</text:p>
          </table:table-cell>
          <table:table-cell office:value-type="float" office:value="8.7959" calcext:value-type="float">
            <text:p>8.7959</text:p>
          </table:table-cell>
          <table:table-cell table:formula="of:=LN([.B356]*1000)" office:value-type="float" office:value="9.08204098280602" calcext:value-type="float">
            <text:p>9.08204098280602</text:p>
          </table:table-cell>
          <table:table-cell table:number-columns-repeated="6"/>
        </table:table-row>
        <table:table-row table:style-name="ro1">
          <table:table-cell office:value-type="float" office:value="354.961" calcext:value-type="float">
            <text:p>354.961</text:p>
          </table:table-cell>
          <table:table-cell office:value-type="float" office:value="8.7859" calcext:value-type="float">
            <text:p>8.7859</text:p>
          </table:table-cell>
          <table:table-cell table:formula="of:=LN([.B357]*1000)" office:value-type="float" office:value="9.08090344272727" calcext:value-type="float">
            <text:p>9.08090344272727</text:p>
          </table:table-cell>
          <table:table-cell table:number-columns-repeated="6"/>
        </table:table-row>
        <table:table-row table:style-name="ro1">
          <table:table-cell office:value-type="float" office:value="355.962" calcext:value-type="float">
            <text:p>355.962</text:p>
          </table:table-cell>
          <table:table-cell office:value-type="float" office:value="8.7757" calcext:value-type="float">
            <text:p>8.7757</text:p>
          </table:table-cell>
          <table:table-cell table:formula="of:=LN([.B358]*1000)" office:value-type="float" office:value="9.07974181723222" calcext:value-type="float">
            <text:p>9.07974181723222</text:p>
          </table:table-cell>
          <table:table-cell table:number-columns-repeated="6"/>
        </table:table-row>
        <table:table-row table:style-name="ro1">
          <table:table-cell office:value-type="float" office:value="356.962" calcext:value-type="float">
            <text:p>356.962</text:p>
          </table:table-cell>
          <table:table-cell office:value-type="float" office:value="8.765" calcext:value-type="float">
            <text:p>8.765</text:p>
          </table:table-cell>
          <table:table-cell table:formula="of:=LN([.B359]*1000)" office:value-type="float" office:value="9.07852179735533" calcext:value-type="float">
            <text:p>9.07852179735533</text:p>
          </table:table-cell>
          <table:table-cell table:number-columns-repeated="6"/>
        </table:table-row>
        <table:table-row table:style-name="ro1">
          <table:table-cell office:value-type="float" office:value="357.961" calcext:value-type="float">
            <text:p>357.961</text:p>
          </table:table-cell>
          <table:table-cell office:value-type="float" office:value="8.7545" calcext:value-type="float">
            <text:p>8.7545</text:p>
          </table:table-cell>
          <table:table-cell table:formula="of:=LN([.B360]*1000)" office:value-type="float" office:value="9.07732313286637" calcext:value-type="float">
            <text:p>9.07732313286637</text:p>
          </table:table-cell>
          <table:table-cell table:number-columns-repeated="6"/>
        </table:table-row>
        <table:table-row table:style-name="ro1">
          <table:table-cell office:value-type="float" office:value="358.962" calcext:value-type="float">
            <text:p>358.962</text:p>
          </table:table-cell>
          <table:table-cell office:value-type="float" office:value="8.7447" calcext:value-type="float">
            <text:p>8.7447</text:p>
          </table:table-cell>
          <table:table-cell table:formula="of:=LN([.B361]*1000)" office:value-type="float" office:value="9.07620308154694" calcext:value-type="float">
            <text:p>9.07620308154694</text:p>
          </table:table-cell>
          <table:table-cell table:number-columns-repeated="6"/>
        </table:table-row>
        <table:table-row table:style-name="ro1">
          <table:table-cell office:value-type="float" office:value="359.962" calcext:value-type="float">
            <text:p>359.962</text:p>
          </table:table-cell>
          <table:table-cell office:value-type="float" office:value="8.7341" calcext:value-type="float">
            <text:p>8.7341</text:p>
          </table:table-cell>
          <table:table-cell table:formula="of:=LN([.B362]*1000)" office:value-type="float" office:value="9.07499018348763" calcext:value-type="float">
            <text:p>9.07499018348763</text:p>
          </table:table-cell>
          <table:table-cell table:number-columns-repeated="6"/>
        </table:table-row>
        <table:table-row table:style-name="ro1">
          <table:table-cell office:value-type="float" office:value="360.961" calcext:value-type="float">
            <text:p>360.961</text:p>
          </table:table-cell>
          <table:table-cell office:value-type="float" office:value="8.7234" calcext:value-type="float">
            <text:p>8.7234</text:p>
          </table:table-cell>
          <table:table-cell table:formula="of:=LN([.B363]*1000)" office:value-type="float" office:value="9.07376434916544" calcext:value-type="float">
            <text:p>9.07376434916544</text:p>
          </table:table-cell>
          <table:table-cell table:number-columns-repeated="6"/>
        </table:table-row>
        <table:table-row table:style-name="ro1">
          <table:table-cell office:value-type="float" office:value="361.962" calcext:value-type="float">
            <text:p>361.962</text:p>
          </table:table-cell>
          <table:table-cell office:value-type="float" office:value="8.7139" calcext:value-type="float">
            <text:p>8.7139</text:p>
          </table:table-cell>
          <table:table-cell table:formula="of:=LN([.B364]*1000)" office:value-type="float" office:value="9.07267473082545" calcext:value-type="float">
            <text:p>9.07267473082545</text:p>
          </table:table-cell>
          <table:table-cell table:number-columns-repeated="6"/>
        </table:table-row>
        <table:table-row table:style-name="ro1">
          <table:table-cell office:value-type="float" office:value="362.962" calcext:value-type="float">
            <text:p>362.962</text:p>
          </table:table-cell>
          <table:table-cell office:value-type="float" office:value="8.7026" calcext:value-type="float">
            <text:p>8.7026</text:p>
          </table:table-cell>
          <table:table-cell table:formula="of:=LN([.B365]*1000)" office:value-type="float" office:value="9.07137711057045" calcext:value-type="float">
            <text:p>9.07137711057045</text:p>
          </table:table-cell>
          <table:table-cell table:number-columns-repeated="6"/>
        </table:table-row>
        <table:table-row table:style-name="ro1">
          <table:table-cell office:value-type="float" office:value="363.961" calcext:value-type="float">
            <text:p>363.961</text:p>
          </table:table-cell>
          <table:table-cell office:value-type="float" office:value="8.6931" calcext:value-type="float">
            <text:p>8.6931</text:p>
          </table:table-cell>
          <table:table-cell table:formula="of:=LN([.B366]*1000)" office:value-type="float" office:value="9.07028488652147" calcext:value-type="float">
            <text:p>9.07028488652147</text:p>
          </table:table-cell>
          <table:table-cell table:number-columns-repeated="6"/>
        </table:table-row>
        <table:table-row table:style-name="ro1">
          <table:table-cell office:value-type="float" office:value="364.962" calcext:value-type="float">
            <text:p>364.962</text:p>
          </table:table-cell>
          <table:table-cell office:value-type="float" office:value="8.6832" calcext:value-type="float">
            <text:p>8.6832</text:p>
          </table:table-cell>
          <table:table-cell table:formula="of:=LN([.B367]*1000)" office:value-type="float" office:value="9.06914540330914" calcext:value-type="float">
            <text:p>9.06914540330914</text:p>
          </table:table-cell>
          <table:table-cell table:number-columns-repeated="6"/>
        </table:table-row>
        <table:table-row table:style-name="ro1">
          <table:table-cell office:value-type="float" office:value="365.962" calcext:value-type="float">
            <text:p>365.962</text:p>
          </table:table-cell>
          <table:table-cell office:value-type="float" office:value="8.6735" calcext:value-type="float">
            <text:p>8.6735</text:p>
          </table:table-cell>
          <table:table-cell table:formula="of:=LN([.B368]*1000)" office:value-type="float" office:value="9.06802767920146" calcext:value-type="float">
            <text:p>9.06802767920146</text:p>
          </table:table-cell>
          <table:table-cell table:number-columns-repeated="6"/>
        </table:table-row>
        <table:table-row table:style-name="ro1">
          <table:table-cell office:value-type="float" office:value="366.962" calcext:value-type="float">
            <text:p>366.962</text:p>
          </table:table-cell>
          <table:table-cell office:value-type="float" office:value="8.6628" calcext:value-type="float">
            <text:p>8.6628</text:p>
          </table:table-cell>
          <table:table-cell table:formula="of:=LN([.B369]*1000)" office:value-type="float" office:value="9.06679327493312" calcext:value-type="float">
            <text:p>9.06679327493312</text:p>
          </table:table-cell>
          <table:table-cell table:number-columns-repeated="6"/>
        </table:table-row>
        <table:table-row table:style-name="ro1">
          <table:table-cell office:value-type="float" office:value="367.962" calcext:value-type="float">
            <text:p>367.962</text:p>
          </table:table-cell>
          <table:table-cell office:value-type="float" office:value="8.6529" calcext:value-type="float">
            <text:p>8.6529</text:p>
          </table:table-cell>
          <table:table-cell table:formula="of:=LN([.B370]*1000)" office:value-type="float" office:value="9.06564980385442" calcext:value-type="float">
            <text:p>9.06564980385442</text:p>
          </table:table-cell>
          <table:table-cell table:number-columns-repeated="6"/>
        </table:table-row>
        <table:table-row table:style-name="ro1">
          <table:table-cell office:value-type="float" office:value="368.961" calcext:value-type="float">
            <text:p>368.961</text:p>
          </table:table-cell>
          <table:table-cell office:value-type="float" office:value="8.6418" calcext:value-type="float">
            <text:p>8.6418</text:p>
          </table:table-cell>
          <table:table-cell table:formula="of:=LN([.B371]*1000)" office:value-type="float" office:value="9.06436617343306" calcext:value-type="float">
            <text:p>9.06436617343306</text:p>
          </table:table-cell>
          <table:table-cell table:number-columns-repeated="6"/>
        </table:table-row>
        <table:table-row table:style-name="ro1">
          <table:table-cell office:value-type="float" office:value="369.962" calcext:value-type="float">
            <text:p>369.962</text:p>
          </table:table-cell>
          <table:table-cell office:value-type="float" office:value="8.6322" calcext:value-type="float">
            <text:p>8.6322</text:p>
          </table:table-cell>
          <table:table-cell table:formula="of:=LN([.B372]*1000)" office:value-type="float" office:value="9.06325467627104" calcext:value-type="float">
            <text:p>9.06325467627104</text:p>
          </table:table-cell>
          <table:table-cell table:number-columns-repeated="6"/>
        </table:table-row>
        <table:table-row table:style-name="ro1">
          <table:table-cell office:value-type="float" office:value="370.962" calcext:value-type="float">
            <text:p>370.962</text:p>
          </table:table-cell>
          <table:table-cell office:value-type="float" office:value="8.6223" calcext:value-type="float">
            <text:p>8.6223</text:p>
          </table:table-cell>
          <table:table-cell table:formula="of:=LN([.B373]*1000)" office:value-type="float" office:value="9.06210714941296" calcext:value-type="float">
            <text:p>9.06210714941296</text:p>
          </table:table-cell>
          <table:table-cell table:number-columns-repeated="6"/>
        </table:table-row>
        <table:table-row table:style-name="ro1">
          <table:table-cell office:value-type="float" office:value="371.962" calcext:value-type="float">
            <text:p>371.962</text:p>
          </table:table-cell>
          <table:table-cell office:value-type="float" office:value="8.6124" calcext:value-type="float">
            <text:p>8.6124</text:p>
          </table:table-cell>
          <table:table-cell table:formula="of:=LN([.B374]*1000)" office:value-type="float" office:value="9.06095830422403" calcext:value-type="float">
            <text:p>9.06095830422403</text:p>
          </table:table-cell>
          <table:table-cell table:number-columns-repeated="6"/>
        </table:table-row>
        <table:table-row table:style-name="ro1">
          <table:table-cell office:value-type="float" office:value="372.961" calcext:value-type="float">
            <text:p>372.961</text:p>
          </table:table-cell>
          <table:table-cell office:value-type="float" office:value="8.6028" calcext:value-type="float">
            <text:p>8.6028</text:p>
          </table:table-cell>
          <table:table-cell table:formula="of:=LN([.B375]*1000)" office:value-type="float" office:value="9.05984301064683" calcext:value-type="float">
            <text:p>9.05984301064683</text:p>
          </table:table-cell>
          <table:table-cell table:number-columns-repeated="6"/>
        </table:table-row>
        <table:table-row table:style-name="ro1">
          <table:table-cell office:value-type="float" office:value="373.961" calcext:value-type="float">
            <text:p>373.961</text:p>
          </table:table-cell>
          <table:table-cell office:value-type="float" office:value="8.5923" calcext:value-type="float">
            <text:p>8.5923</text:p>
          </table:table-cell>
          <table:table-cell table:formula="of:=LN([.B376]*1000)" office:value-type="float" office:value="9.05862173234021" calcext:value-type="float">
            <text:p>9.05862173234021</text:p>
          </table:table-cell>
          <table:table-cell table:number-columns-repeated="6"/>
        </table:table-row>
        <table:table-row table:style-name="ro1">
          <table:table-cell office:value-type="float" office:value="374.962" calcext:value-type="float">
            <text:p>374.962</text:p>
          </table:table-cell>
          <table:table-cell office:value-type="float" office:value="8.5827" calcext:value-type="float">
            <text:p>8.5827</text:p>
          </table:table-cell>
          <table:table-cell table:formula="of:=LN([.B377]*1000)" office:value-type="float" office:value="9.05750382829366" calcext:value-type="float">
            <text:p>9.05750382829366</text:p>
          </table:table-cell>
          <table:table-cell table:number-columns-repeated="6"/>
        </table:table-row>
        <table:table-row table:style-name="ro1">
          <table:table-cell office:value-type="float" office:value="375.962" calcext:value-type="float">
            <text:p>375.962</text:p>
          </table:table-cell>
          <table:table-cell office:value-type="float" office:value="8.5729" calcext:value-type="float">
            <text:p>8.5729</text:p>
          </table:table-cell>
          <table:table-cell table:formula="of:=LN([.B378]*1000)" office:value-type="float" office:value="9.05636134408256" calcext:value-type="float">
            <text:p>9.05636134408256</text:p>
          </table:table-cell>
          <table:table-cell table:number-columns-repeated="6"/>
        </table:table-row>
        <table:table-row table:style-name="ro1">
          <table:table-cell office:value-type="float" office:value="376.962" calcext:value-type="float">
            <text:p>376.962</text:p>
          </table:table-cell>
          <table:table-cell office:value-type="float" office:value="8.5633" calcext:value-type="float">
            <text:p>8.5633</text:p>
          </table:table-cell>
          <table:table-cell table:formula="of:=LN([.B379]*1000)" office:value-type="float" office:value="9.05524090886304" calcext:value-type="float">
            <text:p>9.05524090886304</text:p>
          </table:table-cell>
          <table:table-cell table:number-columns-repeated="6"/>
        </table:table-row>
        <table:table-row table:style-name="ro1">
          <table:table-cell office:value-type="float" office:value="377.962" calcext:value-type="float">
            <text:p>377.962</text:p>
          </table:table-cell>
          <table:table-cell office:value-type="float" office:value="8.5539" calcext:value-type="float">
            <text:p>8.5539</text:p>
          </table:table-cell>
          <table:table-cell table:formula="of:=LN([.B380]*1000)" office:value-type="float" office:value="9.0541425982813" calcext:value-type="float">
            <text:p>9.0541425982813</text:p>
          </table:table-cell>
          <table:table-cell table:number-columns-repeated="6"/>
        </table:table-row>
        <table:table-row table:style-name="ro1">
          <table:table-cell office:value-type="float" office:value="378.961" calcext:value-type="float">
            <text:p>378.961</text:p>
          </table:table-cell>
          <table:table-cell office:value-type="float" office:value="8.5433" calcext:value-type="float">
            <text:p>8.5433</text:p>
          </table:table-cell>
          <table:table-cell table:formula="of:=LN([.B381]*1000)" office:value-type="float" office:value="9.05290262900467" calcext:value-type="float">
            <text:p>9.05290262900467</text:p>
          </table:table-cell>
          <table:table-cell table:number-columns-repeated="6"/>
        </table:table-row>
        <table:table-row table:style-name="ro1">
          <table:table-cell office:value-type="float" office:value="379.961" calcext:value-type="float">
            <text:p>379.961</text:p>
          </table:table-cell>
          <table:table-cell office:value-type="float" office:value="8.5349" calcext:value-type="float">
            <text:p>8.5349</text:p>
          </table:table-cell>
          <table:table-cell table:formula="of:=LN([.B382]*1000)" office:value-type="float" office:value="9.05191891869827" calcext:value-type="float">
            <text:p>9.05191891869827</text:p>
          </table:table-cell>
          <table:table-cell table:number-columns-repeated="6"/>
        </table:table-row>
        <table:table-row table:style-name="ro1">
          <table:table-cell office:value-type="float" office:value="380.962" calcext:value-type="float">
            <text:p>380.962</text:p>
          </table:table-cell>
          <table:table-cell office:value-type="float" office:value="8.5254" calcext:value-type="float">
            <text:p>8.5254</text:p>
          </table:table-cell>
          <table:table-cell table:formula="of:=LN([.B383]*1000)" office:value-type="float" office:value="9.05080522187208" calcext:value-type="float">
            <text:p>9.05080522187208</text:p>
          </table:table-cell>
          <table:table-cell table:number-columns-repeated="6"/>
        </table:table-row>
        <table:table-row table:style-name="ro1">
          <table:table-cell office:value-type="float" office:value="381.962" calcext:value-type="float">
            <text:p>381.962</text:p>
          </table:table-cell>
          <table:table-cell office:value-type="float" office:value="8.5154" calcext:value-type="float">
            <text:p>8.5154</text:p>
          </table:table-cell>
          <table:table-cell table:formula="of:=LN([.B384]*1000)" office:value-type="float" office:value="9.04963156791829" calcext:value-type="float">
            <text:p>9.04963156791829</text:p>
          </table:table-cell>
          <table:table-cell table:number-columns-repeated="6"/>
        </table:table-row>
        <table:table-row table:style-name="ro1">
          <table:table-cell office:value-type="float" office:value="382.962" calcext:value-type="float">
            <text:p>382.962</text:p>
          </table:table-cell>
          <table:table-cell office:value-type="float" office:value="8.5058" calcext:value-type="float">
            <text:p>8.5058</text:p>
          </table:table-cell>
          <table:table-cell table:formula="of:=LN([.B385]*1000)" office:value-type="float" office:value="9.04850356272267" calcext:value-type="float">
            <text:p>9.04850356272267</text:p>
          </table:table-cell>
          <table:table-cell table:number-columns-repeated="6"/>
        </table:table-row>
        <table:table-row table:style-name="ro1">
          <table:table-cell office:value-type="float" office:value="383.961" calcext:value-type="float">
            <text:p>383.961</text:p>
          </table:table-cell>
          <table:table-cell office:value-type="float" office:value="8.497" calcext:value-type="float">
            <text:p>8.497</text:p>
          </table:table-cell>
          <table:table-cell table:formula="of:=LN([.B386]*1000)" office:value-type="float" office:value="9.04746843900354" calcext:value-type="float">
            <text:p>9.04746843900354</text:p>
          </table:table-cell>
          <table:table-cell table:number-columns-repeated="6"/>
        </table:table-row>
        <table:table-row table:style-name="ro1">
          <table:table-cell office:value-type="float" office:value="384.961" calcext:value-type="float">
            <text:p>384.961</text:p>
          </table:table-cell>
          <table:table-cell office:value-type="float" office:value="8.4868" calcext:value-type="float">
            <text:p>8.4868</text:p>
          </table:table-cell>
          <table:table-cell table:formula="of:=LN([.B387]*1000)" office:value-type="float" office:value="9.04626729423896" calcext:value-type="float">
            <text:p>9.04626729423896</text:p>
          </table:table-cell>
          <table:table-cell table:number-columns-repeated="6"/>
        </table:table-row>
        <table:table-row table:style-name="ro1">
          <table:table-cell office:value-type="float" office:value="385.961" calcext:value-type="float">
            <text:p>385.961</text:p>
          </table:table-cell>
          <table:table-cell office:value-type="float" office:value="8.4778" calcext:value-type="float">
            <text:p>8.4778</text:p>
          </table:table-cell>
          <table:table-cell table:formula="of:=LN([.B388]*1000)" office:value-type="float" office:value="9.04520626116487" calcext:value-type="float">
            <text:p>9.04520626116487</text:p>
          </table:table-cell>
          <table:table-cell table:number-columns-repeated="6"/>
        </table:table-row>
        <table:table-row table:style-name="ro1">
          <table:table-cell office:value-type="float" office:value="386.962" calcext:value-type="float">
            <text:p>386.962</text:p>
          </table:table-cell>
          <table:table-cell office:value-type="float" office:value="8.4687" calcext:value-type="float">
            <text:p>8.4687</text:p>
          </table:table-cell>
          <table:table-cell table:formula="of:=LN([.B389]*1000)" office:value-type="float" office:value="9.04413229298564" calcext:value-type="float">
            <text:p>9.04413229298564</text:p>
          </table:table-cell>
          <table:table-cell table:number-columns-repeated="6"/>
        </table:table-row>
        <table:table-row table:style-name="ro1">
          <table:table-cell office:value-type="float" office:value="387.962" calcext:value-type="float">
            <text:p>387.962</text:p>
          </table:table-cell>
          <table:table-cell office:value-type="float" office:value="8.4589" calcext:value-type="float">
            <text:p>8.4589</text:p>
          </table:table-cell>
          <table:table-cell table:formula="of:=LN([.B390]*1000)" office:value-type="float" office:value="9.0429744205058" calcext:value-type="float">
            <text:p>9.0429744205058</text:p>
          </table:table-cell>
          <table:table-cell table:number-columns-repeated="6"/>
        </table:table-row>
        <table:table-row table:style-name="ro1">
          <table:table-cell office:value-type="float" office:value="388.962" calcext:value-type="float">
            <text:p>388.962</text:p>
          </table:table-cell>
          <table:table-cell office:value-type="float" office:value="8.4489" calcext:value-type="float">
            <text:p>8.4489</text:p>
          </table:table-cell>
          <table:table-cell table:formula="of:=LN([.B391]*1000)" office:value-type="float" office:value="9.0417915343626" calcext:value-type="float">
            <text:p>9.0417915343626</text:p>
          </table:table-cell>
          <table:table-cell table:number-columns-repeated="6"/>
        </table:table-row>
        <table:table-row table:style-name="ro1">
          <table:table-cell office:value-type="float" office:value="389.962" calcext:value-type="float">
            <text:p>389.962</text:p>
          </table:table-cell>
          <table:table-cell office:value-type="float" office:value="8.4399" calcext:value-type="float">
            <text:p>8.4399</text:p>
          </table:table-cell>
          <table:table-cell table:formula="of:=LN([.B392]*1000)" office:value-type="float" office:value="9.04072573917858" calcext:value-type="float">
            <text:p>9.04072573917858</text:p>
          </table:table-cell>
          <table:table-cell table:number-columns-repeated="6"/>
        </table:table-row>
        <table:table-row table:style-name="ro1">
          <table:table-cell office:value-type="float" office:value="390.962" calcext:value-type="float">
            <text:p>390.962</text:p>
          </table:table-cell>
          <table:table-cell office:value-type="float" office:value="8.4304" calcext:value-type="float">
            <text:p>8.4304</text:p>
          </table:table-cell>
          <table:table-cell table:formula="of:=LN([.B393]*1000)" office:value-type="float" office:value="9.03959949945502" calcext:value-type="float">
            <text:p>9.03959949945502</text:p>
          </table:table-cell>
          <table:table-cell table:number-columns-repeated="6"/>
        </table:table-row>
        <table:table-row table:style-name="ro1">
          <table:table-cell office:value-type="float" office:value="391.962" calcext:value-type="float">
            <text:p>391.962</text:p>
          </table:table-cell>
          <table:table-cell office:value-type="float" office:value="8.4207" calcext:value-type="float">
            <text:p>8.4207</text:p>
          </table:table-cell>
          <table:table-cell table:formula="of:=LN([.B394]*1000)" office:value-type="float" office:value="9.03844823917274" calcext:value-type="float">
            <text:p>9.03844823917274</text:p>
          </table:table-cell>
          <table:table-cell table:number-columns-repeated="6"/>
        </table:table-row>
        <table:table-row table:style-name="ro1">
          <table:table-cell office:value-type="float" office:value="392.961" calcext:value-type="float">
            <text:p>392.961</text:p>
          </table:table-cell>
          <table:table-cell office:value-type="float" office:value="8.4124" calcext:value-type="float">
            <text:p>8.4124</text:p>
          </table:table-cell>
          <table:table-cell table:formula="of:=LN([.B395]*1000)" office:value-type="float" office:value="9.03746208680952" calcext:value-type="float">
            <text:p>9.03746208680952</text:p>
          </table:table-cell>
          <table:table-cell table:number-columns-repeated="6"/>
        </table:table-row>
        <table:table-row table:style-name="ro1">
          <table:table-cell office:value-type="float" office:value="393.962" calcext:value-type="float">
            <text:p>393.962</text:p>
          </table:table-cell>
          <table:table-cell office:value-type="float" office:value="8.403" calcext:value-type="float">
            <text:p>8.403</text:p>
          </table:table-cell>
          <table:table-cell table:formula="of:=LN([.B396]*1000)" office:value-type="float" office:value="9.03634406392822" calcext:value-type="float">
            <text:p>9.03634406392822</text:p>
          </table:table-cell>
          <table:table-cell table:number-columns-repeated="6"/>
        </table:table-row>
        <table:table-row table:style-name="ro1">
          <table:table-cell office:value-type="float" office:value="394.962" calcext:value-type="float">
            <text:p>394.962</text:p>
          </table:table-cell>
          <table:table-cell office:value-type="float" office:value="8.3934" calcext:value-type="float">
            <text:p>8.3934</text:p>
          </table:table-cell>
          <table:table-cell table:formula="of:=LN([.B397]*1000)" office:value-type="float" office:value="9.03520096171044" calcext:value-type="float">
            <text:p>9.03520096171044</text:p>
          </table:table-cell>
          <table:table-cell table:number-columns-repeated="6"/>
        </table:table-row>
        <table:table-row table:style-name="ro1">
          <table:table-cell office:value-type="float" office:value="395.962" calcext:value-type="float">
            <text:p>395.962</text:p>
          </table:table-cell>
          <table:table-cell office:value-type="float" office:value="8.3834" calcext:value-type="float">
            <text:p>8.3834</text:p>
          </table:table-cell>
          <table:table-cell table:formula="of:=LN([.B398]*1000)" office:value-type="float" office:value="9.03400883911444" calcext:value-type="float">
            <text:p>9.03400883911444</text:p>
          </table:table-cell>
          <table:table-cell table:number-columns-repeated="6"/>
        </table:table-row>
        <table:table-row table:style-name="ro1">
          <table:table-cell office:value-type="float" office:value="396.962" calcext:value-type="float">
            <text:p>396.962</text:p>
          </table:table-cell>
          <table:table-cell office:value-type="float" office:value="8.3739" calcext:value-type="float">
            <text:p>8.3739</text:p>
          </table:table-cell>
          <table:table-cell table:formula="of:=LN([.B399]*1000)" office:value-type="float" office:value="9.0328750047834" calcext:value-type="float">
            <text:p>9.0328750047834</text:p>
          </table:table-cell>
          <table:table-cell table:number-columns-repeated="6"/>
        </table:table-row>
        <table:table-row table:style-name="ro1">
          <table:table-cell office:value-type="float" office:value="397.961" calcext:value-type="float">
            <text:p>397.961</text:p>
          </table:table-cell>
          <table:table-cell office:value-type="float" office:value="8.3652" calcext:value-type="float">
            <text:p>8.3652</text:p>
          </table:table-cell>
          <table:table-cell table:formula="of:=LN([.B400]*1000)" office:value-type="float" office:value="9.03183552228035" calcext:value-type="float">
            <text:p>9.03183552228035</text:p>
          </table:table-cell>
          <table:table-cell table:number-columns-repeated="6"/>
        </table:table-row>
        <table:table-row table:style-name="ro1">
          <table:table-cell office:value-type="float" office:value="398.962" calcext:value-type="float">
            <text:p>398.962</text:p>
          </table:table-cell>
          <table:table-cell office:value-type="float" office:value="8.356" calcext:value-type="float">
            <text:p>8.356</text:p>
          </table:table-cell>
          <table:table-cell table:formula="of:=LN([.B401]*1000)" office:value-type="float" office:value="9.03073512267646" calcext:value-type="float">
            <text:p>9.03073512267646</text:p>
          </table:table-cell>
          <table:table-cell table:number-columns-repeated="6"/>
        </table:table-row>
        <table:table-row table:style-name="ro1">
          <table:table-cell office:value-type="float" office:value="399.962" calcext:value-type="float">
            <text:p>399.962</text:p>
          </table:table-cell>
          <table:table-cell office:value-type="float" office:value="8.3466" calcext:value-type="float">
            <text:p>8.3466</text:p>
          </table:table-cell>
          <table:table-cell table:formula="of:=LN([.B402]*1000)" office:value-type="float" office:value="9.02960954929358" calcext:value-type="float">
            <text:p>9.02960954929358</text:p>
          </table:table-cell>
          <table:table-cell table:number-columns-repeated="6"/>
        </table:table-row>
        <table:table-row table:style-name="ro1">
          <table:table-cell office:value-type="float" office:value="400.961" calcext:value-type="float">
            <text:p>400.961</text:p>
          </table:table-cell>
          <table:table-cell office:value-type="float" office:value="8.3375" calcext:value-type="float">
            <text:p>8.3375</text:p>
          </table:table-cell>
          <table:table-cell table:formula="of:=LN([.B403]*1000)" office:value-type="float" office:value="9.02851869022388" calcext:value-type="float">
            <text:p>9.02851869022388</text:p>
          </table:table-cell>
          <table:table-cell table:number-columns-repeated="6"/>
        </table:table-row>
        <table:table-row table:style-name="ro1">
          <table:table-cell office:value-type="float" office:value="401.962" calcext:value-type="float">
            <text:p>401.962</text:p>
          </table:table-cell>
          <table:table-cell office:value-type="float" office:value="8.329" calcext:value-type="float">
            <text:p>8.329</text:p>
          </table:table-cell>
          <table:table-cell table:formula="of:=LN([.B404]*1000)" office:value-type="float" office:value="9.02749867993534" calcext:value-type="float">
            <text:p>9.02749867993534</text:p>
          </table:table-cell>
          <table:table-cell table:number-columns-repeated="6"/>
        </table:table-row>
        <table:table-row table:style-name="ro1">
          <table:table-cell office:value-type="float" office:value="402.962" calcext:value-type="float">
            <text:p>402.962</text:p>
          </table:table-cell>
          <table:table-cell office:value-type="float" office:value="8.3195" calcext:value-type="float">
            <text:p>8.3195</text:p>
          </table:table-cell>
          <table:table-cell table:formula="of:=LN([.B405]*1000)" office:value-type="float" office:value="9.02635743585556" calcext:value-type="float">
            <text:p>9.02635743585556</text:p>
          </table:table-cell>
          <table:table-cell table:number-columns-repeated="6"/>
        </table:table-row>
        <table:table-row table:style-name="ro1">
          <table:table-cell office:value-type="float" office:value="403.961" calcext:value-type="float">
            <text:p>403.961</text:p>
          </table:table-cell>
          <table:table-cell office:value-type="float" office:value="8.3106" calcext:value-type="float">
            <text:p>8.3106</text:p>
          </table:table-cell>
          <table:table-cell table:formula="of:=LN([.B406]*1000)" office:value-type="float" office:value="9.02528708740911" calcext:value-type="float">
            <text:p>9.02528708740911</text:p>
          </table:table-cell>
          <table:table-cell table:number-columns-repeated="6"/>
        </table:table-row>
        <table:table-row table:style-name="ro1">
          <table:table-cell office:value-type="float" office:value="404.962" calcext:value-type="float">
            <text:p>404.962</text:p>
          </table:table-cell>
          <table:table-cell office:value-type="float" office:value="8.3015" calcext:value-type="float">
            <text:p>8.3015</text:p>
          </table:table-cell>
          <table:table-cell table:formula="of:=LN([.B407]*1000)" office:value-type="float" office:value="9.02419150034784" calcext:value-type="float">
            <text:p>9.02419150034784</text:p>
          </table:table-cell>
          <table:table-cell table:number-columns-repeated="6"/>
        </table:table-row>
        <table:table-row table:style-name="ro1">
          <table:table-cell office:value-type="float" office:value="405.962" calcext:value-type="float">
            <text:p>405.962</text:p>
          </table:table-cell>
          <table:table-cell office:value-type="float" office:value="8.2918" calcext:value-type="float">
            <text:p>8.2918</text:p>
          </table:table-cell>
          <table:table-cell table:formula="of:=LN([.B408]*1000)" office:value-type="float" office:value="9.02302235363141" calcext:value-type="float">
            <text:p>9.02302235363141</text:p>
          </table:table-cell>
          <table:table-cell table:number-columns-repeated="6"/>
        </table:table-row>
        <table:table-row table:style-name="ro1">
          <table:table-cell office:value-type="float" office:value="406.961" calcext:value-type="float">
            <text:p>406.961</text:p>
          </table:table-cell>
          <table:table-cell office:value-type="float" office:value="8.2834" calcext:value-type="float">
            <text:p>8.2834</text:p>
          </table:table-cell>
          <table:table-cell table:formula="of:=LN([.B409]*1000)" office:value-type="float" office:value="9.02200879111402" calcext:value-type="float">
            <text:p>9.02200879111402</text:p>
          </table:table-cell>
          <table:table-cell table:number-columns-repeated="6"/>
        </table:table-row>
        <table:table-row table:style-name="ro1">
          <table:table-cell office:value-type="float" office:value="407.962" calcext:value-type="float">
            <text:p>407.962</text:p>
          </table:table-cell>
          <table:table-cell office:value-type="float" office:value="8.274" calcext:value-type="float">
            <text:p>8.274</text:p>
          </table:table-cell>
          <table:table-cell table:formula="of:=LN([.B410]*1000)" office:value-type="float" office:value="9.02087334702136" calcext:value-type="float">
            <text:p>9.02087334702136</text:p>
          </table:table-cell>
          <table:table-cell table:number-columns-repeated="6"/>
        </table:table-row>
        <table:table-row table:style-name="ro1">
          <table:table-cell office:value-type="float" office:value="408.962" calcext:value-type="float">
            <text:p>408.962</text:p>
          </table:table-cell>
          <table:table-cell office:value-type="float" office:value="8.2642" calcext:value-type="float">
            <text:p>8.2642</text:p>
          </table:table-cell>
          <table:table-cell table:formula="of:=LN([.B411]*1000)" office:value-type="float" office:value="9.0196882118619" calcext:value-type="float">
            <text:p>9.0196882118619</text:p>
          </table:table-cell>
          <table:table-cell table:number-columns-repeated="6"/>
        </table:table-row>
        <table:table-row table:style-name="ro1">
          <table:table-cell office:value-type="float" office:value="409.961" calcext:value-type="float">
            <text:p>409.961</text:p>
          </table:table-cell>
          <table:table-cell office:value-type="float" office:value="8.2547" calcext:value-type="float">
            <text:p>8.2547</text:p>
          </table:table-cell>
          <table:table-cell table:formula="of:=LN([.B412]*1000)" office:value-type="float" office:value="9.01853801408271" calcext:value-type="float">
            <text:p>9.01853801408271</text:p>
          </table:table-cell>
          <table:table-cell table:number-columns-repeated="6"/>
        </table:table-row>
        <table:table-row table:style-name="ro1">
          <table:table-cell office:value-type="float" office:value="410.961" calcext:value-type="float">
            <text:p>410.961</text:p>
          </table:table-cell>
          <table:table-cell office:value-type="float" office:value="8.2447" calcext:value-type="float">
            <text:p>8.2447</text:p>
          </table:table-cell>
          <table:table-cell table:formula="of:=LN([.B413]*1000)" office:value-type="float" office:value="9.01732584864343" calcext:value-type="float">
            <text:p>9.01732584864343</text:p>
          </table:table-cell>
          <table:table-cell table:number-columns-repeated="6"/>
        </table:table-row>
        <table:table-row table:style-name="ro1">
          <table:table-cell office:value-type="float" office:value="411.962" calcext:value-type="float">
            <text:p>411.962</text:p>
          </table:table-cell>
          <table:table-cell office:value-type="float" office:value="8.2363" calcext:value-type="float">
            <text:p>8.2363</text:p>
          </table:table-cell>
          <table:table-cell table:formula="of:=LN([.B414]*1000)" office:value-type="float" office:value="9.01630649293354" calcext:value-type="float">
            <text:p>9.01630649293354</text:p>
          </table:table-cell>
          <table:table-cell table:number-columns-repeated="6"/>
        </table:table-row>
        <table:table-row table:style-name="ro1">
          <table:table-cell office:value-type="float" office:value="412.962" calcext:value-type="float">
            <text:p>412.962</text:p>
          </table:table-cell>
          <table:table-cell office:value-type="float" office:value="8.2268" calcext:value-type="float">
            <text:p>8.2268</text:p>
          </table:table-cell>
          <table:table-cell table:formula="of:=LN([.B415]*1000)" office:value-type="float" office:value="9.01515239667531" calcext:value-type="float">
            <text:p>9.01515239667531</text:p>
          </table:table-cell>
          <table:table-cell table:number-columns-repeated="6"/>
        </table:table-row>
        <table:table-row table:style-name="ro1">
          <table:table-cell office:value-type="float" office:value="413.961" calcext:value-type="float">
            <text:p>413.961</text:p>
          </table:table-cell>
          <table:table-cell office:value-type="float" office:value="8.2177" calcext:value-type="float">
            <text:p>8.2177</text:p>
          </table:table-cell>
          <table:table-cell table:formula="of:=LN([.B416]*1000)" office:value-type="float" office:value="9.01404564354461" calcext:value-type="float">
            <text:p>9.01404564354461</text:p>
          </table:table-cell>
          <table:table-cell table:number-columns-repeated="6"/>
        </table:table-row>
        <table:table-row table:style-name="ro1">
          <table:table-cell office:value-type="float" office:value="414.962" calcext:value-type="float">
            <text:p>414.962</text:p>
          </table:table-cell>
          <table:table-cell office:value-type="float" office:value="8.2078" calcext:value-type="float">
            <text:p>8.2078</text:p>
          </table:table-cell>
          <table:table-cell table:formula="of:=LN([.B417]*1000)" office:value-type="float" office:value="9.01284020064195" calcext:value-type="float">
            <text:p>9.01284020064195</text:p>
          </table:table-cell>
          <table:table-cell table:number-columns-repeated="6"/>
        </table:table-row>
        <table:table-row table:style-name="ro1">
          <table:table-cell office:value-type="float" office:value="415.962" calcext:value-type="float">
            <text:p>415.962</text:p>
          </table:table-cell>
          <table:table-cell office:value-type="float" office:value="8.1988" calcext:value-type="float">
            <text:p>8.1988</text:p>
          </table:table-cell>
          <table:table-cell table:formula="of:=LN([.B418]*1000)" office:value-type="float" office:value="9.01174308107997" calcext:value-type="float">
            <text:p>9.01174308107997</text:p>
          </table:table-cell>
          <table:table-cell table:number-columns-repeated="6"/>
        </table:table-row>
        <table:table-row table:style-name="ro1">
          <table:table-cell office:value-type="float" office:value="416.962" calcext:value-type="float">
            <text:p>416.962</text:p>
          </table:table-cell>
          <table:table-cell office:value-type="float" office:value="8.1887" calcext:value-type="float">
            <text:p>8.1887</text:p>
          </table:table-cell>
          <table:table-cell table:formula="of:=LN([.B419]*1000)" office:value-type="float" office:value="9.01051043408942" calcext:value-type="float">
            <text:p>9.01051043408942</text:p>
          </table:table-cell>
          <table:table-cell table:number-columns-repeated="6"/>
        </table:table-row>
        <table:table-row table:style-name="ro1">
          <table:table-cell office:value-type="float" office:value="417.962" calcext:value-type="float">
            <text:p>417.962</text:p>
          </table:table-cell>
          <table:table-cell office:value-type="float" office:value="8.1798" calcext:value-type="float">
            <text:p>8.1798</text:p>
          </table:table-cell>
          <table:table-cell table:formula="of:=LN([.B420]*1000)" office:value-type="float" office:value="9.00942297942014" calcext:value-type="float">
            <text:p>9.00942297942014</text:p>
          </table:table-cell>
          <table:table-cell table:number-columns-repeated="6"/>
        </table:table-row>
        <table:table-row table:style-name="ro1">
          <table:table-cell office:value-type="float" office:value="418.962" calcext:value-type="float">
            <text:p>418.962</text:p>
          </table:table-cell>
          <table:table-cell office:value-type="float" office:value="8.1709" calcext:value-type="float">
            <text:p>8.1709</text:p>
          </table:table-cell>
          <table:table-cell table:formula="of:=LN([.B421]*1000)" office:value-type="float" office:value="9.00833434090571" calcext:value-type="float">
            <text:p>9.00833434090571</text:p>
          </table:table-cell>
          <table:table-cell table:number-columns-repeated="6"/>
        </table:table-row>
        <table:table-row table:style-name="ro1">
          <table:table-cell office:value-type="float" office:value="419.962" calcext:value-type="float">
            <text:p>419.962</text:p>
          </table:table-cell>
          <table:table-cell office:value-type="float" office:value="8.1614" calcext:value-type="float">
            <text:p>8.1614</text:p>
          </table:table-cell>
          <table:table-cell table:formula="of:=LN([.B422]*1000)" office:value-type="float" office:value="9.00717100186939" calcext:value-type="float">
            <text:p>9.00717100186939</text:p>
          </table:table-cell>
          <table:table-cell table:number-columns-repeated="6"/>
        </table:table-row>
        <table:table-row table:style-name="ro1">
          <table:table-cell office:value-type="float" office:value="420.962" calcext:value-type="float">
            <text:p>420.962</text:p>
          </table:table-cell>
          <table:table-cell office:value-type="float" office:value="8.1516" calcext:value-type="float">
            <text:p>8.1516</text:p>
          </table:table-cell>
          <table:table-cell table:formula="of:=LN([.B423]*1000)" office:value-type="float" office:value="9.00596950598526" calcext:value-type="float">
            <text:p>9.00596950598526</text:p>
          </table:table-cell>
          <table:table-cell table:number-columns-repeated="6"/>
        </table:table-row>
        <table:table-row table:style-name="ro1">
          <table:table-cell office:value-type="float" office:value="421.962" calcext:value-type="float">
            <text:p>421.962</text:p>
          </table:table-cell>
          <table:table-cell office:value-type="float" office:value="8.1422" calcext:value-type="float">
            <text:p>8.1422</text:p>
          </table:table-cell>
          <table:table-cell table:formula="of:=LN([.B424]*1000)" office:value-type="float" office:value="9.00481569275043" calcext:value-type="float">
            <text:p>9.00481569275043</text:p>
          </table:table-cell>
          <table:table-cell table:number-columns-repeated="6"/>
        </table:table-row>
        <table:table-row table:style-name="ro1">
          <table:table-cell office:value-type="float" office:value="422.961" calcext:value-type="float">
            <text:p>422.961</text:p>
          </table:table-cell>
          <table:table-cell office:value-type="float" office:value="8.1325" calcext:value-type="float">
            <text:p>8.1325</text:p>
          </table:table-cell>
          <table:table-cell table:formula="of:=LN([.B425]*1000)" office:value-type="float" office:value="9.00362365834751" calcext:value-type="float">
            <text:p>9.00362365834751</text:p>
          </table:table-cell>
          <table:table-cell table:number-columns-repeated="6"/>
        </table:table-row>
        <table:table-row table:style-name="ro1">
          <table:table-cell office:value-type="float" office:value="423.962" calcext:value-type="float">
            <text:p>423.962</text:p>
          </table:table-cell>
          <table:table-cell office:value-type="float" office:value="8.1236" calcext:value-type="float">
            <text:p>8.1236</text:p>
          </table:table-cell>
          <table:table-cell table:formula="of:=LN([.B426]*1000)" office:value-type="float" office:value="9.00252868465896" calcext:value-type="float">
            <text:p>9.00252868465896</text:p>
          </table:table-cell>
          <table:table-cell table:number-columns-repeated="6"/>
        </table:table-row>
        <table:table-row table:style-name="ro1">
          <table:table-cell office:value-type="float" office:value="424.962" calcext:value-type="float">
            <text:p>424.962</text:p>
          </table:table-cell>
          <table:table-cell office:value-type="float" office:value="8.1141" calcext:value-type="float">
            <text:p>8.1141</text:p>
          </table:table-cell>
          <table:table-cell table:formula="of:=LN([.B427]*1000)" office:value-type="float" office:value="9.00135856806807" calcext:value-type="float">
            <text:p>9.00135856806807</text:p>
          </table:table-cell>
          <table:table-cell table:number-columns-repeated="6"/>
        </table:table-row>
        <table:table-row table:style-name="ro1">
          <table:table-cell office:value-type="float" office:value="425.962" calcext:value-type="float">
            <text:p>425.962</text:p>
          </table:table-cell>
          <table:table-cell office:value-type="float" office:value="8.1054" calcext:value-type="float">
            <text:p>8.1054</text:p>
          </table:table-cell>
          <table:table-cell table:formula="of:=LN([.B428]*1000)" office:value-type="float" office:value="9.00028578520369" calcext:value-type="float">
            <text:p>9.00028578520369</text:p>
          </table:table-cell>
          <table:table-cell table:number-columns-repeated="6"/>
        </table:table-row>
        <table:table-row table:style-name="ro1">
          <table:table-cell office:value-type="float" office:value="426.962" calcext:value-type="float">
            <text:p>426.962</text:p>
          </table:table-cell>
          <table:table-cell office:value-type="float" office:value="8.0956" calcext:value-type="float">
            <text:p>8.0956</text:p>
          </table:table-cell>
          <table:table-cell table:formula="of:=LN([.B429]*1000)" office:value-type="float" office:value="8.99907598319205" calcext:value-type="float">
            <text:p>8.99907598319205</text:p>
          </table:table-cell>
          <table:table-cell table:number-columns-repeated="6"/>
        </table:table-row>
        <table:table-row table:style-name="ro1">
          <table:table-cell office:value-type="float" office:value="427.962" calcext:value-type="float">
            <text:p>427.962</text:p>
          </table:table-cell>
          <table:table-cell office:value-type="float" office:value="8.0865" calcext:value-type="float">
            <text:p>8.0865</text:p>
          </table:table-cell>
          <table:table-cell table:formula="of:=LN([.B430]*1000)" office:value-type="float" office:value="8.99795128355983" calcext:value-type="float">
            <text:p>8.99795128355983</text:p>
          </table:table-cell>
          <table:table-cell table:number-columns-repeated="6"/>
        </table:table-row>
        <table:table-row table:style-name="ro1">
          <table:table-cell office:value-type="float" office:value="428.962" calcext:value-type="float">
            <text:p>428.962</text:p>
          </table:table-cell>
          <table:table-cell office:value-type="float" office:value="8.0772" calcext:value-type="float">
            <text:p>8.0772</text:p>
          </table:table-cell>
          <table:table-cell table:formula="of:=LN([.B431]*1000)" office:value-type="float" office:value="8.99680055680467" calcext:value-type="float">
            <text:p>8.99680055680467</text:p>
          </table:table-cell>
          <table:table-cell table:number-columns-repeated="6"/>
        </table:table-row>
        <table:table-row table:style-name="ro1">
          <table:table-cell office:value-type="float" office:value="429.962" calcext:value-type="float">
            <text:p>429.962</text:p>
          </table:table-cell>
          <table:table-cell office:value-type="float" office:value="8.0683" calcext:value-type="float">
            <text:p>8.0683</text:p>
          </table:table-cell>
          <table:table-cell table:formula="of:=LN([.B432]*1000)" office:value-type="float" office:value="8.99569808231934" calcext:value-type="float">
            <text:p>8.99569808231934</text:p>
          </table:table-cell>
          <table:table-cell table:number-columns-repeated="6"/>
        </table:table-row>
        <table:table-row table:style-name="ro1">
          <table:table-cell office:value-type="float" office:value="430.961" calcext:value-type="float">
            <text:p>430.961</text:p>
          </table:table-cell>
          <table:table-cell office:value-type="float" office:value="8.0591" calcext:value-type="float">
            <text:p>8.0591</text:p>
          </table:table-cell>
          <table:table-cell table:formula="of:=LN([.B433]*1000)" office:value-type="float" office:value="8.99455716673493" calcext:value-type="float">
            <text:p>8.99455716673493</text:p>
          </table:table-cell>
          <table:table-cell table:number-columns-repeated="6"/>
        </table:table-row>
        <table:table-row table:style-name="ro1">
          <table:table-cell office:value-type="float" office:value="431.962" calcext:value-type="float">
            <text:p>431.962</text:p>
          </table:table-cell>
          <table:table-cell office:value-type="float" office:value="8.0499" calcext:value-type="float">
            <text:p>8.0499</text:p>
          </table:table-cell>
          <table:table-cell table:formula="of:=LN([.B434]*1000)" office:value-type="float" office:value="8.9934149479752" calcext:value-type="float">
            <text:p>8.9934149479752</text:p>
          </table:table-cell>
          <table:table-cell table:number-columns-repeated="6"/>
        </table:table-row>
        <table:table-row table:style-name="ro1">
          <table:table-cell office:value-type="float" office:value="432.962" calcext:value-type="float">
            <text:p>432.962</text:p>
          </table:table-cell>
          <table:table-cell office:value-type="float" office:value="8.0411" calcext:value-type="float">
            <text:p>8.0411</text:p>
          </table:table-cell>
          <table:table-cell table:formula="of:=LN([.B435]*1000)" office:value-type="float" office:value="8.99232116873497" calcext:value-type="float">
            <text:p>8.99232116873497</text:p>
          </table:table-cell>
          <table:table-cell table:number-columns-repeated="6"/>
        </table:table-row>
        <table:table-row table:style-name="ro1">
          <table:table-cell office:value-type="float" office:value="433.961" calcext:value-type="float">
            <text:p>433.961</text:p>
          </table:table-cell>
          <table:table-cell office:value-type="float" office:value="8.032" calcext:value-type="float">
            <text:p>8.032</text:p>
          </table:table-cell>
          <table:table-cell table:formula="of:=LN([.B436]*1000)" office:value-type="float" office:value="8.99118884193151" calcext:value-type="float">
            <text:p>8.99118884193151</text:p>
          </table:table-cell>
          <table:table-cell table:number-columns-repeated="6"/>
        </table:table-row>
        <table:table-row table:style-name="ro1">
          <table:table-cell office:value-type="float" office:value="434.962" calcext:value-type="float">
            <text:p>434.962</text:p>
          </table:table-cell>
          <table:table-cell office:value-type="float" office:value="8.0231" calcext:value-type="float">
            <text:p>8.0231</text:p>
          </table:table-cell>
          <table:table-cell table:formula="of:=LN([.B437]*1000)" office:value-type="float" office:value="8.9900801598415" calcext:value-type="float">
            <text:p>8.9900801598415</text:p>
          </table:table-cell>
          <table:table-cell table:number-columns-repeated="6"/>
        </table:table-row>
        <table:table-row table:style-name="ro1">
          <table:table-cell office:value-type="float" office:value="435.962" calcext:value-type="float">
            <text:p>435.962</text:p>
          </table:table-cell>
          <table:table-cell office:value-type="float" office:value="8.0137" calcext:value-type="float">
            <text:p>8.0137</text:p>
          </table:table-cell>
          <table:table-cell table:formula="of:=LN([.B438]*1000)" office:value-type="float" office:value="8.98890785600576" calcext:value-type="float">
            <text:p>8.98890785600576</text:p>
          </table:table-cell>
          <table:table-cell table:number-columns-repeated="6"/>
        </table:table-row>
        <table:table-row table:style-name="ro1">
          <table:table-cell office:value-type="float" office:value="436.961" calcext:value-type="float">
            <text:p>436.961</text:p>
          </table:table-cell>
          <table:table-cell office:value-type="float" office:value="8.0046" calcext:value-type="float">
            <text:p>8.0046</text:p>
          </table:table-cell>
          <table:table-cell table:formula="of:=LN([.B439]*1000)" office:value-type="float" office:value="8.98777165541282" calcext:value-type="float">
            <text:p>8.98777165541282</text:p>
          </table:table-cell>
          <table:table-cell table:number-columns-repeated="6"/>
        </table:table-row>
        <table:table-row table:style-name="ro1">
          <table:table-cell office:value-type="float" office:value="437.962" calcext:value-type="float">
            <text:p>437.962</text:p>
          </table:table-cell>
          <table:table-cell office:value-type="float" office:value="7.9951" calcext:value-type="float">
            <text:p>7.9951</text:p>
          </table:table-cell>
          <table:table-cell table:formula="of:=LN([.B440]*1000)" office:value-type="float" office:value="8.98658413300722" calcext:value-type="float">
            <text:p>8.98658413300722</text:p>
          </table:table-cell>
          <table:table-cell table:number-columns-repeated="6"/>
        </table:table-row>
        <table:table-row table:style-name="ro1">
          <table:table-cell office:value-type="float" office:value="438.962" calcext:value-type="float">
            <text:p>438.962</text:p>
          </table:table-cell>
          <table:table-cell office:value-type="float" office:value="7.9862" calcext:value-type="float">
            <text:p>7.9862</text:p>
          </table:table-cell>
          <table:table-cell table:formula="of:=LN([.B441]*1000)" office:value-type="float" office:value="8.98547033113627" calcext:value-type="float">
            <text:p>8.98547033113627</text:p>
          </table:table-cell>
          <table:table-cell table:number-columns-repeated="6"/>
        </table:table-row>
        <table:table-row table:style-name="ro1">
          <table:table-cell office:value-type="float" office:value="439.962" calcext:value-type="float">
            <text:p>439.962</text:p>
          </table:table-cell>
          <table:table-cell office:value-type="float" office:value="7.9771" calcext:value-type="float">
            <text:p>7.9771</text:p>
          </table:table-cell>
          <table:table-cell table:formula="of:=LN([.B442]*1000)" office:value-type="float" office:value="8.98433021587367" calcext:value-type="float">
            <text:p>8.98433021587367</text:p>
          </table:table-cell>
          <table:table-cell table:number-columns-repeated="6"/>
        </table:table-row>
        <table:table-row table:style-name="ro1">
          <table:table-cell office:value-type="float" office:value="440.962" calcext:value-type="float">
            <text:p>440.962</text:p>
          </table:table-cell>
          <table:table-cell office:value-type="float" office:value="7.968" calcext:value-type="float">
            <text:p>7.968</text:p>
          </table:table-cell>
          <table:table-cell table:formula="of:=LN([.B443]*1000)" office:value-type="float" office:value="8.98318879926443" calcext:value-type="float">
            <text:p>8.98318879926443</text:p>
          </table:table-cell>
          <table:table-cell table:number-columns-repeated="6"/>
        </table:table-row>
        <table:table-row table:style-name="ro1">
          <table:table-cell office:value-type="float" office:value="441.961" calcext:value-type="float">
            <text:p>441.961</text:p>
          </table:table-cell>
          <table:table-cell office:value-type="float" office:value="7.9588" calcext:value-type="float">
            <text:p>7.9588</text:p>
          </table:table-cell>
          <table:table-cell table:formula="of:=LN([.B444]*1000)" office:value-type="float" office:value="8.98203351370509" calcext:value-type="float">
            <text:p>8.98203351370509</text:p>
          </table:table-cell>
          <table:table-cell table:number-columns-repeated="6"/>
        </table:table-row>
        <table:table-row table:style-name="ro1">
          <table:table-cell office:value-type="float" office:value="442.962" calcext:value-type="float">
            <text:p>442.962</text:p>
          </table:table-cell>
          <table:table-cell office:value-type="float" office:value="7.9502" calcext:value-type="float">
            <text:p>7.9502</text:p>
          </table:table-cell>
          <table:table-cell table:formula="of:=LN([.B445]*1000)" office:value-type="float" office:value="8.98095236456464" calcext:value-type="float">
            <text:p>8.98095236456464</text:p>
          </table:table-cell>
          <table:table-cell table:number-columns-repeated="6"/>
        </table:table-row>
        <table:table-row table:style-name="ro1">
          <table:table-cell office:value-type="float" office:value="443.962" calcext:value-type="float">
            <text:p>443.962</text:p>
          </table:table-cell>
          <table:table-cell office:value-type="float" office:value="7.9406" calcext:value-type="float">
            <text:p>7.9406</text:p>
          </table:table-cell>
          <table:table-cell table:formula="of:=LN([.B446]*1000)" office:value-type="float" office:value="8.97974411813679" calcext:value-type="float">
            <text:p>8.97974411813679</text:p>
          </table:table-cell>
          <table:table-cell table:number-columns-repeated="6"/>
        </table:table-row>
        <table:table-row table:style-name="ro1">
          <table:table-cell office:value-type="float" office:value="444.962" calcext:value-type="float">
            <text:p>444.962</text:p>
          </table:table-cell>
          <table:table-cell office:value-type="float" office:value="7.9315" calcext:value-type="float">
            <text:p>7.9315</text:p>
          </table:table-cell>
          <table:table-cell table:formula="of:=LN([.B447]*1000)" office:value-type="float" office:value="8.97859745184851" calcext:value-type="float">
            <text:p>8.97859745184851</text:p>
          </table:table-cell>
          <table:table-cell table:number-columns-repeated="6"/>
        </table:table-row>
        <table:table-row table:style-name="ro1">
          <table:table-cell office:value-type="float" office:value="445.962" calcext:value-type="float">
            <text:p>445.962</text:p>
          </table:table-cell>
          <table:table-cell office:value-type="float" office:value="7.9211" calcext:value-type="float">
            <text:p>7.9211</text:p>
          </table:table-cell>
          <table:table-cell table:formula="of:=LN([.B448]*1000)" office:value-type="float" office:value="8.97728536405319" calcext:value-type="float">
            <text:p>8.97728536405319</text:p>
          </table:table-cell>
          <table:table-cell table:number-columns-repeated="6"/>
        </table:table-row>
        <table:table-row table:style-name="ro1">
          <table:table-cell office:value-type="float" office:value="446.962" calcext:value-type="float">
            <text:p>446.962</text:p>
          </table:table-cell>
          <table:table-cell office:value-type="float" office:value="7.9138" calcext:value-type="float">
            <text:p>7.9138</text:p>
          </table:table-cell>
          <table:table-cell table:formula="of:=LN([.B449]*1000)" office:value-type="float" office:value="8.97636334995558" calcext:value-type="float">
            <text:p>8.97636334995558</text:p>
          </table:table-cell>
          <table:table-cell table:number-columns-repeated="6"/>
        </table:table-row>
        <table:table-row table:style-name="ro1">
          <table:table-cell office:value-type="float" office:value="447.962" calcext:value-type="float">
            <text:p>447.962</text:p>
          </table:table-cell>
          <table:table-cell office:value-type="float" office:value="7.9049" calcext:value-type="float">
            <text:p>7.9049</text:p>
          </table:table-cell>
          <table:table-cell table:formula="of:=LN([.B450]*1000)" office:value-type="float" office:value="8.97523809934218" calcext:value-type="float">
            <text:p>8.97523809934218</text:p>
          </table:table-cell>
          <table:table-cell table:number-columns-repeated="6"/>
        </table:table-row>
        <table:table-row table:style-name="ro1">
          <table:table-cell office:value-type="float" office:value="448.962" calcext:value-type="float">
            <text:p>448.962</text:p>
          </table:table-cell>
          <table:table-cell office:value-type="float" office:value="7.8958" calcext:value-type="float">
            <text:p>7.8958</text:p>
          </table:table-cell>
          <table:table-cell table:formula="of:=LN([.B451]*1000)" office:value-type="float" office:value="8.97408625151188" calcext:value-type="float">
            <text:p>8.97408625151188</text:p>
          </table:table-cell>
          <table:table-cell table:number-columns-repeated="6"/>
        </table:table-row>
        <table:table-row table:style-name="ro1">
          <table:table-cell office:value-type="float" office:value="449.962" calcext:value-type="float">
            <text:p>449.962</text:p>
          </table:table-cell>
          <table:table-cell office:value-type="float" office:value="7.8859" calcext:value-type="float">
            <text:p>7.8859</text:p>
          </table:table-cell>
          <table:table-cell table:formula="of:=LN([.B452]*1000)" office:value-type="float" office:value="8.9728316336572" calcext:value-type="float">
            <text:p>8.9728316336572</text:p>
          </table:table-cell>
          <table:table-cell table:number-columns-repeated="6"/>
        </table:table-row>
        <table:table-row table:style-name="ro1">
          <table:table-cell office:value-type="float" office:value="450.962" calcext:value-type="float">
            <text:p>450.962</text:p>
          </table:table-cell>
          <table:table-cell office:value-type="float" office:value="7.877" calcext:value-type="float">
            <text:p>7.877</text:p>
          </table:table-cell>
          <table:table-cell table:formula="of:=LN([.B453]*1000)" office:value-type="float" office:value="8.97170239970333" calcext:value-type="float">
            <text:p>8.97170239970333</text:p>
          </table:table-cell>
          <table:table-cell table:number-columns-repeated="6"/>
        </table:table-row>
        <table:table-row table:style-name="ro1">
          <table:table-cell office:value-type="float" office:value="451.961" calcext:value-type="float">
            <text:p>451.961</text:p>
          </table:table-cell>
          <table:table-cell office:value-type="float" office:value="7.8673" calcext:value-type="float">
            <text:p>7.8673</text:p>
          </table:table-cell>
          <table:table-cell table:formula="of:=LN([.B454]*1000)" office:value-type="float" office:value="8.97047020757954" calcext:value-type="float">
            <text:p>8.97047020757954</text:p>
          </table:table-cell>
          <table:table-cell table:number-columns-repeated="6"/>
        </table:table-row>
        <table:table-row table:style-name="ro1">
          <table:table-cell office:value-type="float" office:value="452.962" calcext:value-type="float">
            <text:p>452.962</text:p>
          </table:table-cell>
          <table:table-cell office:value-type="float" office:value="7.859" calcext:value-type="float">
            <text:p>7.859</text:p>
          </table:table-cell>
          <table:table-cell table:formula="of:=LN([.B455]*1000)" office:value-type="float" office:value="8.96941465086618" calcext:value-type="float">
            <text:p>8.96941465086618</text:p>
          </table:table-cell>
          <table:table-cell table:number-columns-repeated="6"/>
        </table:table-row>
        <table:table-row table:style-name="ro1">
          <table:table-cell office:value-type="float" office:value="453.962" calcext:value-type="float">
            <text:p>453.962</text:p>
          </table:table-cell>
          <table:table-cell office:value-type="float" office:value="7.8502" calcext:value-type="float">
            <text:p>7.8502</text:p>
          </table:table-cell>
          <table:table-cell table:formula="of:=LN([.B456]*1000)" office:value-type="float" office:value="8.96829428815891" calcext:value-type="float">
            <text:p>8.96829428815891</text:p>
          </table:table-cell>
          <table:table-cell table:number-columns-repeated="6"/>
        </table:table-row>
        <table:table-row table:style-name="ro1">
          <table:table-cell office:value-type="float" office:value="454.962" calcext:value-type="float">
            <text:p>454.962</text:p>
          </table:table-cell>
          <table:table-cell office:value-type="float" office:value="7.8412" calcext:value-type="float">
            <text:p>7.8412</text:p>
          </table:table-cell>
          <table:table-cell table:formula="of:=LN([.B457]*1000)" office:value-type="float" office:value="8.96714716285627" calcext:value-type="float">
            <text:p>8.96714716285627</text:p>
          </table:table-cell>
          <table:table-cell table:number-columns-repeated="6"/>
        </table:table-row>
        <table:table-row table:style-name="ro1">
          <table:table-cell office:value-type="float" office:value="455.962" calcext:value-type="float">
            <text:p>455.962</text:p>
          </table:table-cell>
          <table:table-cell office:value-type="float" office:value="7.8324" calcext:value-type="float">
            <text:p>7.8324</text:p>
          </table:table-cell>
          <table:table-cell table:formula="of:=LN([.B458]*1000)" office:value-type="float" office:value="8.96602425542917" calcext:value-type="float">
            <text:p>8.96602425542917</text:p>
          </table:table-cell>
          <table:table-cell table:number-columns-repeated="6"/>
        </table:table-row>
        <table:table-row table:style-name="ro1">
          <table:table-cell office:value-type="float" office:value="456.961" calcext:value-type="float">
            <text:p>456.961</text:p>
          </table:table-cell>
          <table:table-cell office:value-type="float" office:value="7.8235" calcext:value-type="float">
            <text:p>7.8235</text:p>
          </table:table-cell>
          <table:table-cell table:formula="of:=LN([.B459]*1000)" office:value-type="float" office:value="8.96488730374211" calcext:value-type="float">
            <text:p>8.96488730374211</text:p>
          </table:table-cell>
          <table:table-cell table:number-columns-repeated="6"/>
        </table:table-row>
        <table:table-row table:style-name="ro1">
          <table:table-cell office:value-type="float" office:value="457.962" calcext:value-type="float">
            <text:p>457.962</text:p>
          </table:table-cell>
          <table:table-cell office:value-type="float" office:value="7.8148" calcext:value-type="float">
            <text:p>7.8148</text:p>
          </table:table-cell>
          <table:table-cell table:formula="of:=LN([.B460]*1000)" office:value-type="float" office:value="8.96377465071748" calcext:value-type="float">
            <text:p>8.96377465071748</text:p>
          </table:table-cell>
          <table:table-cell table:number-columns-repeated="6"/>
        </table:table-row>
        <table:table-row table:style-name="ro1">
          <table:table-cell office:value-type="float" office:value="458.962" calcext:value-type="float">
            <text:p>458.962</text:p>
          </table:table-cell>
          <table:table-cell office:value-type="float" office:value="7.8055" calcext:value-type="float">
            <text:p>7.8055</text:p>
          </table:table-cell>
          <table:table-cell table:formula="of:=LN([.B461]*1000)" office:value-type="float" office:value="8.96258389239672" calcext:value-type="float">
            <text:p>8.96258389239672</text:p>
          </table:table-cell>
          <table:table-cell table:number-columns-repeated="6"/>
        </table:table-row>
        <table:table-row table:style-name="ro1">
          <table:table-cell office:value-type="float" office:value="459.962" calcext:value-type="float">
            <text:p>459.962</text:p>
          </table:table-cell>
          <table:table-cell office:value-type="float" office:value="7.7977" calcext:value-type="float">
            <text:p>7.7977</text:p>
          </table:table-cell>
          <table:table-cell table:formula="of:=LN([.B462]*1000)" office:value-type="float" office:value="8.96158409739958" calcext:value-type="float">
            <text:p>8.96158409739958</text:p>
          </table:table-cell>
          <table:table-cell table:number-columns-repeated="6"/>
        </table:table-row>
        <table:table-row table:style-name="ro1">
          <table:table-cell office:value-type="float" office:value="460.962" calcext:value-type="float">
            <text:p>460.962</text:p>
          </table:table-cell>
          <table:table-cell office:value-type="float" office:value="7.7878" calcext:value-type="float">
            <text:p>7.7878</text:p>
          </table:table-cell>
          <table:table-cell table:formula="of:=LN([.B463]*1000)" office:value-type="float" office:value="8.96031368562819" calcext:value-type="float">
            <text:p>8.96031368562819</text:p>
          </table:table-cell>
          <table:table-cell table:number-columns-repeated="6"/>
        </table:table-row>
        <table:table-row table:style-name="ro1">
          <table:table-cell office:value-type="float" office:value="461.961" calcext:value-type="float">
            <text:p>461.961</text:p>
          </table:table-cell>
          <table:table-cell office:value-type="float" office:value="7.7796" calcext:value-type="float">
            <text:p>7.7796</text:p>
          </table:table-cell>
          <table:table-cell table:formula="of:=LN([.B464]*1000)" office:value-type="float" office:value="8.95926020196895" calcext:value-type="float">
            <text:p>8.95926020196895</text:p>
          </table:table-cell>
          <table:table-cell table:number-columns-repeated="6"/>
        </table:table-row>
        <table:table-row table:style-name="ro1">
          <table:table-cell office:value-type="float" office:value="462.962" calcext:value-type="float">
            <text:p>462.962</text:p>
          </table:table-cell>
          <table:table-cell office:value-type="float" office:value="7.7711" calcext:value-type="float">
            <text:p>7.7711</text:p>
          </table:table-cell>
          <table:table-cell table:formula="of:=LN([.B465]*1000)" office:value-type="float" office:value="8.95816700348316" calcext:value-type="float">
            <text:p>8.95816700348316</text:p>
          </table:table-cell>
          <table:table-cell table:number-columns-repeated="6"/>
        </table:table-row>
        <table:table-row table:style-name="ro1">
          <table:table-cell office:value-type="float" office:value="463.962" calcext:value-type="float">
            <text:p>463.962</text:p>
          </table:table-cell>
          <table:table-cell office:value-type="float" office:value="7.762" calcext:value-type="float">
            <text:p>7.762</text:p>
          </table:table-cell>
          <table:table-cell table:formula="of:=LN([.B466]*1000)" office:value-type="float" office:value="8.95699531192885" calcext:value-type="float">
            <text:p>8.95699531192885</text:p>
          </table:table-cell>
          <table:table-cell table:number-columns-repeated="6"/>
        </table:table-row>
        <table:table-row table:style-name="ro1">
          <table:table-cell office:value-type="float" office:value="464.961" calcext:value-type="float">
            <text:p>464.961</text:p>
          </table:table-cell>
          <table:table-cell office:value-type="float" office:value="7.7546" calcext:value-type="float">
            <text:p>7.7546</text:p>
          </table:table-cell>
          <table:table-cell table:formula="of:=LN([.B467]*1000)" office:value-type="float" office:value="8.95604149465432" calcext:value-type="float">
            <text:p>8.95604149465432</text:p>
          </table:table-cell>
          <table:table-cell table:number-columns-repeated="6"/>
        </table:table-row>
        <table:table-row table:style-name="ro1">
          <table:table-cell office:value-type="float" office:value="465.962" calcext:value-type="float">
            <text:p>465.962</text:p>
          </table:table-cell>
          <table:table-cell office:value-type="float" office:value="7.7451" calcext:value-type="float">
            <text:p>7.7451</text:p>
          </table:table-cell>
          <table:table-cell table:formula="of:=LN([.B468]*1000)" office:value-type="float" office:value="8.95481566432346" calcext:value-type="float">
            <text:p>8.95481566432346</text:p>
          </table:table-cell>
          <table:table-cell table:number-columns-repeated="6"/>
        </table:table-row>
        <table:table-row table:style-name="ro1">
          <table:table-cell office:value-type="float" office:value="466.962" calcext:value-type="float">
            <text:p>466.962</text:p>
          </table:table-cell>
          <table:table-cell office:value-type="float" office:value="7.7365" calcext:value-type="float">
            <text:p>7.7365</text:p>
          </table:table-cell>
          <table:table-cell table:formula="of:=LN([.B469]*1000)" office:value-type="float" office:value="8.95370466792973" calcext:value-type="float">
            <text:p>8.95370466792973</text:p>
          </table:table-cell>
          <table:table-cell table:number-columns-repeated="6"/>
        </table:table-row>
        <table:table-row table:style-name="ro1">
          <table:table-cell office:value-type="float" office:value="467.961" calcext:value-type="float">
            <text:p>467.961</text:p>
          </table:table-cell>
          <table:table-cell office:value-type="float" office:value="7.7275" calcext:value-type="float">
            <text:p>7.7275</text:p>
          </table:table-cell>
          <table:table-cell table:formula="of:=LN([.B470]*1000)" office:value-type="float" office:value="8.95254067400627" calcext:value-type="float">
            <text:p>8.95254067400627</text:p>
          </table:table-cell>
          <table:table-cell table:number-columns-repeated="6"/>
        </table:table-row>
        <table:table-row table:style-name="ro1">
          <table:table-cell office:value-type="float" office:value="468.962" calcext:value-type="float">
            <text:p>468.962</text:p>
          </table:table-cell>
          <table:table-cell office:value-type="float" office:value="7.7198" calcext:value-type="float">
            <text:p>7.7198</text:p>
          </table:table-cell>
          <table:table-cell table:formula="of:=LN([.B471]*1000)" office:value-type="float" office:value="8.95154373594749" calcext:value-type="float">
            <text:p>8.95154373594749</text:p>
          </table:table-cell>
          <table:table-cell table:number-columns-repeated="6"/>
        </table:table-row>
        <table:table-row table:style-name="ro1">
          <table:table-cell office:value-type="float" office:value="469.962" calcext:value-type="float">
            <text:p>469.962</text:p>
          </table:table-cell>
          <table:table-cell office:value-type="float" office:value="7.7111" calcext:value-type="float">
            <text:p>7.7111</text:p>
          </table:table-cell>
          <table:table-cell table:formula="of:=LN([.B472]*1000)" office:value-type="float" office:value="8.95041612823545" calcext:value-type="float">
            <text:p>8.95041612823545</text:p>
          </table:table-cell>
          <table:table-cell table:number-columns-repeated="6"/>
        </table:table-row>
        <table:table-row table:style-name="ro1">
          <table:table-cell office:value-type="float" office:value="470.962" calcext:value-type="float">
            <text:p>470.962</text:p>
          </table:table-cell>
          <table:table-cell office:value-type="float" office:value="7.7026" calcext:value-type="float">
            <text:p>7.7026</text:p>
          </table:table-cell>
          <table:table-cell table:formula="of:=LN([.B473]*1000)" office:value-type="float" office:value="8.94931321318434" calcext:value-type="float">
            <text:p>8.94931321318434</text:p>
          </table:table-cell>
          <table:table-cell table:number-columns-repeated="6"/>
        </table:table-row>
        <table:table-row table:style-name="ro1">
          <table:table-cell office:value-type="float" office:value="471.961" calcext:value-type="float">
            <text:p>471.961</text:p>
          </table:table-cell>
          <table:table-cell office:value-type="float" office:value="7.6948" calcext:value-type="float">
            <text:p>7.6948</text:p>
          </table:table-cell>
          <table:table-cell table:formula="of:=LN([.B474]*1000)" office:value-type="float" office:value="8.94830005503203" calcext:value-type="float">
            <text:p>8.94830005503203</text:p>
          </table:table-cell>
          <table:table-cell table:number-columns-repeated="6"/>
        </table:table-row>
        <table:table-row table:style-name="ro1">
          <table:table-cell office:value-type="float" office:value="472.962" calcext:value-type="float">
            <text:p>472.962</text:p>
          </table:table-cell>
          <table:table-cell office:value-type="float" office:value="7.6855" calcext:value-type="float">
            <text:p>7.6855</text:p>
          </table:table-cell>
          <table:table-cell table:formula="of:=LN([.B475]*1000)" office:value-type="float" office:value="8.94709071566499" calcext:value-type="float">
            <text:p>8.94709071566499</text:p>
          </table:table-cell>
          <table:table-cell table:number-columns-repeated="6"/>
        </table:table-row>
        <table:table-row table:style-name="ro1">
          <table:table-cell office:value-type="float" office:value="473.962" calcext:value-type="float">
            <text:p>473.962</text:p>
          </table:table-cell>
          <table:table-cell office:value-type="float" office:value="7.6767" calcext:value-type="float">
            <text:p>7.6767</text:p>
          </table:table-cell>
          <table:table-cell table:formula="of:=LN([.B476]*1000)" office:value-type="float" office:value="8.94594504629959" calcext:value-type="float">
            <text:p>8.94594504629959</text:p>
          </table:table-cell>
          <table:table-cell table:number-columns-repeated="6"/>
        </table:table-row>
        <table:table-row table:style-name="ro1">
          <table:table-cell office:value-type="float" office:value="474.962" calcext:value-type="float">
            <text:p>474.962</text:p>
          </table:table-cell>
          <table:table-cell office:value-type="float" office:value="7.668" calcext:value-type="float">
            <text:p>7.668</text:p>
          </table:table-cell>
          <table:table-cell table:formula="of:=LN([.B477]*1000)" office:value-type="float" office:value="8.94481110416553" calcext:value-type="float">
            <text:p>8.94481110416553</text:p>
          </table:table-cell>
          <table:table-cell table:number-columns-repeated="6"/>
        </table:table-row>
        <table:table-row table:style-name="ro1">
          <table:table-cell office:value-type="float" office:value="475.962" calcext:value-type="float">
            <text:p>475.962</text:p>
          </table:table-cell>
          <table:table-cell office:value-type="float" office:value="7.6601" calcext:value-type="float">
            <text:p>7.6601</text:p>
          </table:table-cell>
          <table:table-cell table:formula="of:=LN([.B478]*1000)" office:value-type="float" office:value="8.94378031747971" calcext:value-type="float">
            <text:p>8.94378031747971</text:p>
          </table:table-cell>
          <table:table-cell table:number-columns-repeated="6"/>
        </table:table-row>
        <table:table-row table:style-name="ro1">
          <table:table-cell office:value-type="float" office:value="476.961" calcext:value-type="float">
            <text:p>476.961</text:p>
          </table:table-cell>
          <table:table-cell office:value-type="float" office:value="7.6525" calcext:value-type="float">
            <text:p>7.6525</text:p>
          </table:table-cell>
          <table:table-cell table:formula="of:=LN([.B479]*1000)" office:value-type="float" office:value="8.94278767081957" calcext:value-type="float">
            <text:p>8.94278767081957</text:p>
          </table:table-cell>
          <table:table-cell table:number-columns-repeated="6"/>
        </table:table-row>
        <table:table-row table:style-name="ro1">
          <table:table-cell office:value-type="float" office:value="477.962" calcext:value-type="float">
            <text:p>477.962</text:p>
          </table:table-cell>
          <table:table-cell office:value-type="float" office:value="7.6432" calcext:value-type="float">
            <text:p>7.6432</text:p>
          </table:table-cell>
          <table:table-cell table:formula="of:=LN([.B480]*1000)" office:value-type="float" office:value="8.9415716426357" calcext:value-type="float">
            <text:p>8.9415716426357</text:p>
          </table:table-cell>
          <table:table-cell table:number-columns-repeated="6"/>
        </table:table-row>
        <table:table-row table:style-name="ro1">
          <table:table-cell office:value-type="float" office:value="478.962" calcext:value-type="float">
            <text:p>478.962</text:p>
          </table:table-cell>
          <table:table-cell office:value-type="float" office:value="7.6346" calcext:value-type="float">
            <text:p>7.6346</text:p>
          </table:table-cell>
          <table:table-cell table:formula="of:=LN([.B481]*1000)" office:value-type="float" office:value="8.94044582597252" calcext:value-type="float">
            <text:p>8.94044582597252</text:p>
          </table:table-cell>
          <table:table-cell table:number-columns-repeated="6"/>
        </table:table-row>
        <table:table-row table:style-name="ro1">
          <table:table-cell office:value-type="float" office:value="479.961" calcext:value-type="float">
            <text:p>479.961</text:p>
          </table:table-cell>
          <table:table-cell office:value-type="float" office:value="7.6261" calcext:value-type="float">
            <text:p>7.6261</text:p>
          </table:table-cell>
          <table:table-cell table:formula="of:=LN([.B482]*1000)" office:value-type="float" office:value="8.93933185336589" calcext:value-type="float">
            <text:p>8.93933185336589</text:p>
          </table:table-cell>
          <table:table-cell table:number-columns-repeated="6"/>
        </table:table-row>
        <table:table-row table:style-name="ro1">
          <table:table-cell office:value-type="float" office:value="480.962" calcext:value-type="float">
            <text:p>480.962</text:p>
          </table:table-cell>
          <table:table-cell office:value-type="float" office:value="7.6181" calcext:value-type="float">
            <text:p>7.6181</text:p>
          </table:table-cell>
          <table:table-cell table:formula="of:=LN([.B483]*1000)" office:value-type="float" office:value="8.93828227375733" calcext:value-type="float">
            <text:p>8.93828227375733</text:p>
          </table:table-cell>
          <table:table-cell table:number-columns-repeated="6"/>
        </table:table-row>
        <table:table-row table:style-name="ro1">
          <table:table-cell office:value-type="float" office:value="481.962" calcext:value-type="float">
            <text:p>481.962</text:p>
          </table:table-cell>
          <table:table-cell office:value-type="float" office:value="7.6094" calcext:value-type="float">
            <text:p>7.6094</text:p>
          </table:table-cell>
          <table:table-cell table:formula="of:=LN([.B484]*1000)" office:value-type="float" office:value="8.9371396041206" calcext:value-type="float">
            <text:p>8.9371396041206</text:p>
          </table:table-cell>
          <table:table-cell table:number-columns-repeated="6"/>
        </table:table-row>
        <table:table-row table:style-name="ro1">
          <table:table-cell office:value-type="float" office:value="482.961" calcext:value-type="float">
            <text:p>482.961</text:p>
          </table:table-cell>
          <table:table-cell office:value-type="float" office:value="7.6012" calcext:value-type="float">
            <text:p>7.6012</text:p>
          </table:table-cell>
          <table:table-cell table:formula="of:=LN([.B485]*1000)" office:value-type="float" office:value="8.9360614085472" calcext:value-type="float">
            <text:p>8.9360614085472</text:p>
          </table:table-cell>
          <table:table-cell table:number-columns-repeated="6"/>
        </table:table-row>
        <table:table-row table:style-name="ro1">
          <table:table-cell office:value-type="float" office:value="483.962" calcext:value-type="float">
            <text:p>483.962</text:p>
          </table:table-cell>
          <table:table-cell office:value-type="float" office:value="7.5924" calcext:value-type="float">
            <text:p>7.5924</text:p>
          </table:table-cell>
          <table:table-cell table:formula="of:=LN([.B486]*1000)" office:value-type="float" office:value="8.93490302594084" calcext:value-type="float">
            <text:p>8.93490302594084</text:p>
          </table:table-cell>
          <table:table-cell table:number-columns-repeated="6"/>
        </table:table-row>
        <table:table-row table:style-name="ro1">
          <table:table-cell office:value-type="float" office:value="484.961" calcext:value-type="float">
            <text:p>484.961</text:p>
          </table:table-cell>
          <table:table-cell office:value-type="float" office:value="7.5848" calcext:value-type="float">
            <text:p>7.5848</text:p>
          </table:table-cell>
          <table:table-cell table:formula="of:=LN([.B487]*1000)" office:value-type="float" office:value="8.93390152360375" calcext:value-type="float">
            <text:p>8.93390152360375</text:p>
          </table:table-cell>
          <table:table-cell table:number-columns-repeated="6"/>
        </table:table-row>
        <table:table-row table:style-name="ro1">
          <table:table-cell office:value-type="float" office:value="485.962" calcext:value-type="float">
            <text:p>485.962</text:p>
          </table:table-cell>
          <table:table-cell office:value-type="float" office:value="7.5759" calcext:value-type="float">
            <text:p>7.5759</text:p>
          </table:table-cell>
          <table:table-cell table:formula="of:=LN([.B488]*1000)" office:value-type="float" office:value="8.93272743520119" calcext:value-type="float">
            <text:p>8.93272743520119</text:p>
          </table:table-cell>
          <table:table-cell table:number-columns-repeated="6"/>
        </table:table-row>
        <table:table-row table:style-name="ro1">
          <table:table-cell office:value-type="float" office:value="486.961" calcext:value-type="float">
            <text:p>486.961</text:p>
          </table:table-cell>
          <table:table-cell office:value-type="float" office:value="7.5681" calcext:value-type="float">
            <text:p>7.5681</text:p>
          </table:table-cell>
          <table:table-cell table:formula="of:=LN([.B489]*1000)" office:value-type="float" office:value="8.93169732417507" calcext:value-type="float">
            <text:p>8.93169732417507</text:p>
          </table:table-cell>
          <table:table-cell table:number-columns-repeated="6"/>
        </table:table-row>
        <table:table-row table:style-name="ro1">
          <table:table-cell office:value-type="float" office:value="487.962" calcext:value-type="float">
            <text:p>487.962</text:p>
          </table:table-cell>
          <table:table-cell office:value-type="float" office:value="7.5592" calcext:value-type="float">
            <text:p>7.5592</text:p>
          </table:table-cell>
          <table:table-cell table:formula="of:=LN([.B490]*1000)" office:value-type="float" office:value="8.93052064346842" calcext:value-type="float">
            <text:p>8.93052064346842</text:p>
          </table:table-cell>
          <table:table-cell table:number-columns-repeated="6"/>
        </table:table-row>
        <table:table-row table:style-name="ro1">
          <table:table-cell office:value-type="float" office:value="488.962" calcext:value-type="float">
            <text:p>488.962</text:p>
          </table:table-cell>
          <table:table-cell office:value-type="float" office:value="7.5512" calcext:value-type="float">
            <text:p>7.5512</text:p>
          </table:table-cell>
          <table:table-cell table:formula="of:=LN([.B491]*1000)" office:value-type="float" office:value="8.92946177001073" calcext:value-type="float">
            <text:p>8.92946177001073</text:p>
          </table:table-cell>
          <table:table-cell table:number-columns-repeated="6"/>
        </table:table-row>
        <table:table-row table:style-name="ro1">
          <table:table-cell office:value-type="float" office:value="489.961" calcext:value-type="float">
            <text:p>489.961</text:p>
          </table:table-cell>
          <table:table-cell office:value-type="float" office:value="7.5424" calcext:value-type="float">
            <text:p>7.5424</text:p>
          </table:table-cell>
          <table:table-cell table:formula="of:=LN([.B492]*1000)" office:value-type="float" office:value="8.92829571274181" calcext:value-type="float">
            <text:p>8.92829571274181</text:p>
          </table:table-cell>
          <table:table-cell table:number-columns-repeated="6"/>
        </table:table-row>
        <table:table-row table:style-name="ro1">
          <table:table-cell office:value-type="float" office:value="490.962" calcext:value-type="float">
            <text:p>490.962</text:p>
          </table:table-cell>
          <table:table-cell office:value-type="float" office:value="7.5346" calcext:value-type="float">
            <text:p>7.5346</text:p>
          </table:table-cell>
          <table:table-cell table:formula="of:=LN([.B493]*1000)" office:value-type="float" office:value="8.92726102405097" calcext:value-type="float">
            <text:p>8.92726102405097</text:p>
          </table:table-cell>
          <table:table-cell table:number-columns-repeated="6"/>
        </table:table-row>
        <table:table-row table:style-name="ro1">
          <table:table-cell office:value-type="float" office:value="491.962" calcext:value-type="float">
            <text:p>491.962</text:p>
          </table:table-cell>
          <table:table-cell office:value-type="float" office:value="7.5263" calcext:value-type="float">
            <text:p>7.5263</text:p>
          </table:table-cell>
          <table:table-cell table:formula="of:=LN([.B494]*1000)" office:value-type="float" office:value="8.92615883217131" calcext:value-type="float">
            <text:p>8.92615883217131</text:p>
          </table:table-cell>
          <table:table-cell table:number-columns-repeated="6"/>
        </table:table-row>
        <table:table-row table:style-name="ro1">
          <table:table-cell office:value-type="float" office:value="492.961" calcext:value-type="float">
            <text:p>492.961</text:p>
          </table:table-cell>
          <table:table-cell office:value-type="float" office:value="7.5186" calcext:value-type="float">
            <text:p>7.5186</text:p>
          </table:table-cell>
          <table:table-cell table:formula="of:=LN([.B495]*1000)" office:value-type="float" office:value="8.9251352293993" calcext:value-type="float">
            <text:p>8.9251352293993</text:p>
          </table:table-cell>
          <table:table-cell table:number-columns-repeated="6"/>
        </table:table-row>
        <table:table-row table:style-name="ro1">
          <table:table-cell office:value-type="float" office:value="493.962" calcext:value-type="float">
            <text:p>493.962</text:p>
          </table:table-cell>
          <table:table-cell office:value-type="float" office:value="7.5097" calcext:value-type="float">
            <text:p>7.5097</text:p>
          </table:table-cell>
          <table:table-cell table:formula="of:=LN([.B496]*1000)" office:value-type="float" office:value="8.92395079722261" calcext:value-type="float">
            <text:p>8.92395079722261</text:p>
          </table:table-cell>
          <table:table-cell table:number-columns-repeated="6"/>
        </table:table-row>
        <table:table-row table:style-name="ro1">
          <table:table-cell office:value-type="float" office:value="494.962" calcext:value-type="float">
            <text:p>494.962</text:p>
          </table:table-cell>
          <table:table-cell office:value-type="float" office:value="7.501" calcext:value-type="float">
            <text:p>7.501</text:p>
          </table:table-cell>
          <table:table-cell table:formula="of:=LN([.B497]*1000)" office:value-type="float" office:value="8.92279162396964" calcext:value-type="float">
            <text:p>8.92279162396964</text:p>
          </table:table-cell>
          <table:table-cell table:number-columns-repeated="6"/>
        </table:table-row>
        <table:table-row table:style-name="ro1">
          <table:table-cell office:value-type="float" office:value="495.962" calcext:value-type="float">
            <text:p>495.962</text:p>
          </table:table-cell>
          <table:table-cell office:value-type="float" office:value="7.493" calcext:value-type="float">
            <text:p>7.493</text:p>
          </table:table-cell>
          <table:table-cell table:formula="of:=LN([.B498]*1000)" office:value-type="float" office:value="8.92172453036431" calcext:value-type="float">
            <text:p>8.92172453036431</text:p>
          </table:table-cell>
          <table:table-cell table:number-columns-repeated="6"/>
        </table:table-row>
        <table:table-row table:style-name="ro1">
          <table:table-cell office:value-type="float" office:value="496.962" calcext:value-type="float">
            <text:p>496.962</text:p>
          </table:table-cell>
          <table:table-cell office:value-type="float" office:value="7.4853" calcext:value-type="float">
            <text:p>7.4853</text:p>
          </table:table-cell>
          <table:table-cell table:formula="of:=LN([.B499]*1000)" office:value-type="float" office:value="8.92069637621086" calcext:value-type="float">
            <text:p>8.92069637621086</text:p>
          </table:table-cell>
          <table:table-cell table:number-columns-repeated="6"/>
        </table:table-row>
        <table:table-row table:style-name="ro1">
          <table:table-cell office:value-type="float" office:value="497.962" calcext:value-type="float">
            <text:p>497.962</text:p>
          </table:table-cell>
          <table:table-cell office:value-type="float" office:value="7.4768" calcext:value-type="float">
            <text:p>7.4768</text:p>
          </table:table-cell>
          <table:table-cell table:formula="of:=LN([.B500]*1000)" office:value-type="float" office:value="8.91956017194616" calcext:value-type="float">
            <text:p>8.91956017194616</text:p>
          </table:table-cell>
          <table:table-cell table:number-columns-repeated="6"/>
        </table:table-row>
        <table:table-row table:style-name="ro1">
          <table:table-cell office:value-type="float" office:value="498.962" calcext:value-type="float">
            <text:p>498.962</text:p>
          </table:table-cell>
          <table:table-cell office:value-type="float" office:value="7.4683" calcext:value-type="float">
            <text:p>7.4683</text:p>
          </table:table-cell>
          <table:table-cell table:formula="of:=LN([.B501]*1000)" office:value-type="float" office:value="8.91842267525273" calcext:value-type="float">
            <text:p>8.91842267525273</text:p>
          </table:table-cell>
          <table:table-cell table:number-columns-repeated="6"/>
        </table:table-row>
        <table:table-row table:style-name="ro1">
          <table:table-cell office:value-type="float" office:value="499.962" calcext:value-type="float">
            <text:p>499.962</text:p>
          </table:table-cell>
          <table:table-cell office:value-type="float" office:value="7.4612" calcext:value-type="float">
            <text:p>7.4612</text:p>
          </table:table-cell>
          <table:table-cell table:formula="of:=LN([.B502]*1000)" office:value-type="float" office:value="8.91747153817041" calcext:value-type="float">
            <text:p>8.91747153817041</text:p>
          </table:table-cell>
          <table:table-cell table:number-columns-repeated="6"/>
        </table:table-row>
        <table:table-row table:style-name="ro1">
          <table:table-cell office:value-type="float" office:value="500.962" calcext:value-type="float">
            <text:p>500.962</text:p>
          </table:table-cell>
          <table:table-cell office:value-type="float" office:value="7.452" calcext:value-type="float">
            <text:p>7.452</text:p>
          </table:table-cell>
          <table:table-cell table:formula="of:=LN([.B503]*1000)" office:value-type="float" office:value="8.91623773172148" calcext:value-type="float">
            <text:p>8.91623773172148</text:p>
          </table:table-cell>
          <table:table-cell table:number-columns-repeated="6"/>
        </table:table-row>
        <table:table-row table:style-name="ro1">
          <table:table-cell office:value-type="float" office:value="501.962" calcext:value-type="float">
            <text:p>501.962</text:p>
          </table:table-cell>
          <table:table-cell office:value-type="float" office:value="7.4446" calcext:value-type="float">
            <text:p>7.4446</text:p>
          </table:table-cell>
          <table:table-cell table:formula="of:=LN([.B504]*1000)" office:value-type="float" office:value="8.91524421634096" calcext:value-type="float">
            <text:p>8.91524421634096</text:p>
          </table:table-cell>
          <table:table-cell table:number-columns-repeated="6"/>
        </table:table-row>
        <table:table-row table:style-name="ro1">
          <table:table-cell office:value-type="float" office:value="502.962" calcext:value-type="float">
            <text:p>502.962</text:p>
          </table:table-cell>
          <table:table-cell office:value-type="float" office:value="7.4365" calcext:value-type="float">
            <text:p>7.4365</text:p>
          </table:table-cell>
          <table:table-cell table:formula="of:=LN([.B505]*1000)" office:value-type="float" office:value="8.91415558703265" calcext:value-type="float">
            <text:p>8.91415558703265</text:p>
          </table:table-cell>
          <table:table-cell table:number-columns-repeated="6"/>
        </table:table-row>
        <table:table-row table:style-name="ro1">
          <table:table-cell office:value-type="float" office:value="503.962" calcext:value-type="float">
            <text:p>503.962</text:p>
          </table:table-cell>
          <table:table-cell office:value-type="float" office:value="7.4283" calcext:value-type="float">
            <text:p>7.4283</text:p>
          </table:table-cell>
          <table:table-cell table:formula="of:=LN([.B506]*1000)" office:value-type="float" office:value="8.91305230937917" calcext:value-type="float">
            <text:p>8.91305230937917</text:p>
          </table:table-cell>
          <table:table-cell table:number-columns-repeated="6"/>
        </table:table-row>
        <table:table-row table:style-name="ro1">
          <table:table-cell office:value-type="float" office:value="504.962" calcext:value-type="float">
            <text:p>504.962</text:p>
          </table:table-cell>
          <table:table-cell office:value-type="float" office:value="7.4201" calcext:value-type="float">
            <text:p>7.4201</text:p>
          </table:table-cell>
          <table:table-cell table:formula="of:=LN([.B507]*1000)" office:value-type="float" office:value="8.91194781315956" calcext:value-type="float">
            <text:p>8.91194781315956</text:p>
          </table:table-cell>
          <table:table-cell table:number-columns-repeated="6"/>
        </table:table-row>
        <table:table-row table:style-name="ro1">
          <table:table-cell office:value-type="float" office:value="505.961" calcext:value-type="float">
            <text:p>505.961</text:p>
          </table:table-cell>
          <table:table-cell office:value-type="float" office:value="7.4118" calcext:value-type="float">
            <text:p>7.4118</text:p>
          </table:table-cell>
          <table:table-cell table:formula="of:=LN([.B508]*1000)" office:value-type="float" office:value="8.91082860377082" calcext:value-type="float">
            <text:p>8.91082860377082</text:p>
          </table:table-cell>
          <table:table-cell table:number-columns-repeated="6"/>
        </table:table-row>
        <table:table-row table:style-name="ro1">
          <table:table-cell office:value-type="float" office:value="506.962" calcext:value-type="float">
            <text:p>506.962</text:p>
          </table:table-cell>
          <table:table-cell office:value-type="float" office:value="7.4033" calcext:value-type="float">
            <text:p>7.4033</text:p>
          </table:table-cell>
          <table:table-cell table:formula="of:=LN([.B509]*1000)" office:value-type="float" office:value="8.90968112573387" calcext:value-type="float">
            <text:p>8.90968112573387</text:p>
          </table:table-cell>
          <table:table-cell table:number-columns-repeated="6"/>
        </table:table-row>
        <table:table-row table:style-name="ro1">
          <table:table-cell office:value-type="float" office:value="507.961" calcext:value-type="float">
            <text:p>507.961</text:p>
          </table:table-cell>
          <table:table-cell office:value-type="float" office:value="7.395" calcext:value-type="float">
            <text:p>7.395</text:p>
          </table:table-cell>
          <table:table-cell table:formula="of:=LN([.B510]*1000)" office:value-type="float" office:value="8.9085593751449" calcext:value-type="float">
            <text:p>8.9085593751449</text:p>
          </table:table-cell>
          <table:table-cell table:number-columns-repeated="6"/>
        </table:table-row>
        <table:table-row table:style-name="ro1">
          <table:table-cell office:value-type="float" office:value="508.962" calcext:value-type="float">
            <text:p>508.962</text:p>
          </table:table-cell>
          <table:table-cell office:value-type="float" office:value="7.3865" calcext:value-type="float">
            <text:p>7.3865</text:p>
          </table:table-cell>
          <table:table-cell table:formula="of:=LN([.B511]*1000)" office:value-type="float" office:value="8.90740928876166" calcext:value-type="float">
            <text:p>8.90740928876166</text:p>
          </table:table-cell>
          <table:table-cell table:number-columns-repeated="6"/>
        </table:table-row>
        <table:table-row table:style-name="ro1">
          <table:table-cell office:value-type="float" office:value="509.962" calcext:value-type="float">
            <text:p>509.962</text:p>
          </table:table-cell>
          <table:table-cell office:value-type="float" office:value="7.3781" calcext:value-type="float">
            <text:p>7.3781</text:p>
          </table:table-cell>
          <table:table-cell table:formula="of:=LN([.B512]*1000)" office:value-type="float" office:value="8.90627143187339" calcext:value-type="float">
            <text:p>8.90627143187339</text:p>
          </table:table-cell>
          <table:table-cell table:number-columns-repeated="6"/>
        </table:table-row>
        <table:table-row table:style-name="ro1">
          <table:table-cell office:value-type="float" office:value="510.961" calcext:value-type="float">
            <text:p>510.961</text:p>
          </table:table-cell>
          <table:table-cell office:value-type="float" office:value="7.3701" calcext:value-type="float">
            <text:p>7.3701</text:p>
          </table:table-cell>
          <table:table-cell table:formula="of:=LN([.B513]*1000)" office:value-type="float" office:value="8.90518655361236" calcext:value-type="float">
            <text:p>8.90518655361236</text:p>
          </table:table-cell>
          <table:table-cell table:number-columns-repeated="6"/>
        </table:table-row>
        <table:table-row table:style-name="ro1">
          <table:table-cell office:value-type="float" office:value="511.962" calcext:value-type="float">
            <text:p>511.962</text:p>
          </table:table-cell>
          <table:table-cell office:value-type="float" office:value="7.3621" calcext:value-type="float">
            <text:p>7.3621</text:p>
          </table:table-cell>
          <table:table-cell table:formula="of:=LN([.B514]*1000)" office:value-type="float" office:value="8.90410049711213" calcext:value-type="float">
            <text:p>8.90410049711213</text:p>
          </table:table-cell>
          <table:table-cell table:number-columns-repeated="6"/>
        </table:table-row>
        <table:table-row table:style-name="ro1">
          <table:table-cell office:value-type="float" office:value="512.961" calcext:value-type="float">
            <text:p>512.961</text:p>
          </table:table-cell>
          <table:table-cell office:value-type="float" office:value="7.3533" calcext:value-type="float">
            <text:p>7.3533</text:p>
          </table:table-cell>
          <table:table-cell table:formula="of:=LN([.B515]*1000)" office:value-type="float" office:value="8.90290447103754" calcext:value-type="float">
            <text:p>8.90290447103754</text:p>
          </table:table-cell>
          <table:table-cell table:number-columns-repeated="6"/>
        </table:table-row>
        <table:table-row table:style-name="ro1">
          <table:table-cell office:value-type="float" office:value="513.962" calcext:value-type="float">
            <text:p>513.962</text:p>
          </table:table-cell>
          <table:table-cell office:value-type="float" office:value="7.3454" calcext:value-type="float">
            <text:p>7.3454</text:p>
          </table:table-cell>
          <table:table-cell table:formula="of:=LN([.B516]*1000)" office:value-type="float" office:value="8.90182954594067" calcext:value-type="float">
            <text:p>8.90182954594067</text:p>
          </table:table-cell>
          <table:table-cell table:number-columns-repeated="6"/>
        </table:table-row>
        <table:table-row table:style-name="ro1">
          <table:table-cell office:value-type="float" office:value="514.961" calcext:value-type="float">
            <text:p>514.961</text:p>
          </table:table-cell>
          <table:table-cell office:value-type="float" office:value="7.3373" calcext:value-type="float">
            <text:p>7.3373</text:p>
          </table:table-cell>
          <table:table-cell table:formula="of:=LN([.B517]*1000)" office:value-type="float" office:value="8.90072620652466" calcext:value-type="float">
            <text:p>8.90072620652466</text:p>
          </table:table-cell>
          <table:table-cell table:number-columns-repeated="6"/>
        </table:table-row>
        <table:table-row table:style-name="ro1">
          <table:table-cell office:value-type="float" office:value="515.962" calcext:value-type="float">
            <text:p>515.962</text:p>
          </table:table-cell>
          <table:table-cell office:value-type="float" office:value="7.3296" calcext:value-type="float">
            <text:p>7.3296</text:p>
          </table:table-cell>
          <table:table-cell table:formula="of:=LN([.B518]*1000)" office:value-type="float" office:value="8.89967622313248" calcext:value-type="float">
            <text:p>8.89967622313248</text:p>
          </table:table-cell>
          <table:table-cell table:number-columns-repeated="6"/>
        </table:table-row>
        <table:table-row table:style-name="ro1">
          <table:table-cell office:value-type="float" office:value="516.962" calcext:value-type="float">
            <text:p>516.962</text:p>
          </table:table-cell>
          <table:table-cell office:value-type="float" office:value="7.3217" calcext:value-type="float">
            <text:p>7.3217</text:p>
          </table:table-cell>
          <table:table-cell table:formula="of:=LN([.B519]*1000)" office:value-type="float" office:value="8.89859782042888" calcext:value-type="float">
            <text:p>8.89859782042888</text:p>
          </table:table-cell>
          <table:table-cell table:number-columns-repeated="6"/>
        </table:table-row>
        <table:table-row table:style-name="ro1">
          <table:table-cell office:value-type="float" office:value="517.962" calcext:value-type="float">
            <text:p>517.962</text:p>
          </table:table-cell>
          <table:table-cell office:value-type="float" office:value="7.3128" calcext:value-type="float">
            <text:p>7.3128</text:p>
          </table:table-cell>
          <table:table-cell table:formula="of:=LN([.B520]*1000)" office:value-type="float" office:value="8.89738151633961" calcext:value-type="float">
            <text:p>8.89738151633961</text:p>
          </table:table-cell>
          <table:table-cell table:number-columns-repeated="6"/>
        </table:table-row>
        <table:table-row table:style-name="ro1">
          <table:table-cell office:value-type="float" office:value="518.961" calcext:value-type="float">
            <text:p>518.961</text:p>
          </table:table-cell>
          <table:table-cell office:value-type="float" office:value="7.3054" calcext:value-type="float">
            <text:p>7.3054</text:p>
          </table:table-cell>
          <table:table-cell table:formula="of:=LN([.B521]*1000)" office:value-type="float" office:value="8.89636907970143" calcext:value-type="float">
            <text:p>8.89636907970143</text:p>
          </table:table-cell>
          <table:table-cell table:number-columns-repeated="6"/>
        </table:table-row>
        <table:table-row table:style-name="ro1">
          <table:table-cell office:value-type="float" office:value="519.962" calcext:value-type="float">
            <text:p>519.962</text:p>
          </table:table-cell>
          <table:table-cell office:value-type="float" office:value="7.2973" calcext:value-type="float">
            <text:p>7.2973</text:p>
          </table:table-cell>
          <table:table-cell table:formula="of:=LN([.B522]*1000)" office:value-type="float" office:value="8.89525969570659" calcext:value-type="float">
            <text:p>8.89525969570659</text:p>
          </table:table-cell>
          <table:table-cell table:number-columns-repeated="6"/>
        </table:table-row>
        <table:table-row table:style-name="ro1">
          <table:table-cell office:value-type="float" office:value="520.962" calcext:value-type="float">
            <text:p>520.962</text:p>
          </table:table-cell>
          <table:table-cell office:value-type="float" office:value="7.2881" calcext:value-type="float">
            <text:p>7.2881</text:p>
          </table:table-cell>
          <table:table-cell table:formula="of:=LN([.B523]*1000)" office:value-type="float" office:value="8.89399816003117" calcext:value-type="float">
            <text:p>8.89399816003117</text:p>
          </table:table-cell>
          <table:table-cell table:number-columns-repeated="6"/>
        </table:table-row>
        <table:table-row table:style-name="ro1">
          <table:table-cell office:value-type="float" office:value="521.961" calcext:value-type="float">
            <text:p>521.961</text:p>
          </table:table-cell>
          <table:table-cell office:value-type="float" office:value="7.2808" calcext:value-type="float">
            <text:p>7.2808</text:p>
          </table:table-cell>
          <table:table-cell table:formula="of:=LN([.B524]*1000)" office:value-type="float" office:value="8.89299602526315" calcext:value-type="float">
            <text:p>8.89299602526315</text:p>
          </table:table-cell>
          <table:table-cell table:number-columns-repeated="6"/>
        </table:table-row>
        <table:table-row table:style-name="ro1">
          <table:table-cell office:value-type="float" office:value="522.962" calcext:value-type="float">
            <text:p>522.962</text:p>
          </table:table-cell>
          <table:table-cell office:value-type="float" office:value="7.2738" calcext:value-type="float">
            <text:p>7.2738</text:p>
          </table:table-cell>
          <table:table-cell table:formula="of:=LN([.B525]*1000)" office:value-type="float" office:value="8.89203412998059" calcext:value-type="float">
            <text:p>8.89203412998059</text:p>
          </table:table-cell>
          <table:table-cell table:number-columns-repeated="6"/>
        </table:table-row>
        <table:table-row table:style-name="ro1">
          <table:table-cell office:value-type="float" office:value="523.962" calcext:value-type="float">
            <text:p>523.962</text:p>
          </table:table-cell>
          <table:table-cell office:value-type="float" office:value="7.2653" calcext:value-type="float">
            <text:p>7.2653</text:p>
          </table:table-cell>
          <table:table-cell table:formula="of:=LN([.B526]*1000)" office:value-type="float" office:value="8.89086486902656" calcext:value-type="float">
            <text:p>8.89086486902656</text:p>
          </table:table-cell>
          <table:table-cell table:number-columns-repeated="6"/>
        </table:table-row>
        <table:table-row table:style-name="ro1">
          <table:table-cell office:value-type="float" office:value="524.962" calcext:value-type="float">
            <text:p>524.962</text:p>
          </table:table-cell>
          <table:table-cell office:value-type="float" office:value="7.2572" calcext:value-type="float">
            <text:p>7.2572</text:p>
          </table:table-cell>
          <table:table-cell table:formula="of:=LN([.B527]*1000)" office:value-type="float" office:value="8.88974935849601" calcext:value-type="float">
            <text:p>8.88974935849601</text:p>
          </table:table-cell>
          <table:table-cell table:number-columns-repeated="6"/>
        </table:table-row>
        <table:table-row table:style-name="ro1">
          <table:table-cell office:value-type="float" office:value="525.962" calcext:value-type="float">
            <text:p>525.962</text:p>
          </table:table-cell>
          <table:table-cell office:value-type="float" office:value="7.2486" calcext:value-type="float">
            <text:p>7.2486</text:p>
          </table:table-cell>
          <table:table-cell table:formula="of:=LN([.B528]*1000)" office:value-type="float" office:value="8.88856362575357" calcext:value-type="float">
            <text:p>8.88856362575357</text:p>
          </table:table-cell>
          <table:table-cell table:number-columns-repeated="6"/>
        </table:table-row>
        <table:table-row table:style-name="ro1">
          <table:table-cell office:value-type="float" office:value="526.961" calcext:value-type="float">
            <text:p>526.961</text:p>
          </table:table-cell>
          <table:table-cell office:value-type="float" office:value="7.2415" calcext:value-type="float">
            <text:p>7.2415</text:p>
          </table:table-cell>
          <table:table-cell table:formula="of:=LN([.B529]*1000)" office:value-type="float" office:value="8.88758364624091" calcext:value-type="float">
            <text:p>8.88758364624091</text:p>
          </table:table-cell>
          <table:table-cell table:number-columns-repeated="6"/>
        </table:table-row>
        <table:table-row table:style-name="ro1">
          <table:table-cell office:value-type="float" office:value="527.962" calcext:value-type="float">
            <text:p>527.962</text:p>
          </table:table-cell>
          <table:table-cell office:value-type="float" office:value="7.2333" calcext:value-type="float">
            <text:p>7.2333</text:p>
          </table:table-cell>
          <table:table-cell table:formula="of:=LN([.B530]*1000)" office:value-type="float" office:value="8.88645064255489" calcext:value-type="float">
            <text:p>8.88645064255489</text:p>
          </table:table-cell>
          <table:table-cell table:number-columns-repeated="6"/>
        </table:table-row>
        <table:table-row table:style-name="ro1">
          <table:table-cell office:value-type="float" office:value="528.961" calcext:value-type="float">
            <text:p>528.961</text:p>
          </table:table-cell>
          <table:table-cell office:value-type="float" office:value="7.2247" calcext:value-type="float">
            <text:p>7.2247</text:p>
          </table:table-cell>
          <table:table-cell table:formula="of:=LN([.B531]*1000)" office:value-type="float" office:value="8.8852609896272" calcext:value-type="float">
            <text:p>8.8852609896272</text:p>
          </table:table-cell>
          <table:table-cell table:number-columns-repeated="6"/>
        </table:table-row>
        <table:table-row table:style-name="ro1">
          <table:table-cell office:value-type="float" office:value="529.962" calcext:value-type="float">
            <text:p>529.962</text:p>
          </table:table-cell>
          <table:table-cell office:value-type="float" office:value="7.2171" calcext:value-type="float">
            <text:p>7.2171</text:p>
          </table:table-cell>
          <table:table-cell table:formula="of:=LN([.B532]*1000)" office:value-type="float" office:value="8.8842084891492" calcext:value-type="float">
            <text:p>8.8842084891492</text:p>
          </table:table-cell>
          <table:table-cell table:number-columns-repeated="6"/>
        </table:table-row>
        <table:table-row table:style-name="ro1">
          <table:table-cell office:value-type="float" office:value="530.962" calcext:value-type="float">
            <text:p>530.962</text:p>
          </table:table-cell>
          <table:table-cell office:value-type="float" office:value="7.2089" calcext:value-type="float">
            <text:p>7.2089</text:p>
          </table:table-cell>
          <table:table-cell table:formula="of:=LN([.B533]*1000)" office:value-type="float" office:value="8.88307165275892" calcext:value-type="float">
            <text:p>8.88307165275892</text:p>
          </table:table-cell>
          <table:table-cell table:number-columns-repeated="6"/>
        </table:table-row>
        <table:table-row table:style-name="ro1">
          <table:table-cell office:value-type="float" office:value="531.961" calcext:value-type="float">
            <text:p>531.961</text:p>
          </table:table-cell>
          <table:table-cell office:value-type="float" office:value="7.2009" calcext:value-type="float">
            <text:p>7.2009</text:p>
          </table:table-cell>
          <table:table-cell table:formula="of:=LN([.B534]*1000)" office:value-type="float" office:value="8.8819612971923" calcext:value-type="float">
            <text:p>8.8819612971923</text:p>
          </table:table-cell>
          <table:table-cell table:number-columns-repeated="6"/>
        </table:table-row>
        <table:table-row table:style-name="ro1">
          <table:table-cell office:value-type="float" office:value="532.962" calcext:value-type="float">
            <text:p>532.962</text:p>
          </table:table-cell>
          <table:table-cell office:value-type="float" office:value="7.193" calcext:value-type="float">
            <text:p>7.193</text:p>
          </table:table-cell>
          <table:table-cell table:formula="of:=LN([.B535]*1000)" office:value-type="float" office:value="8.88086360986736" calcext:value-type="float">
            <text:p>8.88086360986736</text:p>
          </table:table-cell>
          <table:table-cell table:number-columns-repeated="6"/>
        </table:table-row>
        <table:table-row table:style-name="ro1">
          <table:table-cell office:value-type="float" office:value="533.962" calcext:value-type="float">
            <text:p>533.962</text:p>
          </table:table-cell>
          <table:table-cell office:value-type="float" office:value="7.1847" calcext:value-type="float">
            <text:p>7.1847</text:p>
          </table:table-cell>
          <table:table-cell table:formula="of:=LN([.B536]*1000)" office:value-type="float" office:value="8.87970904398797" calcext:value-type="float">
            <text:p>8.87970904398797</text:p>
          </table:table-cell>
          <table:table-cell table:number-columns-repeated="6"/>
        </table:table-row>
        <table:table-row table:style-name="ro1">
          <table:table-cell office:value-type="float" office:value="534.962" calcext:value-type="float">
            <text:p>534.962</text:p>
          </table:table-cell>
          <table:table-cell office:value-type="float" office:value="7.1771" calcext:value-type="float">
            <text:p>7.1771</text:p>
          </table:table-cell>
          <table:table-cell table:formula="of:=LN([.B537]*1000)" office:value-type="float" office:value="8.87865068073136" calcext:value-type="float">
            <text:p>8.87865068073136</text:p>
          </table:table-cell>
          <table:table-cell table:number-columns-repeated="6"/>
        </table:table-row>
        <table:table-row table:style-name="ro1">
          <table:table-cell office:value-type="float" office:value="535.962" calcext:value-type="float">
            <text:p>535.962</text:p>
          </table:table-cell>
          <table:table-cell office:value-type="float" office:value="7.1689" calcext:value-type="float">
            <text:p>7.1689</text:p>
          </table:table-cell>
          <table:table-cell table:formula="of:=LN([.B538]*1000)" office:value-type="float" office:value="8.87750750480873" calcext:value-type="float">
            <text:p>8.87750750480873</text:p>
          </table:table-cell>
          <table:table-cell table:number-columns-repeated="6"/>
        </table:table-row>
        <table:table-row table:style-name="ro1">
          <table:table-cell office:value-type="float" office:value="536.961" calcext:value-type="float">
            <text:p>536.961</text:p>
          </table:table-cell>
          <table:table-cell office:value-type="float" office:value="7.1609" calcext:value-type="float">
            <text:p>7.1609</text:p>
          </table:table-cell>
          <table:table-cell table:formula="of:=LN([.B539]*1000)" office:value-type="float" office:value="8.87639095037934" calcext:value-type="float">
            <text:p>8.87639095037934</text:p>
          </table:table-cell>
          <table:table-cell table:number-columns-repeated="6"/>
        </table:table-row>
        <table:table-row table:style-name="ro1">
          <table:table-cell office:value-type="float" office:value="537.962" calcext:value-type="float">
            <text:p>537.962</text:p>
          </table:table-cell>
          <table:table-cell office:value-type="float" office:value="7.1535" calcext:value-type="float">
            <text:p>7.1535</text:p>
          </table:table-cell>
          <table:table-cell table:formula="of:=LN([.B540]*1000)" office:value-type="float" office:value="8.87535702640639" calcext:value-type="float">
            <text:p>8.87535702640639</text:p>
          </table:table-cell>
          <table:table-cell table:number-columns-repeated="6"/>
        </table:table-row>
        <table:table-row table:style-name="ro1">
          <table:table-cell office:value-type="float" office:value="538.962" calcext:value-type="float">
            <text:p>538.962</text:p>
          </table:table-cell>
          <table:table-cell office:value-type="float" office:value="7.146" calcext:value-type="float">
            <text:p>7.146</text:p>
          </table:table-cell>
          <table:table-cell table:formula="of:=LN([.B541]*1000)" office:value-type="float" office:value="8.87430803858335" calcext:value-type="float">
            <text:p>8.87430803858335</text:p>
          </table:table-cell>
          <table:table-cell table:number-columns-repeated="6"/>
        </table:table-row>
        <table:table-row table:style-name="ro1">
          <table:table-cell office:value-type="float" office:value="539.961" calcext:value-type="float">
            <text:p>539.961</text:p>
          </table:table-cell>
          <table:table-cell office:value-type="float" office:value="7.1385" calcext:value-type="float">
            <text:p>7.1385</text:p>
          </table:table-cell>
          <table:table-cell table:formula="of:=LN([.B542]*1000)" office:value-type="float" office:value="8.87325794922928" calcext:value-type="float">
            <text:p>8.87325794922928</text:p>
          </table:table-cell>
          <table:table-cell table:number-columns-repeated="6"/>
        </table:table-row>
        <table:table-row table:style-name="ro1">
          <table:table-cell office:value-type="float" office:value="540.962" calcext:value-type="float">
            <text:p>540.962</text:p>
          </table:table-cell>
          <table:table-cell office:value-type="float" office:value="7.1295" calcext:value-type="float">
            <text:p>7.1295</text:p>
          </table:table-cell>
          <table:table-cell table:formula="of:=LN([.B543]*1000)" office:value-type="float" office:value="8.87199638472217" calcext:value-type="float">
            <text:p>8.87199638472217</text:p>
          </table:table-cell>
          <table:table-cell table:number-columns-repeated="6"/>
        </table:table-row>
        <table:table-row table:style-name="ro1">
          <table:table-cell office:value-type="float" office:value="541.961" calcext:value-type="float">
            <text:p>541.961</text:p>
          </table:table-cell>
          <table:table-cell office:value-type="float" office:value="7.123" calcext:value-type="float">
            <text:p>7.123</text:p>
          </table:table-cell>
          <table:table-cell table:formula="of:=LN([.B544]*1000)" office:value-type="float" office:value="8.87108426397835" calcext:value-type="float">
            <text:p>8.87108426397835</text:p>
          </table:table-cell>
          <table:table-cell table:number-columns-repeated="6"/>
        </table:table-row>
        <table:table-row table:style-name="ro1">
          <table:table-cell office:value-type="float" office:value="542.962" calcext:value-type="float">
            <text:p>542.962</text:p>
          </table:table-cell>
          <table:table-cell office:value-type="float" office:value="7.1148" calcext:value-type="float">
            <text:p>7.1148</text:p>
          </table:table-cell>
          <table:table-cell table:formula="of:=LN([.B545]*1000)" office:value-type="float" office:value="8.86993240050132" calcext:value-type="float">
            <text:p>8.86993240050132</text:p>
          </table:table-cell>
          <table:table-cell table:number-columns-repeated="6"/>
        </table:table-row>
        <table:table-row table:style-name="ro1">
          <table:table-cell office:value-type="float" office:value="543.961" calcext:value-type="float">
            <text:p>543.961</text:p>
          </table:table-cell>
          <table:table-cell office:value-type="float" office:value="7.1087" calcext:value-type="float">
            <text:p>7.1087</text:p>
          </table:table-cell>
          <table:table-cell table:formula="of:=LN([.B546]*1000)" office:value-type="float" office:value="8.8690746650109" calcext:value-type="float">
            <text:p>8.8690746650109</text:p>
          </table:table-cell>
          <table:table-cell table:number-columns-repeated="6"/>
        </table:table-row>
        <table:table-row table:style-name="ro1">
          <table:table-cell office:value-type="float" office:value="544.962" calcext:value-type="float">
            <text:p>544.962</text:p>
          </table:table-cell>
          <table:table-cell office:value-type="float" office:value="7.0999" calcext:value-type="float">
            <text:p>7.0999</text:p>
          </table:table-cell>
          <table:table-cell table:formula="of:=LN([.B547]*1000)" office:value-type="float" office:value="8.86783597842318" calcext:value-type="float">
            <text:p>8.86783597842318</text:p>
          </table:table-cell>
          <table:table-cell table:number-columns-repeated="6"/>
        </table:table-row>
        <table:table-row table:style-name="ro1">
          <table:table-cell office:value-type="float" office:value="545.962" calcext:value-type="float">
            <text:p>545.962</text:p>
          </table:table-cell>
          <table:table-cell office:value-type="float" office:value="7.0931" calcext:value-type="float">
            <text:p>7.0931</text:p>
          </table:table-cell>
          <table:table-cell table:formula="of:=LN([.B548]*1000)" office:value-type="float" office:value="8.86687775950959" calcext:value-type="float">
            <text:p>8.86687775950959</text:p>
          </table:table-cell>
          <table:table-cell table:number-columns-repeated="6"/>
        </table:table-row>
        <table:table-row table:style-name="ro1">
          <table:table-cell office:value-type="float" office:value="546.962" calcext:value-type="float">
            <text:p>546.962</text:p>
          </table:table-cell>
          <table:table-cell office:value-type="float" office:value="7.0848" calcext:value-type="float">
            <text:p>7.0848</text:p>
          </table:table-cell>
          <table:table-cell table:formula="of:=LN([.B549]*1000)" office:value-type="float" office:value="8.86570692307426" calcext:value-type="float">
            <text:p>8.86570692307426</text:p>
          </table:table-cell>
          <table:table-cell table:number-columns-repeated="6"/>
        </table:table-row>
        <table:table-row table:style-name="ro1">
          <table:table-cell office:value-type="float" office:value="547.961" calcext:value-type="float">
            <text:p>547.961</text:p>
          </table:table-cell>
          <table:table-cell office:value-type="float" office:value="7.0776" calcext:value-type="float">
            <text:p>7.0776</text:p>
          </table:table-cell>
          <table:table-cell table:formula="of:=LN([.B550]*1000)" office:value-type="float" office:value="8.86469014616918" calcext:value-type="float">
            <text:p>8.86469014616918</text:p>
          </table:table-cell>
          <table:table-cell table:number-columns-repeated="6"/>
        </table:table-row>
        <table:table-row table:style-name="ro1">
          <table:table-cell office:value-type="float" office:value="548.962" calcext:value-type="float">
            <text:p>548.962</text:p>
          </table:table-cell>
          <table:table-cell office:value-type="float" office:value="7.0694" calcext:value-type="float">
            <text:p>7.0694</text:p>
          </table:table-cell>
          <table:table-cell table:formula="of:=LN([.B551]*1000)" office:value-type="float" office:value="8.86353088965991" calcext:value-type="float">
            <text:p>8.86353088965991</text:p>
          </table:table-cell>
          <table:table-cell table:number-columns-repeated="6"/>
        </table:table-row>
        <table:table-row table:style-name="ro1">
          <table:table-cell office:value-type="float" office:value="549.962" calcext:value-type="float">
            <text:p>549.962</text:p>
          </table:table-cell>
          <table:table-cell office:value-type="float" office:value="7.0613" calcext:value-type="float">
            <text:p>7.0613</text:p>
          </table:table-cell>
          <table:table-cell table:formula="of:=LN([.B552]*1000)" office:value-type="float" office:value="8.86238444951368" calcext:value-type="float">
            <text:p>8.86238444951368</text:p>
          </table:table-cell>
          <table:table-cell table:number-columns-repeated="6"/>
        </table:table-row>
        <table:table-row table:style-name="ro1">
          <table:table-cell office:value-type="float" office:value="550.962" calcext:value-type="float">
            <text:p>550.962</text:p>
          </table:table-cell>
          <table:table-cell office:value-type="float" office:value="7.0542" calcext:value-type="float">
            <text:p>7.0542</text:p>
          </table:table-cell>
          <table:table-cell table:formula="of:=LN([.B553]*1000)" office:value-type="float" office:value="8.86137846310175" calcext:value-type="float">
            <text:p>8.86137846310175</text:p>
          </table:table-cell>
          <table:table-cell table:number-columns-repeated="6"/>
        </table:table-row>
        <table:table-row table:style-name="ro1">
          <table:table-cell office:value-type="float" office:value="551.962" calcext:value-type="float">
            <text:p>551.962</text:p>
          </table:table-cell>
          <table:table-cell office:value-type="float" office:value="7.0466" calcext:value-type="float">
            <text:p>7.0466</text:p>
          </table:table-cell>
          <table:table-cell table:formula="of:=LN([.B554]*1000)" office:value-type="float" office:value="8.86030050997343" calcext:value-type="float">
            <text:p>8.86030050997343</text:p>
          </table:table-cell>
          <table:table-cell table:number-columns-repeated="6"/>
        </table:table-row>
        <table:table-row table:style-name="ro1">
          <table:table-cell office:value-type="float" office:value="552.962" calcext:value-type="float">
            <text:p>552.962</text:p>
          </table:table-cell>
          <table:table-cell office:value-type="float" office:value="7.0392" calcext:value-type="float">
            <text:p>7.0392</text:p>
          </table:table-cell>
          <table:table-cell table:formula="of:=LN([.B555]*1000)" office:value-type="float" office:value="8.85924980633135" calcext:value-type="float">
            <text:p>8.85924980633135</text:p>
          </table:table-cell>
          <table:table-cell table:number-columns-repeated="6"/>
        </table:table-row>
        <table:table-row table:style-name="ro1">
          <table:table-cell office:value-type="float" office:value="553.961" calcext:value-type="float">
            <text:p>553.961</text:p>
          </table:table-cell>
          <table:table-cell office:value-type="float" office:value="7.0322" calcext:value-type="float">
            <text:p>7.0322</text:p>
          </table:table-cell>
          <table:table-cell table:formula="of:=LN([.B556]*1000)" office:value-type="float" office:value="8.85825488037126" calcext:value-type="float">
            <text:p>8.85825488037126</text:p>
          </table:table-cell>
          <table:table-cell table:number-columns-repeated="6"/>
        </table:table-row>
        <table:table-row table:style-name="ro1">
          <table:table-cell office:value-type="float" office:value="554.962" calcext:value-type="float">
            <text:p>554.962</text:p>
          </table:table-cell>
          <table:table-cell office:value-type="float" office:value="7.024" calcext:value-type="float">
            <text:p>7.024</text:p>
          </table:table-cell>
          <table:table-cell table:formula="of:=LN([.B557]*1000)" office:value-type="float" office:value="8.85708813531495" calcext:value-type="float">
            <text:p>8.85708813531495</text:p>
          </table:table-cell>
          <table:table-cell table:number-columns-repeated="6"/>
        </table:table-row>
        <table:table-row table:style-name="ro1">
          <table:table-cell office:value-type="float" office:value="555.961" calcext:value-type="float">
            <text:p>555.961</text:p>
          </table:table-cell>
          <table:table-cell office:value-type="float" office:value="7.0168" calcext:value-type="float">
            <text:p>7.0168</text:p>
          </table:table-cell>
          <table:table-cell table:formula="of:=LN([.B558]*1000)" office:value-type="float" office:value="8.85606255263717" calcext:value-type="float">
            <text:p>8.85606255263717</text:p>
          </table:table-cell>
          <table:table-cell table:number-columns-repeated="6"/>
        </table:table-row>
        <table:table-row table:style-name="ro1">
          <table:table-cell office:value-type="float" office:value="556.962" calcext:value-type="float">
            <text:p>556.962</text:p>
          </table:table-cell>
          <table:table-cell office:value-type="float" office:value="7.0097" calcext:value-type="float">
            <text:p>7.0097</text:p>
          </table:table-cell>
          <table:table-cell table:formula="of:=LN([.B559]*1000)" office:value-type="float" office:value="8.85505018310716" calcext:value-type="float">
            <text:p>8.85505018310716</text:p>
          </table:table-cell>
          <table:table-cell table:number-columns-repeated="6"/>
        </table:table-row>
        <table:table-row table:style-name="ro1">
          <table:table-cell office:value-type="float" office:value="557.961" calcext:value-type="float">
            <text:p>557.961</text:p>
          </table:table-cell>
          <table:table-cell office:value-type="float" office:value="7.001" calcext:value-type="float">
            <text:p>7.001</text:p>
          </table:table-cell>
          <table:table-cell table:formula="of:=LN([.B560]*1000)" office:value-type="float" office:value="8.8538082749772" calcext:value-type="float">
            <text:p>8.8538082749772</text:p>
          </table:table-cell>
          <table:table-cell table:number-columns-repeated="6"/>
        </table:table-row>
        <table:table-row table:style-name="ro1">
          <table:table-cell office:value-type="float" office:value="558.962" calcext:value-type="float">
            <text:p>558.962</text:p>
          </table:table-cell>
          <table:table-cell office:value-type="float" office:value="6.9931" calcext:value-type="float">
            <text:p>6.9931</text:p>
          </table:table-cell>
          <table:table-cell table:formula="of:=LN([.B561]*1000)" office:value-type="float" office:value="8.85267922761592" calcext:value-type="float">
            <text:p>8.85267922761592</text:p>
          </table:table-cell>
          <table:table-cell table:number-columns-repeated="6"/>
        </table:table-row>
        <table:table-row table:style-name="ro1">
          <table:table-cell office:value-type="float" office:value="559.962" calcext:value-type="float">
            <text:p>559.962</text:p>
          </table:table-cell>
          <table:table-cell office:value-type="float" office:value="6.9859" calcext:value-type="float">
            <text:p>6.9859</text:p>
          </table:table-cell>
          <table:table-cell table:formula="of:=LN([.B562]*1000)" office:value-type="float" office:value="8.85164911092135" calcext:value-type="float">
            <text:p>8.85164911092135</text:p>
          </table:table-cell>
          <table:table-cell table:number-columns-repeated="6"/>
        </table:table-row>
        <table:table-row table:style-name="ro1">
          <table:table-cell office:value-type="float" office:value="560.962" calcext:value-type="float">
            <text:p>560.962</text:p>
          </table:table-cell>
          <table:table-cell office:value-type="float" office:value="6.9777" calcext:value-type="float">
            <text:p>6.9777</text:p>
          </table:table-cell>
          <table:table-cell table:formula="of:=LN([.B563]*1000)" office:value-type="float" office:value="8.85047462856113" calcext:value-type="float">
            <text:p>8.85047462856113</text:p>
          </table:table-cell>
          <table:table-cell table:number-columns-repeated="6"/>
        </table:table-row>
        <table:table-row table:style-name="ro1">
          <table:table-cell office:value-type="float" office:value="561.962" calcext:value-type="float">
            <text:p>561.962</text:p>
          </table:table-cell>
          <table:table-cell office:value-type="float" office:value="6.9706" calcext:value-type="float">
            <text:p>6.9706</text:p>
          </table:table-cell>
          <table:table-cell table:formula="of:=LN([.B564]*1000)" office:value-type="float" office:value="8.8494565832634" calcext:value-type="float">
            <text:p>8.8494565832634</text:p>
          </table:table-cell>
          <table:table-cell table:number-columns-repeated="6"/>
        </table:table-row>
        <table:table-row table:style-name="ro1">
          <table:table-cell office:value-type="float" office:value="562.961" calcext:value-type="float">
            <text:p>562.961</text:p>
          </table:table-cell>
          <table:table-cell office:value-type="float" office:value="6.9629" calcext:value-type="float">
            <text:p>6.9629</text:p>
          </table:table-cell>
          <table:table-cell table:formula="of:=LN([.B565]*1000)" office:value-type="float" office:value="8.84835133321368" calcext:value-type="float">
            <text:p>8.84835133321368</text:p>
          </table:table-cell>
          <table:table-cell table:number-columns-repeated="6"/>
        </table:table-row>
        <table:table-row table:style-name="ro1">
          <table:table-cell office:value-type="float" office:value="563.962" calcext:value-type="float">
            <text:p>563.962</text:p>
          </table:table-cell>
          <table:table-cell office:value-type="float" office:value="6.9549" calcext:value-type="float">
            <text:p>6.9549</text:p>
          </table:table-cell>
          <table:table-cell table:formula="of:=LN([.B566]*1000)" office:value-type="float" office:value="8.84720172610896" calcext:value-type="float">
            <text:p>8.84720172610896</text:p>
          </table:table-cell>
          <table:table-cell table:number-columns-repeated="6"/>
        </table:table-row>
        <table:table-row table:style-name="ro1">
          <table:table-cell office:value-type="float" office:value="564.961" calcext:value-type="float">
            <text:p>564.961</text:p>
          </table:table-cell>
          <table:table-cell office:value-type="float" office:value="6.9477" calcext:value-type="float">
            <text:p>6.9477</text:p>
          </table:table-cell>
          <table:table-cell table:formula="of:=LN([.B567]*1000)" office:value-type="float" office:value="8.84616594853589" calcext:value-type="float">
            <text:p>8.84616594853589</text:p>
          </table:table-cell>
          <table:table-cell table:number-columns-repeated="6"/>
        </table:table-row>
        <table:table-row table:style-name="ro1">
          <table:table-cell office:value-type="float" office:value="565.962" calcext:value-type="float">
            <text:p>565.962</text:p>
          </table:table-cell>
          <table:table-cell office:value-type="float" office:value="6.94" calcext:value-type="float">
            <text:p>6.94</text:p>
          </table:table-cell>
          <table:table-cell table:formula="of:=LN([.B568]*1000)" office:value-type="float" office:value="8.84505705350085" calcext:value-type="float">
            <text:p>8.84505705350085</text:p>
          </table:table-cell>
          <table:table-cell table:number-columns-repeated="6"/>
        </table:table-row>
        <table:table-row table:style-name="ro1">
          <table:table-cell office:value-type="float" office:value="566.962" calcext:value-type="float">
            <text:p>566.962</text:p>
          </table:table-cell>
          <table:table-cell office:value-type="float" office:value="6.9324" calcext:value-type="float">
            <text:p>6.9324</text:p>
          </table:table-cell>
          <table:table-cell table:formula="of:=LN([.B569]*1000)" office:value-type="float" office:value="8.84396135257522" calcext:value-type="float">
            <text:p>8.84396135257522</text:p>
          </table:table-cell>
          <table:table-cell table:number-columns-repeated="6"/>
        </table:table-row>
        <table:table-row table:style-name="ro1">
          <table:table-cell office:value-type="float" office:value="567.961" calcext:value-type="float">
            <text:p>567.961</text:p>
          </table:table-cell>
          <table:table-cell office:value-type="float" office:value="6.9257" calcext:value-type="float">
            <text:p>6.9257</text:p>
          </table:table-cell>
          <table:table-cell table:formula="of:=LN([.B570]*1000)" office:value-type="float" office:value="8.84299440897948" calcext:value-type="float">
            <text:p>8.84299440897948</text:p>
          </table:table-cell>
          <table:table-cell table:number-columns-repeated="6"/>
        </table:table-row>
        <table:table-row table:style-name="ro1">
          <table:table-cell office:value-type="float" office:value="568.962" calcext:value-type="float">
            <text:p>568.962</text:p>
          </table:table-cell>
          <table:table-cell office:value-type="float" office:value="6.9182" calcext:value-type="float">
            <text:p>6.9182</text:p>
          </table:table-cell>
          <table:table-cell table:formula="of:=LN([.B571]*1000)" office:value-type="float" office:value="8.84191089916885" calcext:value-type="float">
            <text:p>8.84191089916885</text:p>
          </table:table-cell>
          <table:table-cell table:number-columns-repeated="6"/>
        </table:table-row>
        <table:table-row table:style-name="ro1">
          <table:table-cell office:value-type="float" office:value="569.961" calcext:value-type="float">
            <text:p>569.961</text:p>
          </table:table-cell>
          <table:table-cell office:value-type="float" office:value="6.9108" calcext:value-type="float">
            <text:p>6.9108</text:p>
          </table:table-cell>
          <table:table-cell table:formula="of:=LN([.B572]*1000)" office:value-type="float" office:value="8.84084068430063" calcext:value-type="float">
            <text:p>8.84084068430063</text:p>
          </table:table-cell>
          <table:table-cell table:number-columns-repeated="6"/>
        </table:table-row>
        <table:table-row table:style-name="ro1">
          <table:table-cell office:value-type="float" office:value="570.962" calcext:value-type="float">
            <text:p>570.962</text:p>
          </table:table-cell>
          <table:table-cell office:value-type="float" office:value="6.9024" calcext:value-type="float">
            <text:p>6.9024</text:p>
          </table:table-cell>
          <table:table-cell table:formula="of:=LN([.B573]*1000)" office:value-type="float" office:value="8.83962445619484" calcext:value-type="float">
            <text:p>8.83962445619484</text:p>
          </table:table-cell>
          <table:table-cell table:number-columns-repeated="6"/>
        </table:table-row>
        <table:table-row table:style-name="ro1">
          <table:table-cell office:value-type="float" office:value="571.961" calcext:value-type="float">
            <text:p>571.961</text:p>
          </table:table-cell>
          <table:table-cell office:value-type="float" office:value="6.8967" calcext:value-type="float">
            <text:p>6.8967</text:p>
          </table:table-cell>
          <table:table-cell table:formula="of:=LN([.B574]*1000)" office:value-type="float" office:value="8.83879831531258" calcext:value-type="float">
            <text:p>8.83879831531258</text:p>
          </table:table-cell>
          <table:table-cell table:number-columns-repeated="6"/>
        </table:table-row>
        <table:table-row table:style-name="ro1">
          <table:table-cell office:value-type="float" office:value="572.962" calcext:value-type="float">
            <text:p>572.962</text:p>
          </table:table-cell>
          <table:table-cell office:value-type="float" office:value="6.8872" calcext:value-type="float">
            <text:p>6.8872</text:p>
          </table:table-cell>
          <table:table-cell table:formula="of:=LN([.B575]*1000)" office:value-type="float" office:value="8.83741989534375" calcext:value-type="float">
            <text:p>8.83741989534375</text:p>
          </table:table-cell>
          <table:table-cell table:number-columns-repeated="6"/>
        </table:table-row>
        <table:table-row table:style-name="ro1">
          <table:table-cell office:value-type="float" office:value="573.961" calcext:value-type="float">
            <text:p>573.961</text:p>
          </table:table-cell>
          <table:table-cell office:value-type="float" office:value="6.8815" calcext:value-type="float">
            <text:p>6.8815</text:p>
          </table:table-cell>
          <table:table-cell table:formula="of:=LN([.B576]*1000)" office:value-type="float" office:value="8.83659193041959" calcext:value-type="float">
            <text:p>8.83659193041959</text:p>
          </table:table-cell>
          <table:table-cell table:number-columns-repeated="6"/>
        </table:table-row>
        <table:table-row table:style-name="ro1">
          <table:table-cell office:value-type="float" office:value="574.962" calcext:value-type="float">
            <text:p>574.962</text:p>
          </table:table-cell>
          <table:table-cell office:value-type="float" office:value="6.8735" calcext:value-type="float">
            <text:p>6.8735</text:p>
          </table:table-cell>
          <table:table-cell table:formula="of:=LN([.B577]*1000)" office:value-type="float" office:value="8.83542871691147" calcext:value-type="float">
            <text:p>8.83542871691147</text:p>
          </table:table-cell>
          <table:table-cell table:number-columns-repeated="6"/>
        </table:table-row>
        <table:table-row table:style-name="ro1">
          <table:table-cell office:value-type="float" office:value="575.962" calcext:value-type="float">
            <text:p>575.962</text:p>
          </table:table-cell>
          <table:table-cell office:value-type="float" office:value="6.8664" calcext:value-type="float">
            <text:p>6.8664</text:p>
          </table:table-cell>
          <table:table-cell table:formula="of:=LN([.B578]*1000)" office:value-type="float" office:value="8.83439523040401" calcext:value-type="float">
            <text:p>8.83439523040401</text:p>
          </table:table-cell>
          <table:table-cell table:number-columns-repeated="6"/>
        </table:table-row>
        <table:table-row table:style-name="ro1">
          <table:table-cell office:value-type="float" office:value="576.961" calcext:value-type="float">
            <text:p>576.961</text:p>
          </table:table-cell>
          <table:table-cell office:value-type="float" office:value="6.8587" calcext:value-type="float">
            <text:p>6.8587</text:p>
          </table:table-cell>
          <table:table-cell table:formula="of:=LN([.B579]*1000)" office:value-type="float" office:value="8.83327319838853" calcext:value-type="float">
            <text:p>8.83327319838853</text:p>
          </table:table-cell>
          <table:table-cell table:number-columns-repeated="6"/>
        </table:table-row>
        <table:table-row table:style-name="ro1">
          <table:table-cell office:value-type="float" office:value="577.962" calcext:value-type="float">
            <text:p>577.962</text:p>
          </table:table-cell>
          <table:table-cell office:value-type="float" office:value="6.8509" calcext:value-type="float">
            <text:p>6.8509</text:p>
          </table:table-cell>
          <table:table-cell table:formula="of:=LN([.B580]*1000)" office:value-type="float" office:value="8.83213530948709" calcext:value-type="float">
            <text:p>8.83213530948709</text:p>
          </table:table-cell>
          <table:table-cell table:number-columns-repeated="6"/>
        </table:table-row>
        <table:table-row table:style-name="ro1">
          <table:table-cell office:value-type="float" office:value="578.961" calcext:value-type="float">
            <text:p>578.961</text:p>
          </table:table-cell>
          <table:table-cell office:value-type="float" office:value="6.8441" calcext:value-type="float">
            <text:p>6.8441</text:p>
          </table:table-cell>
          <table:table-cell table:formula="of:=LN([.B581]*1000)" office:value-type="float" office:value="8.83114224624374" calcext:value-type="float">
            <text:p>8.83114224624374</text:p>
          </table:table-cell>
          <table:table-cell table:number-columns-repeated="6"/>
        </table:table-row>
        <table:table-row table:style-name="ro1">
          <table:table-cell office:value-type="float" office:value="579.962" calcext:value-type="float">
            <text:p>579.962</text:p>
          </table:table-cell>
          <table:table-cell office:value-type="float" office:value="6.8367" calcext:value-type="float">
            <text:p>6.8367</text:p>
          </table:table-cell>
          <table:table-cell table:formula="of:=LN([.B582]*1000)" office:value-type="float" office:value="8.83006043805684" calcext:value-type="float">
            <text:p>8.83006043805684</text:p>
          </table:table-cell>
          <table:table-cell table:number-columns-repeated="6"/>
        </table:table-row>
        <table:table-row table:style-name="ro1">
          <table:table-cell office:value-type="float" office:value="580.961" calcext:value-type="float">
            <text:p>580.961</text:p>
          </table:table-cell>
          <table:table-cell office:value-type="float" office:value="6.8294" calcext:value-type="float">
            <text:p>6.8294</text:p>
          </table:table-cell>
          <table:table-cell table:formula="of:=LN([.B583]*1000)" office:value-type="float" office:value="8.8289921009754" calcext:value-type="float">
            <text:p>8.8289921009754</text:p>
          </table:table-cell>
          <table:table-cell table:number-columns-repeated="6"/>
        </table:table-row>
        <table:table-row table:style-name="ro1">
          <table:table-cell office:value-type="float" office:value="581.962" calcext:value-type="float">
            <text:p>581.962</text:p>
          </table:table-cell>
          <table:table-cell office:value-type="float" office:value="6.8209" calcext:value-type="float">
            <text:p>6.8209</text:p>
          </table:table-cell>
          <table:table-cell table:formula="of:=LN([.B584]*1000)" office:value-type="float" office:value="8.8277467069403" calcext:value-type="float">
            <text:p>8.8277467069403</text:p>
          </table:table-cell>
          <table:table-cell table:number-columns-repeated="6"/>
        </table:table-row>
        <table:table-row table:style-name="ro1">
          <table:table-cell office:value-type="float" office:value="582.962" calcext:value-type="float">
            <text:p>582.962</text:p>
          </table:table-cell>
          <table:table-cell office:value-type="float" office:value="6.8138" calcext:value-type="float">
            <text:p>6.8138</text:p>
          </table:table-cell>
          <table:table-cell table:formula="of:=LN([.B585]*1000)" office:value-type="float" office:value="8.82670524645467" calcext:value-type="float">
            <text:p>8.82670524645467</text:p>
          </table:table-cell>
          <table:table-cell table:number-columns-repeated="6"/>
        </table:table-row>
        <table:table-row table:style-name="ro1">
          <table:table-cell office:value-type="float" office:value="583.961" calcext:value-type="float">
            <text:p>583.961</text:p>
          </table:table-cell>
          <table:table-cell office:value-type="float" office:value="6.8067" calcext:value-type="float">
            <text:p>6.8067</text:p>
          </table:table-cell>
          <table:table-cell table:formula="of:=LN([.B586]*1000)" office:value-type="float" office:value="8.8256627001982" calcext:value-type="float">
            <text:p>8.8256627001982</text:p>
          </table:table-cell>
          <table:table-cell table:number-columns-repeated="6"/>
        </table:table-row>
        <table:table-row table:style-name="ro1">
          <table:table-cell office:value-type="float" office:value="584.962" calcext:value-type="float">
            <text:p>584.962</text:p>
          </table:table-cell>
          <table:table-cell office:value-type="float" office:value="6.7988" calcext:value-type="float">
            <text:p>6.7988</text:p>
          </table:table-cell>
          <table:table-cell table:formula="of:=LN([.B587]*1000)" office:value-type="float" office:value="8.8245014050032" calcext:value-type="float">
            <text:p>8.8245014050032</text:p>
          </table:table-cell>
          <table:table-cell table:number-columns-repeated="6"/>
        </table:table-row>
        <table:table-row table:style-name="ro1">
          <table:table-cell office:value-type="float" office:value="585.961" calcext:value-type="float">
            <text:p>585.961</text:p>
          </table:table-cell>
          <table:table-cell office:value-type="float" office:value="6.7903" calcext:value-type="float">
            <text:p>6.7903</text:p>
          </table:table-cell>
          <table:table-cell table:formula="of:=LN([.B588]*1000)" office:value-type="float" office:value="8.82325040219822" calcext:value-type="float">
            <text:p>8.82325040219822</text:p>
          </table:table-cell>
          <table:table-cell table:number-columns-repeated="6"/>
        </table:table-row>
        <table:table-row table:style-name="ro1">
          <table:table-cell office:value-type="float" office:value="586.962" calcext:value-type="float">
            <text:p>586.962</text:p>
          </table:table-cell>
          <table:table-cell office:value-type="float" office:value="6.7825" calcext:value-type="float">
            <text:p>6.7825</text:p>
          </table:table-cell>
          <table:table-cell table:formula="of:=LN([.B589]*1000)" office:value-type="float" office:value="8.82210104453309" calcext:value-type="float">
            <text:p>8.82210104453309</text:p>
          </table:table-cell>
          <table:table-cell table:number-columns-repeated="6"/>
        </table:table-row>
        <table:table-row table:style-name="ro1">
          <table:table-cell office:value-type="float" office:value="587.962" calcext:value-type="float">
            <text:p>587.962</text:p>
          </table:table-cell>
          <table:table-cell office:value-type="float" office:value="6.7766" calcext:value-type="float">
            <text:p>6.7766</text:p>
          </table:table-cell>
          <table:table-cell table:formula="of:=LN([.B590]*1000)" office:value-type="float" office:value="8.82123078022758" calcext:value-type="float">
            <text:p>8.82123078022758</text:p>
          </table:table-cell>
          <table:table-cell table:number-columns-repeated="6"/>
        </table:table-row>
        <table:table-row table:style-name="ro1">
          <table:table-cell office:value-type="float" office:value="588.961" calcext:value-type="float">
            <text:p>588.961</text:p>
          </table:table-cell>
          <table:table-cell office:value-type="float" office:value="6.7696" calcext:value-type="float">
            <text:p>6.7696</text:p>
          </table:table-cell>
          <table:table-cell table:formula="of:=LN([.B591]*1000)" office:value-type="float" office:value="8.8201972799658" calcext:value-type="float">
            <text:p>8.8201972799658</text:p>
          </table:table-cell>
          <table:table-cell table:number-columns-repeated="6"/>
        </table:table-row>
        <table:table-row table:style-name="ro1">
          <table:table-cell office:value-type="float" office:value="589.962" calcext:value-type="float">
            <text:p>589.962</text:p>
          </table:table-cell>
          <table:table-cell office:value-type="float" office:value="6.7628" calcext:value-type="float">
            <text:p>6.7628</text:p>
          </table:table-cell>
          <table:table-cell table:formula="of:=LN([.B592]*1000)" office:value-type="float" office:value="8.81919228446281" calcext:value-type="float">
            <text:p>8.81919228446281</text:p>
          </table:table-cell>
          <table:table-cell table:number-columns-repeated="6"/>
        </table:table-row>
        <table:table-row table:style-name="ro1">
          <table:table-cell office:value-type="float" office:value="590.961" calcext:value-type="float">
            <text:p>590.961</text:p>
          </table:table-cell>
          <table:table-cell office:value-type="float" office:value="6.7547" calcext:value-type="float">
            <text:p>6.7547</text:p>
          </table:table-cell>
          <table:table-cell table:formula="of:=LN([.B593]*1000)" office:value-type="float" office:value="8.81799383786107" calcext:value-type="float">
            <text:p>8.81799383786107</text:p>
          </table:table-cell>
          <table:table-cell table:number-columns-repeated="6"/>
        </table:table-row>
        <table:table-row table:style-name="ro1">
          <table:table-cell office:value-type="float" office:value="591.961" calcext:value-type="float">
            <text:p>591.961</text:p>
          </table:table-cell>
          <table:table-cell office:value-type="float" office:value="6.7474" calcext:value-type="float">
            <text:p>6.7474</text:p>
          </table:table-cell>
          <table:table-cell table:formula="of:=LN([.B594]*1000)" office:value-type="float" office:value="8.81691252447852" calcext:value-type="float">
            <text:p>8.81691252447852</text:p>
          </table:table-cell>
          <table:table-cell table:number-columns-repeated="6"/>
        </table:table-row>
        <table:table-row table:style-name="ro1">
          <table:table-cell office:value-type="float" office:value="592.961" calcext:value-type="float">
            <text:p>592.961</text:p>
          </table:table-cell>
          <table:table-cell office:value-type="float" office:value="6.7397" calcext:value-type="float">
            <text:p>6.7397</text:p>
          </table:table-cell>
          <table:table-cell table:formula="of:=LN([.B595]*1000)" office:value-type="float" office:value="8.81577069252998" calcext:value-type="float">
            <text:p>8.81577069252998</text:p>
          </table:table-cell>
          <table:table-cell table:number-columns-repeated="6"/>
        </table:table-row>
        <table:table-row table:style-name="ro1">
          <table:table-cell office:value-type="float" office:value="593.961" calcext:value-type="float">
            <text:p>593.961</text:p>
          </table:table-cell>
          <table:table-cell office:value-type="float" office:value="6.7327" calcext:value-type="float">
            <text:p>6.7327</text:p>
          </table:table-cell>
          <table:table-cell table:formula="of:=LN([.B596]*1000)" office:value-type="float" office:value="8.81473153089138" calcext:value-type="float">
            <text:p>8.814731530891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11:59.396759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5-03-05T14:14:19.495691245</dc:date>
    <meta:editing-duration>PT14M36S</meta:editing-duration>
    <meta:editing-cycles>5</meta:editing-cycles>
    <meta:document-statistic meta:table-count="1" meta:cell-count="17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184cm" svg:y="3.862cm" style:legend-expansion="high" chart:style-name="ch2"/>
        <chart:plot-area chart:style-name="ch3" table:cell-range-address="'70'.A2:'70'.A596 '70'.D2:'70'.D2 '70'.C2:'70'.C596" chart:data-source-has-labels="row" svg:x="1.397cm" svg:y="0.18cm" svg:width="9.468cm" svg:height="7.598cm">
          <chart:coordinate-region svg:x="2.152cm" svg:y="0.427cm" svg:width="8.405cm" svg:height="6.611cm"/>
          <chart:axis chart:dimension="x" chart:name="primary-x" chart:style-name="ch4">
            <chart:title svg:x="5.854cm" svg:y="7.959cm" chart:style-name="ch5">
              <text:p><text:span text:style-name="T1">t, с</text:span></text:p>
            </chart:title>
          </chart:axis>
          <chart:axis chart:dimension="y" chart:name="primary-y" chart:style-name="ch6">
            <chart:title svg:x="0.451cm" svg:y="4.366cm" chart:style-name="ch7">
              <text:p><text:span text:style-name="T1">ln(V)</text:span></text:p>
            </chart:title>
            <chart:grid chart:style-name="ch8" chart:class="major"/>
          </chart:axis>
          <chart:series chart:style-name="ch9" chart:values-cell-range-address="'70'.C2:'70'.C596" chart:label-cell-address="'70'.D2:'70'.D2" chart:class="chart:scatter">
            <chart:domain table:cell-range-address="'70'.A2:'70'.A596"/>
            <chart:regression-curve chart:style-name="ch10"/>
            <chart:data-point chart:repeated="290"/>
            <chart:data-point chart:style-name="ch11"/>
            <chart:data-point chart:repeated="57"/>
            <chart:data-point chart:style-name="ch11"/>
            <chart:data-point chart:repeated="2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70 торр</text:p>
                <draw:g>
                  <svg:desc>'70'.D2:'7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0'.A2:'70'.A596</svg:desc>
                </draw:g>
              </table:table-cell>
              <table:table-cell office:value-type="float" office:value="9.51284208902624">
                <text:p>9.51284208902624</text:p>
                <draw:g>
                  <svg:desc>'70'.C2:'70'.C5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9.5116146504474">
                <text:p>9.5116146504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1">
                <text:p>1.961</text:p>
              </table:table-cell>
              <table:table-cell office:value-type="float" office:value="9.5104597791316">
                <text:p>9.5104597791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62">
                <text:p>2.962</text:p>
              </table:table-cell>
              <table:table-cell office:value-type="float" office:value="9.50918491163407">
                <text:p>9.50918491163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61">
                <text:p>3.961</text:p>
              </table:table-cell>
              <table:table-cell office:value-type="float" office:value="9.50788613786485">
                <text:p>9.50788613786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62">
                <text:p>4.962</text:p>
              </table:table-cell>
              <table:table-cell office:value-type="float" office:value="9.50663772608357">
                <text:p>9.50663772608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">
                <text:p>5.962</text:p>
              </table:table-cell>
              <table:table-cell office:value-type="float" office:value="9.50541008846189">
                <text:p>9.50541008846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61">
                <text:p>6.961</text:p>
              </table:table-cell>
              <table:table-cell office:value-type="float" office:value="9.50412876285973">
                <text:p>9.50412876285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62">
                <text:p>7.962</text:p>
              </table:table-cell>
              <table:table-cell office:value-type="float" office:value="9.50277861589144">
                <text:p>9.50277861589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62">
                <text:p>8.962</text:p>
              </table:table-cell>
              <table:table-cell office:value-type="float" office:value="9.50146401542276">
                <text:p>9.50146401542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61">
                <text:p>9.961</text:p>
              </table:table-cell>
              <table:table-cell office:value-type="float" office:value="9.50020007167574">
                <text:p>9.50020007167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62">
                <text:p>10.962</text:p>
              </table:table-cell>
              <table:table-cell office:value-type="float" office:value="9.49896450055372">
                <text:p>9.49896450055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62">
                <text:p>11.962</text:p>
              </table:table-cell>
              <table:table-cell office:value-type="float" office:value="9.49760735829163">
                <text:p>9.49760735829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61">
                <text:p>12.961</text:p>
              </table:table-cell>
              <table:table-cell office:value-type="float" office:value="9.49630847642363">
                <text:p>9.49630847642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62">
                <text:p>13.962</text:p>
              </table:table-cell>
              <table:table-cell office:value-type="float" office:value="9.49504551777551">
                <text:p>9.49504551777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62">
                <text:p>14.962</text:p>
              </table:table-cell>
              <table:table-cell office:value-type="float" office:value="9.49382615229655">
                <text:p>9.49382615229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61">
                <text:p>15.961</text:p>
              </table:table-cell>
              <table:table-cell office:value-type="float" office:value="9.49245447199949">
                <text:p>9.49245447199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62">
                <text:p>16.962</text:p>
              </table:table-cell>
              <table:table-cell office:value-type="float" office:value="9.49120173619306">
                <text:p>9.49120173619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62">
                <text:p>17.962</text:p>
              </table:table-cell>
              <table:table-cell office:value-type="float" office:value="9.4898642567265">
                <text:p>9.4898642567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62">
                <text:p>18.962</text:p>
              </table:table-cell>
              <table:table-cell office:value-type="float" office:value="9.48857798559996">
                <text:p>9.4885779855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62">
                <text:p>19.962</text:p>
              </table:table-cell>
              <table:table-cell office:value-type="float" office:value="9.48722182718376">
                <text:p>9.48722182718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61">
                <text:p>20.961</text:p>
              </table:table-cell>
              <table:table-cell office:value-type="float" office:value="9.4860080598808">
                <text:p>9.4860080598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61">
                <text:p>21.961</text:p>
              </table:table-cell>
              <table:table-cell office:value-type="float" office:value="9.48466361122497">
                <text:p>9.4846636112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62">
                <text:p>22.962</text:p>
              </table:table-cell>
              <table:table-cell office:value-type="float" office:value="9.48333257468356">
                <text:p>9.48333257468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62">
                <text:p>23.962</text:p>
              </table:table-cell>
              <table:table-cell office:value-type="float" office:value="9.48214455526137">
                <text:p>9.48214455526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62">
                <text:p>24.962</text:p>
              </table:table-cell>
              <table:table-cell office:value-type="float" office:value="9.48085593950605">
                <text:p>9.48085593950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61">
                <text:p>25.961</text:p>
              </table:table-cell>
              <table:table-cell office:value-type="float" office:value="9.47967261131508">
                <text:p>9.47967261131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61">
                <text:p>26.961</text:p>
              </table:table-cell>
              <table:table-cell office:value-type="float" office:value="9.47836550651857">
                <text:p>9.47836550651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62">
                <text:p>27.962</text:p>
              </table:table-cell>
              <table:table-cell office:value-type="float" office:value="9.47701839571401">
                <text:p>9.47701839571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62">
                <text:p>28.962</text:p>
              </table:table-cell>
              <table:table-cell office:value-type="float" office:value="9.47573849118723">
                <text:p>9.47573849118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61">
                <text:p>29.961</text:p>
              </table:table-cell>
              <table:table-cell office:value-type="float" office:value="9.4744876612943">
                <text:p>9.4744876612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61">
                <text:p>30.961</text:p>
              </table:table-cell>
              <table:table-cell office:value-type="float" office:value="9.47319682299231">
                <text:p>9.47319682299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62">
                <text:p>31.962</text:p>
              </table:table-cell>
              <table:table-cell office:value-type="float" office:value="9.47184272664458">
                <text:p>9.47184272664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62">
                <text:p>32.962</text:p>
              </table:table-cell>
              <table:table-cell office:value-type="float" office:value="9.47052534042528">
                <text:p>9.47052534042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62">
                <text:p>33.962</text:p>
              </table:table-cell>
              <table:table-cell office:value-type="float" office:value="9.46925253093185">
                <text:p>9.46925253093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61">
                <text:p>34.961</text:p>
              </table:table-cell>
              <table:table-cell office:value-type="float" office:value="9.46806311198491">
                <text:p>9.46806311198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62">
                <text:p>35.962</text:p>
              </table:table-cell>
              <table:table-cell office:value-type="float" office:value="9.46679490061137">
                <text:p>9.46679490061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62">
                <text:p>36.962</text:p>
              </table:table-cell>
              <table:table-cell office:value-type="float" office:value="9.4655018353637">
                <text:p>9.4655018353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62">
                <text:p>37.962</text:p>
              </table:table-cell>
              <table:table-cell office:value-type="float" office:value="9.46425364256133">
                <text:p>9.46425364256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62">
                <text:p>38.962</text:p>
              </table:table-cell>
              <table:table-cell office:value-type="float" office:value="9.46289514182646">
                <text:p>9.46289514182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61">
                <text:p>39.961</text:p>
              </table:table-cell>
              <table:table-cell office:value-type="float" office:value="9.46167480005709">
                <text:p>9.46167480005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61">
                <text:p>40.961</text:p>
              </table:table-cell>
              <table:table-cell office:value-type="float" office:value="9.46052304895701">
                <text:p>9.46052304895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62">
                <text:p>41.962</text:p>
              </table:table-cell>
              <table:table-cell office:value-type="float" office:value="9.45921404626117">
                <text:p>9.45921404626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62">
                <text:p>42.962</text:p>
              </table:table-cell>
              <table:table-cell office:value-type="float" office:value="9.45791113481136">
                <text:p>9.45791113481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62">
                <text:p>43.962</text:p>
              </table:table-cell>
              <table:table-cell office:value-type="float" office:value="9.45666905874443">
                <text:p>9.45666905874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62">
                <text:p>44.962</text:p>
              </table:table-cell>
              <table:table-cell office:value-type="float" office:value="9.45537065184785">
                <text:p>9.45537065184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61">
                <text:p>45.961</text:p>
              </table:table-cell>
              <table:table-cell office:value-type="float" office:value="9.45409406759419">
                <text:p>9.45409406759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62">
                <text:p>46.962</text:p>
              </table:table-cell>
              <table:table-cell office:value-type="float" office:value="9.45287862425869">
                <text:p>9.4528786242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62">
                <text:p>47.962</text:p>
              </table:table-cell>
              <table:table-cell office:value-type="float" office:value="9.45157528328198">
                <text:p>9.45157528328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62">
                <text:p>48.962</text:p>
              </table:table-cell>
              <table:table-cell office:value-type="float" office:value="9.45028597492727">
                <text:p>9.45028597492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62">
                <text:p>49.962</text:p>
              </table:table-cell>
              <table:table-cell office:value-type="float" office:value="9.44905801507524">
                <text:p>9.44905801507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62">
                <text:p>50.962</text:p>
              </table:table-cell>
              <table:table-cell office:value-type="float" office:value="9.44772602142004">
                <text:p>9.4477260214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61">
                <text:p>51.961</text:p>
              </table:table-cell>
              <table:table-cell office:value-type="float" office:value="9.44639225119111">
                <text:p>9.44639225119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61">
                <text:p>52.961</text:p>
              </table:table-cell>
              <table:table-cell office:value-type="float" office:value="9.44514368332571">
                <text:p>9.44514368332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62">
                <text:p>53.962</text:p>
              </table:table-cell>
              <table:table-cell office:value-type="float" office:value="9.44384605053191">
                <text:p>9.44384605053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62">
                <text:p>54.962</text:p>
              </table:table-cell>
              <table:table-cell office:value-type="float" office:value="9.44261015228865">
                <text:p>9.442610152288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62">
                <text:p>55.962</text:p>
              </table:table-cell>
              <table:table-cell office:value-type="float" office:value="9.44124572244029">
                <text:p>9.44124572244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62">
                <text:p>56.962</text:p>
              </table:table-cell>
              <table:table-cell office:value-type="float" office:value="9.43999070817652">
                <text:p>9.43999070817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961">
                <text:p>57.961</text:p>
              </table:table-cell>
              <table:table-cell office:value-type="float" office:value="9.43870228393179">
                <text:p>9.43870228393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61">
                <text:p>58.961</text:p>
              </table:table-cell>
              <table:table-cell office:value-type="float" office:value="9.43742016611191">
                <text:p>9.43742016611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62">
                <text:p>59.962</text:p>
              </table:table-cell>
              <table:table-cell office:value-type="float" office:value="9.43636776103021">
                <text:p>9.43636776103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62">
                <text:p>60.962</text:p>
              </table:table-cell>
              <table:table-cell office:value-type="float" office:value="9.43491489895617">
                <text:p>9.43491489895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62">
                <text:p>61.962</text:p>
              </table:table-cell>
              <table:table-cell office:value-type="float" office:value="9.43359591701886">
                <text:p>9.43359591701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62">
                <text:p>62.962</text:p>
              </table:table-cell>
              <table:table-cell office:value-type="float" office:value="9.43234727755331">
                <text:p>9.43234727755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61">
                <text:p>63.961</text:p>
              </table:table-cell>
              <table:table-cell office:value-type="float" office:value="9.43107301939574">
                <text:p>9.43107301939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61">
                <text:p>64.961</text:p>
              </table:table-cell>
              <table:table-cell office:value-type="float" office:value="9.42976501672164">
                <text:p>9.42976501672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62">
                <text:p>65.962</text:p>
              </table:table-cell>
              <table:table-cell office:value-type="float" office:value="9.42855981976712">
                <text:p>9.42855981976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62">
                <text:p>66.962</text:p>
              </table:table-cell>
              <table:table-cell office:value-type="float" office:value="9.42727267335351">
                <text:p>9.42727267335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62">
                <text:p>67.962</text:p>
              </table:table-cell>
              <table:table-cell office:value-type="float" office:value="9.42599192825209">
                <text:p>9.42599192825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61">
                <text:p>68.961</text:p>
              </table:table-cell>
              <table:table-cell office:value-type="float" office:value="9.42466111654295">
                <text:p>9.42466111654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61">
                <text:p>69.961</text:p>
              </table:table-cell>
              <table:table-cell office:value-type="float" office:value="9.42338510141298">
                <text:p>9.42338510141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61">
                <text:p>70.961</text:p>
              </table:table-cell>
              <table:table-cell office:value-type="float" office:value="9.42213982158974">
                <text:p>9.42213982158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962">
                <text:p>71.962</text:p>
              </table:table-cell>
              <table:table-cell office:value-type="float" office:value="9.42091729290843">
                <text:p>9.42091729290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62">
                <text:p>72.962</text:p>
              </table:table-cell>
              <table:table-cell office:value-type="float" office:value="9.41966893425667">
                <text:p>9.41966893425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62">
                <text:p>73.962</text:p>
              </table:table-cell>
              <table:table-cell office:value-type="float" office:value="9.41836216361995">
                <text:p>9.41836216361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62">
                <text:p>74.962</text:p>
              </table:table-cell>
              <table:table-cell office:value-type="float" office:value="9.41714313690234">
                <text:p>9.41714313690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962">
                <text:p>75.962</text:p>
              </table:table-cell>
              <table:table-cell office:value-type="float" office:value="9.41588191285978">
                <text:p>9.41588191285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61">
                <text:p>76.961</text:p>
              </table:table-cell>
              <table:table-cell office:value-type="float" office:value="9.41457833353571">
                <text:p>9.41457833353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61">
                <text:p>77.961</text:p>
              </table:table-cell>
              <table:table-cell office:value-type="float" office:value="9.41341181968874">
                <text:p>9.41341181968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961">
                <text:p>78.961</text:p>
              </table:table-cell>
              <table:table-cell office:value-type="float" office:value="9.41217039515818">
                <text:p>9.41217039515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62">
                <text:p>79.962</text:p>
              </table:table-cell>
              <table:table-cell office:value-type="float" office:value="9.41090287976808">
                <text:p>9.41090287976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62">
                <text:p>80.962</text:p>
              </table:table-cell>
              <table:table-cell office:value-type="float" office:value="9.40967472037876">
                <text:p>9.40967472037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62">
                <text:p>81.962</text:p>
              </table:table-cell>
              <table:table-cell office:value-type="float" office:value="9.40842864494475">
                <text:p>9.40842864494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62">
                <text:p>82.962</text:p>
              </table:table-cell>
              <table:table-cell office:value-type="float" office:value="9.4071317343647">
                <text:p>9.4071317343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62">
                <text:p>83.962</text:p>
              </table:table-cell>
              <table:table-cell office:value-type="float" office:value="9.40588248416319">
                <text:p>9.40588248416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62">
                <text:p>84.962</text:p>
              </table:table-cell>
              <table:table-cell office:value-type="float" office:value="9.40465637361851">
                <text:p>9.40465637361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61">
                <text:p>85.961</text:p>
              </table:table-cell>
              <table:table-cell office:value-type="float" office:value="9.40336280297767">
                <text:p>9.403362802977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61">
                <text:p>86.961</text:p>
              </table:table-cell>
              <table:table-cell office:value-type="float" office:value="9.40226566491283">
                <text:p>9.40226566491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61">
                <text:p>87.961</text:p>
              </table:table-cell>
              <table:table-cell office:value-type="float" office:value="9.40090287867172">
                <text:p>9.40090287867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61">
                <text:p>88.961</text:p>
              </table:table-cell>
              <table:table-cell office:value-type="float" office:value="9.39966236841488">
                <text:p>9.39966236841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62">
                <text:p>89.962</text:p>
              </table:table-cell>
              <table:table-cell office:value-type="float" office:value="9.39837060323712">
                <text:p>9.39837060323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62">
                <text:p>90.962</text:p>
              </table:table-cell>
              <table:table-cell office:value-type="float" office:value="9.397168425908">
                <text:p>9.397168425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962">
                <text:p>91.962</text:p>
              </table:table-cell>
              <table:table-cell office:value-type="float" office:value="9.39593157763776">
                <text:p>9.39593157763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62">
                <text:p>92.962</text:p>
              </table:table-cell>
              <table:table-cell office:value-type="float" office:value="9.39464329789461">
                <text:p>9.39464329789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62">
                <text:p>93.962</text:p>
              </table:table-cell>
              <table:table-cell office:value-type="float" office:value="9.3934616089407">
                <text:p>9.3934616089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62">
                <text:p>94.962</text:p>
              </table:table-cell>
              <table:table-cell office:value-type="float" office:value="9.3921868159219">
                <text:p>9.3921868159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62">
                <text:p>95.962</text:p>
              </table:table-cell>
              <table:table-cell office:value-type="float" office:value="9.39096048213038">
                <text:p>9.39096048213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62">
                <text:p>96.962</text:p>
              </table:table-cell>
              <table:table-cell office:value-type="float" office:value="9.38962398555669">
                <text:p>9.389623985556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61">
                <text:p>97.961</text:p>
              </table:table-cell>
              <table:table-cell office:value-type="float" office:value="9.3885953380537">
                <text:p>9.38859533805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61">
                <text:p>98.961</text:p>
              </table:table-cell>
              <table:table-cell office:value-type="float" office:value="9.38733107833533">
                <text:p>9.387331078335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62">
                <text:p>99.962</text:p>
              </table:table-cell>
              <table:table-cell office:value-type="float" office:value="9.3860064971033">
                <text:p>9.3860064971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961">
                <text:p>100.961</text:p>
              </table:table-cell>
              <table:table-cell office:value-type="float" office:value="9.384839748464">
                <text:p>9.384839748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961">
                <text:p>101.961</text:p>
              </table:table-cell>
              <table:table-cell office:value-type="float" office:value="9.38357072875836">
                <text:p>9.38357072875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61">
                <text:p>102.961</text:p>
              </table:table-cell>
              <table:table-cell office:value-type="float" office:value="9.38239271374548">
                <text:p>9.38239271374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961">
                <text:p>103.961</text:p>
              </table:table-cell>
              <table:table-cell office:value-type="float" office:value="9.3811795916611">
                <text:p>9.38117959166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61">
                <text:p>104.961</text:p>
              </table:table-cell>
              <table:table-cell office:value-type="float" office:value="9.37996499612387">
                <text:p>9.37996499612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61">
                <text:p>105.961</text:p>
              </table:table-cell>
              <table:table-cell office:value-type="float" office:value="9.37867286989002">
                <text:p>9.37867286989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962">
                <text:p>106.962</text:p>
              </table:table-cell>
              <table:table-cell office:value-type="float" office:value="9.3774129180074">
                <text:p>9.3774129180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962">
                <text:p>107.962</text:p>
              </table:table-cell>
              <table:table-cell office:value-type="float" office:value="9.37618526432244">
                <text:p>9.37618526432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62">
                <text:p>108.962</text:p>
              </table:table-cell>
              <table:table-cell office:value-type="float" office:value="9.37494761941936">
                <text:p>9.37494761941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62">
                <text:p>109.962</text:p>
              </table:table-cell>
              <table:table-cell office:value-type="float" office:value="9.37374241141756">
                <text:p>9.37374241141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962">
                <text:p>110.962</text:p>
              </table:table-cell>
              <table:table-cell office:value-type="float" office:value="9.37252724634976">
                <text:p>9.37252724634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62">
                <text:p>111.962</text:p>
              </table:table-cell>
              <table:table-cell office:value-type="float" office:value="9.37130208964873">
                <text:p>9.37130208964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62">
                <text:p>112.962</text:p>
              </table:table-cell>
              <table:table-cell office:value-type="float" office:value="9.3699560912345">
                <text:p>9.3699560912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61">
                <text:p>113.961</text:p>
              </table:table-cell>
              <table:table-cell office:value-type="float" office:value="9.36871924324749">
                <text:p>9.368719243247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61">
                <text:p>114.961</text:p>
              </table:table-cell>
              <table:table-cell office:value-type="float" office:value="9.36748086357288">
                <text:p>9.36748086357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962">
                <text:p>115.962</text:p>
              </table:table-cell>
              <table:table-cell office:value-type="float" office:value="9.36619816528429">
                <text:p>9.366198165284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62">
                <text:p>116.962</text:p>
              </table:table-cell>
              <table:table-cell office:value-type="float" office:value="9.3649823596634">
                <text:p>9.36498235966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62">
                <text:p>117.962</text:p>
              </table:table-cell>
              <table:table-cell office:value-type="float" office:value="9.36378222921949">
                <text:p>9.363782229219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961">
                <text:p>118.961</text:p>
              </table:table-cell>
              <table:table-cell office:value-type="float" office:value="9.36245183114846">
                <text:p>9.36245183114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61">
                <text:p>119.961</text:p>
              </table:table-cell>
              <table:table-cell office:value-type="float" office:value="9.36120566081191">
                <text:p>9.361205660811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961">
                <text:p>120.961</text:p>
              </table:table-cell>
              <table:table-cell office:value-type="float" office:value="9.35994071470462">
                <text:p>9.35994071470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61">
                <text:p>121.961</text:p>
              </table:table-cell>
              <table:table-cell office:value-type="float" office:value="9.35865692346745">
                <text:p>9.35865692346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962">
                <text:p>122.962</text:p>
              </table:table-cell>
              <table:table-cell office:value-type="float" office:value="9.35732831770395">
                <text:p>9.35732831770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62">
                <text:p>123.962</text:p>
              </table:table-cell>
              <table:table-cell office:value-type="float" office:value="9.35615353395362">
                <text:p>9.35615353395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962">
                <text:p>124.962</text:p>
              </table:table-cell>
              <table:table-cell office:value-type="float" office:value="9.3549427544097">
                <text:p>9.35494275440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62">
                <text:p>125.962</text:p>
              </table:table-cell>
              <table:table-cell office:value-type="float" office:value="9.35369584986147">
                <text:p>9.35369584986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62">
                <text:p>126.962</text:p>
              </table:table-cell>
              <table:table-cell office:value-type="float" office:value="9.35242136240999">
                <text:p>9.35242136240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62">
                <text:p>127.962</text:p>
              </table:table-cell>
              <table:table-cell office:value-type="float" office:value="9.35111918846392">
                <text:p>9.35111918846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62">
                <text:p>128.962</text:p>
              </table:table-cell>
              <table:table-cell office:value-type="float" office:value="9.34988489941408">
                <text:p>9.34988489941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62">
                <text:p>129.962</text:p>
              </table:table-cell>
              <table:table-cell office:value-type="float" office:value="9.34868391759775">
                <text:p>9.34868391759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962">
                <text:p>130.962</text:p>
              </table:table-cell>
              <table:table-cell office:value-type="float" office:value="9.34742046052445">
                <text:p>9.34742046052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62">
                <text:p>131.962</text:p>
              </table:table-cell>
              <table:table-cell office:value-type="float" office:value="9.34626016011205">
                <text:p>9.346260160112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962">
                <text:p>132.962</text:p>
              </table:table-cell>
              <table:table-cell office:value-type="float" office:value="9.3449149702724">
                <text:p>9.34491497027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62">
                <text:p>133.962</text:p>
              </table:table-cell>
              <table:table-cell office:value-type="float" office:value="9.34371675258696">
                <text:p>9.343716752586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962">
                <text:p>134.962</text:p>
              </table:table-cell>
              <table:table-cell office:value-type="float" office:value="9.3424820493937">
                <text:p>9.3424820493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61">
                <text:p>135.961</text:p>
              </table:table-cell>
              <table:table-cell office:value-type="float" office:value="9.34121950045566">
                <text:p>9.34121950045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962">
                <text:p>136.962</text:p>
              </table:table-cell>
              <table:table-cell office:value-type="float" office:value="9.33997292398972">
                <text:p>9.33997292398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62">
                <text:p>137.962</text:p>
              </table:table-cell>
              <table:table-cell office:value-type="float" office:value="9.33875997162077">
                <text:p>9.338759971620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962">
                <text:p>138.962</text:p>
              </table:table-cell>
              <table:table-cell office:value-type="float" office:value="9.33750151759286">
                <text:p>9.337501517592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62">
                <text:p>139.962</text:p>
              </table:table-cell>
              <table:table-cell office:value-type="float" office:value="9.33625029484417">
                <text:p>9.33625029484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962">
                <text:p>140.962</text:p>
              </table:table-cell>
              <table:table-cell office:value-type="float" office:value="9.3350328159335">
                <text:p>9.33503281593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961">
                <text:p>141.961</text:p>
              </table:table-cell>
              <table:table-cell office:value-type="float" office:value="9.33384920613919">
                <text:p>9.33384920613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962">
                <text:p>142.962</text:p>
              </table:table-cell>
              <table:table-cell office:value-type="float" office:value="9.33261994968446">
                <text:p>9.33261994968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62">
                <text:p>143.962</text:p>
              </table:table-cell>
              <table:table-cell office:value-type="float" office:value="9.33136260022363">
                <text:p>9.3313626002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961">
                <text:p>144.961</text:p>
              </table:table-cell>
              <table:table-cell office:value-type="float" office:value="9.33016576504453">
                <text:p>9.33016576504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961">
                <text:p>145.961</text:p>
              </table:table-cell>
              <table:table-cell office:value-type="float" office:value="9.32904742504141">
                <text:p>9.329047425041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962">
                <text:p>146.962</text:p>
              </table:table-cell>
              <table:table-cell office:value-type="float" office:value="9.3278478141046">
                <text:p>9.3278478141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962">
                <text:p>147.962</text:p>
              </table:table-cell>
              <table:table-cell office:value-type="float" office:value="9.32661115364157">
                <text:p>9.32661115364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62">
                <text:p>148.962</text:p>
              </table:table-cell>
              <table:table-cell office:value-type="float" office:value="9.32536404854496">
                <text:p>9.32536404854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62">
                <text:p>149.962</text:p>
              </table:table-cell>
              <table:table-cell office:value-type="float" office:value="9.32414215963833">
                <text:p>9.32414215963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962">
                <text:p>150.962</text:p>
              </table:table-cell>
              <table:table-cell office:value-type="float" office:value="9.32296345125894">
                <text:p>9.32296345125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62">
                <text:p>151.962</text:p>
              </table:table-cell>
              <table:table-cell office:value-type="float" office:value="9.32167600103685">
                <text:p>9.321676001036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962">
                <text:p>152.962</text:p>
              </table:table-cell>
              <table:table-cell office:value-type="float" office:value="9.32052125099246">
                <text:p>9.32052125099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962">
                <text:p>153.962</text:p>
              </table:table-cell>
              <table:table-cell office:value-type="float" office:value="9.31925755518673">
                <text:p>9.31925755518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62">
                <text:p>154.962</text:p>
              </table:table-cell>
              <table:table-cell office:value-type="float" office:value="9.31811796414961">
                <text:p>9.318117964149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962">
                <text:p>155.962</text:p>
              </table:table-cell>
              <table:table-cell office:value-type="float" office:value="9.3168062764666">
                <text:p>9.3168062764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962">
                <text:p>156.962</text:p>
              </table:table-cell>
              <table:table-cell office:value-type="float" office:value="9.31558288067146">
                <text:p>9.31558288067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62">
                <text:p>157.962</text:p>
              </table:table-cell>
              <table:table-cell office:value-type="float" office:value="9.31441205744908">
                <text:p>9.314412057449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962">
                <text:p>158.962</text:p>
              </table:table-cell>
              <table:table-cell office:value-type="float" office:value="9.31314963595732">
                <text:p>9.313149635957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61">
                <text:p>159.961</text:p>
              </table:table-cell>
              <table:table-cell office:value-type="float" office:value="9.31198499223821">
                <text:p>9.311984992238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61">
                <text:p>160.961</text:p>
              </table:table-cell>
              <table:table-cell office:value-type="float" office:value="9.31069236590289">
                <text:p>9.31069236590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61">
                <text:p>161.961</text:p>
              </table:table-cell>
              <table:table-cell office:value-type="float" office:value="9.30948863146604">
                <text:p>9.30948863146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961">
                <text:p>162.961</text:p>
              </table:table-cell>
              <table:table-cell office:value-type="float" office:value="9.30824717762777">
                <text:p>9.308247177627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61">
                <text:p>163.961</text:p>
              </table:table-cell>
              <table:table-cell office:value-type="float" office:value="9.30698602327771">
                <text:p>9.30698602327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61">
                <text:p>164.961</text:p>
              </table:table-cell>
              <table:table-cell office:value-type="float" office:value="9.30585962083314">
                <text:p>9.305859620833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961">
                <text:p>165.961</text:p>
              </table:table-cell>
              <table:table-cell office:value-type="float" office:value="9.30465915141462">
                <text:p>9.304659151414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961">
                <text:p>166.961</text:p>
              </table:table-cell>
              <table:table-cell office:value-type="float" office:value="9.30338434951917">
                <text:p>9.303384349519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61">
                <text:p>167.961</text:p>
              </table:table-cell>
              <table:table-cell office:value-type="float" office:value="9.30217178059379">
                <text:p>9.30217178059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61">
                <text:p>168.961</text:p>
              </table:table-cell>
              <table:table-cell office:value-type="float" office:value="9.3010125400859">
                <text:p>9.30101254008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61">
                <text:p>169.961</text:p>
              </table:table-cell>
              <table:table-cell office:value-type="float" office:value="9.29978794569394">
                <text:p>9.299787945693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961">
                <text:p>170.961</text:p>
              </table:table-cell>
              <table:table-cell office:value-type="float" office:value="9.29856184983167">
                <text:p>9.298561849831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62">
                <text:p>171.962</text:p>
              </table:table-cell>
              <table:table-cell office:value-type="float" office:value="9.29731591499045">
                <text:p>9.29731591499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962">
                <text:p>172.962</text:p>
              </table:table-cell>
              <table:table-cell office:value-type="float" office:value="9.29612349497061">
                <text:p>9.296123494970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962">
                <text:p>173.962</text:p>
              </table:table-cell>
              <table:table-cell office:value-type="float" office:value="9.29488370585143">
                <text:p>9.29488370585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62">
                <text:p>174.962</text:p>
              </table:table-cell>
              <table:table-cell office:value-type="float" office:value="9.29363317697228">
                <text:p>9.29363317697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61">
                <text:p>175.961</text:p>
              </table:table-cell>
              <table:table-cell office:value-type="float" office:value="9.29240871896412">
                <text:p>9.29240871896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62">
                <text:p>176.962</text:p>
              </table:table-cell>
              <table:table-cell office:value-type="float" office:value="9.29118275982028">
                <text:p>9.291182759820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62">
                <text:p>177.962</text:p>
              </table:table-cell>
              <table:table-cell office:value-type="float" office:value="9.2900107026337">
                <text:p>9.29001070263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62">
                <text:p>178.962</text:p>
              </table:table-cell>
              <table:table-cell office:value-type="float" office:value="9.28880953458448">
                <text:p>9.28880953458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62">
                <text:p>179.962</text:p>
              </table:table-cell>
              <table:table-cell office:value-type="float" office:value="9.28756989558618">
                <text:p>9.287569895586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962">
                <text:p>180.962</text:p>
              </table:table-cell>
              <table:table-cell office:value-type="float" office:value="9.28631018126356">
                <text:p>9.286310181263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61">
                <text:p>181.961</text:p>
              </table:table-cell>
              <table:table-cell office:value-type="float" office:value="9.2850767180902">
                <text:p>9.2850767180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961">
                <text:p>182.961</text:p>
              </table:table-cell>
              <table:table-cell office:value-type="float" office:value="9.28387889631098">
                <text:p>9.283878896310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62">
                <text:p>183.962</text:p>
              </table:table-cell>
              <table:table-cell office:value-type="float" office:value="9.28267033583812">
                <text:p>9.2826703358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962">
                <text:p>184.962</text:p>
              </table:table-cell>
              <table:table-cell office:value-type="float" office:value="9.28150687940398">
                <text:p>9.281506879403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962">
                <text:p>185.962</text:p>
              </table:table-cell>
              <table:table-cell office:value-type="float" office:value="9.28032341974343">
                <text:p>9.28032341974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62">
                <text:p>186.962</text:p>
              </table:table-cell>
              <table:table-cell office:value-type="float" office:value="9.27909188100423">
                <text:p>9.27909188100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962">
                <text:p>187.962</text:p>
              </table:table-cell>
              <table:table-cell office:value-type="float" office:value="9.27790555813861">
                <text:p>9.27790555813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62">
                <text:p>188.962</text:p>
              </table:table-cell>
              <table:table-cell office:value-type="float" office:value="9.27667103626546">
                <text:p>9.276671036265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962">
                <text:p>189.962</text:p>
              </table:table-cell>
              <table:table-cell office:value-type="float" office:value="9.27550057482963">
                <text:p>9.27550057482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62">
                <text:p>190.962</text:p>
              </table:table-cell>
              <table:table-cell office:value-type="float" office:value="9.27423493581775">
                <text:p>9.27423493581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962">
                <text:p>191.962</text:p>
              </table:table-cell>
              <table:table-cell office:value-type="float" office:value="9.27297708582416">
                <text:p>9.27297708582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962">
                <text:p>192.962</text:p>
              </table:table-cell>
              <table:table-cell office:value-type="float" office:value="9.27180229022093">
                <text:p>9.271802290220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62">
                <text:p>193.962</text:p>
              </table:table-cell>
              <table:table-cell office:value-type="float" office:value="9.27057903696792">
                <text:p>9.270579036967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961">
                <text:p>194.961</text:p>
              </table:table-cell>
              <table:table-cell office:value-type="float" office:value="9.26940141910539">
                <text:p>9.269401419105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961">
                <text:p>195.961</text:p>
              </table:table-cell>
              <table:table-cell office:value-type="float" office:value="9.2681469090722">
                <text:p>9.2681469090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961">
                <text:p>196.961</text:p>
              </table:table-cell>
              <table:table-cell office:value-type="float" office:value="9.26690027340998">
                <text:p>9.26690027340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61">
                <text:p>197.961</text:p>
              </table:table-cell>
              <table:table-cell office:value-type="float" office:value="9.2657183128255">
                <text:p>9.2657183128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961">
                <text:p>198.961</text:p>
              </table:table-cell>
              <table:table-cell office:value-type="float" office:value="9.26450653571991">
                <text:p>9.26450653571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61">
                <text:p>199.961</text:p>
              </table:table-cell>
              <table:table-cell office:value-type="float" office:value="9.26331225674229">
                <text:p>9.263312256742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96">
                <text:p>200.96</text:p>
              </table:table-cell>
              <table:table-cell office:value-type="float" office:value="9.26220200482883">
                <text:p>9.262202004828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6">
                <text:p>201.96</text:p>
              </table:table-cell>
              <table:table-cell office:value-type="float" office:value="9.26093842473927">
                <text:p>9.260938424739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961">
                <text:p>202.961</text:p>
              </table:table-cell>
              <table:table-cell office:value-type="float" office:value="9.25971131983906">
                <text:p>9.25971131983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61">
                <text:p>203.961</text:p>
              </table:table-cell>
              <table:table-cell office:value-type="float" office:value="9.25851129683748">
                <text:p>9.25851129683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962">
                <text:p>204.962</text:p>
              </table:table-cell>
              <table:table-cell office:value-type="float" office:value="9.2572430416624">
                <text:p>9.2572430416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961">
                <text:p>205.961</text:p>
              </table:table-cell>
              <table:table-cell office:value-type="float" office:value="9.25618334028443">
                <text:p>9.256183340284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61">
                <text:p>206.961</text:p>
              </table:table-cell>
              <table:table-cell office:value-type="float" office:value="9.25494081914509">
                <text:p>9.25494081914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61">
                <text:p>207.961</text:p>
              </table:table-cell>
              <table:table-cell office:value-type="float" office:value="9.25368717647955">
                <text:p>9.25368717647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961">
                <text:p>208.961</text:p>
              </table:table-cell>
              <table:table-cell office:value-type="float" office:value="9.25256618068805">
                <text:p>9.25256618068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61">
                <text:p>209.961</text:p>
              </table:table-cell>
              <table:table-cell office:value-type="float" office:value="9.25128075948771">
                <text:p>9.25128075948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61">
                <text:p>210.961</text:p>
              </table:table-cell>
              <table:table-cell office:value-type="float" office:value="9.2501282319636">
                <text:p>9.25012823196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61">
                <text:p>211.961</text:p>
              </table:table-cell>
              <table:table-cell office:value-type="float" office:value="9.24896475351295">
                <text:p>9.248964753512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961">
                <text:p>212.961</text:p>
              </table:table-cell>
              <table:table-cell office:value-type="float" office:value="9.24775175697433">
                <text:p>9.247751756974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61">
                <text:p>213.961</text:p>
              </table:table-cell>
              <table:table-cell office:value-type="float" office:value="9.24658550864332">
                <text:p>9.246585508643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6">
                <text:p>214.96</text:p>
              </table:table-cell>
              <table:table-cell office:value-type="float" office:value="9.24543720901361">
                <text:p>9.245437209013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961">
                <text:p>215.961</text:p>
              </table:table-cell>
              <table:table-cell office:value-type="float" office:value="9.24392987496974">
                <text:p>9.243929874969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6">
                <text:p>216.96</text:p>
              </table:table-cell>
              <table:table-cell office:value-type="float" office:value="9.24305922453891">
                <text:p>9.24305922453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961">
                <text:p>217.961</text:p>
              </table:table-cell>
              <table:table-cell office:value-type="float" office:value="9.24173244420724">
                <text:p>9.24173244420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61">
                <text:p>218.961</text:p>
              </table:table-cell>
              <table:table-cell office:value-type="float" office:value="9.24063676620753">
                <text:p>9.240636766207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961">
                <text:p>219.961</text:p>
              </table:table-cell>
              <table:table-cell office:value-type="float" office:value="9.23939419236692">
                <text:p>9.239394192366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6">
                <text:p>220.96</text:p>
              </table:table-cell>
              <table:table-cell office:value-type="float" office:value="9.23809171650701">
                <text:p>9.238091716507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6">
                <text:p>221.96</text:p>
              </table:table-cell>
              <table:table-cell office:value-type="float" office:value="9.23718676108485">
                <text:p>9.237186761084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6">
                <text:p>222.96</text:p>
              </table:table-cell>
              <table:table-cell office:value-type="float" office:value="9.23587165717259">
                <text:p>9.23587165717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96">
                <text:p>223.96</text:p>
              </table:table-cell>
              <table:table-cell office:value-type="float" office:value="9.23458410334665">
                <text:p>9.234584103346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96">
                <text:p>224.96</text:p>
              </table:table-cell>
              <table:table-cell office:value-type="float" office:value="9.23341215954394">
                <text:p>9.233412159543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96">
                <text:p>225.96</text:p>
              </table:table-cell>
              <table:table-cell office:value-type="float" office:value="9.23213121753431">
                <text:p>9.232131217534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6">
                <text:p>226.96</text:p>
              </table:table-cell>
              <table:table-cell office:value-type="float" office:value="9.23109352776914">
                <text:p>9.231093527769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61">
                <text:p>227.961</text:p>
              </table:table-cell>
              <table:table-cell office:value-type="float" office:value="9.22983903151022">
                <text:p>9.22983903151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61">
                <text:p>228.961</text:p>
              </table:table-cell>
              <table:table-cell office:value-type="float" office:value="9.22853386216815">
                <text:p>9.22853386216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61">
                <text:p>229.961</text:p>
              </table:table-cell>
              <table:table-cell office:value-type="float" office:value="9.22740395740206">
                <text:p>9.227403957402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61">
                <text:p>230.961</text:p>
              </table:table-cell>
              <table:table-cell office:value-type="float" office:value="9.22607591636224">
                <text:p>9.22607591636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61">
                <text:p>231.961</text:p>
              </table:table-cell>
              <table:table-cell office:value-type="float" office:value="9.22501221220805">
                <text:p>9.225012212208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61">
                <text:p>232.961</text:p>
              </table:table-cell>
              <table:table-cell office:value-type="float" office:value="9.22378952530019">
                <text:p>9.22378952530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96">
                <text:p>233.96</text:p>
              </table:table-cell>
              <table:table-cell office:value-type="float" office:value="9.22253570567606">
                <text:p>9.222535705676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6">
                <text:p>234.96</text:p>
              </table:table-cell>
              <table:table-cell office:value-type="float" office:value="9.2213792190914">
                <text:p>9.22137921909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96">
                <text:p>235.96</text:p>
              </table:table-cell>
              <table:table-cell office:value-type="float" office:value="9.22013227443865">
                <text:p>9.220132274438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6">
                <text:p>236.96</text:p>
              </table:table-cell>
              <table:table-cell office:value-type="float" office:value="9.21890360263667">
                <text:p>9.21890360263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96">
                <text:p>237.96</text:p>
              </table:table-cell>
              <table:table-cell office:value-type="float" office:value="9.21772305279991">
                <text:p>9.21772305279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6">
                <text:p>238.96</text:p>
              </table:table-cell>
              <table:table-cell office:value-type="float" office:value="9.21642184229205">
                <text:p>9.21642184229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961">
                <text:p>239.961</text:p>
              </table:table-cell>
              <table:table-cell office:value-type="float" office:value="9.21523835723838">
                <text:p>9.215238357238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61">
                <text:p>240.961</text:p>
              </table:table-cell>
              <table:table-cell office:value-type="float" office:value="9.21406343277631">
                <text:p>9.214063432776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961">
                <text:p>241.961</text:p>
              </table:table-cell>
              <table:table-cell office:value-type="float" office:value="9.21293699782345">
                <text:p>9.21293699782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6">
                <text:p>242.96</text:p>
              </table:table-cell>
              <table:table-cell office:value-type="float" office:value="9.2117493788596">
                <text:p>9.21174937885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6">
                <text:p>243.96</text:p>
              </table:table-cell>
              <table:table-cell office:value-type="float" office:value="9.21055034992927">
                <text:p>9.210550349929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961">
                <text:p>244.961</text:p>
              </table:table-cell>
              <table:table-cell office:value-type="float" office:value="9.20926979911751">
                <text:p>9.20926979911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62">
                <text:p>245.962</text:p>
              </table:table-cell>
              <table:table-cell office:value-type="float" office:value="9.20811790412308">
                <text:p>9.20811790412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62">
                <text:p>246.962</text:p>
              </table:table-cell>
              <table:table-cell office:value-type="float" office:value="9.20688440700279">
                <text:p>9.206884407002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61">
                <text:p>247.961</text:p>
              </table:table-cell>
              <table:table-cell office:value-type="float" office:value="9.20565943345764">
                <text:p>9.205659433457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62">
                <text:p>248.962</text:p>
              </table:table-cell>
              <table:table-cell office:value-type="float" office:value="9.20449331118426">
                <text:p>9.204493311184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62">
                <text:p>249.962</text:p>
              </table:table-cell>
              <table:table-cell office:value-type="float" office:value="9.20330568649506">
                <text:p>9.203305686495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62">
                <text:p>250.962</text:p>
              </table:table-cell>
              <table:table-cell office:value-type="float" office:value="9.20207631855772">
                <text:p>9.20207631855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62">
                <text:p>251.962</text:p>
              </table:table-cell>
              <table:table-cell office:value-type="float" office:value="9.20099685697303">
                <text:p>9.20099685697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962">
                <text:p>252.962</text:p>
              </table:table-cell>
              <table:table-cell office:value-type="float" office:value="9.19970400585462">
                <text:p>9.199704005854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62">
                <text:p>253.962</text:p>
              </table:table-cell>
              <table:table-cell office:value-type="float" office:value="9.19846007994547">
                <text:p>9.198460079945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961">
                <text:p>254.961</text:p>
              </table:table-cell>
              <table:table-cell office:value-type="float" office:value="9.19724500066394">
                <text:p>9.19724500066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62">
                <text:p>255.962</text:p>
              </table:table-cell>
              <table:table-cell office:value-type="float" office:value="9.19607916262391">
                <text:p>9.19607916262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62">
                <text:p>256.962</text:p>
              </table:table-cell>
              <table:table-cell office:value-type="float" office:value="9.19487134107225">
                <text:p>9.194871341072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62">
                <text:p>257.962</text:p>
              </table:table-cell>
              <table:table-cell office:value-type="float" office:value="9.19370273082316">
                <text:p>9.19370273082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61">
                <text:p>258.961</text:p>
              </table:table-cell>
              <table:table-cell office:value-type="float" office:value="9.19245131264044">
                <text:p>9.192451312640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62">
                <text:p>259.962</text:p>
              </table:table-cell>
              <table:table-cell office:value-type="float" office:value="9.19136140537838">
                <text:p>9.191361405378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62">
                <text:p>260.962</text:p>
              </table:table-cell>
              <table:table-cell office:value-type="float" office:value="9.19022949717662">
                <text:p>9.190229497176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62">
                <text:p>261.962</text:p>
              </table:table-cell>
              <table:table-cell office:value-type="float" office:value="9.18903501614885">
                <text:p>9.189035016148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61">
                <text:p>262.961</text:p>
              </table:table-cell>
              <table:table-cell office:value-type="float" office:value="9.18795160349777">
                <text:p>9.187951603497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62">
                <text:p>263.962</text:p>
              </table:table-cell>
              <table:table-cell office:value-type="float" office:value="9.18677487395348">
                <text:p>9.18677487395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62">
                <text:p>264.962</text:p>
              </table:table-cell>
              <table:table-cell office:value-type="float" office:value="9.18557625682957">
                <text:p>9.185576256829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61">
                <text:p>265.961</text:p>
              </table:table-cell>
              <table:table-cell office:value-type="float" office:value="9.18447882644984">
                <text:p>9.18447882644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62">
                <text:p>266.962</text:p>
              </table:table-cell>
              <table:table-cell office:value-type="float" office:value="9.18340073672023">
                <text:p>9.183400736720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62">
                <text:p>267.962</text:p>
              </table:table-cell>
              <table:table-cell office:value-type="float" office:value="9.18211577928111">
                <text:p>9.18211577928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62">
                <text:p>268.962</text:p>
              </table:table-cell>
              <table:table-cell office:value-type="float" office:value="9.18086006665367">
                <text:p>9.18086006665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62">
                <text:p>269.962</text:p>
              </table:table-cell>
              <table:table-cell office:value-type="float" office:value="9.17975744549839">
                <text:p>9.179757445498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61">
                <text:p>270.961</text:p>
              </table:table-cell>
              <table:table-cell office:value-type="float" office:value="9.17872585820684">
                <text:p>9.17872585820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62">
                <text:p>271.962</text:p>
              </table:table-cell>
              <table:table-cell office:value-type="float" office:value="9.17743487579662">
                <text:p>9.177434875796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62">
                <text:p>272.962</text:p>
              </table:table-cell>
              <table:table-cell office:value-type="float" office:value="9.176431923725">
                <text:p>9.1764319237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62">
                <text:p>273.962</text:p>
              </table:table-cell>
              <table:table-cell office:value-type="float" office:value="9.17518976469316">
                <text:p>9.17518976469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61">
                <text:p>274.961</text:p>
              </table:table-cell>
              <table:table-cell office:value-type="float" office:value="9.17410160838874">
                <text:p>9.174101608388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62">
                <text:p>275.962</text:p>
              </table:table-cell>
              <table:table-cell office:value-type="float" office:value="9.17290845796732">
                <text:p>9.17290845796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62">
                <text:p>276.962</text:p>
              </table:table-cell>
              <table:table-cell office:value-type="float" office:value="9.17172427600509">
                <text:p>9.171724276005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62">
                <text:p>277.962</text:p>
              </table:table-cell>
              <table:table-cell office:value-type="float" office:value="9.17048665852048">
                <text:p>9.170486658520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63">
                <text:p>278.963</text:p>
              </table:table-cell>
              <table:table-cell office:value-type="float" office:value="9.16940378755742">
                <text:p>9.169403787557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62">
                <text:p>279.962</text:p>
              </table:table-cell>
              <table:table-cell office:value-type="float" office:value="9.168142431276">
                <text:p>9.1681424312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62">
                <text:p>280.962</text:p>
              </table:table-cell>
              <table:table-cell office:value-type="float" office:value="9.16701524723781">
                <text:p>9.167015247237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61">
                <text:p>281.961</text:p>
              </table:table-cell>
              <table:table-cell office:value-type="float" office:value="9.16570904783059">
                <text:p>9.165709047830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62">
                <text:p>282.962</text:p>
              </table:table-cell>
              <table:table-cell office:value-type="float" office:value="9.16455817932106">
                <text:p>9.164558179321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62">
                <text:p>283.962</text:p>
              </table:table-cell>
              <table:table-cell office:value-type="float" office:value="9.16333261836884">
                <text:p>9.163332618368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61">
                <text:p>284.961</text:p>
              </table:table-cell>
              <table:table-cell office:value-type="float" office:value="9.1621475293747">
                <text:p>9.16214752937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61">
                <text:p>285.961</text:p>
              </table:table-cell>
              <table:table-cell office:value-type="float" office:value="9.16090850195759">
                <text:p>9.160908501957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62">
                <text:p>286.962</text:p>
              </table:table-cell>
              <table:table-cell office:value-type="float" office:value="9.15981520355696">
                <text:p>9.159815203556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62">
                <text:p>287.962</text:p>
              </table:table-cell>
              <table:table-cell office:value-type="float" office:value="9.1585732811543">
                <text:p>9.15857328115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61">
                <text:p>288.961</text:p>
              </table:table-cell>
              <table:table-cell office:value-type="float" office:value="9.15719272776529">
                <text:p>9.157192727765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61">
                <text:p>289.961</text:p>
              </table:table-cell>
              <table:table-cell office:value-type="float" office:value="9.1561586997122">
                <text:p>9.1561586997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62">
                <text:p>290.962</text:p>
              </table:table-cell>
              <table:table-cell office:value-type="float" office:value="9.15496507332338">
                <text:p>9.154965073323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62">
                <text:p>291.962</text:p>
              </table:table-cell>
              <table:table-cell office:value-type="float" office:value="9.15375943842122">
                <text:p>9.15375943842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61">
                <text:p>292.961</text:p>
              </table:table-cell>
              <table:table-cell office:value-type="float" office:value="9.15258413241522">
                <text:p>9.152584132415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962">
                <text:p>293.962</text:p>
              </table:table-cell>
              <table:table-cell office:value-type="float" office:value="9.15139683634223">
                <text:p>9.151396836342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61">
                <text:p>294.961</text:p>
              </table:table-cell>
              <table:table-cell office:value-type="float" office:value="9.15027184551006">
                <text:p>9.1502718455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62">
                <text:p>295.962</text:p>
              </table:table-cell>
              <table:table-cell office:value-type="float" office:value="9.14914558764799">
                <text:p>9.149145587647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962">
                <text:p>296.962</text:p>
              </table:table-cell>
              <table:table-cell office:value-type="float" office:value="9.14795419954009">
                <text:p>9.14795419954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961">
                <text:p>297.961</text:p>
              </table:table-cell>
              <table:table-cell office:value-type="float" office:value="9.14689991441275">
                <text:p>9.146899914412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62">
                <text:p>298.962</text:p>
              </table:table-cell>
              <table:table-cell office:value-type="float" office:value="9.14571651386418">
                <text:p>9.145716513864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62">
                <text:p>299.962</text:p>
              </table:table-cell>
              <table:table-cell office:value-type="float" office:value="9.14459579050681">
                <text:p>9.144595790506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62">
                <text:p>300.962</text:p>
              </table:table-cell>
              <table:table-cell office:value-type="float" office:value="9.14340965849339">
                <text:p>9.143409658493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62">
                <text:p>301.962</text:p>
              </table:table-cell>
              <table:table-cell office:value-type="float" office:value="9.14223282276151">
                <text:p>9.142232822761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962">
                <text:p>302.962</text:p>
              </table:table-cell>
              <table:table-cell office:value-type="float" office:value="9.14120463314132">
                <text:p>9.141204633141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962">
                <text:p>303.962</text:p>
              </table:table-cell>
              <table:table-cell office:value-type="float" office:value="9.13999301215536">
                <text:p>9.139993012155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962">
                <text:p>304.962</text:p>
              </table:table-cell>
              <table:table-cell office:value-type="float" office:value="9.13880140479387">
                <text:p>9.138801404793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961">
                <text:p>305.961</text:p>
              </table:table-cell>
              <table:table-cell office:value-type="float" office:value="9.13770516093106">
                <text:p>9.13770516093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962">
                <text:p>306.962</text:p>
              </table:table-cell>
              <table:table-cell office:value-type="float" office:value="9.13647852337773">
                <text:p>9.136478523377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62">
                <text:p>307.962</text:p>
              </table:table-cell>
              <table:table-cell office:value-type="float" office:value="9.13536895023406">
                <text:p>9.135368950234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962">
                <text:p>308.962</text:p>
              </table:table-cell>
              <table:table-cell office:value-type="float" office:value="9.13424735399893">
                <text:p>9.134247353998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961">
                <text:p>309.961</text:p>
              </table:table-cell>
              <table:table-cell office:value-type="float" office:value="9.13324332159122">
                <text:p>9.133243321591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962">
                <text:p>310.962</text:p>
              </table:table-cell>
              <table:table-cell office:value-type="float" office:value="9.13198956556351">
                <text:p>9.131989565563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61">
                <text:p>311.961</text:p>
              </table:table-cell>
              <table:table-cell office:value-type="float" office:value="9.13086417047439">
                <text:p>9.130864170474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962">
                <text:p>312.962</text:p>
              </table:table-cell>
              <table:table-cell office:value-type="float" office:value="9.12968330895838">
                <text:p>9.129683308958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961">
                <text:p>313.961</text:p>
              </table:table-cell>
              <table:table-cell office:value-type="float" office:value="9.12853360927209">
                <text:p>9.128533609272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962">
                <text:p>314.962</text:p>
              </table:table-cell>
              <table:table-cell office:value-type="float" office:value="9.12733912547278">
                <text:p>9.127339125472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62">
                <text:p>315.962</text:p>
              </table:table-cell>
              <table:table-cell office:value-type="float" office:value="9.12621935931078">
                <text:p>9.126219359310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961">
                <text:p>316.961</text:p>
              </table:table-cell>
              <table:table-cell office:value-type="float" office:value="9.12495676036646">
                <text:p>9.124956760366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962">
                <text:p>317.962</text:p>
              </table:table-cell>
              <table:table-cell office:value-type="float" office:value="9.12388883824507">
                <text:p>9.123888838245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961">
                <text:p>318.961</text:p>
              </table:table-cell>
              <table:table-cell office:value-type="float" office:value="9.12253595333941">
                <text:p>9.122535953339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961">
                <text:p>319.961</text:p>
              </table:table-cell>
              <table:table-cell office:value-type="float" office:value="9.12137800212799">
                <text:p>9.121378002127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62">
                <text:p>320.962</text:p>
              </table:table-cell>
              <table:table-cell office:value-type="float" office:value="9.1202515371945">
                <text:p>9.12025153719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62">
                <text:p>321.962</text:p>
              </table:table-cell>
              <table:table-cell office:value-type="float" office:value="9.11901424528216">
                <text:p>9.119014245282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62">
                <text:p>322.962</text:p>
              </table:table-cell>
              <table:table-cell office:value-type="float" office:value="9.11783026829718">
                <text:p>9.117830268297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962">
                <text:p>323.962</text:p>
              </table:table-cell>
              <table:table-cell office:value-type="float" office:value="9.11661194054806">
                <text:p>9.116611940548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962">
                <text:p>324.962</text:p>
              </table:table-cell>
              <table:table-cell office:value-type="float" office:value="9.11543610977616">
                <text:p>9.115436109776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62">
                <text:p>325.962</text:p>
              </table:table-cell>
              <table:table-cell office:value-type="float" office:value="9.11417082301994">
                <text:p>9.114170823019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61">
                <text:p>326.961</text:p>
              </table:table-cell>
              <table:table-cell office:value-type="float" office:value="9.11299211670628">
                <text:p>9.112992116706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962">
                <text:p>327.962</text:p>
              </table:table-cell>
              <table:table-cell office:value-type="float" office:value="9.11181201940432">
                <text:p>9.111812019404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961">
                <text:p>328.961</text:p>
              </table:table-cell>
              <table:table-cell office:value-type="float" office:value="9.11056423461226">
                <text:p>9.110564234612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62">
                <text:p>329.962</text:p>
              </table:table-cell>
              <table:table-cell office:value-type="float" office:value="9.10941445338622">
                <text:p>9.109414453386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62">
                <text:p>330.962</text:p>
              </table:table-cell>
              <table:table-cell office:value-type="float" office:value="9.10827442326779">
                <text:p>9.108274423267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61">
                <text:p>331.961</text:p>
              </table:table-cell>
              <table:table-cell office:value-type="float" office:value="9.10708874216571">
                <text:p>9.107088742165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962">
                <text:p>332.962</text:p>
              </table:table-cell>
              <table:table-cell office:value-type="float" office:value="9.10590165355493">
                <text:p>9.10590165355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962">
                <text:p>333.962</text:p>
              </table:table-cell>
              <table:table-cell office:value-type="float" office:value="9.10474649575857">
                <text:p>9.10474649575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62">
                <text:p>334.962</text:p>
              </table:table-cell>
              <table:table-cell office:value-type="float" office:value="9.10363450729762">
                <text:p>9.103634507297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62">
                <text:p>335.962</text:p>
              </table:table-cell>
              <table:table-cell office:value-type="float" office:value="9.10248786499671">
                <text:p>9.10248786499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961">
                <text:p>336.961</text:p>
              </table:table-cell>
              <table:table-cell office:value-type="float" office:value="9.10147371698907">
                <text:p>9.101473716989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962">
                <text:p>337.962</text:p>
              </table:table-cell>
              <table:table-cell office:value-type="float" office:value="9.10031342991101">
                <text:p>9.10031342991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61">
                <text:p>338.961</text:p>
              </table:table-cell>
              <table:table-cell office:value-type="float" office:value="9.09917414686586">
                <text:p>9.099174146865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62">
                <text:p>339.962</text:p>
              </table:table-cell>
              <table:table-cell office:value-type="float" office:value="9.09802237575086">
                <text:p>9.098022375750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962">
                <text:p>340.962</text:p>
              </table:table-cell>
              <table:table-cell office:value-type="float" office:value="9.09677965975302">
                <text:p>9.096779659753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962">
                <text:p>341.962</text:p>
              </table:table-cell>
              <table:table-cell office:value-type="float" office:value="9.09574848917105">
                <text:p>9.09574848917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961">
                <text:p>342.961</text:p>
              </table:table-cell>
              <table:table-cell office:value-type="float" office:value="9.09460399049358">
                <text:p>9.094603990493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962">
                <text:p>343.962</text:p>
              </table:table-cell>
              <table:table-cell office:value-type="float" office:value="9.09349189947958">
                <text:p>9.093491899479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961">
                <text:p>344.961</text:p>
              </table:table-cell>
              <table:table-cell office:value-type="float" office:value="9.09228855020005">
                <text:p>9.09228855020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962">
                <text:p>345.962</text:p>
              </table:table-cell>
              <table:table-cell office:value-type="float" office:value="9.09125273569836">
                <text:p>9.091252735698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62">
                <text:p>346.962</text:p>
              </table:table-cell>
              <table:table-cell office:value-type="float" office:value="9.09002413046144">
                <text:p>9.090024130461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61">
                <text:p>347.961</text:p>
              </table:table-cell>
              <table:table-cell office:value-type="float" office:value="9.08895209524116">
                <text:p>9.088952095241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62">
                <text:p>348.962</text:p>
              </table:table-cell>
              <table:table-cell office:value-type="float" office:value="9.08777717955306">
                <text:p>9.087777179553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61">
                <text:p>349.961</text:p>
              </table:table-cell>
              <table:table-cell office:value-type="float" office:value="9.08671404751146">
                <text:p>9.08671404751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62">
                <text:p>350.962</text:p>
              </table:table-cell>
              <table:table-cell office:value-type="float" office:value="9.08553649781075">
                <text:p>9.085536497810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62">
                <text:p>351.962</text:p>
              </table:table-cell>
              <table:table-cell office:value-type="float" office:value="9.08440292932953">
                <text:p>9.084402929329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62">
                <text:p>352.962</text:p>
              </table:table-cell>
              <table:table-cell office:value-type="float" office:value="9.08332484775619">
                <text:p>9.08332484775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962">
                <text:p>353.962</text:p>
              </table:table-cell>
              <table:table-cell office:value-type="float" office:value="9.08204098280602">
                <text:p>9.082040982806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961">
                <text:p>354.961</text:p>
              </table:table-cell>
              <table:table-cell office:value-type="float" office:value="9.08090344272727">
                <text:p>9.080903442727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962">
                <text:p>355.962</text:p>
              </table:table-cell>
              <table:table-cell office:value-type="float" office:value="9.07974181723222">
                <text:p>9.079741817232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962">
                <text:p>356.962</text:p>
              </table:table-cell>
              <table:table-cell office:value-type="float" office:value="9.07852179735533">
                <text:p>9.078521797355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961">
                <text:p>357.961</text:p>
              </table:table-cell>
              <table:table-cell office:value-type="float" office:value="9.07732313286637">
                <text:p>9.077323132866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962">
                <text:p>358.962</text:p>
              </table:table-cell>
              <table:table-cell office:value-type="float" office:value="9.07620308154694">
                <text:p>9.076203081546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962">
                <text:p>359.962</text:p>
              </table:table-cell>
              <table:table-cell office:value-type="float" office:value="9.07499018348763">
                <text:p>9.074990183487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961">
                <text:p>360.961</text:p>
              </table:table-cell>
              <table:table-cell office:value-type="float" office:value="9.07376434916544">
                <text:p>9.073764349165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962">
                <text:p>361.962</text:p>
              </table:table-cell>
              <table:table-cell office:value-type="float" office:value="9.07267473082545">
                <text:p>9.07267473082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62">
                <text:p>362.962</text:p>
              </table:table-cell>
              <table:table-cell office:value-type="float" office:value="9.07137711057045">
                <text:p>9.071377110570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961">
                <text:p>363.961</text:p>
              </table:table-cell>
              <table:table-cell office:value-type="float" office:value="9.07028488652147">
                <text:p>9.070284886521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962">
                <text:p>364.962</text:p>
              </table:table-cell>
              <table:table-cell office:value-type="float" office:value="9.06914540330914">
                <text:p>9.069145403309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962">
                <text:p>365.962</text:p>
              </table:table-cell>
              <table:table-cell office:value-type="float" office:value="9.06802767920146">
                <text:p>9.06802767920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962">
                <text:p>366.962</text:p>
              </table:table-cell>
              <table:table-cell office:value-type="float" office:value="9.06679327493312">
                <text:p>9.066793274933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962">
                <text:p>367.962</text:p>
              </table:table-cell>
              <table:table-cell office:value-type="float" office:value="9.06564980385442">
                <text:p>9.06564980385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961">
                <text:p>368.961</text:p>
              </table:table-cell>
              <table:table-cell office:value-type="float" office:value="9.06436617343306">
                <text:p>9.064366173433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62">
                <text:p>369.962</text:p>
              </table:table-cell>
              <table:table-cell office:value-type="float" office:value="9.06325467627104">
                <text:p>9.063254676271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62">
                <text:p>370.962</text:p>
              </table:table-cell>
              <table:table-cell office:value-type="float" office:value="9.06210714941296">
                <text:p>9.062107149412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962">
                <text:p>371.962</text:p>
              </table:table-cell>
              <table:table-cell office:value-type="float" office:value="9.06095830422403">
                <text:p>9.060958304224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61">
                <text:p>372.961</text:p>
              </table:table-cell>
              <table:table-cell office:value-type="float" office:value="9.05984301064683">
                <text:p>9.059843010646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61">
                <text:p>373.961</text:p>
              </table:table-cell>
              <table:table-cell office:value-type="float" office:value="9.05862173234021">
                <text:p>9.058621732340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962">
                <text:p>374.962</text:p>
              </table:table-cell>
              <table:table-cell office:value-type="float" office:value="9.05750382829366">
                <text:p>9.057503828293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962">
                <text:p>375.962</text:p>
              </table:table-cell>
              <table:table-cell office:value-type="float" office:value="9.05636134408256">
                <text:p>9.056361344082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962">
                <text:p>376.962</text:p>
              </table:table-cell>
              <table:table-cell office:value-type="float" office:value="9.05524090886304">
                <text:p>9.055240908863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962">
                <text:p>377.962</text:p>
              </table:table-cell>
              <table:table-cell office:value-type="float" office:value="9.0541425982813">
                <text:p>9.05414259828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961">
                <text:p>378.961</text:p>
              </table:table-cell>
              <table:table-cell office:value-type="float" office:value="9.05290262900467">
                <text:p>9.052902629004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61">
                <text:p>379.961</text:p>
              </table:table-cell>
              <table:table-cell office:value-type="float" office:value="9.05191891869827">
                <text:p>9.051918918698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962">
                <text:p>380.962</text:p>
              </table:table-cell>
              <table:table-cell office:value-type="float" office:value="9.05080522187208">
                <text:p>9.050805221872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62">
                <text:p>381.962</text:p>
              </table:table-cell>
              <table:table-cell office:value-type="float" office:value="9.04963156791829">
                <text:p>9.04963156791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62">
                <text:p>382.962</text:p>
              </table:table-cell>
              <table:table-cell office:value-type="float" office:value="9.04850356272267">
                <text:p>9.04850356272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61">
                <text:p>383.961</text:p>
              </table:table-cell>
              <table:table-cell office:value-type="float" office:value="9.04746843900354">
                <text:p>9.047468439003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61">
                <text:p>384.961</text:p>
              </table:table-cell>
              <table:table-cell office:value-type="float" office:value="9.04626729423896">
                <text:p>9.046267294238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61">
                <text:p>385.961</text:p>
              </table:table-cell>
              <table:table-cell office:value-type="float" office:value="9.04520626116487">
                <text:p>9.045206261164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62">
                <text:p>386.962</text:p>
              </table:table-cell>
              <table:table-cell office:value-type="float" office:value="9.04413229298564">
                <text:p>9.04413229298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62">
                <text:p>387.962</text:p>
              </table:table-cell>
              <table:table-cell office:value-type="float" office:value="9.0429744205058">
                <text:p>9.04297442050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62">
                <text:p>388.962</text:p>
              </table:table-cell>
              <table:table-cell office:value-type="float" office:value="9.0417915343626">
                <text:p>9.04179153436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962">
                <text:p>389.962</text:p>
              </table:table-cell>
              <table:table-cell office:value-type="float" office:value="9.04072573917858">
                <text:p>9.04072573917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62">
                <text:p>390.962</text:p>
              </table:table-cell>
              <table:table-cell office:value-type="float" office:value="9.03959949945502">
                <text:p>9.039599499455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962">
                <text:p>391.962</text:p>
              </table:table-cell>
              <table:table-cell office:value-type="float" office:value="9.03844823917274">
                <text:p>9.038448239172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61">
                <text:p>392.961</text:p>
              </table:table-cell>
              <table:table-cell office:value-type="float" office:value="9.03746208680952">
                <text:p>9.037462086809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962">
                <text:p>393.962</text:p>
              </table:table-cell>
              <table:table-cell office:value-type="float" office:value="9.03634406392822">
                <text:p>9.036344063928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62">
                <text:p>394.962</text:p>
              </table:table-cell>
              <table:table-cell office:value-type="float" office:value="9.03520096171044">
                <text:p>9.035200961710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962">
                <text:p>395.962</text:p>
              </table:table-cell>
              <table:table-cell office:value-type="float" office:value="9.03400883911444">
                <text:p>9.034008839114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62">
                <text:p>396.962</text:p>
              </table:table-cell>
              <table:table-cell office:value-type="float" office:value="9.0328750047834">
                <text:p>9.03287500478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61">
                <text:p>397.961</text:p>
              </table:table-cell>
              <table:table-cell office:value-type="float" office:value="9.03183552228035">
                <text:p>9.031835522280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62">
                <text:p>398.962</text:p>
              </table:table-cell>
              <table:table-cell office:value-type="float" office:value="9.03073512267646">
                <text:p>9.03073512267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62">
                <text:p>399.962</text:p>
              </table:table-cell>
              <table:table-cell office:value-type="float" office:value="9.02960954929358">
                <text:p>9.029609549293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61">
                <text:p>400.961</text:p>
              </table:table-cell>
              <table:table-cell office:value-type="float" office:value="9.02851869022388">
                <text:p>9.028518690223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962">
                <text:p>401.962</text:p>
              </table:table-cell>
              <table:table-cell office:value-type="float" office:value="9.02749867993534">
                <text:p>9.027498679935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62">
                <text:p>402.962</text:p>
              </table:table-cell>
              <table:table-cell office:value-type="float" office:value="9.02635743585556">
                <text:p>9.02635743585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61">
                <text:p>403.961</text:p>
              </table:table-cell>
              <table:table-cell office:value-type="float" office:value="9.02528708740911">
                <text:p>9.025287087409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962">
                <text:p>404.962</text:p>
              </table:table-cell>
              <table:table-cell office:value-type="float" office:value="9.02419150034784">
                <text:p>9.024191500347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62">
                <text:p>405.962</text:p>
              </table:table-cell>
              <table:table-cell office:value-type="float" office:value="9.02302235363141">
                <text:p>9.023022353631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961">
                <text:p>406.961</text:p>
              </table:table-cell>
              <table:table-cell office:value-type="float" office:value="9.02200879111402">
                <text:p>9.022008791114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62">
                <text:p>407.962</text:p>
              </table:table-cell>
              <table:table-cell office:value-type="float" office:value="9.02087334702136">
                <text:p>9.02087334702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62">
                <text:p>408.962</text:p>
              </table:table-cell>
              <table:table-cell office:value-type="float" office:value="9.0196882118619">
                <text:p>9.01968821186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961">
                <text:p>409.961</text:p>
              </table:table-cell>
              <table:table-cell office:value-type="float" office:value="9.01853801408271">
                <text:p>9.018538014082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61">
                <text:p>410.961</text:p>
              </table:table-cell>
              <table:table-cell office:value-type="float" office:value="9.01732584864343">
                <text:p>9.017325848643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962">
                <text:p>411.962</text:p>
              </table:table-cell>
              <table:table-cell office:value-type="float" office:value="9.01630649293354">
                <text:p>9.01630649293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62">
                <text:p>412.962</text:p>
              </table:table-cell>
              <table:table-cell office:value-type="float" office:value="9.01515239667531">
                <text:p>9.015152396675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961">
                <text:p>413.961</text:p>
              </table:table-cell>
              <table:table-cell office:value-type="float" office:value="9.01404564354461">
                <text:p>9.014045643544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62">
                <text:p>414.962</text:p>
              </table:table-cell>
              <table:table-cell office:value-type="float" office:value="9.01284020064195">
                <text:p>9.012840200641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962">
                <text:p>415.962</text:p>
              </table:table-cell>
              <table:table-cell office:value-type="float" office:value="9.01174308107997">
                <text:p>9.011743081079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62">
                <text:p>416.962</text:p>
              </table:table-cell>
              <table:table-cell office:value-type="float" office:value="9.01051043408942">
                <text:p>9.010510434089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962">
                <text:p>417.962</text:p>
              </table:table-cell>
              <table:table-cell office:value-type="float" office:value="9.00942297942014">
                <text:p>9.009422979420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62">
                <text:p>418.962</text:p>
              </table:table-cell>
              <table:table-cell office:value-type="float" office:value="9.00833434090571">
                <text:p>9.00833434090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62">
                <text:p>419.962</text:p>
              </table:table-cell>
              <table:table-cell office:value-type="float" office:value="9.00717100186939">
                <text:p>9.007171001869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962">
                <text:p>420.962</text:p>
              </table:table-cell>
              <table:table-cell office:value-type="float" office:value="9.00596950598526">
                <text:p>9.005969505985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62">
                <text:p>421.962</text:p>
              </table:table-cell>
              <table:table-cell office:value-type="float" office:value="9.00481569275043">
                <text:p>9.00481569275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61">
                <text:p>422.961</text:p>
              </table:table-cell>
              <table:table-cell office:value-type="float" office:value="9.00362365834751">
                <text:p>9.003623658347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62">
                <text:p>423.962</text:p>
              </table:table-cell>
              <table:table-cell office:value-type="float" office:value="9.00252868465896">
                <text:p>9.002528684658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962">
                <text:p>424.962</text:p>
              </table:table-cell>
              <table:table-cell office:value-type="float" office:value="9.00135856806807">
                <text:p>9.001358568068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62">
                <text:p>425.962</text:p>
              </table:table-cell>
              <table:table-cell office:value-type="float" office:value="9.00028578520369">
                <text:p>9.000285785203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62">
                <text:p>426.962</text:p>
              </table:table-cell>
              <table:table-cell office:value-type="float" office:value="8.99907598319205">
                <text:p>8.999075983192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62">
                <text:p>427.962</text:p>
              </table:table-cell>
              <table:table-cell office:value-type="float" office:value="8.99795128355983">
                <text:p>8.997951283559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962">
                <text:p>428.962</text:p>
              </table:table-cell>
              <table:table-cell office:value-type="float" office:value="8.99680055680467">
                <text:p>8.996800556804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62">
                <text:p>429.962</text:p>
              </table:table-cell>
              <table:table-cell office:value-type="float" office:value="8.99569808231934">
                <text:p>8.995698082319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961">
                <text:p>430.961</text:p>
              </table:table-cell>
              <table:table-cell office:value-type="float" office:value="8.99455716673493">
                <text:p>8.994557166734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962">
                <text:p>431.962</text:p>
              </table:table-cell>
              <table:table-cell office:value-type="float" office:value="8.9934149479752">
                <text:p>8.99341494797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62">
                <text:p>432.962</text:p>
              </table:table-cell>
              <table:table-cell office:value-type="float" office:value="8.99232116873497">
                <text:p>8.99232116873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61">
                <text:p>433.961</text:p>
              </table:table-cell>
              <table:table-cell office:value-type="float" office:value="8.99118884193151">
                <text:p>8.991188841931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62">
                <text:p>434.962</text:p>
              </table:table-cell>
              <table:table-cell office:value-type="float" office:value="8.9900801598415">
                <text:p>8.99008015984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962">
                <text:p>435.962</text:p>
              </table:table-cell>
              <table:table-cell office:value-type="float" office:value="8.98890785600576">
                <text:p>8.988907856005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61">
                <text:p>436.961</text:p>
              </table:table-cell>
              <table:table-cell office:value-type="float" office:value="8.98777165541282">
                <text:p>8.987771655412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962">
                <text:p>437.962</text:p>
              </table:table-cell>
              <table:table-cell office:value-type="float" office:value="8.98658413300722">
                <text:p>8.986584133007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62">
                <text:p>438.962</text:p>
              </table:table-cell>
              <table:table-cell office:value-type="float" office:value="8.98547033113627">
                <text:p>8.985470331136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62">
                <text:p>439.962</text:p>
              </table:table-cell>
              <table:table-cell office:value-type="float" office:value="8.98433021587367">
                <text:p>8.984330215873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962">
                <text:p>440.962</text:p>
              </table:table-cell>
              <table:table-cell office:value-type="float" office:value="8.98318879926443">
                <text:p>8.983188799264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61">
                <text:p>441.961</text:p>
              </table:table-cell>
              <table:table-cell office:value-type="float" office:value="8.98203351370509">
                <text:p>8.98203351370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62">
                <text:p>442.962</text:p>
              </table:table-cell>
              <table:table-cell office:value-type="float" office:value="8.98095236456464">
                <text:p>8.980952364564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962">
                <text:p>443.962</text:p>
              </table:table-cell>
              <table:table-cell office:value-type="float" office:value="8.97974411813679">
                <text:p>8.979744118136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62">
                <text:p>444.962</text:p>
              </table:table-cell>
              <table:table-cell office:value-type="float" office:value="8.97859745184851">
                <text:p>8.978597451848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62">
                <text:p>445.962</text:p>
              </table:table-cell>
              <table:table-cell office:value-type="float" office:value="8.97728536405319">
                <text:p>8.977285364053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62">
                <text:p>446.962</text:p>
              </table:table-cell>
              <table:table-cell office:value-type="float" office:value="8.97636334995558">
                <text:p>8.976363349955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62">
                <text:p>447.962</text:p>
              </table:table-cell>
              <table:table-cell office:value-type="float" office:value="8.97523809934218">
                <text:p>8.975238099342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962">
                <text:p>448.962</text:p>
              </table:table-cell>
              <table:table-cell office:value-type="float" office:value="8.97408625151188">
                <text:p>8.97408625151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62">
                <text:p>449.962</text:p>
              </table:table-cell>
              <table:table-cell office:value-type="float" office:value="8.9728316336572">
                <text:p>8.97283163365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962">
                <text:p>450.962</text:p>
              </table:table-cell>
              <table:table-cell office:value-type="float" office:value="8.97170239970333">
                <text:p>8.97170239970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61">
                <text:p>451.961</text:p>
              </table:table-cell>
              <table:table-cell office:value-type="float" office:value="8.97047020757954">
                <text:p>8.970470207579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62">
                <text:p>452.962</text:p>
              </table:table-cell>
              <table:table-cell office:value-type="float" office:value="8.96941465086618">
                <text:p>8.969414650866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962">
                <text:p>453.962</text:p>
              </table:table-cell>
              <table:table-cell office:value-type="float" office:value="8.96829428815891">
                <text:p>8.968294288158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62">
                <text:p>454.962</text:p>
              </table:table-cell>
              <table:table-cell office:value-type="float" office:value="8.96714716285627">
                <text:p>8.967147162856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62">
                <text:p>455.962</text:p>
              </table:table-cell>
              <table:table-cell office:value-type="float" office:value="8.96602425542917">
                <text:p>8.966024255429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961">
                <text:p>456.961</text:p>
              </table:table-cell>
              <table:table-cell office:value-type="float" office:value="8.96488730374211">
                <text:p>8.964887303742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62">
                <text:p>457.962</text:p>
              </table:table-cell>
              <table:table-cell office:value-type="float" office:value="8.96377465071748">
                <text:p>8.963774650717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962">
                <text:p>458.962</text:p>
              </table:table-cell>
              <table:table-cell office:value-type="float" office:value="8.96258389239672">
                <text:p>8.962583892396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962">
                <text:p>459.962</text:p>
              </table:table-cell>
              <table:table-cell office:value-type="float" office:value="8.96158409739958">
                <text:p>8.961584097399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962">
                <text:p>460.962</text:p>
              </table:table-cell>
              <table:table-cell office:value-type="float" office:value="8.96031368562819">
                <text:p>8.960313685628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961">
                <text:p>461.961</text:p>
              </table:table-cell>
              <table:table-cell office:value-type="float" office:value="8.95926020196895">
                <text:p>8.959260201968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962">
                <text:p>462.962</text:p>
              </table:table-cell>
              <table:table-cell office:value-type="float" office:value="8.95816700348316">
                <text:p>8.958167003483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62">
                <text:p>463.962</text:p>
              </table:table-cell>
              <table:table-cell office:value-type="float" office:value="8.95699531192885">
                <text:p>8.956995311928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961">
                <text:p>464.961</text:p>
              </table:table-cell>
              <table:table-cell office:value-type="float" office:value="8.95604149465432">
                <text:p>8.956041494654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962">
                <text:p>465.962</text:p>
              </table:table-cell>
              <table:table-cell office:value-type="float" office:value="8.95481566432346">
                <text:p>8.954815664323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962">
                <text:p>466.962</text:p>
              </table:table-cell>
              <table:table-cell office:value-type="float" office:value="8.95370466792973">
                <text:p>8.953704667929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961">
                <text:p>467.961</text:p>
              </table:table-cell>
              <table:table-cell office:value-type="float" office:value="8.95254067400627">
                <text:p>8.952540674006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962">
                <text:p>468.962</text:p>
              </table:table-cell>
              <table:table-cell office:value-type="float" office:value="8.95154373594749">
                <text:p>8.951543735947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962">
                <text:p>469.962</text:p>
              </table:table-cell>
              <table:table-cell office:value-type="float" office:value="8.95041612823545">
                <text:p>8.950416128235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962">
                <text:p>470.962</text:p>
              </table:table-cell>
              <table:table-cell office:value-type="float" office:value="8.94931321318434">
                <text:p>8.949313213184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61">
                <text:p>471.961</text:p>
              </table:table-cell>
              <table:table-cell office:value-type="float" office:value="8.94830005503203">
                <text:p>8.948300055032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962">
                <text:p>472.962</text:p>
              </table:table-cell>
              <table:table-cell office:value-type="float" office:value="8.94709071566499">
                <text:p>8.947090715664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962">
                <text:p>473.962</text:p>
              </table:table-cell>
              <table:table-cell office:value-type="float" office:value="8.94594504629959">
                <text:p>8.945945046299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962">
                <text:p>474.962</text:p>
              </table:table-cell>
              <table:table-cell office:value-type="float" office:value="8.94481110416553">
                <text:p>8.944811104165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962">
                <text:p>475.962</text:p>
              </table:table-cell>
              <table:table-cell office:value-type="float" office:value="8.94378031747971">
                <text:p>8.943780317479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961">
                <text:p>476.961</text:p>
              </table:table-cell>
              <table:table-cell office:value-type="float" office:value="8.94278767081957">
                <text:p>8.942787670819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962">
                <text:p>477.962</text:p>
              </table:table-cell>
              <table:table-cell office:value-type="float" office:value="8.9415716426357">
                <text:p>8.94157164263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962">
                <text:p>478.962</text:p>
              </table:table-cell>
              <table:table-cell office:value-type="float" office:value="8.94044582597252">
                <text:p>8.940445825972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61">
                <text:p>479.961</text:p>
              </table:table-cell>
              <table:table-cell office:value-type="float" office:value="8.93933185336589">
                <text:p>8.939331853365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62">
                <text:p>480.962</text:p>
              </table:table-cell>
              <table:table-cell office:value-type="float" office:value="8.93828227375733">
                <text:p>8.938282273757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62">
                <text:p>481.962</text:p>
              </table:table-cell>
              <table:table-cell office:value-type="float" office:value="8.9371396041206">
                <text:p>8.93713960412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961">
                <text:p>482.961</text:p>
              </table:table-cell>
              <table:table-cell office:value-type="float" office:value="8.9360614085472">
                <text:p>8.93606140854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962">
                <text:p>483.962</text:p>
              </table:table-cell>
              <table:table-cell office:value-type="float" office:value="8.93490302594084">
                <text:p>8.934903025940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961">
                <text:p>484.961</text:p>
              </table:table-cell>
              <table:table-cell office:value-type="float" office:value="8.93390152360375">
                <text:p>8.93390152360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962">
                <text:p>485.962</text:p>
              </table:table-cell>
              <table:table-cell office:value-type="float" office:value="8.93272743520119">
                <text:p>8.932727435201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961">
                <text:p>486.961</text:p>
              </table:table-cell>
              <table:table-cell office:value-type="float" office:value="8.93169732417507">
                <text:p>8.931697324175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62">
                <text:p>487.962</text:p>
              </table:table-cell>
              <table:table-cell office:value-type="float" office:value="8.93052064346842">
                <text:p>8.930520643468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962">
                <text:p>488.962</text:p>
              </table:table-cell>
              <table:table-cell office:value-type="float" office:value="8.92946177001073">
                <text:p>8.929461770010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61">
                <text:p>489.961</text:p>
              </table:table-cell>
              <table:table-cell office:value-type="float" office:value="8.92829571274181">
                <text:p>8.928295712741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62">
                <text:p>490.962</text:p>
              </table:table-cell>
              <table:table-cell office:value-type="float" office:value="8.92726102405097">
                <text:p>8.92726102405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62">
                <text:p>491.962</text:p>
              </table:table-cell>
              <table:table-cell office:value-type="float" office:value="8.92615883217131">
                <text:p>8.92615883217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961">
                <text:p>492.961</text:p>
              </table:table-cell>
              <table:table-cell office:value-type="float" office:value="8.9251352293993">
                <text:p>8.92513522939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62">
                <text:p>493.962</text:p>
              </table:table-cell>
              <table:table-cell office:value-type="float" office:value="8.92395079722261">
                <text:p>8.923950797222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62">
                <text:p>494.962</text:p>
              </table:table-cell>
              <table:table-cell office:value-type="float" office:value="8.92279162396964">
                <text:p>8.922791623969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962">
                <text:p>495.962</text:p>
              </table:table-cell>
              <table:table-cell office:value-type="float" office:value="8.92172453036431">
                <text:p>8.921724530364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962">
                <text:p>496.962</text:p>
              </table:table-cell>
              <table:table-cell office:value-type="float" office:value="8.92069637621086">
                <text:p>8.920696376210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962">
                <text:p>497.962</text:p>
              </table:table-cell>
              <table:table-cell office:value-type="float" office:value="8.91956017194616">
                <text:p>8.919560171946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962">
                <text:p>498.962</text:p>
              </table:table-cell>
              <table:table-cell office:value-type="float" office:value="8.91842267525273">
                <text:p>8.918422675252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962">
                <text:p>499.962</text:p>
              </table:table-cell>
              <table:table-cell office:value-type="float" office:value="8.91747153817041">
                <text:p>8.917471538170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962">
                <text:p>500.962</text:p>
              </table:table-cell>
              <table:table-cell office:value-type="float" office:value="8.91623773172148">
                <text:p>8.916237731721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962">
                <text:p>501.962</text:p>
              </table:table-cell>
              <table:table-cell office:value-type="float" office:value="8.91524421634096">
                <text:p>8.915244216340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962">
                <text:p>502.962</text:p>
              </table:table-cell>
              <table:table-cell office:value-type="float" office:value="8.91415558703265">
                <text:p>8.91415558703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962">
                <text:p>503.962</text:p>
              </table:table-cell>
              <table:table-cell office:value-type="float" office:value="8.91305230937917">
                <text:p>8.913052309379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962">
                <text:p>504.962</text:p>
              </table:table-cell>
              <table:table-cell office:value-type="float" office:value="8.91194781315956">
                <text:p>8.911947813159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961">
                <text:p>505.961</text:p>
              </table:table-cell>
              <table:table-cell office:value-type="float" office:value="8.91082860377082">
                <text:p>8.910828603770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62">
                <text:p>506.962</text:p>
              </table:table-cell>
              <table:table-cell office:value-type="float" office:value="8.90968112573387">
                <text:p>8.909681125733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61">
                <text:p>507.961</text:p>
              </table:table-cell>
              <table:table-cell office:value-type="float" office:value="8.9085593751449">
                <text:p>8.90855937514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62">
                <text:p>508.962</text:p>
              </table:table-cell>
              <table:table-cell office:value-type="float" office:value="8.90740928876166">
                <text:p>8.907409288761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62">
                <text:p>509.962</text:p>
              </table:table-cell>
              <table:table-cell office:value-type="float" office:value="8.90627143187339">
                <text:p>8.906271431873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961">
                <text:p>510.961</text:p>
              </table:table-cell>
              <table:table-cell office:value-type="float" office:value="8.90518655361236">
                <text:p>8.905186553612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962">
                <text:p>511.962</text:p>
              </table:table-cell>
              <table:table-cell office:value-type="float" office:value="8.90410049711213">
                <text:p>8.904100497112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961">
                <text:p>512.961</text:p>
              </table:table-cell>
              <table:table-cell office:value-type="float" office:value="8.90290447103754">
                <text:p>8.902904471037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962">
                <text:p>513.962</text:p>
              </table:table-cell>
              <table:table-cell office:value-type="float" office:value="8.90182954594067">
                <text:p>8.901829545940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961">
                <text:p>514.961</text:p>
              </table:table-cell>
              <table:table-cell office:value-type="float" office:value="8.90072620652466">
                <text:p>8.900726206524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962">
                <text:p>515.962</text:p>
              </table:table-cell>
              <table:table-cell office:value-type="float" office:value="8.89967622313248">
                <text:p>8.899676223132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962">
                <text:p>516.962</text:p>
              </table:table-cell>
              <table:table-cell office:value-type="float" office:value="8.89859782042888">
                <text:p>8.898597820428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962">
                <text:p>517.962</text:p>
              </table:table-cell>
              <table:table-cell office:value-type="float" office:value="8.89738151633961">
                <text:p>8.897381516339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961">
                <text:p>518.961</text:p>
              </table:table-cell>
              <table:table-cell office:value-type="float" office:value="8.89636907970143">
                <text:p>8.896369079701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62">
                <text:p>519.962</text:p>
              </table:table-cell>
              <table:table-cell office:value-type="float" office:value="8.89525969570659">
                <text:p>8.895259695706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962">
                <text:p>520.962</text:p>
              </table:table-cell>
              <table:table-cell office:value-type="float" office:value="8.89399816003117">
                <text:p>8.893998160031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961">
                <text:p>521.961</text:p>
              </table:table-cell>
              <table:table-cell office:value-type="float" office:value="8.89299602526315">
                <text:p>8.892996025263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962">
                <text:p>522.962</text:p>
              </table:table-cell>
              <table:table-cell office:value-type="float" office:value="8.89203412998059">
                <text:p>8.892034129980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962">
                <text:p>523.962</text:p>
              </table:table-cell>
              <table:table-cell office:value-type="float" office:value="8.89086486902656">
                <text:p>8.890864869026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962">
                <text:p>524.962</text:p>
              </table:table-cell>
              <table:table-cell office:value-type="float" office:value="8.88974935849601">
                <text:p>8.889749358496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62">
                <text:p>525.962</text:p>
              </table:table-cell>
              <table:table-cell office:value-type="float" office:value="8.88856362575357">
                <text:p>8.888563625753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961">
                <text:p>526.961</text:p>
              </table:table-cell>
              <table:table-cell office:value-type="float" office:value="8.88758364624091">
                <text:p>8.887583646240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962">
                <text:p>527.962</text:p>
              </table:table-cell>
              <table:table-cell office:value-type="float" office:value="8.88645064255489">
                <text:p>8.886450642554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961">
                <text:p>528.961</text:p>
              </table:table-cell>
              <table:table-cell office:value-type="float" office:value="8.8852609896272">
                <text:p>8.88526098962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962">
                <text:p>529.962</text:p>
              </table:table-cell>
              <table:table-cell office:value-type="float" office:value="8.8842084891492">
                <text:p>8.88420848914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962">
                <text:p>530.962</text:p>
              </table:table-cell>
              <table:table-cell office:value-type="float" office:value="8.88307165275892">
                <text:p>8.883071652758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961">
                <text:p>531.961</text:p>
              </table:table-cell>
              <table:table-cell office:value-type="float" office:value="8.8819612971923">
                <text:p>8.88196129719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962">
                <text:p>532.962</text:p>
              </table:table-cell>
              <table:table-cell office:value-type="float" office:value="8.88086360986736">
                <text:p>8.880863609867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962">
                <text:p>533.962</text:p>
              </table:table-cell>
              <table:table-cell office:value-type="float" office:value="8.87970904398797">
                <text:p>8.879709043987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962">
                <text:p>534.962</text:p>
              </table:table-cell>
              <table:table-cell office:value-type="float" office:value="8.87865068073136">
                <text:p>8.878650680731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62">
                <text:p>535.962</text:p>
              </table:table-cell>
              <table:table-cell office:value-type="float" office:value="8.87750750480873">
                <text:p>8.877507504808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961">
                <text:p>536.961</text:p>
              </table:table-cell>
              <table:table-cell office:value-type="float" office:value="8.87639095037934">
                <text:p>8.876390950379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962">
                <text:p>537.962</text:p>
              </table:table-cell>
              <table:table-cell office:value-type="float" office:value="8.87535702640639">
                <text:p>8.875357026406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962">
                <text:p>538.962</text:p>
              </table:table-cell>
              <table:table-cell office:value-type="float" office:value="8.87430803858335">
                <text:p>8.874308038583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961">
                <text:p>539.961</text:p>
              </table:table-cell>
              <table:table-cell office:value-type="float" office:value="8.87325794922928">
                <text:p>8.873257949229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62">
                <text:p>540.962</text:p>
              </table:table-cell>
              <table:table-cell office:value-type="float" office:value="8.87199638472217">
                <text:p>8.871996384722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61">
                <text:p>541.961</text:p>
              </table:table-cell>
              <table:table-cell office:value-type="float" office:value="8.87108426397835">
                <text:p>8.871084263978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962">
                <text:p>542.962</text:p>
              </table:table-cell>
              <table:table-cell office:value-type="float" office:value="8.86993240050132">
                <text:p>8.869932400501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961">
                <text:p>543.961</text:p>
              </table:table-cell>
              <table:table-cell office:value-type="float" office:value="8.8690746650109">
                <text:p>8.86907466501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962">
                <text:p>544.962</text:p>
              </table:table-cell>
              <table:table-cell office:value-type="float" office:value="8.86783597842318">
                <text:p>8.867835978423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62">
                <text:p>545.962</text:p>
              </table:table-cell>
              <table:table-cell office:value-type="float" office:value="8.86687775950959">
                <text:p>8.866877759509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.962">
                <text:p>546.962</text:p>
              </table:table-cell>
              <table:table-cell office:value-type="float" office:value="8.86570692307426">
                <text:p>8.865706923074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961">
                <text:p>547.961</text:p>
              </table:table-cell>
              <table:table-cell office:value-type="float" office:value="8.86469014616918">
                <text:p>8.864690146169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62">
                <text:p>548.962</text:p>
              </table:table-cell>
              <table:table-cell office:value-type="float" office:value="8.86353088965991">
                <text:p>8.86353088965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9.962">
                <text:p>549.962</text:p>
              </table:table-cell>
              <table:table-cell office:value-type="float" office:value="8.86238444951368">
                <text:p>8.862384449513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962">
                <text:p>550.962</text:p>
              </table:table-cell>
              <table:table-cell office:value-type="float" office:value="8.86137846310175">
                <text:p>8.861378463101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962">
                <text:p>551.962</text:p>
              </table:table-cell>
              <table:table-cell office:value-type="float" office:value="8.86030050997343">
                <text:p>8.860300509973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2.962">
                <text:p>552.962</text:p>
              </table:table-cell>
              <table:table-cell office:value-type="float" office:value="8.85924980633135">
                <text:p>8.859249806331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61">
                <text:p>553.961</text:p>
              </table:table-cell>
              <table:table-cell office:value-type="float" office:value="8.85825488037126">
                <text:p>8.858254880371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62">
                <text:p>554.962</text:p>
              </table:table-cell>
              <table:table-cell office:value-type="float" office:value="8.85708813531495">
                <text:p>8.857088135314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61">
                <text:p>555.961</text:p>
              </table:table-cell>
              <table:table-cell office:value-type="float" office:value="8.85606255263717">
                <text:p>8.856062552637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962">
                <text:p>556.962</text:p>
              </table:table-cell>
              <table:table-cell office:value-type="float" office:value="8.85505018310716">
                <text:p>8.855050183107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961">
                <text:p>557.961</text:p>
              </table:table-cell>
              <table:table-cell office:value-type="float" office:value="8.8538082749772">
                <text:p>8.85380827497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962">
                <text:p>558.962</text:p>
              </table:table-cell>
              <table:table-cell office:value-type="float" office:value="8.85267922761592">
                <text:p>8.852679227615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62">
                <text:p>559.962</text:p>
              </table:table-cell>
              <table:table-cell office:value-type="float" office:value="8.85164911092135">
                <text:p>8.851649110921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962">
                <text:p>560.962</text:p>
              </table:table-cell>
              <table:table-cell office:value-type="float" office:value="8.85047462856113">
                <text:p>8.85047462856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962">
                <text:p>561.962</text:p>
              </table:table-cell>
              <table:table-cell office:value-type="float" office:value="8.8494565832634">
                <text:p>8.84945658326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2.961">
                <text:p>562.961</text:p>
              </table:table-cell>
              <table:table-cell office:value-type="float" office:value="8.84835133321368">
                <text:p>8.848351333213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62">
                <text:p>563.962</text:p>
              </table:table-cell>
              <table:table-cell office:value-type="float" office:value="8.84720172610896">
                <text:p>8.847201726108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961">
                <text:p>564.961</text:p>
              </table:table-cell>
              <table:table-cell office:value-type="float" office:value="8.84616594853589">
                <text:p>8.846165948535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962">
                <text:p>565.962</text:p>
              </table:table-cell>
              <table:table-cell office:value-type="float" office:value="8.84505705350085">
                <text:p>8.84505705350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62">
                <text:p>566.962</text:p>
              </table:table-cell>
              <table:table-cell office:value-type="float" office:value="8.84396135257522">
                <text:p>8.843961352575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61">
                <text:p>567.961</text:p>
              </table:table-cell>
              <table:table-cell office:value-type="float" office:value="8.84299440897948">
                <text:p>8.842994408979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62">
                <text:p>568.962</text:p>
              </table:table-cell>
              <table:table-cell office:value-type="float" office:value="8.84191089916885">
                <text:p>8.841910899168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61">
                <text:p>569.961</text:p>
              </table:table-cell>
              <table:table-cell office:value-type="float" office:value="8.84084068430063">
                <text:p>8.840840684300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962">
                <text:p>570.962</text:p>
              </table:table-cell>
              <table:table-cell office:value-type="float" office:value="8.83962445619484">
                <text:p>8.839624456194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961">
                <text:p>571.961</text:p>
              </table:table-cell>
              <table:table-cell office:value-type="float" office:value="8.83879831531258">
                <text:p>8.838798315312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62">
                <text:p>572.962</text:p>
              </table:table-cell>
              <table:table-cell office:value-type="float" office:value="8.83741989534375">
                <text:p>8.83741989534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61">
                <text:p>573.961</text:p>
              </table:table-cell>
              <table:table-cell office:value-type="float" office:value="8.83659193041959">
                <text:p>8.836591930419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962">
                <text:p>574.962</text:p>
              </table:table-cell>
              <table:table-cell office:value-type="float" office:value="8.83542871691147">
                <text:p>8.835428716911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962">
                <text:p>575.962</text:p>
              </table:table-cell>
              <table:table-cell office:value-type="float" office:value="8.83439523040401">
                <text:p>8.83439523040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61">
                <text:p>576.961</text:p>
              </table:table-cell>
              <table:table-cell office:value-type="float" office:value="8.83327319838853">
                <text:p>8.833273198388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62">
                <text:p>577.962</text:p>
              </table:table-cell>
              <table:table-cell office:value-type="float" office:value="8.83213530948709">
                <text:p>8.832135309487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961">
                <text:p>578.961</text:p>
              </table:table-cell>
              <table:table-cell office:value-type="float" office:value="8.83114224624374">
                <text:p>8.831142246243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962">
                <text:p>579.962</text:p>
              </table:table-cell>
              <table:table-cell office:value-type="float" office:value="8.83006043805684">
                <text:p>8.830060438056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0.961">
                <text:p>580.961</text:p>
              </table:table-cell>
              <table:table-cell office:value-type="float" office:value="8.8289921009754">
                <text:p>8.82899210097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62">
                <text:p>581.962</text:p>
              </table:table-cell>
              <table:table-cell office:value-type="float" office:value="8.8277467069403">
                <text:p>8.82774670694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962">
                <text:p>582.962</text:p>
              </table:table-cell>
              <table:table-cell office:value-type="float" office:value="8.82670524645467">
                <text:p>8.826705246454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961">
                <text:p>583.961</text:p>
              </table:table-cell>
              <table:table-cell office:value-type="float" office:value="8.8256627001982">
                <text:p>8.82566270019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.962">
                <text:p>584.962</text:p>
              </table:table-cell>
              <table:table-cell office:value-type="float" office:value="8.8245014050032">
                <text:p>8.82450140500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5.961">
                <text:p>585.961</text:p>
              </table:table-cell>
              <table:table-cell office:value-type="float" office:value="8.82325040219822">
                <text:p>8.823250402198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62">
                <text:p>586.962</text:p>
              </table:table-cell>
              <table:table-cell office:value-type="float" office:value="8.82210104453309">
                <text:p>8.82210104453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962">
                <text:p>587.962</text:p>
              </table:table-cell>
              <table:table-cell office:value-type="float" office:value="8.82123078022758">
                <text:p>8.821230780227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961">
                <text:p>588.961</text:p>
              </table:table-cell>
              <table:table-cell office:value-type="float" office:value="8.8201972799658">
                <text:p>8.82019727996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62">
                <text:p>589.962</text:p>
              </table:table-cell>
              <table:table-cell office:value-type="float" office:value="8.81919228446281">
                <text:p>8.819192284462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961">
                <text:p>590.961</text:p>
              </table:table-cell>
              <table:table-cell office:value-type="float" office:value="8.81799383786107">
                <text:p>8.817993837861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961">
                <text:p>591.961</text:p>
              </table:table-cell>
              <table:table-cell office:value-type="float" office:value="8.81691252447852">
                <text:p>8.816912524478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961">
                <text:p>592.961</text:p>
              </table:table-cell>
              <table:table-cell office:value-type="float" office:value="8.81577069252998">
                <text:p>8.815770692529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961">
                <text:p>593.961</text:p>
              </table:table-cell>
              <table:table-cell office:value-type="float" office:value="8.81473153089138">
                <text:p>8.81473153089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